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Liberation Serif" fo:font-size="12pt" fo:language="zxx" fo:country="none" officeooo:rsid="016b8160" officeooo:paragraph-rsid="016b8160" style:font-size-asian="12pt" style:language-asian="zxx" style:country-asian="none" style:font-size-complex="12pt" style:language-complex="zxx" style:country-complex="none"/>
    </style:style>
    <style:style style:name="P2" style:family="paragraph" style:parent-style-name="Standard">
      <style:paragraph-properties fo:margin-left="0in" fo:margin-right="0in" fo:text-indent="0in" style:auto-text-indent="false"/>
      <style:text-properties fo:color="#000000" style:font-name="arial" fo:font-size="11pt" fo:language="fr" fo:country="CA" fo:font-weight="normal" officeooo:rsid="016e0a8b" officeooo:paragraph-rsid="016e0a8b" fo:background-color="#ffffff" style:font-size-asian="11pt" style:font-size-complex="11pt"/>
    </style:style>
    <style:style style:name="P3" style:family="paragraph" style:parent-style-name="Standard">
      <style:paragraph-properties fo:margin-left="0in" fo:margin-right="0in" fo:text-indent="0in" style:auto-text-indent="false"/>
      <style:text-properties fo:color="#000000" style:font-name="arial" fo:font-size="11pt" fo:language="fr" fo:country="CA" fo:font-weight="normal" officeooo:rsid="016ef689" officeooo:paragraph-rsid="016ef689" fo:background-color="#ffffff" style:font-size-asian="11pt" style:font-size-complex="11pt"/>
    </style:style>
    <style:style style:name="P4" style:family="paragraph" style:parent-style-name="Standard">
      <style:paragraph-properties fo:margin-left="0in" fo:margin-right="0in" fo:text-indent="0in" style:auto-text-indent="false"/>
      <style:text-properties fo:color="#000000" style:font-name="arial" fo:font-size="11pt" fo:language="fr" fo:country="CA" fo:font-weight="normal" officeooo:rsid="016f13d9" officeooo:paragraph-rsid="016f13d9" fo:background-color="#ffffff" style:font-size-asian="11pt" style:font-size-complex="11pt"/>
    </style:style>
    <style:style style:name="P5" style:family="paragraph" style:parent-style-name="Standard">
      <style:paragraph-properties fo:margin-left="0in" fo:margin-right="0in" fo:text-indent="0in" style:auto-text-indent="false"/>
      <style:text-properties fo:color="#000000" style:font-name="arial" fo:font-size="11pt" fo:language="fr" fo:country="CA" fo:font-weight="normal" officeooo:rsid="017940bd" officeooo:paragraph-rsid="017940bd" fo:background-color="#ffffff" style:font-size-asian="11pt" style:font-size-complex="11pt"/>
    </style:style>
    <style:style style:name="P6" style:family="paragraph" style:parent-style-name="Standard">
      <style:paragraph-properties fo:margin-left="0in" fo:margin-right="0in" fo:text-indent="0in" style:auto-text-indent="false"/>
      <style:text-properties fo:color="#000000" style:font-name="arial" fo:font-size="11pt" fo:language="fr" fo:country="CA" fo:font-weight="normal" officeooo:rsid="017e8a2c" officeooo:paragraph-rsid="017e8a2c" fo:background-color="#ffffff" style:font-size-asian="11pt" style:font-size-complex="11pt"/>
    </style:style>
    <style:style style:name="P7" style:family="paragraph" style:parent-style-name="Standard">
      <style:paragraph-properties fo:margin-left="0in" fo:margin-right="0in" fo:text-indent="0in" style:auto-text-indent="false"/>
      <style:text-properties fo:color="#000000" style:font-name="arial" fo:font-size="11pt" fo:language="fr" fo:country="CA" fo:font-weight="normal" officeooo:rsid="017f8119" officeooo:paragraph-rsid="01852f16" fo:background-color="#ffffff" style:font-size-asian="11pt" style:font-size-complex="11pt"/>
    </style:style>
    <style:style style:name="P8" style:family="paragraph" style:parent-style-name="Standard">
      <style:paragraph-properties fo:margin-left="0in" fo:margin-right="0in" fo:text-indent="0in" style:auto-text-indent="false"/>
      <style:text-properties fo:color="#000000" style:font-name="arial" fo:font-size="11pt" fo:language="fr" fo:country="CA" fo:font-weight="normal" officeooo:rsid="0186bb3a" officeooo:paragraph-rsid="0186bb3a" fo:background-color="#ffffff" style:font-size-asian="11pt" style:font-size-complex="11pt"/>
    </style:style>
    <style:style style:name="P9" style:family="paragraph" style:parent-style-name="Standard">
      <style:paragraph-properties fo:margin-left="0in" fo:margin-right="0in" fo:text-indent="0in" style:auto-text-indent="false"/>
      <style:text-properties fo:color="#000000" style:font-name="arial" fo:font-size="11pt" fo:language="fr" fo:country="CA" fo:font-weight="normal" officeooo:rsid="018be4b0" officeooo:paragraph-rsid="018be4b0" fo:background-color="#ffffff" style:font-size-asian="11pt" style:font-size-complex="11pt"/>
    </style:style>
    <style:style style:name="P10" style:family="paragraph" style:parent-style-name="Standard">
      <style:paragraph-properties fo:margin-left="0in" fo:margin-right="0in" fo:text-indent="0in" style:auto-text-indent="false"/>
      <style:text-properties fo:color="#000000" style:font-name="arial" fo:font-size="11pt" fo:language="fr" fo:country="CA" fo:font-weight="normal" officeooo:rsid="018d0e31" officeooo:paragraph-rsid="018d0e31" fo:background-color="#ffffff" style:font-size-asian="11pt" style:font-size-complex="11pt"/>
    </style:style>
    <style:style style:name="P11" style:family="paragraph" style:parent-style-name="Standard">
      <style:paragraph-properties fo:margin-left="0in" fo:margin-right="0in" fo:text-indent="0in" style:auto-text-indent="false"/>
      <style:text-properties fo:color="#000000" style:font-name="arial" fo:font-size="11pt" fo:language="fr" fo:country="CA" fo:font-weight="normal" officeooo:rsid="018df880" officeooo:paragraph-rsid="018df880" fo:background-color="#ffffff" style:font-size-asian="11pt" style:font-size-complex="11pt"/>
    </style:style>
    <style:style style:name="P12" style:family="paragraph" style:parent-style-name="Standard">
      <style:paragraph-properties fo:margin-left="0in" fo:margin-right="0in" fo:text-indent="0in" style:auto-text-indent="false"/>
      <style:text-properties fo:color="#000000" style:font-name="arial" fo:font-size="11pt" fo:language="fr" fo:country="CA" fo:font-weight="normal" officeooo:rsid="0192c2e0" officeooo:paragraph-rsid="0192c2e0" fo:background-color="#ffffff" style:font-size-asian="11pt" style:font-size-complex="11pt"/>
    </style:style>
    <style:style style:name="P13" style:family="paragraph" style:parent-style-name="Standard">
      <style:paragraph-properties fo:margin-left="0in" fo:margin-right="0in" fo:text-indent="0in" style:auto-text-indent="false"/>
      <style:text-properties fo:color="#000000" style:font-name="arial" fo:font-size="11pt" fo:language="fr" fo:country="CA" fo:font-weight="normal" officeooo:rsid="0195095d" officeooo:paragraph-rsid="0195095d" fo:background-color="#ffffff" style:font-size-asian="11pt" style:font-size-complex="11pt"/>
    </style:style>
    <style:style style:name="P14" style:family="paragraph" style:parent-style-name="Standard">
      <style:paragraph-properties fo:margin-left="0in" fo:margin-right="0in" fo:text-indent="0in" style:auto-text-indent="false"/>
      <style:text-properties fo:color="#000000" style:font-name="arial" fo:font-size="11pt" fo:language="fr" fo:country="CA" fo:font-weight="normal" officeooo:rsid="0195a13c" officeooo:paragraph-rsid="0195a13c" fo:background-color="#ffffff" style:font-size-asian="11pt" style:font-size-complex="11pt"/>
    </style:style>
    <style:style style:name="P15" style:family="paragraph" style:parent-style-name="Standard">
      <style:paragraph-properties fo:margin-left="0in" fo:margin-right="0in" fo:text-indent="0in" style:auto-text-indent="false"/>
      <style:text-properties fo:color="#000000" style:font-name="arial" fo:font-size="11pt" fo:language="fr" fo:country="CA" fo:font-weight="normal" officeooo:rsid="0195b875" officeooo:paragraph-rsid="0195b875" fo:background-color="#ffffff" style:font-size-asian="11pt" style:font-size-complex="11pt"/>
    </style:style>
    <style:style style:name="P16" style:family="paragraph" style:parent-style-name="Standard">
      <style:paragraph-properties fo:margin-left="0in" fo:margin-right="0in" fo:text-indent="0in" style:auto-text-indent="false"/>
      <style:text-properties fo:color="#000000" style:font-name="arial" fo:font-size="11pt" fo:language="fr" fo:country="CA" fo:font-weight="normal" officeooo:rsid="01969b02" officeooo:paragraph-rsid="01a1e14a" fo:background-color="#ffffff" style:font-size-asian="11pt" style:font-size-complex="11pt"/>
    </style:style>
    <style:style style:name="P17" style:family="paragraph" style:parent-style-name="Standard">
      <style:paragraph-properties fo:margin-left="0in" fo:margin-right="0in" fo:text-indent="0in" style:auto-text-indent="false"/>
      <style:text-properties fo:color="#000000" style:font-name="arial" fo:font-size="11pt" fo:language="fr" fo:country="CA" fo:font-weight="normal" officeooo:rsid="0198c2a0" officeooo:paragraph-rsid="0198c2a0" fo:background-color="#ffffff" style:font-size-asian="11pt" style:font-size-complex="11pt"/>
    </style:style>
    <style:style style:name="P18" style:family="paragraph" style:parent-style-name="Standard">
      <style:paragraph-properties fo:margin-left="0in" fo:margin-right="0in" fo:text-indent="0in" style:auto-text-indent="false"/>
      <style:text-properties fo:color="#000000" style:font-name="arial" fo:font-size="11pt" fo:language="fr" fo:country="CA" fo:font-weight="normal" officeooo:paragraph-rsid="0198c2a0" fo:background-color="#ffffff" style:font-size-asian="11pt" style:font-size-complex="11pt"/>
    </style:style>
    <style:style style:name="P19" style:family="paragraph" style:parent-style-name="Standard">
      <style:paragraph-properties fo:margin-left="0in" fo:margin-right="0in" fo:text-indent="0in" style:auto-text-indent="false"/>
      <style:text-properties fo:color="#000000" style:font-name="arial" fo:font-size="11pt" fo:language="fr" fo:country="CA" fo:font-weight="normal" officeooo:rsid="01b3f461" officeooo:paragraph-rsid="01b3f461" fo:background-color="#ffffff" style:font-size-asian="11pt" style:font-size-complex="11pt"/>
    </style:style>
    <style:style style:name="P20" style:family="paragraph" style:parent-style-name="Standard">
      <style:paragraph-properties fo:margin-left="0in" fo:margin-right="0in" fo:text-indent="0in" style:auto-text-indent="false"/>
      <style:text-properties fo:color="#000000" style:font-name="arial" fo:font-size="11pt" fo:language="fr" fo:country="CA" fo:font-weight="normal" officeooo:rsid="019fe41b" officeooo:paragraph-rsid="019fe41b" fo:background-color="#ffffff" style:font-size-asian="11pt" style:font-size-complex="11pt"/>
    </style:style>
    <style:style style:name="P21" style:family="paragraph" style:parent-style-name="Standard">
      <style:paragraph-properties fo:margin-left="0in" fo:margin-right="0in" fo:text-indent="0in" style:auto-text-indent="false"/>
      <style:text-properties fo:color="#000000" style:font-name="arial" fo:font-size="11pt" fo:language="fr" fo:country="CA" fo:font-weight="normal" officeooo:rsid="01b1bf5b" officeooo:paragraph-rsid="01b1bf5b" fo:background-color="#ffffff" style:font-size-asian="11pt" style:font-size-complex="11pt"/>
    </style:style>
    <style:style style:name="P22" style:family="paragraph" style:parent-style-name="Standard">
      <style:paragraph-properties fo:margin-left="0in" fo:margin-right="0in" fo:text-indent="0in" style:auto-text-indent="false"/>
      <style:text-properties fo:color="#000000" style:font-name="arial" fo:font-size="11pt" fo:language="fr" fo:country="CA" fo:font-weight="normal" officeooo:rsid="01a4c1da" officeooo:paragraph-rsid="01a4c1da" fo:background-color="#ffffff" style:font-size-asian="11pt" style:font-size-complex="11pt"/>
    </style:style>
    <style:style style:name="P23" style:family="paragraph" style:parent-style-name="Standard">
      <style:paragraph-properties fo:margin-left="0in" fo:margin-right="0in" fo:text-indent="0in" style:auto-text-indent="false"/>
      <style:text-properties fo:color="#000000" style:font-name="arial" fo:font-size="11pt" fo:language="fr" fo:country="CA" fo:font-weight="normal" officeooo:rsid="01a7e707" officeooo:paragraph-rsid="01a7e707" fo:background-color="#ffffff" style:font-size-asian="11pt" style:font-size-complex="11pt"/>
    </style:style>
    <style:style style:name="P24" style:family="paragraph" style:parent-style-name="Standard">
      <style:paragraph-properties fo:margin-left="0in" fo:margin-right="0in" fo:text-indent="0in" style:auto-text-indent="false"/>
      <style:text-properties fo:color="#000000" style:font-name="arial" fo:font-size="11pt" fo:language="fr" fo:country="CA" fo:font-weight="normal" officeooo:rsid="01a9bbfc" officeooo:paragraph-rsid="01a9bbfc" fo:background-color="#ffffff" style:font-size-asian="11pt" style:font-size-complex="11pt"/>
    </style:style>
    <style:style style:name="P25" style:family="paragraph" style:parent-style-name="Standard">
      <style:paragraph-properties fo:margin-left="0in" fo:margin-right="0in" fo:text-indent="0in" style:auto-text-indent="false"/>
      <style:text-properties fo:color="#000000" style:font-name="arial" fo:font-size="11pt" fo:language="fr" fo:country="CA" fo:font-weight="normal" officeooo:rsid="01a5e28c" officeooo:paragraph-rsid="01a5e28c" fo:background-color="#ffffff" style:font-size-asian="11pt" style:font-size-complex="11pt"/>
    </style:style>
    <style:style style:name="P26" style:family="paragraph" style:parent-style-name="Standard">
      <style:paragraph-properties fo:margin-left="0in" fo:margin-right="0in" fo:text-indent="0in" style:auto-text-indent="false"/>
      <style:text-properties fo:color="#000000" style:font-name="arial" fo:font-size="11pt" fo:language="fr" fo:country="CA" fo:font-weight="normal" officeooo:rsid="01bbcadb" officeooo:paragraph-rsid="01bbcadb" fo:background-color="#ffffff" style:font-size-asian="11pt" style:font-size-complex="11pt"/>
    </style:style>
    <style:style style:name="P27" style:family="paragraph" style:parent-style-name="Standard">
      <style:paragraph-properties fo:margin-left="0in" fo:margin-right="0in" fo:text-indent="0in" style:auto-text-indent="false"/>
      <style:text-properties fo:color="#000000" style:font-name="arial" fo:font-size="11pt" fo:language="fr" fo:country="CA" fo:font-weight="normal" officeooo:rsid="01bcf0bf" officeooo:paragraph-rsid="01bcf0bf" fo:background-color="#ffffff" style:font-size-asian="11pt" style:font-size-complex="11pt"/>
    </style:style>
    <style:style style:name="P28" style:family="paragraph" style:parent-style-name="Standard">
      <style:paragraph-properties fo:margin-left="0in" fo:margin-right="0in" fo:text-indent="0in" style:auto-text-indent="false"/>
      <style:text-properties fo:color="#000000" style:font-name="arial" fo:font-size="11pt" fo:language="fr" fo:country="CA" fo:font-weight="normal" officeooo:rsid="01c1d833" officeooo:paragraph-rsid="01c1d833" fo:background-color="#ffffff" style:font-size-asian="11pt" style:font-size-complex="11pt"/>
    </style:style>
    <style:style style:name="P29" style:family="paragraph" style:parent-style-name="Standard">
      <style:paragraph-properties fo:margin-left="0in" fo:margin-right="0in" fo:text-indent="0in" style:auto-text-indent="false"/>
      <style:text-properties fo:color="#000000" style:font-name="arial" fo:font-size="11pt" fo:language="fr" fo:country="CA" fo:font-weight="normal" officeooo:rsid="01c34afd" officeooo:paragraph-rsid="01c34afd" fo:background-color="#ffffff" style:font-size-asian="11pt" style:font-size-complex="11pt"/>
    </style:style>
    <style:style style:name="P30" style:family="paragraph" style:parent-style-name="Standard">
      <style:paragraph-properties fo:margin-left="0in" fo:margin-right="0in" fo:text-indent="0in" style:auto-text-indent="false"/>
      <style:text-properties fo:color="#000000" style:font-name="arial" fo:font-size="11pt" fo:language="fr" fo:country="CA" fo:font-weight="normal" officeooo:paragraph-rsid="01c56b58" fo:background-color="#ffffff" style:font-size-asian="11pt" style:font-size-complex="11pt"/>
    </style:style>
    <style:style style:name="P31" style:family="paragraph" style:parent-style-name="Standard">
      <style:paragraph-properties fo:margin-left="0in" fo:margin-right="0in" fo:text-indent="0in" style:auto-text-indent="false"/>
      <style:text-properties fo:color="#000000" style:font-name="arial" fo:font-size="11pt" fo:language="fr" fo:country="CA" fo:font-weight="normal" officeooo:rsid="01c7d8eb" officeooo:paragraph-rsid="01c7d8eb" fo:background-color="#ffffff" style:font-size-asian="11pt" style:font-size-complex="11pt"/>
    </style:style>
    <style:style style:name="P32" style:family="paragraph" style:parent-style-name="Standard">
      <style:paragraph-properties fo:margin-left="0in" fo:margin-right="0in" fo:text-indent="0in" style:auto-text-indent="false"/>
      <style:text-properties fo:color="#000000" style:font-name="arial" fo:font-size="11pt" fo:language="fr" fo:country="CA" fo:font-weight="normal" officeooo:rsid="01c56b58" officeooo:paragraph-rsid="01c56b58" fo:background-color="#ffffff" style:font-size-asian="11pt" style:font-size-complex="11pt"/>
    </style:style>
    <style:style style:name="P33" style:family="paragraph" style:parent-style-name="Standard">
      <style:paragraph-properties fo:margin-left="0in" fo:margin-right="0in" fo:text-indent="0in" style:auto-text-indent="false"/>
      <style:text-properties fo:color="#000000" style:font-name="arial" fo:font-size="11pt" fo:language="fr" fo:country="CA" fo:font-weight="normal" officeooo:rsid="01f44f72" officeooo:paragraph-rsid="01f44f72" fo:background-color="#ffffff" style:font-size-asian="11pt" style:font-size-complex="11pt"/>
    </style:style>
    <style:style style:name="P34" style:family="paragraph" style:parent-style-name="Standard">
      <style:paragraph-properties fo:margin-left="0in" fo:margin-right="0in" fo:text-indent="0in" style:auto-text-indent="false"/>
      <style:text-properties fo:color="#000000" style:font-name="arial" fo:font-size="11pt" fo:language="fr" fo:country="CA" fo:font-weight="normal" officeooo:rsid="01f6adad" officeooo:paragraph-rsid="01f6adad" fo:background-color="#ffffff" style:font-size-asian="11pt" style:font-size-complex="11pt"/>
    </style:style>
    <style:style style:name="P35" style:family="paragraph" style:parent-style-name="Standard">
      <style:paragraph-properties fo:margin-left="0in" fo:margin-right="0in" fo:text-indent="0in" style:auto-text-indent="false"/>
      <style:text-properties fo:color="#000000" style:font-name="arial" fo:font-size="11pt" fo:language="fr" fo:country="CA" fo:font-weight="normal" officeooo:rsid="01f8af23" officeooo:paragraph-rsid="01f8af23" fo:background-color="#ffffff" style:font-size-asian="11pt" style:font-size-complex="11pt"/>
    </style:style>
    <style:style style:name="P36" style:family="paragraph" style:parent-style-name="Standard">
      <style:paragraph-properties fo:margin-left="0in" fo:margin-right="0in" fo:text-indent="0in" style:auto-text-indent="false"/>
      <style:text-properties fo:color="#000000" style:font-name="arial" fo:font-size="11pt" fo:language="fr" fo:country="CA" fo:font-weight="normal" officeooo:rsid="0206f304" officeooo:paragraph-rsid="0206f304" fo:background-color="#ffffff" style:font-size-asian="11pt" style:font-size-complex="11pt"/>
    </style:style>
    <style:style style:name="P37" style:family="paragraph" style:parent-style-name="Standard">
      <style:paragraph-properties fo:margin-left="0in" fo:margin-right="0in" fo:text-indent="0in" style:auto-text-indent="false"/>
      <style:text-properties fo:color="#000000" style:font-name="arial" fo:font-size="11pt" fo:language="fr" fo:country="CA" fo:font-weight="normal" officeooo:rsid="0207da9b" officeooo:paragraph-rsid="0207da9b" fo:background-color="#ffffff" style:font-size-asian="11pt" style:font-size-complex="11pt"/>
    </style:style>
    <style:style style:name="P38" style:family="paragraph" style:parent-style-name="Standard">
      <style:paragraph-properties fo:margin-left="0in" fo:margin-right="0in" fo:text-indent="0in" style:auto-text-indent="false"/>
      <style:text-properties fo:color="#000000" style:font-name="arial" fo:font-size="11pt" fo:language="fr" fo:country="CA" fo:font-weight="normal" officeooo:paragraph-rsid="0219ef02" fo:background-color="#ffffff" style:font-size-asian="11pt" style:font-size-complex="11pt"/>
    </style:style>
    <style:style style:name="P39" style:family="paragraph" style:parent-style-name="Standard">
      <style:paragraph-properties fo:margin-left="0in" fo:margin-right="0in" fo:text-indent="0in" style:auto-text-indent="false"/>
      <style:text-properties fo:color="#000000" style:font-name="arial" fo:font-size="11pt" fo:language="fr" fo:country="CA" fo:font-weight="normal" officeooo:paragraph-rsid="021d2546" fo:background-color="#ffffff" style:font-size-asian="11pt" style:font-size-complex="11pt"/>
    </style:style>
    <style:style style:name="P40" style:family="paragraph" style:parent-style-name="Standard">
      <style:paragraph-properties fo:margin-left="0in" fo:margin-right="0in" fo:text-indent="0in" style:auto-text-indent="false"/>
      <style:text-properties fo:color="#000000" style:font-name="arial" fo:font-size="11pt" fo:language="fr" fo:country="CA" fo:font-weight="normal" officeooo:rsid="021efeac" officeooo:paragraph-rsid="021efeac" fo:background-color="#ffffff" style:font-size-asian="11pt" style:font-size-complex="11pt"/>
    </style:style>
    <style:style style:name="P41" style:family="paragraph" style:parent-style-name="Standard">
      <style:paragraph-properties fo:margin-left="0in" fo:margin-right="0in" fo:text-indent="0in" style:auto-text-indent="false"/>
      <style:text-properties fo:color="#000000" style:font-name="arial" fo:font-size="11pt" fo:language="fr" fo:country="CA" fo:font-weight="normal" officeooo:rsid="020d480d" officeooo:paragraph-rsid="02160f78" fo:background-color="#ffffff" style:font-size-asian="11pt" style:font-size-complex="11pt"/>
    </style:style>
    <style:style style:name="P42" style:family="paragraph" style:parent-style-name="Standard">
      <style:paragraph-properties fo:margin-left="0in" fo:margin-right="0in" fo:text-indent="0in" style:auto-text-indent="false"/>
      <style:text-properties fo:color="#000000" style:font-name="arial" fo:font-size="11pt" fo:language="fr" fo:country="CA" fo:font-weight="normal" officeooo:rsid="02118a38" officeooo:paragraph-rsid="02160f78" fo:background-color="#ffffff" style:font-size-asian="11pt" style:font-size-complex="11pt"/>
    </style:style>
    <style:style style:name="P43" style:family="paragraph" style:parent-style-name="Standard">
      <style:paragraph-properties fo:margin-left="0in" fo:margin-right="0in" fo:text-indent="0in" style:auto-text-indent="false"/>
      <style:text-properties fo:color="#000000" style:font-name="arial" fo:font-size="11pt" fo:language="fr" fo:country="CA" fo:font-weight="normal" officeooo:paragraph-rsid="024ced1f" fo:background-color="#ffffff" style:font-size-asian="11pt" style:font-size-complex="11pt"/>
    </style:style>
    <style:style style:name="P44" style:family="paragraph" style:parent-style-name="Standard">
      <style:paragraph-properties fo:margin-left="0in" fo:margin-right="0in" fo:text-indent="0in" style:auto-text-indent="false"/>
      <style:text-properties fo:color="#000000" style:font-name="arial" fo:font-size="11pt" fo:language="fr" fo:country="CA" fo:font-weight="normal" officeooo:rsid="0199ab1a" officeooo:paragraph-rsid="0199ab1a" fo:background-color="transparent" style:font-size-asian="11pt" style:font-size-complex="11pt"/>
    </style:style>
    <style:style style:name="P45" style:family="paragraph" style:parent-style-name="Standard">
      <style:paragraph-properties fo:margin-left="0in" fo:margin-right="0in" fo:text-indent="0in" style:auto-text-indent="false"/>
      <style:text-properties fo:color="#000000" style:font-name="arial" fo:font-size="11pt" fo:language="fr" fo:country="CA" fo:font-weight="bold" officeooo:rsid="01c56b58" officeooo:paragraph-rsid="01c56b58" fo:background-color="#ffffff" style:font-size-asian="11pt" style:font-weight-asian="bold" style:font-size-complex="11pt" style:font-weight-complex="bold"/>
    </style:style>
    <style:style style:name="P46"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1c34afd" officeooo:paragraph-rsid="01c34afd" fo:background-color="#ffffff" style:font-size-asian="11pt" style:font-size-complex="11pt"/>
    </style:style>
    <style:style style:name="P47"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1c56b58" officeooo:paragraph-rsid="01c56b58" fo:background-color="#ffffff" style:font-size-asian="11pt" style:font-size-complex="11pt"/>
    </style:style>
    <style:style style:name="P48"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1f44f72" officeooo:paragraph-rsid="01f44f72" fo:background-color="#ffffff" style:font-size-asian="11pt" style:font-size-complex="11pt"/>
    </style:style>
    <style:style style:name="P49"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1f8af23" officeooo:paragraph-rsid="01f8af23" fo:background-color="#ffffff" style:font-size-asian="11pt" style:font-size-complex="11pt"/>
    </style:style>
    <style:style style:name="P50"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160f78" officeooo:paragraph-rsid="02160f78" fo:background-color="#ffffff" style:font-size-asian="11pt" style:font-size-complex="11pt"/>
    </style:style>
    <style:style style:name="P51"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222162" officeooo:paragraph-rsid="02222162" fo:background-color="#ffffff" style:font-size-asian="11pt" style:font-size-complex="11pt"/>
    </style:style>
    <style:style style:name="P52"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363964" officeooo:paragraph-rsid="02363964" fo:background-color="#ffffff" style:font-size-asian="11pt" style:font-size-complex="11pt"/>
    </style:style>
    <style:style style:name="P53"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488061" officeooo:paragraph-rsid="02488061" fo:background-color="#ffffff" style:font-size-asian="11pt" style:font-size-complex="11pt"/>
    </style:style>
    <style:style style:name="P54"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6558c5" officeooo:paragraph-rsid="026558c5" fo:background-color="#ffffff" style:font-size-asian="11pt" style:font-size-complex="11pt"/>
    </style:style>
    <style:style style:name="P55"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8a1e05" officeooo:paragraph-rsid="028a1e05" fo:background-color="#ffffff" style:font-size-asian="11pt" style:font-size-complex="11pt"/>
    </style:style>
    <style:style style:name="P56"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9c313b" officeooo:paragraph-rsid="029c313b" fo:background-color="#ffffff" style:font-size-asian="11pt" style:font-size-complex="11pt"/>
    </style:style>
    <style:style style:name="P57"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2db40e9" officeooo:paragraph-rsid="02db40e9" fo:background-color="#ffffff" style:font-size-asian="11pt" style:font-size-complex="11pt"/>
    </style:style>
    <style:style style:name="P58"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4f589a8" officeooo:paragraph-rsid="04f589a8" fo:background-color="#ffffff" style:font-size-asian="11pt" style:font-size-complex="11pt"/>
    </style:style>
    <style:style style:name="P59"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091918" officeooo:paragraph-rsid="05091918" fo:background-color="#ffffff" style:font-size-asian="11pt" style:font-size-complex="11pt"/>
    </style:style>
    <style:style style:name="P60"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2425bc" officeooo:paragraph-rsid="052425bc" fo:background-color="#ffffff" style:font-size-asian="11pt" style:font-size-complex="11pt"/>
    </style:style>
    <style:style style:name="P61"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327430" officeooo:paragraph-rsid="05327430" fo:background-color="#ffffff" style:font-size-asian="11pt" style:font-size-complex="11pt"/>
    </style:style>
    <style:style style:name="P62"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369797" officeooo:paragraph-rsid="05369797" fo:background-color="#ffffff" style:font-size-asian="11pt" style:font-size-complex="11pt"/>
    </style:style>
    <style:style style:name="P63"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3793de" officeooo:paragraph-rsid="053793de" fo:background-color="#ffffff" style:font-size-asian="11pt" style:font-size-complex="11pt"/>
    </style:style>
    <style:style style:name="P64"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3a658f" officeooo:paragraph-rsid="053a658f" fo:background-color="#ffffff" style:font-size-asian="11pt" style:font-size-complex="11pt"/>
    </style:style>
    <style:style style:name="P65"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3e4938" officeooo:paragraph-rsid="053e4938" fo:background-color="#ffffff" style:font-size-asian="11pt" style:font-size-complex="11pt"/>
    </style:style>
    <style:style style:name="P66"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404478" officeooo:paragraph-rsid="05404478" fo:background-color="#ffffff" style:font-size-asian="11pt" style:font-size-complex="11pt"/>
    </style:style>
    <style:style style:name="P67"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430dd7" officeooo:paragraph-rsid="05430dd7" fo:background-color="#ffffff" style:font-size-asian="11pt" style:font-size-complex="11pt"/>
    </style:style>
    <style:style style:name="P68"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451c7e" officeooo:paragraph-rsid="05451c7e" fo:background-color="#ffffff" style:font-size-asian="11pt" style:font-size-complex="11pt"/>
    </style:style>
    <style:style style:name="P69"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45b483" officeooo:paragraph-rsid="0545b483" fo:background-color="#ffffff" style:font-size-asian="11pt" style:font-size-complex="11pt"/>
    </style:style>
    <style:style style:name="P70"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491173" officeooo:paragraph-rsid="05491173" fo:background-color="#ffffff" style:font-size-asian="11pt" style:font-size-complex="11pt"/>
    </style:style>
    <style:style style:name="P71"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4b7fd6" officeooo:paragraph-rsid="054b7fd6" fo:background-color="#ffffff" style:font-size-asian="11pt" style:font-size-complex="11pt"/>
    </style:style>
    <style:style style:name="P72"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6d4592" officeooo:paragraph-rsid="056d4592" fo:background-color="#ffffff" style:font-size-asian="11pt" style:font-size-complex="11pt"/>
    </style:style>
    <style:style style:name="P73"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7fc43b" officeooo:paragraph-rsid="057fc43b" fo:background-color="#ffffff" style:font-size-asian="11pt" style:font-size-complex="11pt"/>
    </style:style>
    <style:style style:name="P74"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841fb6" officeooo:paragraph-rsid="05823405" fo:background-color="#ffffff" style:font-size-asian="11pt" style:font-size-complex="11pt"/>
    </style:style>
    <style:style style:name="P75"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841fb6" officeooo:paragraph-rsid="05841fb6" fo:background-color="#ffffff" style:font-size-asian="11pt" style:font-size-complex="11pt"/>
    </style:style>
    <style:style style:name="P76"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86d55a" officeooo:paragraph-rsid="0586d55a" fo:background-color="#ffffff" style:font-size-asian="11pt" style:font-size-complex="11pt"/>
    </style:style>
    <style:style style:name="P77"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cda222" officeooo:paragraph-rsid="05cda222" fo:background-color="#ffffff" style:font-size-asian="11pt" style:font-size-complex="11pt"/>
    </style:style>
    <style:style style:name="P78"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d69359" officeooo:paragraph-rsid="05d69359" fo:background-color="#ffffff" style:font-size-asian="11pt" style:font-size-complex="11pt"/>
    </style:style>
    <style:style style:name="P79"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5ddee82" officeooo:paragraph-rsid="05ddee82" fo:background-color="#ffffff" style:font-size-asian="11pt" style:font-size-complex="11pt"/>
    </style:style>
    <style:style style:name="P80"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7d5dc3" officeooo:paragraph-rsid="067d5dc3" fo:background-color="#ffffff" style:font-size-asian="11pt" style:font-size-complex="11pt"/>
    </style:style>
    <style:style style:name="P81"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c30c09" officeooo:paragraph-rsid="06c30c09" fo:background-color="#ffffff" style:font-size-asian="11pt" style:font-size-complex="11pt"/>
    </style:style>
    <style:style style:name="P82"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cc1f22" officeooo:paragraph-rsid="06cc1f22" fo:background-color="#ffffff" style:font-size-asian="11pt" style:font-size-complex="11pt"/>
    </style:style>
    <style:style style:name="P83"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cc1f22" officeooo:paragraph-rsid="0708ca25" fo:background-color="#ffffff" style:font-size-asian="11pt" style:font-size-complex="11pt"/>
    </style:style>
    <style:style style:name="P84"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d7f501" officeooo:paragraph-rsid="06d7f501" fo:background-color="#ffffff" style:font-size-asian="11pt" style:font-size-complex="11pt"/>
    </style:style>
    <style:style style:name="P85"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e3de70" officeooo:paragraph-rsid="06e3de70" fo:background-color="#ffffff" style:font-size-asian="11pt" style:font-size-complex="11pt"/>
    </style:style>
    <style:style style:name="P86"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ff2a40" officeooo:paragraph-rsid="06ff2a40" fo:background-color="#ffffff" style:font-size-asian="11pt" style:font-size-complex="11pt"/>
    </style:style>
    <style:style style:name="P87"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757fc68" officeooo:paragraph-rsid="0757fc68" fo:background-color="#ffffff" style:font-size-asian="11pt" style:font-size-complex="11pt"/>
    </style:style>
    <style:style style:name="P88"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6ff2a40" officeooo:paragraph-rsid="06ff2a40" fo:background-color="#ffffff" style:font-size-asian="11pt" style:font-weight-asian="normal" style:font-size-complex="11pt" style:font-weight-complex="normal"/>
    </style:style>
    <style:style style:name="P89"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757fc68" officeooo:paragraph-rsid="0757fc68" fo:background-color="#ffffff" style:font-size-asian="11pt" style:font-weight-asian="normal" style:font-size-complex="11pt" style:font-weight-complex="normal"/>
    </style:style>
    <style:style style:name="P90"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7610390" officeooo:paragraph-rsid="07610390" fo:background-color="#ffffff" style:font-size-asian="11pt" style:font-weight-asian="normal" style:font-size-complex="11pt" style:font-weight-complex="normal"/>
    </style:style>
    <style:style style:name="P91"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763adca" officeooo:paragraph-rsid="0763adca" fo:background-color="#ffffff" style:font-size-asian="11pt" style:font-weight-asian="normal" style:font-size-complex="11pt" style:font-weight-complex="normal"/>
    </style:style>
    <style:style style:name="P92" style:family="paragraph" style:parent-style-name="Standard">
      <style:paragraph-properties fo:margin-left="0in" fo:margin-right="0in" fo:text-indent="0in" style:auto-text-indent="false"/>
      <style:text-properties fo:color="#000000" style:font-name="arial" fo:font-size="11pt" fo:language="fr" fo:country="CA" style:text-underline-style="solid" style:text-underline-width="auto" style:text-underline-color="font-color" fo:font-weight="normal" officeooo:rsid="076431f2" officeooo:paragraph-rsid="076431f2" fo:background-color="#ffffff" style:font-size-asian="11pt" style:font-weight-asian="normal" style:font-size-complex="11pt" style:font-weight-complex="normal"/>
    </style:style>
    <style:style style:name="P9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2c6982" officeooo:paragraph-rsid="022c6982" fo:background-color="#ffffff" style:font-size-asian="11pt" style:font-size-complex="11pt"/>
    </style:style>
    <style:style style:name="P9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1f8f133" officeooo:paragraph-rsid="01f8af23" fo:background-color="#ffffff" style:font-size-asian="11pt" style:font-size-complex="11pt"/>
    </style:style>
    <style:style style:name="P9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1fd67aa" officeooo:paragraph-rsid="01fc5e3a" fo:background-color="#ffffff" style:font-size-asian="11pt" style:font-size-complex="11pt"/>
    </style:style>
    <style:style style:name="P9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1f83ae4" officeooo:paragraph-rsid="01f6adad" fo:background-color="#ffffff" style:font-size-asian="11pt" style:font-size-complex="11pt"/>
    </style:style>
    <style:style style:name="P9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1f8af23" officeooo:paragraph-rsid="01f8af23" fo:background-color="#ffffff" style:font-size-asian="11pt" style:font-size-complex="11pt"/>
    </style:style>
    <style:style style:name="P9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07da9b" officeooo:paragraph-rsid="0207da9b" fo:background-color="#ffffff" style:font-size-asian="11pt" style:font-size-complex="11pt"/>
    </style:style>
    <style:style style:name="P9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1efeac" officeooo:paragraph-rsid="021d2546" fo:background-color="#ffffff" style:font-size-asian="11pt" style:font-size-complex="11pt"/>
    </style:style>
    <style:style style:name="P10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143de0" officeooo:paragraph-rsid="02160f78" fo:background-color="#ffffff" style:font-size-asian="11pt" style:font-size-complex="11pt"/>
    </style:style>
    <style:style style:name="P10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222162" officeooo:paragraph-rsid="02222162" fo:background-color="#ffffff" style:font-size-asian="11pt" style:font-size-complex="11pt"/>
    </style:style>
    <style:style style:name="P10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24a54c" officeooo:paragraph-rsid="0224a54c" fo:background-color="#ffffff" style:font-size-asian="11pt" style:font-size-complex="11pt"/>
    </style:style>
    <style:style style:name="P10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22eb3c" officeooo:paragraph-rsid="0222eb3c" fo:background-color="#ffffff" style:font-size-asian="11pt" style:font-size-complex="11pt"/>
    </style:style>
    <style:style style:name="P10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2a9c03" officeooo:paragraph-rsid="022a9c03" fo:background-color="#ffffff" style:font-size-asian="11pt" style:font-size-complex="11pt"/>
    </style:style>
    <style:style style:name="P10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2eaf34" officeooo:paragraph-rsid="022eaf34" fo:background-color="#ffffff" style:font-size-asian="11pt" style:font-size-complex="11pt"/>
    </style:style>
    <style:style style:name="P10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324dde" officeooo:paragraph-rsid="022f1384" fo:background-color="#ffffff" style:font-size-asian="11pt" style:font-size-complex="11pt"/>
    </style:style>
    <style:style style:name="P10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36933f" officeooo:paragraph-rsid="0236933f" fo:background-color="#ffffff" style:font-size-asian="11pt" style:font-size-complex="11pt"/>
    </style:style>
    <style:style style:name="P10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03979" officeooo:paragraph-rsid="02403979" fo:background-color="#ffffff" style:font-size-asian="11pt" style:font-size-complex="11pt"/>
    </style:style>
    <style:style style:name="P10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39d133" officeooo:paragraph-rsid="0239d133" fo:background-color="#ffffff" style:font-size-asian="11pt" style:font-size-complex="11pt"/>
    </style:style>
    <style:style style:name="P11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1d007" officeooo:paragraph-rsid="0241d007" fo:background-color="#ffffff" style:font-size-asian="11pt" style:font-size-complex="11pt"/>
    </style:style>
    <style:style style:name="P11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42c96" officeooo:paragraph-rsid="02442c96" fo:background-color="#ffffff" style:font-size-asian="11pt" style:font-size-complex="11pt"/>
    </style:style>
    <style:style style:name="P11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4bd22" officeooo:paragraph-rsid="0244bd22" fo:background-color="#ffffff" style:font-size-asian="11pt" style:font-size-complex="11pt"/>
    </style:style>
    <style:style style:name="P11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363964" officeooo:paragraph-rsid="02363964" fo:background-color="#ffffff" style:font-size-asian="11pt" style:font-size-complex="11pt"/>
    </style:style>
    <style:style style:name="P11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88061" officeooo:paragraph-rsid="02488061" fo:background-color="#ffffff" style:font-size-asian="11pt" style:font-size-complex="11pt"/>
    </style:style>
    <style:style style:name="P11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9d10b" officeooo:paragraph-rsid="0249d10b" fo:background-color="#ffffff" style:font-size-asian="11pt" style:font-size-complex="11pt"/>
    </style:style>
    <style:style style:name="P11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ba36b" officeooo:paragraph-rsid="024ba36b" fo:background-color="#ffffff" style:font-size-asian="11pt" style:font-size-complex="11pt"/>
    </style:style>
    <style:style style:name="P11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ba36b" officeooo:paragraph-rsid="024ced1f" fo:background-color="#ffffff" style:font-size-asian="11pt" style:font-size-complex="11pt"/>
    </style:style>
    <style:style style:name="P11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f133f" officeooo:paragraph-rsid="024f133f" fo:background-color="#ffffff" style:font-size-asian="11pt" style:font-size-complex="11pt"/>
    </style:style>
    <style:style style:name="P11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4f133f" officeooo:paragraph-rsid="02506d4c" fo:background-color="#ffffff" style:font-size-asian="11pt" style:font-size-complex="11pt"/>
    </style:style>
    <style:style style:name="P12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54ced8" officeooo:paragraph-rsid="0254ced8" fo:background-color="#ffffff" style:font-size-asian="11pt" style:font-size-complex="11pt"/>
    </style:style>
    <style:style style:name="P12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575e8e" officeooo:paragraph-rsid="0254f50d" fo:background-color="#ffffff" style:font-size-asian="11pt" style:font-size-complex="11pt"/>
    </style:style>
    <style:style style:name="P12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2675a" officeooo:paragraph-rsid="0262675a" fo:background-color="#ffffff" style:font-size-asian="11pt" style:font-size-complex="11pt"/>
    </style:style>
    <style:style style:name="P12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b5103" officeooo:paragraph-rsid="026b5103" fo:background-color="#ffffff" style:font-size-asian="11pt" style:font-size-complex="11pt"/>
    </style:style>
    <style:style style:name="P12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558c5" officeooo:paragraph-rsid="026b5103" fo:background-color="#ffffff" style:font-size-asian="11pt" style:font-size-complex="11pt"/>
    </style:style>
    <style:style style:name="P12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558c5" officeooo:paragraph-rsid="026558c5" fo:background-color="#ffffff" style:font-size-asian="11pt" style:font-size-complex="11pt"/>
    </style:style>
    <style:style style:name="P12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faac4" officeooo:paragraph-rsid="026faac4" fo:background-color="#ffffff" style:font-size-asian="11pt" style:font-size-complex="11pt"/>
    </style:style>
    <style:style style:name="P12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72ad9d" officeooo:paragraph-rsid="0272ad9d" fo:background-color="#ffffff" style:font-size-asian="11pt" style:font-size-complex="11pt"/>
    </style:style>
    <style:style style:name="P12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75e599" officeooo:paragraph-rsid="0275e599" fo:background-color="#ffffff" style:font-size-asian="11pt" style:font-size-complex="11pt"/>
    </style:style>
    <style:style style:name="P12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7ab6df" officeooo:paragraph-rsid="027ab6df" fo:background-color="#ffffff" style:font-size-asian="11pt" style:font-size-complex="11pt"/>
    </style:style>
    <style:style style:name="P13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75208" officeooo:paragraph-rsid="02675208" fo:background-color="#ffffff" style:font-size-asian="11pt" style:font-size-complex="11pt"/>
    </style:style>
    <style:style style:name="P13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791c4" officeooo:paragraph-rsid="026791c4" fo:background-color="#ffffff" style:font-size-asian="11pt" style:font-size-complex="11pt"/>
    </style:style>
    <style:style style:name="P13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791c4" officeooo:paragraph-rsid="02838bb5" fo:background-color="#ffffff" style:font-size-asian="11pt" style:font-size-complex="11pt"/>
    </style:style>
    <style:style style:name="P13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7f47d" officeooo:paragraph-rsid="0267f47d" fo:background-color="#ffffff" style:font-size-asian="11pt" style:font-size-complex="11pt"/>
    </style:style>
    <style:style style:name="P13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aae98" officeooo:paragraph-rsid="026aae98" fo:background-color="#ffffff" style:font-size-asian="11pt" style:font-size-complex="11pt"/>
    </style:style>
    <style:style style:name="P13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6aae98" officeooo:paragraph-rsid="051914cf" fo:background-color="#ffffff" style:font-size-asian="11pt" style:font-size-complex="11pt"/>
    </style:style>
    <style:style style:name="P13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7cc276" officeooo:paragraph-rsid="027cc276" fo:background-color="#ffffff" style:font-size-asian="11pt" style:font-size-complex="11pt"/>
    </style:style>
    <style:style style:name="P13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8068b4" officeooo:paragraph-rsid="028068b4" fo:background-color="#ffffff" style:font-size-asian="11pt" style:font-size-complex="11pt"/>
    </style:style>
    <style:style style:name="P13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838bb5" officeooo:paragraph-rsid="02838bb5" fo:background-color="#ffffff" style:font-size-asian="11pt" style:font-size-complex="11pt"/>
    </style:style>
    <style:style style:name="P13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8b881d" officeooo:paragraph-rsid="028e6940" fo:background-color="#ffffff" style:font-size-asian="11pt" style:font-size-complex="11pt"/>
    </style:style>
    <style:style style:name="P14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8b881d" officeooo:paragraph-rsid="028b881d" fo:background-color="#ffffff" style:font-size-asian="11pt" style:font-size-complex="11pt"/>
    </style:style>
    <style:style style:name="P14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8fb4de" officeooo:paragraph-rsid="028fb4de" fo:background-color="#ffffff" style:font-size-asian="11pt" style:font-size-complex="11pt"/>
    </style:style>
    <style:style style:name="P14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9c313b" officeooo:paragraph-rsid="029c313b" fo:background-color="#ffffff" style:font-size-asian="11pt" style:font-size-complex="11pt"/>
    </style:style>
    <style:style style:name="P14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9e54b8" officeooo:paragraph-rsid="029e54b8" fo:background-color="#ffffff" style:font-size-asian="11pt" style:font-size-complex="11pt"/>
    </style:style>
    <style:style style:name="P14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c33b03" officeooo:paragraph-rsid="029e54b8" fo:background-color="#ffffff" style:font-size-asian="11pt" style:font-size-complex="11pt"/>
    </style:style>
    <style:style style:name="P14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17602" officeooo:paragraph-rsid="02d17602" fo:background-color="#ffffff" style:font-size-asian="11pt" style:font-size-complex="11pt"/>
    </style:style>
    <style:style style:name="P14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04a8f" officeooo:paragraph-rsid="02d04a8f" fo:background-color="#ffffff" style:font-size-asian="11pt" style:font-size-complex="11pt"/>
    </style:style>
    <style:style style:name="P14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27162" officeooo:paragraph-rsid="02d27162" fo:background-color="#ffffff" style:font-size-asian="11pt" style:font-size-complex="11pt"/>
    </style:style>
    <style:style style:name="P14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2a415" officeooo:paragraph-rsid="02d2a415" fo:background-color="#ffffff" style:font-size-asian="11pt" style:font-size-complex="11pt"/>
    </style:style>
    <style:style style:name="P14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ceafd" officeooo:paragraph-rsid="02dceafd" fo:background-color="#ffffff" style:font-size-asian="11pt" style:font-size-complex="11pt"/>
    </style:style>
    <style:style style:name="P15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ff001" officeooo:paragraph-rsid="02dff001" fo:background-color="#ffffff" style:font-size-asian="11pt" style:font-size-complex="11pt"/>
    </style:style>
    <style:style style:name="P15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3f96a16" officeooo:paragraph-rsid="03f96a16" fo:background-color="#ffffff" style:font-size-asian="11pt" style:font-size-complex="11pt"/>
    </style:style>
    <style:style style:name="P15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4ed5dd0" officeooo:paragraph-rsid="04ed5dd0" fo:background-color="#ffffff" style:font-size-asian="11pt" style:font-size-complex="11pt"/>
    </style:style>
    <style:style style:name="P15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2db40e9" officeooo:paragraph-rsid="02db40e9" fo:background-color="#ffffff" style:font-size-asian="11pt" style:font-size-complex="11pt"/>
    </style:style>
    <style:style style:name="P15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4f08af4" officeooo:paragraph-rsid="04f08af4" fo:background-color="#ffffff" style:font-size-asian="11pt" style:font-size-complex="11pt"/>
    </style:style>
    <style:style style:name="P15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4f589a8" officeooo:paragraph-rsid="04f589a8" fo:background-color="#ffffff" style:font-size-asian="11pt" style:font-size-complex="11pt"/>
    </style:style>
    <style:style style:name="P15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4fcc919" officeooo:paragraph-rsid="04fcc919" fo:background-color="#ffffff" style:font-size-asian="11pt" style:font-size-complex="11pt"/>
    </style:style>
    <style:style style:name="P15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4fe98da" officeooo:paragraph-rsid="04fe98da" fo:background-color="#ffffff" style:font-size-asian="11pt" style:font-size-complex="11pt"/>
    </style:style>
    <style:style style:name="P15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4ff3ac0" officeooo:paragraph-rsid="04ff3ac0" fo:background-color="#ffffff" style:font-size-asian="11pt" style:font-size-complex="11pt"/>
    </style:style>
    <style:style style:name="P15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204b2" officeooo:paragraph-rsid="050204b2" fo:background-color="#ffffff" style:font-size-asian="11pt" style:font-size-complex="11pt"/>
    </style:style>
    <style:style style:name="P16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52570" officeooo:paragraph-rsid="05052570" fo:background-color="#ffffff" style:font-size-asian="11pt" style:font-size-complex="11pt"/>
    </style:style>
    <style:style style:name="P16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682a2" officeooo:paragraph-rsid="050682a2" fo:background-color="#ffffff" style:font-size-asian="11pt" style:font-size-complex="11pt"/>
    </style:style>
    <style:style style:name="P16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91918" officeooo:paragraph-rsid="05091918" fo:background-color="#ffffff" style:font-size-asian="11pt" style:font-size-complex="11pt"/>
    </style:style>
    <style:style style:name="P16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a4bbf" officeooo:paragraph-rsid="050a4bbf" fo:background-color="#ffffff" style:font-size-asian="11pt" style:font-size-complex="11pt"/>
    </style:style>
    <style:style style:name="P16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bacde" officeooo:paragraph-rsid="050bacde" fo:background-color="#ffffff" style:font-size-asian="11pt" style:font-size-complex="11pt"/>
    </style:style>
    <style:style style:name="P16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e1552" officeooo:paragraph-rsid="050e1552" fo:background-color="#ffffff" style:font-size-asian="11pt" style:font-size-complex="11pt"/>
    </style:style>
    <style:style style:name="P16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0ea02e" officeooo:paragraph-rsid="050ea02e" fo:background-color="#ffffff" style:font-size-asian="11pt" style:font-size-complex="11pt"/>
    </style:style>
    <style:style style:name="P16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1914cf" officeooo:paragraph-rsid="051914cf" fo:background-color="#ffffff" style:font-size-asian="11pt" style:font-size-complex="11pt"/>
    </style:style>
    <style:style style:name="P16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14eb9a" officeooo:paragraph-rsid="0512344d" fo:background-color="#ffffff" style:font-size-asian="11pt" style:font-size-complex="11pt"/>
    </style:style>
    <style:style style:name="P16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1aaa08" officeooo:paragraph-rsid="051aaa08" fo:background-color="#ffffff" style:font-size-asian="11pt" style:font-size-complex="11pt"/>
    </style:style>
    <style:style style:name="P17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184a95" officeooo:paragraph-rsid="05176c35" fo:background-color="#ffffff" style:font-size-asian="11pt" style:font-size-complex="11pt"/>
    </style:style>
    <style:style style:name="P17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0136a" officeooo:paragraph-rsid="0520136a" fo:background-color="#ffffff" style:font-size-asian="11pt" style:font-size-complex="11pt"/>
    </style:style>
    <style:style style:name="P17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048d6" officeooo:paragraph-rsid="052048d6" fo:background-color="#ffffff" style:font-size-asian="11pt" style:font-size-complex="11pt"/>
    </style:style>
    <style:style style:name="P17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1bbd1" officeooo:paragraph-rsid="0521bbd1" fo:background-color="#ffffff" style:font-size-asian="11pt" style:font-size-complex="11pt"/>
    </style:style>
    <style:style style:name="P17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1bbd1" officeooo:paragraph-rsid="052229b5" fo:background-color="#ffffff" style:font-size-asian="11pt" style:font-size-complex="11pt"/>
    </style:style>
    <style:style style:name="P17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229b5" officeooo:paragraph-rsid="052229b5" fo:background-color="#ffffff" style:font-size-asian="11pt" style:font-size-complex="11pt"/>
    </style:style>
    <style:style style:name="P17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425bc" officeooo:paragraph-rsid="052425bc" fo:background-color="#ffffff" style:font-size-asian="11pt" style:font-size-complex="11pt"/>
    </style:style>
    <style:style style:name="P17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9a810" officeooo:paragraph-rsid="0529a810" fo:background-color="#ffffff" style:font-size-asian="11pt" style:font-size-complex="11pt"/>
    </style:style>
    <style:style style:name="P17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b1416" officeooo:paragraph-rsid="052b1416" fo:background-color="#ffffff" style:font-size-asian="11pt" style:font-size-complex="11pt"/>
    </style:style>
    <style:style style:name="P17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cf0e3" officeooo:paragraph-rsid="052cf0e3" fo:background-color="#ffffff" style:font-size-asian="11pt" style:font-size-complex="11pt"/>
    </style:style>
    <style:style style:name="P18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2e8bde" officeooo:paragraph-rsid="052e8bde" fo:background-color="#ffffff" style:font-size-asian="11pt" style:font-size-complex="11pt"/>
    </style:style>
    <style:style style:name="P18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22acf" officeooo:paragraph-rsid="05322acf" fo:background-color="#ffffff" style:font-size-asian="11pt" style:font-size-complex="11pt"/>
    </style:style>
    <style:style style:name="P18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793de" officeooo:paragraph-rsid="053793de" fo:background-color="#ffffff" style:font-size-asian="11pt" style:font-size-complex="11pt"/>
    </style:style>
    <style:style style:name="P18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a658f" officeooo:paragraph-rsid="053a658f" fo:background-color="#ffffff" style:font-size-asian="11pt" style:font-size-complex="11pt"/>
    </style:style>
    <style:style style:name="P18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b8a97" officeooo:paragraph-rsid="053b8a97" fo:background-color="#ffffff" style:font-size-asian="11pt" style:font-size-complex="11pt"/>
    </style:style>
    <style:style style:name="P18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b9538" officeooo:paragraph-rsid="053b9538" fo:background-color="#ffffff" style:font-size-asian="11pt" style:font-size-complex="11pt"/>
    </style:style>
    <style:style style:name="P18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d668d" officeooo:paragraph-rsid="053d668d" fo:background-color="#ffffff" style:font-size-asian="11pt" style:font-size-complex="11pt"/>
    </style:style>
    <style:style style:name="P18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032aa" officeooo:paragraph-rsid="054032aa" fo:background-color="#ffffff" style:font-size-asian="11pt" style:font-size-complex="11pt"/>
    </style:style>
    <style:style style:name="P18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40255" officeooo:paragraph-rsid="05430dd7" fo:background-color="#ffffff" style:font-size-asian="11pt" style:font-size-complex="11pt"/>
    </style:style>
    <style:style style:name="P18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a3e8a" officeooo:paragraph-rsid="054a3e8a" fo:background-color="#ffffff" style:font-size-asian="11pt" style:font-size-complex="11pt"/>
    </style:style>
    <style:style style:name="P19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789c0" officeooo:paragraph-rsid="0545b483" fo:background-color="#ffffff" style:font-size-asian="11pt" style:font-size-complex="11pt"/>
    </style:style>
    <style:style style:name="P19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30dd7" officeooo:paragraph-rsid="05430dd7" fo:background-color="#ffffff" style:font-size-asian="11pt" style:font-size-complex="11pt"/>
    </style:style>
    <style:style style:name="P19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3ea0b5" officeooo:paragraph-rsid="053e4938" fo:background-color="#ffffff" style:font-size-asian="11pt" style:font-size-complex="11pt"/>
    </style:style>
    <style:style style:name="P19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e8f6d" officeooo:paragraph-rsid="054e8f6d" fo:background-color="#ffffff" style:font-size-asian="11pt" style:font-size-complex="11pt"/>
    </style:style>
    <style:style style:name="P19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231cc" officeooo:paragraph-rsid="055231cc" fo:background-color="#ffffff" style:font-size-asian="11pt" style:font-size-complex="11pt"/>
    </style:style>
    <style:style style:name="P19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4c68a" officeooo:paragraph-rsid="055231cc" fo:background-color="#ffffff" style:font-size-asian="11pt" style:font-size-complex="11pt"/>
    </style:style>
    <style:style style:name="P19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4c68a" officeooo:paragraph-rsid="0554c68a" fo:background-color="#ffffff" style:font-size-asian="11pt" style:font-size-complex="11pt"/>
    </style:style>
    <style:style style:name="P19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7fa49" officeooo:paragraph-rsid="0557fa49" fo:background-color="#ffffff" style:font-size-asian="11pt" style:font-size-complex="11pt"/>
    </style:style>
    <style:style style:name="P19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89a84" officeooo:paragraph-rsid="05589a84" fo:background-color="#ffffff" style:font-size-asian="11pt" style:font-size-complex="11pt"/>
    </style:style>
    <style:style style:name="P19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a6ba5" officeooo:paragraph-rsid="055a6ba5" fo:background-color="#ffffff" style:font-size-asian="11pt" style:font-size-complex="11pt"/>
    </style:style>
    <style:style style:name="P20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c6f51" officeooo:paragraph-rsid="055c6f51" fo:background-color="#ffffff" style:font-size-asian="11pt" style:font-size-complex="11pt"/>
    </style:style>
    <style:style style:name="P20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c6f51" officeooo:paragraph-rsid="05609ec0" fo:background-color="#ffffff" style:font-size-asian="11pt" style:font-size-complex="11pt"/>
    </style:style>
    <style:style style:name="P20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4c9dba" officeooo:paragraph-rsid="054c9dba" fo:background-color="#ffffff" style:font-size-asian="11pt" style:font-size-complex="11pt"/>
    </style:style>
    <style:style style:name="P20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50da2f" officeooo:paragraph-rsid="0550da2f" fo:background-color="#ffffff" style:font-size-asian="11pt" style:font-size-complex="11pt"/>
    </style:style>
    <style:style style:name="P20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621f63" officeooo:paragraph-rsid="05621f63" fo:background-color="#ffffff" style:font-size-asian="11pt" style:font-size-complex="11pt"/>
    </style:style>
    <style:style style:name="P20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639448" officeooo:paragraph-rsid="05639448" fo:background-color="#ffffff" style:font-size-asian="11pt" style:font-size-complex="11pt"/>
    </style:style>
    <style:style style:name="P20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64d725" officeooo:paragraph-rsid="0564d725" fo:background-color="#ffffff" style:font-size-asian="11pt" style:font-size-complex="11pt"/>
    </style:style>
    <style:style style:name="P20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661c8f" officeooo:paragraph-rsid="05661c8f" fo:background-color="#ffffff" style:font-size-asian="11pt" style:font-size-complex="11pt"/>
    </style:style>
    <style:style style:name="P20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67e633" officeooo:paragraph-rsid="0567e633" fo:background-color="#ffffff" style:font-size-asian="11pt" style:font-size-complex="11pt"/>
    </style:style>
    <style:style style:name="P20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6962c1" officeooo:paragraph-rsid="056962c1" fo:background-color="#ffffff" style:font-size-asian="11pt" style:font-size-complex="11pt"/>
    </style:style>
    <style:style style:name="P21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763a30" officeooo:paragraph-rsid="05763a30" fo:background-color="#ffffff" style:font-size-asian="11pt" style:font-size-complex="11pt"/>
    </style:style>
    <style:style style:name="P21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7eb730" officeooo:paragraph-rsid="0578447f" fo:background-color="#ffffff" style:font-size-asian="11pt" style:font-size-complex="11pt"/>
    </style:style>
    <style:style style:name="P21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7eb730" officeooo:paragraph-rsid="057eb130" fo:background-color="#ffffff" style:font-size-asian="11pt" style:font-size-complex="11pt"/>
    </style:style>
    <style:style style:name="P21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7eb730" officeooo:paragraph-rsid="05b87e9c" fo:background-color="#ffffff" style:font-size-asian="11pt" style:font-size-complex="11pt"/>
    </style:style>
    <style:style style:name="P21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823405" officeooo:paragraph-rsid="0589f008" fo:background-color="#ffffff" style:font-size-asian="11pt" style:font-size-complex="11pt"/>
    </style:style>
    <style:style style:name="P21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823405" officeooo:paragraph-rsid="05823405" fo:background-color="#ffffff" style:font-size-asian="11pt" style:font-size-complex="11pt"/>
    </style:style>
    <style:style style:name="P21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7fc43b" officeooo:paragraph-rsid="059459dc" fo:background-color="#ffffff" style:font-size-asian="11pt" style:font-size-complex="11pt"/>
    </style:style>
    <style:style style:name="P21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86d55a" officeooo:paragraph-rsid="0586d55a" fo:background-color="#ffffff" style:font-size-asian="11pt" style:font-size-complex="11pt"/>
    </style:style>
    <style:style style:name="P21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849e34" officeooo:paragraph-rsid="05849e34" fo:background-color="#ffffff" style:font-size-asian="11pt" style:font-size-complex="11pt"/>
    </style:style>
    <style:style style:name="P21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9d7bed" officeooo:paragraph-rsid="059d7bed" fo:background-color="#ffffff" style:font-size-asian="11pt" style:font-size-complex="11pt"/>
    </style:style>
    <style:style style:name="P22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a91711" officeooo:paragraph-rsid="05a91711" fo:background-color="#ffffff" style:font-size-asian="11pt" style:font-size-complex="11pt"/>
    </style:style>
    <style:style style:name="P22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ab9dbd" officeooo:paragraph-rsid="05ab9dbd" fo:background-color="#ffffff" style:font-size-asian="11pt" style:font-size-complex="11pt"/>
    </style:style>
    <style:style style:name="P22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b0ff79" officeooo:paragraph-rsid="05b0ff79" fo:background-color="#ffffff" style:font-size-asian="11pt" style:font-size-complex="11pt"/>
    </style:style>
    <style:style style:name="P22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b60e4f" officeooo:paragraph-rsid="05b60e4f" fo:background-color="#ffffff" style:font-size-asian="11pt" style:font-size-complex="11pt"/>
    </style:style>
    <style:style style:name="P22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bec06d" officeooo:paragraph-rsid="05bec06d" fo:background-color="#ffffff" style:font-size-asian="11pt" style:font-size-complex="11pt"/>
    </style:style>
    <style:style style:name="P22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0c7f2" officeooo:paragraph-rsid="05c0c7f2" fo:background-color="#ffffff" style:font-size-asian="11pt" style:font-size-complex="11pt"/>
    </style:style>
    <style:style style:name="P22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25176" officeooo:paragraph-rsid="05c25176" fo:background-color="#ffffff" style:font-size-asian="11pt" style:font-size-complex="11pt"/>
    </style:style>
    <style:style style:name="P22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424a2" officeooo:paragraph-rsid="05c424a2" fo:background-color="#ffffff" style:font-size-asian="11pt" style:font-size-complex="11pt"/>
    </style:style>
    <style:style style:name="P22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4a296" officeooo:paragraph-rsid="05c4a296" fo:background-color="#ffffff" style:font-size-asian="11pt" style:font-size-complex="11pt"/>
    </style:style>
    <style:style style:name="P22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66919" officeooo:paragraph-rsid="05c66919" fo:background-color="#ffffff" style:font-size-asian="11pt" style:font-size-complex="11pt"/>
    </style:style>
    <style:style style:name="P23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7baf4" officeooo:paragraph-rsid="05c7baf4" fo:background-color="#ffffff" style:font-size-asian="11pt" style:font-size-complex="11pt"/>
    </style:style>
    <style:style style:name="P23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c7f069" officeooo:paragraph-rsid="05c7f069" fo:background-color="#ffffff" style:font-size-asian="11pt" style:font-size-complex="11pt"/>
    </style:style>
    <style:style style:name="P23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43bcf" officeooo:paragraph-rsid="05d43bcf" fo:background-color="#ffffff" style:font-size-asian="11pt" style:font-size-complex="11pt"/>
    </style:style>
    <style:style style:name="P23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51f44" officeooo:paragraph-rsid="05d51f44" fo:background-color="#ffffff" style:font-size-asian="11pt" style:font-size-complex="11pt"/>
    </style:style>
    <style:style style:name="P23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199ba" officeooo:paragraph-rsid="05cda222" fo:background-color="#ffffff" style:font-size-asian="11pt" style:font-size-complex="11pt"/>
    </style:style>
    <style:style style:name="P23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69359" officeooo:paragraph-rsid="05d69359" fo:background-color="#ffffff" style:font-size-asian="11pt" style:font-size-complex="11pt"/>
    </style:style>
    <style:style style:name="P23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a4bc6" officeooo:paragraph-rsid="05da4bc6" fo:background-color="#ffffff" style:font-size-asian="11pt" style:font-size-complex="11pt"/>
    </style:style>
    <style:style style:name="P23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cacc2" officeooo:paragraph-rsid="05dcacc2" fo:background-color="#ffffff" style:font-size-asian="11pt" style:font-size-complex="11pt"/>
    </style:style>
    <style:style style:name="P23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ddee82" officeooo:paragraph-rsid="05ddee82" fo:background-color="#ffffff" style:font-size-asian="11pt" style:font-size-complex="11pt"/>
    </style:style>
    <style:style style:name="P23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e15e3f" officeooo:paragraph-rsid="05e15e3f" fo:background-color="#ffffff" style:font-size-asian="11pt" style:font-size-complex="11pt"/>
    </style:style>
    <style:style style:name="P24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e45309" officeooo:paragraph-rsid="05e45309" fo:background-color="#ffffff" style:font-size-asian="11pt" style:font-size-complex="11pt"/>
    </style:style>
    <style:style style:name="P24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ee5f34" officeooo:paragraph-rsid="05ee5f34" fo:background-color="#ffffff" style:font-size-asian="11pt" style:font-size-complex="11pt"/>
    </style:style>
    <style:style style:name="P24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f2620e" officeooo:paragraph-rsid="05f2620e" fo:background-color="#ffffff" style:font-size-asian="11pt" style:font-size-complex="11pt"/>
    </style:style>
    <style:style style:name="P24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06f099" officeooo:paragraph-rsid="0606f099" fo:background-color="#ffffff" style:font-size-asian="11pt" style:font-size-complex="11pt"/>
    </style:style>
    <style:style style:name="P24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0d646c" officeooo:paragraph-rsid="05fe9459" fo:background-color="#ffffff" style:font-size-asian="11pt" style:font-size-complex="11pt"/>
    </style:style>
    <style:style style:name="P24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5e3256e" officeooo:paragraph-rsid="05ddee82" fo:background-color="#ffffff" style:font-size-asian="11pt" style:font-size-complex="11pt"/>
    </style:style>
    <style:style style:name="P24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295b19" officeooo:paragraph-rsid="06295b19" fo:background-color="#ffffff" style:font-size-asian="11pt" style:font-size-complex="11pt"/>
    </style:style>
    <style:style style:name="P24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43279c" officeooo:paragraph-rsid="05e45309" fo:background-color="#ffffff" style:font-size-asian="11pt" style:font-size-complex="11pt"/>
    </style:style>
    <style:style style:name="P24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4531fa" officeooo:paragraph-rsid="0649a896" fo:background-color="#ffffff" style:font-size-asian="11pt" style:font-size-complex="11pt"/>
    </style:style>
    <style:style style:name="P24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2c0517" officeooo:paragraph-rsid="0629bc23" fo:background-color="#ffffff" style:font-size-asian="11pt" style:font-size-complex="11pt"/>
    </style:style>
    <style:style style:name="P25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3fa0ec" officeooo:paragraph-rsid="062d8467" fo:background-color="#ffffff" style:font-size-asian="11pt" style:font-size-complex="11pt"/>
    </style:style>
    <style:style style:name="P25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14f47f" officeooo:paragraph-rsid="0612761d" fo:background-color="#ffffff" style:font-size-asian="11pt" style:font-size-complex="11pt"/>
    </style:style>
    <style:style style:name="P25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16eb50" officeooo:paragraph-rsid="0616eb50" fo:background-color="#ffffff" style:font-size-asian="11pt" style:font-size-complex="11pt"/>
    </style:style>
    <style:style style:name="P25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7d5dc3" officeooo:paragraph-rsid="067d5dc3" fo:background-color="#ffffff" style:font-size-asian="11pt" style:font-size-complex="11pt"/>
    </style:style>
    <style:style style:name="P25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86b1eb" officeooo:paragraph-rsid="068768d0" fo:background-color="#ffffff" style:font-size-asian="11pt" style:font-size-complex="11pt"/>
    </style:style>
    <style:style style:name="P25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9c7612" officeooo:paragraph-rsid="068768d0" fo:background-color="#ffffff" style:font-size-asian="11pt" style:font-size-complex="11pt"/>
    </style:style>
    <style:style style:name="P25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87b5d0" officeooo:paragraph-rsid="0687b5d0" fo:background-color="#ffffff" style:font-size-asian="11pt" style:font-size-complex="11pt"/>
    </style:style>
    <style:style style:name="P25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8b9011" officeooo:paragraph-rsid="068b37dc" fo:background-color="#ffffff" style:font-size-asian="11pt" style:font-size-complex="11pt"/>
    </style:style>
    <style:style style:name="P25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8b9011" officeooo:paragraph-rsid="06d7f501" fo:background-color="#ffffff" style:font-size-asian="11pt" style:font-size-complex="11pt"/>
    </style:style>
    <style:style style:name="P25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ac7f86" officeooo:paragraph-rsid="06ac7f86" fo:background-color="#ffffff" style:font-size-asian="11pt" style:font-size-complex="11pt"/>
    </style:style>
    <style:style style:name="P26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ad704a" officeooo:paragraph-rsid="06ad704a" fo:background-color="#ffffff" style:font-size-asian="11pt" style:font-size-complex="11pt"/>
    </style:style>
    <style:style style:name="P26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b06862" officeooo:paragraph-rsid="06b06862" fo:background-color="#ffffff" style:font-size-asian="11pt" style:font-size-complex="11pt"/>
    </style:style>
    <style:style style:name="P26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cc1f22" officeooo:paragraph-rsid="06cc1f22" fo:background-color="#ffffff" style:font-size-asian="11pt" style:font-size-complex="11pt"/>
    </style:style>
    <style:style style:name="P26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cd58fd" officeooo:paragraph-rsid="06cd58fd" fo:background-color="#ffffff" style:font-size-asian="11pt" style:font-size-complex="11pt"/>
    </style:style>
    <style:style style:name="P26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cd58fd" officeooo:paragraph-rsid="0708ca25" fo:background-color="#ffffff" style:font-size-asian="11pt" style:font-size-complex="11pt"/>
    </style:style>
    <style:style style:name="P26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14ff1" officeooo:paragraph-rsid="06d14ff1" fo:background-color="#ffffff" style:font-size-asian="11pt" style:font-size-complex="11pt"/>
    </style:style>
    <style:style style:name="P26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14ff1" officeooo:paragraph-rsid="0708ca25" fo:background-color="#ffffff" style:font-size-asian="11pt" style:font-size-complex="11pt"/>
    </style:style>
    <style:style style:name="P26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40852" officeooo:paragraph-rsid="06d40852" fo:background-color="#ffffff" style:font-size-asian="11pt" style:font-size-complex="11pt"/>
    </style:style>
    <style:style style:name="P26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40852" officeooo:paragraph-rsid="0708ca25" fo:background-color="#ffffff" style:font-size-asian="11pt" style:font-size-complex="11pt"/>
    </style:style>
    <style:style style:name="P26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40852" officeooo:paragraph-rsid="074317bc" fo:background-color="#ffffff" style:font-size-asian="11pt" style:font-size-complex="11pt"/>
    </style:style>
    <style:style style:name="P27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c44744" officeooo:paragraph-rsid="06c44744" fo:background-color="#ffffff" style:font-size-asian="11pt" style:font-size-complex="11pt"/>
    </style:style>
    <style:style style:name="P27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6430b" officeooo:paragraph-rsid="06d6430b" fo:background-color="#ffffff" style:font-size-asian="11pt" style:font-size-complex="11pt"/>
    </style:style>
    <style:style style:name="P27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98e9c" officeooo:paragraph-rsid="06d98e9c" fo:background-color="#ffffff" style:font-size-asian="11pt" style:font-size-complex="11pt"/>
    </style:style>
    <style:style style:name="P27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211481" officeooo:paragraph-rsid="07211481" fo:background-color="#ffffff" style:font-size-asian="11pt" style:font-size-complex="11pt"/>
    </style:style>
    <style:style style:name="P27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250207" officeooo:paragraph-rsid="074317bc" fo:background-color="#ffffff" style:font-size-asian="11pt" style:font-size-complex="11pt"/>
    </style:style>
    <style:style style:name="P27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1798f5" officeooo:paragraph-rsid="074317bc" fo:background-color="#ffffff" style:font-size-asian="11pt" style:font-size-complex="11pt"/>
    </style:style>
    <style:style style:name="P27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15577" officeooo:paragraph-rsid="07515577" fo:background-color="#ffffff" style:font-size-asian="11pt" style:font-size-complex="11pt"/>
    </style:style>
    <style:style style:name="P27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ac982" officeooo:paragraph-rsid="075ac982" fo:background-color="#ffffff" style:font-size-asian="11pt" style:font-size-complex="11pt"/>
    </style:style>
    <style:style style:name="P27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9887b7" officeooo:paragraph-rsid="069887b7" fo:background-color="#ffffff" style:font-size-asian="11pt" style:font-weight-asian="normal" style:font-size-complex="11pt" style:font-weight-complex="normal"/>
    </style:style>
    <style:style style:name="P27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9887b7" officeooo:paragraph-rsid="06d7f501" fo:background-color="#ffffff" style:font-size-asian="11pt" style:font-weight-asian="normal" style:font-size-complex="11pt" style:font-weight-complex="normal"/>
    </style:style>
    <style:style style:name="P28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8b9011" officeooo:paragraph-rsid="06a593ba" fo:background-color="#ffffff" style:font-size-asian="11pt" style:font-weight-asian="normal" style:font-size-complex="11pt" style:font-weight-complex="normal"/>
    </style:style>
    <style:style style:name="P28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b668ee" officeooo:paragraph-rsid="06b4a256" fo:background-color="#ffffff" style:font-size-asian="11pt" style:font-weight-asian="normal" style:font-size-complex="11pt" style:font-weight-complex="normal"/>
    </style:style>
    <style:style style:name="P28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b4a256" officeooo:paragraph-rsid="06b4a256" fo:background-color="#ffffff" style:font-size-asian="11pt" style:font-weight-asian="normal" style:font-size-complex="11pt" style:font-weight-complex="normal"/>
    </style:style>
    <style:style style:name="P28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b5ea81" officeooo:paragraph-rsid="06b5ea81" fo:background-color="#ffffff" style:font-size-asian="11pt" style:font-weight-asian="normal" style:font-size-complex="11pt" style:font-weight-complex="normal"/>
    </style:style>
    <style:style style:name="P28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a87a9" officeooo:paragraph-rsid="06d7f501" fo:background-color="#ffffff" style:font-size-asian="11pt" style:font-weight-asian="normal" style:font-size-complex="11pt" style:font-weight-complex="normal"/>
    </style:style>
    <style:style style:name="P28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a7784d" officeooo:paragraph-rsid="06d7f501" fo:background-color="#ffffff" style:font-size-asian="11pt" style:font-weight-asian="normal" style:font-size-complex="11pt" style:font-weight-complex="normal"/>
    </style:style>
    <style:style style:name="P28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df3b02" officeooo:paragraph-rsid="06df3b02" fo:background-color="#ffffff" style:font-size-asian="11pt" style:font-weight-asian="normal" style:font-size-complex="11pt" style:font-weight-complex="normal"/>
    </style:style>
    <style:style style:name="P28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fd2f82" officeooo:paragraph-rsid="06fd2f82" fo:background-color="#ffffff" style:font-size-asian="11pt" style:font-weight-asian="normal" style:font-size-complex="11pt" style:font-weight-complex="normal"/>
    </style:style>
    <style:style style:name="P28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3010a4" officeooo:paragraph-rsid="072f16c6" fo:background-color="#ffffff" style:font-size-asian="11pt" style:font-weight-asian="normal" style:font-size-complex="11pt" style:font-weight-complex="normal"/>
    </style:style>
    <style:style style:name="P28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3a3605" officeooo:paragraph-rsid="073782d9" fo:background-color="#ffffff" style:font-size-asian="11pt" style:font-weight-asian="normal" style:font-size-complex="11pt" style:font-weight-complex="normal"/>
    </style:style>
    <style:style style:name="P29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3a3605" officeooo:paragraph-rsid="073a3605" fo:background-color="#ffffff" style:font-size-asian="11pt" style:font-weight-asian="normal" style:font-size-complex="11pt" style:font-weight-complex="normal"/>
    </style:style>
    <style:style style:name="P29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3ed58e" officeooo:paragraph-rsid="073c9077" fo:background-color="#ffffff" style:font-size-asian="11pt" style:font-weight-asian="normal" style:font-size-complex="11pt" style:font-weight-complex="normal"/>
    </style:style>
    <style:style style:name="P29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3545ab" officeooo:paragraph-rsid="073545ab" fo:background-color="#ffffff" style:font-size-asian="11pt" style:font-weight-asian="normal" style:font-size-complex="11pt" style:font-weight-complex="normal"/>
    </style:style>
    <style:style style:name="P29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04fcb4" officeooo:paragraph-rsid="0703ec82" fo:background-color="#ffffff" style:font-size-asian="11pt" style:font-weight-asian="normal" style:font-size-complex="11pt" style:font-weight-complex="normal"/>
    </style:style>
    <style:style style:name="P29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17df5d" officeooo:paragraph-rsid="072c2229" fo:background-color="#ffffff" style:font-size-asian="11pt" style:font-weight-asian="normal" style:font-size-complex="11pt" style:font-weight-complex="normal"/>
    </style:style>
    <style:style style:name="P29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6ff2a40" officeooo:paragraph-rsid="06ff2a40" fo:background-color="#ffffff" style:font-size-asian="11pt" style:font-weight-asian="normal" style:font-size-complex="11pt" style:font-weight-complex="normal"/>
    </style:style>
    <style:style style:name="P29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074dcf" officeooo:paragraph-rsid="06ff2a40" fo:background-color="#ffffff" style:font-size-asian="11pt" style:font-weight-asian="normal" style:font-size-complex="11pt" style:font-weight-complex="normal"/>
    </style:style>
    <style:style style:name="P29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231255" officeooo:paragraph-rsid="07211481" fo:background-color="#ffffff" style:font-size-asian="11pt" style:font-weight-asian="normal" style:font-size-complex="11pt" style:font-weight-complex="normal"/>
    </style:style>
    <style:style style:name="P29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1f1a31" officeooo:paragraph-rsid="074317bc" fo:background-color="#ffffff" style:font-size-asian="11pt" style:font-weight-asian="normal" style:font-size-complex="11pt" style:font-weight-complex="normal"/>
    </style:style>
    <style:style style:name="P29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1f1a31" officeooo:paragraph-rsid="07515577" fo:background-color="#ffffff" style:font-size-asian="11pt" style:font-weight-asian="normal" style:font-size-complex="11pt" style:font-weight-complex="normal"/>
    </style:style>
    <style:style style:name="P30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31c1b" officeooo:paragraph-rsid="07531c1b" fo:background-color="#ffffff" style:font-size-asian="11pt" style:font-weight-asian="normal" style:font-size-complex="11pt" style:font-weight-complex="normal"/>
    </style:style>
    <style:style style:name="P30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5985d" officeooo:paragraph-rsid="0755985d" fo:background-color="#ffffff" style:font-size-asian="11pt" style:font-weight-asian="normal" style:font-size-complex="11pt" style:font-weight-complex="normal"/>
    </style:style>
    <style:style style:name="P30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6dc86" officeooo:paragraph-rsid="0756dc86" fo:background-color="#ffffff" style:font-size-asian="11pt" style:font-weight-asian="normal" style:font-size-complex="11pt" style:font-weight-complex="normal"/>
    </style:style>
    <style:style style:name="P30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7d5f2" officeooo:paragraph-rsid="0757d5f2" fo:background-color="#ffffff" style:font-size-asian="11pt" style:font-weight-asian="normal" style:font-size-complex="11pt" style:font-weight-complex="normal"/>
    </style:style>
    <style:style style:name="P30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c40ad" officeooo:paragraph-rsid="075c40ad" fo:background-color="#ffffff" style:font-size-asian="11pt" style:font-weight-asian="normal" style:font-size-complex="11pt" style:font-weight-complex="normal"/>
    </style:style>
    <style:style style:name="P305"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dcee7" officeooo:paragraph-rsid="075dcee7" fo:background-color="#ffffff" style:font-size-asian="11pt" style:font-weight-asian="normal" style:font-size-complex="11pt" style:font-weight-complex="normal"/>
    </style:style>
    <style:style style:name="P306"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5e6304" officeooo:paragraph-rsid="075e6304" fo:background-color="#ffffff" style:font-size-asian="11pt" style:font-weight-asian="normal" style:font-size-complex="11pt" style:font-weight-complex="normal"/>
    </style:style>
    <style:style style:name="P307"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62ad34" officeooo:paragraph-rsid="0762ad34" fo:background-color="#ffffff" style:font-size-asian="11pt" style:font-weight-asian="normal" style:font-size-complex="11pt" style:font-weight-complex="normal"/>
    </style:style>
    <style:style style:name="P308"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63adca" officeooo:paragraph-rsid="0763adca" fo:background-color="#ffffff" style:font-size-asian="11pt" style:font-weight-asian="normal" style:font-size-complex="11pt" style:font-weight-complex="normal"/>
    </style:style>
    <style:style style:name="P309"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6431f2" officeooo:paragraph-rsid="076431f2" fo:background-color="#ffffff" style:font-size-asian="11pt" style:font-weight-asian="normal" style:font-size-complex="11pt" style:font-weight-complex="normal"/>
    </style:style>
    <style:style style:name="P310"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685622" officeooo:paragraph-rsid="07685622" fo:background-color="#ffffff" style:font-size-asian="11pt" style:font-weight-asian="normal" style:font-size-complex="11pt" style:font-weight-complex="normal"/>
    </style:style>
    <style:style style:name="P311"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687813" officeooo:paragraph-rsid="07687813" fo:background-color="#ffffff" style:font-size-asian="11pt" style:font-weight-asian="normal" style:font-size-complex="11pt" style:font-weight-complex="normal"/>
    </style:style>
    <style:style style:name="P312"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normal" officeooo:rsid="076aee21" officeooo:paragraph-rsid="076aee21" fo:background-color="#ffffff" style:font-size-asian="11pt" style:font-weight-asian="normal" style:font-size-complex="11pt" style:font-weight-complex="normal"/>
    </style:style>
    <style:style style:name="P313"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bold" officeooo:rsid="06cd58fd" officeooo:paragraph-rsid="0708ca25" fo:background-color="#ffffff" style:font-size-asian="11pt" style:font-weight-asian="bold" style:font-size-complex="11pt" style:font-weight-complex="bold"/>
    </style:style>
    <style:style style:name="P314" style:family="paragraph" style:parent-style-name="Standard">
      <style:paragraph-properties fo:margin-left="0in" fo:margin-right="0in" fo:text-indent="0in" style:auto-text-indent="false"/>
      <style:text-properties fo:color="#000000" style:font-name="arial" fo:font-size="11pt" fo:language="fr" fo:country="CA" style:text-underline-style="none" fo:font-weight="bold" officeooo:rsid="073545ab" officeooo:paragraph-rsid="073545ab" fo:background-color="#ffffff" style:font-size-asian="11pt" style:font-weight-asian="bold" style:font-size-complex="11pt" style:font-weight-complex="bold"/>
    </style:style>
    <style:style style:name="P315"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solid" style:text-underline-width="auto" style:text-underline-color="font-color" fo:font-weight="normal" officeooo:rsid="076d74b9" officeooo:paragraph-rsid="076d74b9" fo:background-color="#ffffff" style:font-size-asian="11pt" style:font-weight-asian="normal" style:font-size-complex="11pt" style:font-weight-complex="normal"/>
    </style:style>
    <style:style style:name="P316"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6d74b9" officeooo:paragraph-rsid="076d74b9" fo:background-color="#ffffff" style:font-size-asian="11pt" style:font-weight-asian="normal" style:font-size-complex="11pt" style:font-weight-complex="normal"/>
    </style:style>
    <style:style style:name="P317"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6e779c" officeooo:paragraph-rsid="076e779c" fo:background-color="#ffffff" style:font-size-asian="11pt" style:font-weight-asian="normal" style:font-size-complex="11pt" style:font-weight-complex="normal"/>
    </style:style>
    <style:style style:name="P318" style:family="paragraph" style:parent-style-name="Standard">
      <style:paragraph-properties fo:margin-left="0in" fo:margin-right="0in" fo:text-indent="0in" style:auto-text-indent="false"/>
      <style:text-properties fo:color="#c9211e" style:font-name="arial" fo:font-size="11pt" fo:language="fr" fo:country="CA" style:text-underline-style="solid" style:text-underline-width="auto" style:text-underline-color="font-color" fo:font-weight="normal" officeooo:rsid="028068b4" officeooo:paragraph-rsid="028068b4" fo:background-color="#ffffff" style:font-size-asian="11pt" style:font-size-complex="11pt"/>
    </style:style>
    <style:style style:name="P319" style:family="paragraph" style:parent-style-name="Standard">
      <style:paragraph-properties fo:margin-left="0in" fo:margin-right="0in" fo:text-indent="0in" style:auto-text-indent="false"/>
      <style:text-properties fo:color="#c9211e" style:font-name="arial" fo:font-size="11pt" fo:language="fr" fo:country="CA" style:text-underline-style="solid" style:text-underline-width="auto" style:text-underline-color="font-color" fo:font-weight="normal" officeooo:rsid="0743d29a" officeooo:paragraph-rsid="0743d29a" fo:background-color="#ffffff" style:font-size-asian="11pt" style:font-size-complex="11pt"/>
    </style:style>
    <style:style style:name="P320" style:family="paragraph" style:parent-style-name="Standard">
      <style:paragraph-properties fo:margin-left="0in" fo:margin-right="0in" fo:text-indent="0in" style:auto-text-indent="false"/>
      <style:text-properties fo:color="#c9211e" style:font-name="arial" fo:font-size="11pt" fo:language="fr" fo:country="CA" style:text-underline-style="solid" style:text-underline-width="auto" style:text-underline-color="font-color" fo:font-weight="bold" officeooo:rsid="07250d02" officeooo:paragraph-rsid="0727477d" fo:background-color="#ffffff" style:font-size-asian="11pt" style:font-weight-asian="bold" style:font-size-complex="11pt" style:font-weight-complex="bold"/>
    </style:style>
    <style:style style:name="P321" style:family="paragraph" style:parent-style-name="Standard">
      <style:paragraph-properties fo:margin-left="0in" fo:margin-right="0in" fo:text-indent="0in" style:auto-text-indent="false"/>
      <style:text-properties fo:color="#c9211e" style:font-name="arial" fo:font-size="11pt" fo:language="fr" fo:country="CA" style:text-underline-style="solid" style:text-underline-width="auto" style:text-underline-color="font-color" fo:font-weight="bold" officeooo:rsid="07250d02" officeooo:paragraph-rsid="07276941" fo:background-color="#ffffff" style:font-size-asian="11pt" style:font-weight-asian="bold" style:font-size-complex="11pt" style:font-weight-complex="bold"/>
    </style:style>
    <style:style style:name="P322" style:family="paragraph" style:parent-style-name="Standard">
      <style:paragraph-properties fo:margin-left="0in" fo:margin-right="0in" fo:text-indent="0in" style:auto-text-indent="false"/>
      <style:text-properties fo:color="#c9211e" style:font-name="arial" fo:font-size="11pt" fo:language="fr" fo:country="CA" style:text-underline-style="none" fo:font-weight="normal" officeooo:rsid="05ed1641" officeooo:paragraph-rsid="05e732d6" fo:background-color="#ffffff" style:font-size-asian="11pt" style:font-size-complex="11pt"/>
    </style:style>
    <style:style style:name="P323" style:family="paragraph" style:parent-style-name="Standard">
      <style:paragraph-properties fo:margin-left="0in" fo:margin-right="0in" fo:text-indent="0in" style:auto-text-indent="false"/>
      <style:text-properties fo:color="#c9211e" style:font-name="arial" fo:font-size="11pt" fo:language="fr" fo:country="CA" style:text-underline-style="none" fo:font-weight="normal" officeooo:rsid="0626c023" officeooo:paragraph-rsid="0626c023" fo:background-color="#ffffff" style:font-size-asian="11pt" style:font-size-complex="11pt"/>
    </style:style>
    <style:style style:name="P324" style:family="paragraph" style:parent-style-name="Standard">
      <style:paragraph-properties fo:margin-left="0in" fo:margin-right="0in" fo:text-indent="0in" style:auto-text-indent="false"/>
      <style:text-properties fo:color="#c9211e" style:font-name="arial" fo:font-size="11pt" fo:language="fr" fo:country="CA" style:text-underline-style="none" fo:font-weight="normal" officeooo:rsid="0743d29a" officeooo:paragraph-rsid="0743d29a" fo:background-color="#ffffff" style:font-size-asian="11pt" style:font-weight-asian="normal" style:font-size-complex="11pt" style:font-weight-complex="normal"/>
    </style:style>
    <style:style style:name="P325" style:family="paragraph" style:parent-style-name="Standard">
      <style:paragraph-properties fo:margin-left="0in" fo:margin-right="0in" fo:text-indent="0in" style:auto-text-indent="false"/>
      <style:text-properties fo:color="#2a6099" style:font-name="arial" fo:font-size="11pt" fo:language="fr" fo:country="CA" officeooo:paragraph-rsid="01f8af23" style:font-size-asian="11pt" style:font-size-complex="11pt"/>
    </style:style>
    <style:style style:name="P326" style:family="paragraph" style:parent-style-name="Standard">
      <style:paragraph-properties fo:margin-left="0in" fo:margin-right="0in" fo:text-indent="0in" style:auto-text-indent="false"/>
      <style:text-properties fo:color="#2a6099" style:font-name="arial" fo:font-size="11pt" fo:language="fr" fo:country="CA" officeooo:rsid="01fc5e3a" officeooo:paragraph-rsid="01fc5e3a" style:font-size-asian="11pt" style:font-size-complex="11pt"/>
    </style:style>
    <style:style style:name="P327" style:family="paragraph" style:parent-style-name="Standard">
      <style:paragraph-properties fo:margin-left="0in" fo:margin-right="0in" fo:text-indent="0in" style:auto-text-indent="false"/>
      <style:text-properties fo:color="#2a6099" style:font-name="arial" fo:font-size="11pt" fo:language="fr" fo:country="CA" style:text-underline-style="solid" style:text-underline-width="auto" style:text-underline-color="font-color" fo:font-weight="normal" officeooo:rsid="01ffdae5" officeooo:paragraph-rsid="01ffdae5" fo:background-color="#ffffff" style:font-size-asian="11pt" style:font-size-complex="11pt"/>
    </style:style>
    <style:style style:name="P328" style:family="paragraph" style:parent-style-name="Standard">
      <style:paragraph-properties fo:margin-left="0in" fo:margin-right="0in" fo:text-indent="0in" style:auto-text-indent="false"/>
      <style:text-properties fo:color="#ce9178" style:font-name="arial" fo:font-size="11pt" fo:language="fr" fo:country="CA" style:text-underline-style="none" fo:font-weight="normal" officeooo:rsid="0241d007" officeooo:paragraph-rsid="0241d007" fo:background-color="#1e1e1e" style:font-size-asian="11pt" style:font-size-complex="11pt"/>
    </style:style>
    <style:style style:name="P329" style:family="paragraph" style:parent-style-name="Standard">
      <style:paragraph-properties fo:margin-left="0in" fo:margin-right="0in" fo:text-indent="0in" style:auto-text-indent="false"/>
      <style:text-properties fo:color="#ce9178" style:font-name="arial" fo:font-size="11pt" fo:language="fr" fo:country="CA" fo:font-weight="normal" officeooo:paragraph-rsid="0241d007" fo:background-color="#1e1e1e" style:font-size-asian="11pt" style:font-size-complex="11pt"/>
    </style:style>
    <style:style style:name="P330" style:family="paragraph" style:parent-style-name="Standard">
      <style:paragraph-properties fo:margin-left="0in" fo:margin-right="0in" fo:text-indent="0in" style:auto-text-indent="false"/>
      <style:text-properties fo:color="#ce9178" style:font-name="Droid Sans Mono" fo:font-size="10.5pt" fo:font-weight="normal" officeooo:paragraph-rsid="050204b2" fo:background-color="#1e1e1e"/>
    </style:style>
    <style:style style:name="P331" style:family="paragraph" style:parent-style-name="Standard">
      <style:paragraph-properties fo:margin-left="0in" fo:margin-right="0in" fo:text-indent="0in" style:auto-text-indent="false"/>
      <style:text-properties fo:color="#00a933" style:font-name="arial" fo:font-size="11pt" fo:language="fr" fo:country="CA" style:text-underline-style="none" fo:font-weight="normal" officeooo:rsid="025216d1" officeooo:paragraph-rsid="02506d4c" fo:background-color="#ffffff" style:font-size-asian="11pt" style:font-size-complex="11pt"/>
    </style:style>
    <style:style style:name="P332" style:family="paragraph" style:parent-style-name="Standard">
      <style:paragraph-properties fo:margin-left="0in" fo:margin-right="0in" fo:text-indent="0in" style:auto-text-indent="false"/>
      <style:text-properties fo:color="#00a933" style:font-name="arial" fo:font-size="11pt" fo:language="fr" fo:country="CA" style:text-underline-style="none" fo:font-weight="normal" officeooo:rsid="027e184a" officeooo:paragraph-rsid="051914cf" fo:background-color="#ffffff" style:font-size-asian="11pt" style:font-size-complex="11pt"/>
    </style:style>
    <style:style style:name="P333" style:family="paragraph" style:parent-style-name="Standard">
      <style:paragraph-properties fo:margin-left="0in" fo:margin-right="0in" fo:text-indent="0in" style:auto-text-indent="false"/>
      <style:text-properties fo:color="#00a933" style:font-name="arial" fo:font-size="11pt" fo:language="fr" fo:country="CA" style:text-underline-style="none" fo:font-weight="normal" officeooo:rsid="027befae" officeooo:paragraph-rsid="027befae" fo:background-color="#ffffff" style:font-size-asian="11pt" style:font-weight-asian="normal" style:font-size-complex="11pt" style:font-weight-complex="normal"/>
    </style:style>
    <style:style style:name="P334" style:family="paragraph" style:parent-style-name="Standard">
      <style:paragraph-properties fo:margin-left="0in" fo:margin-right="0in" fo:text-indent="0in" style:auto-text-indent="false"/>
      <style:text-properties style:font-name="arial" fo:font-size="11pt" fo:language="fr" fo:country="CA" officeooo:rsid="0153781c" officeooo:paragraph-rsid="0153781c" style:font-size-asian="11pt" style:language-asian="zxx" style:country-asian="none" style:font-size-complex="11pt" style:language-complex="zxx" style:country-complex="none"/>
    </style:style>
    <style:style style:name="P335" style:family="paragraph" style:parent-style-name="Standard">
      <style:paragraph-properties fo:margin-left="0in" fo:margin-right="0in" fo:text-indent="0in" style:auto-text-indent="false"/>
      <style:text-properties style:font-name="arial" fo:font-size="11pt" fo:language="fr" fo:country="CA" officeooo:rsid="014d1a6b" officeooo:paragraph-rsid="014d1a6b" style:font-size-asian="11pt" style:language-asian="zxx" style:country-asian="none" style:font-size-complex="11pt" style:language-complex="zxx" style:country-complex="none"/>
    </style:style>
    <style:style style:name="P336" style:family="paragraph" style:parent-style-name="Standard">
      <style:paragraph-properties fo:margin-left="0in" fo:margin-right="0in" fo:text-indent="0in" style:auto-text-indent="false"/>
      <style:text-properties style:font-name="arial" fo:font-size="11pt" fo:language="fr" fo:country="CA" officeooo:rsid="01699e40" officeooo:paragraph-rsid="01699e40" style:font-size-asian="11pt" style:language-asian="zxx" style:country-asian="none" style:font-size-complex="11pt" style:language-complex="zxx" style:country-complex="none"/>
    </style:style>
    <style:style style:name="P337" style:family="paragraph" style:parent-style-name="Standard">
      <style:paragraph-properties fo:margin-left="0in" fo:margin-right="0in" fo:text-indent="0in" style:auto-text-indent="false"/>
      <style:text-properties style:font-name="arial" fo:font-size="11pt" fo:language="fr" fo:country="CA" officeooo:rsid="016b8160" officeooo:paragraph-rsid="016b8160" style:font-size-asian="11pt" style:language-asian="zxx" style:country-asian="none" style:font-size-complex="11pt" style:language-complex="zxx" style:country-complex="none"/>
    </style:style>
    <style:style style:name="P338" style:family="paragraph" style:parent-style-name="Standard">
      <style:paragraph-properties fo:margin-left="0in" fo:margin-right="0in" fo:text-indent="0in" style:auto-text-indent="false"/>
      <style:text-properties style:font-name="arial" fo:font-size="11pt" fo:language="fr" fo:country="CA" officeooo:rsid="016ddd56" officeooo:paragraph-rsid="016ddd56" style:font-size-asian="11pt" style:language-asian="zxx" style:country-asian="none" style:font-size-complex="11pt" style:language-complex="zxx" style:country-complex="none"/>
    </style:style>
    <style:style style:name="P339" style:family="paragraph" style:parent-style-name="Standard">
      <style:paragraph-properties fo:margin-left="0in" fo:margin-right="0in" fo:text-indent="0in" style:auto-text-indent="false"/>
      <style:text-properties style:font-name="arial" fo:font-size="11pt" fo:language="fr" fo:country="CA" officeooo:paragraph-rsid="016e0a8b"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1pt" fo:language="fr" fo:country="CA" officeooo:paragraph-rsid="016ef689" style:font-size-asian="11pt" style:font-size-complex="11pt"/>
    </style:style>
    <style:style style:name="P341" style:family="paragraph" style:parent-style-name="Standard">
      <style:paragraph-properties fo:margin-left="0in" fo:margin-right="0in" fo:text-indent="0in" style:auto-text-indent="false"/>
      <style:text-properties style:font-name="arial" fo:font-size="11pt" fo:language="fr" fo:country="CA" officeooo:paragraph-rsid="016f13d9" style:font-size-asian="11pt" style:font-size-complex="11pt"/>
    </style:style>
    <style:style style:name="P342" style:family="paragraph" style:parent-style-name="Standard">
      <style:paragraph-properties fo:margin-left="0in" fo:margin-right="0in" fo:text-indent="0in" style:auto-text-indent="false"/>
      <style:text-properties style:font-name="arial" fo:font-size="11pt" fo:language="fr" fo:country="CA" officeooo:rsid="0171906e" officeooo:paragraph-rsid="0171906e" style:font-size-asian="11pt" style:font-size-complex="11pt"/>
    </style:style>
    <style:style style:name="P343" style:family="paragraph" style:parent-style-name="Standard">
      <style:paragraph-properties fo:margin-left="0in" fo:margin-right="0in" fo:text-indent="0in" style:auto-text-indent="false"/>
      <style:text-properties style:font-name="arial" fo:font-size="11pt" fo:language="fr" fo:country="CA" officeooo:rsid="01756a64" officeooo:paragraph-rsid="01756a64" style:font-size-asian="11pt" style:font-size-complex="11pt"/>
    </style:style>
    <style:style style:name="P344" style:family="paragraph" style:parent-style-name="Standard">
      <style:paragraph-properties fo:margin-left="0in" fo:margin-right="0in" fo:text-indent="0in" style:auto-text-indent="false"/>
      <style:text-properties style:font-name="arial" fo:font-size="11pt" fo:language="fr" fo:country="CA" officeooo:rsid="01749b59" officeooo:paragraph-rsid="01749b59" style:font-size-asian="11pt" style:font-size-complex="11pt"/>
    </style:style>
    <style:style style:name="P345" style:family="paragraph" style:parent-style-name="Standard">
      <style:paragraph-properties fo:margin-left="0in" fo:margin-right="0in" fo:text-indent="0in" style:auto-text-indent="false"/>
      <style:text-properties style:font-name="arial" fo:font-size="11pt" fo:language="fr" fo:country="CA" officeooo:paragraph-rsid="017e8a2c" style:font-size-asian="11pt" style:font-size-complex="11pt"/>
    </style:style>
    <style:style style:name="P346" style:family="paragraph" style:parent-style-name="Standard">
      <style:paragraph-properties fo:margin-left="0in" fo:margin-right="0in" fo:text-indent="0in" style:auto-text-indent="false"/>
      <style:text-properties style:font-name="arial" fo:font-size="11pt" fo:language="fr" fo:country="CA" officeooo:paragraph-rsid="01a1e14a" style:font-size-asian="11pt" style:font-size-complex="11pt"/>
    </style:style>
    <style:style style:name="P347" style:family="paragraph" style:parent-style-name="Standard">
      <style:paragraph-properties fo:margin-left="0in" fo:margin-right="0in" fo:text-indent="0in" style:auto-text-indent="false"/>
      <style:text-properties style:font-name="arial" fo:font-size="11pt" fo:language="fr" fo:country="CA" officeooo:rsid="01fc5e3a" officeooo:paragraph-rsid="01fc5e3a" style:font-size-asian="11pt" style:font-size-complex="11pt"/>
    </style:style>
    <style:style style:name="P348" style:family="paragraph" style:parent-style-name="Standard">
      <style:paragraph-properties fo:margin-left="0in" fo:margin-right="0in" fo:text-indent="0in" style:auto-text-indent="false"/>
      <style:text-properties style:font-name="arial" fo:font-size="11pt" fo:language="fr" fo:country="CA" officeooo:rsid="022f1384" officeooo:paragraph-rsid="022f1384" style:font-size-asian="11pt" style:font-size-complex="11pt"/>
    </style:style>
    <style:style style:name="P349" style:family="paragraph" style:parent-style-name="Standard">
      <style:paragraph-properties fo:margin-left="0in" fo:margin-right="0in" fo:text-indent="0in" style:auto-text-indent="false"/>
      <style:text-properties style:font-name="arial" fo:font-size="11pt" fo:language="fr" fo:country="CA" officeooo:paragraph-rsid="0254f50d" style:font-size-asian="11pt" style:font-size-complex="11pt"/>
    </style:style>
    <style:style style:name="P350" style:family="paragraph" style:parent-style-name="Standard">
      <style:paragraph-properties fo:margin-left="0in" fo:margin-right="0in" fo:text-indent="0in" style:auto-text-indent="false"/>
      <style:text-properties style:font-name="arial" fo:font-size="11pt" fo:language="fr" fo:country="CA" officeooo:rsid="0259d770" officeooo:paragraph-rsid="0259d770" style:font-size-asian="11pt" style:font-size-complex="11pt"/>
    </style:style>
    <style:style style:name="P351" style:family="paragraph" style:parent-style-name="Standard">
      <style:paragraph-properties fo:margin-left="0in" fo:margin-right="0in" fo:text-indent="0in" style:auto-text-indent="false"/>
      <style:text-properties style:font-name="arial" fo:font-size="11pt" fo:language="fr" fo:country="CA" officeooo:rsid="025bca9b" officeooo:paragraph-rsid="025bca9b" style:font-size-asian="11pt" style:font-size-complex="11pt"/>
    </style:style>
    <style:style style:name="P352" style:family="paragraph" style:parent-style-name="Standard">
      <style:paragraph-properties fo:margin-left="0in" fo:margin-right="0in" fo:text-indent="0in" style:auto-text-indent="false"/>
      <style:text-properties style:font-name="arial" fo:font-size="11pt" fo:language="fr" fo:country="CA" officeooo:paragraph-rsid="0263faf8" style:font-size-asian="11pt" style:font-size-complex="11pt"/>
    </style:style>
    <style:style style:name="P353" style:family="paragraph" style:parent-style-name="Standard">
      <style:paragraph-properties fo:margin-left="0in" fo:margin-right="0in" fo:text-indent="0in" style:auto-text-indent="false"/>
      <style:text-properties style:font-name="arial" fo:font-size="11pt" fo:language="fr" fo:country="CA" officeooo:paragraph-rsid="0262675a" style:font-size-asian="11pt" style:font-size-complex="11pt"/>
    </style:style>
    <style:style style:name="P354" style:family="paragraph" style:parent-style-name="Standard">
      <style:paragraph-properties fo:margin-left="0in" fo:margin-right="0in" fo:text-indent="0in" style:auto-text-indent="false"/>
      <style:text-properties style:font-name="arial" fo:font-size="11pt" fo:language="fr" fo:country="CA" officeooo:paragraph-rsid="0285730f" style:font-size-asian="11pt" style:font-size-complex="11pt"/>
    </style:style>
    <style:style style:name="P355" style:family="paragraph" style:parent-style-name="Standard">
      <style:paragraph-properties fo:margin-left="0in" fo:margin-right="0in" fo:text-indent="0in" style:auto-text-indent="false"/>
      <style:text-properties style:font-name="arial" fo:font-size="11pt" fo:language="fr" fo:country="CA" officeooo:paragraph-rsid="028e6940" style:font-size-asian="11pt" style:font-size-complex="11pt"/>
    </style:style>
    <style:style style:name="P356" style:family="paragraph" style:parent-style-name="Standard">
      <style:paragraph-properties fo:margin-left="0in" fo:margin-right="0in" fo:text-indent="0in" style:auto-text-indent="false"/>
      <style:text-properties style:font-name="arial" fo:font-size="11pt" fo:language="fr" fo:country="CA" officeooo:rsid="028e6940" officeooo:paragraph-rsid="028e6940" style:font-size-asian="11pt" style:font-size-complex="11pt"/>
    </style:style>
    <style:style style:name="P357" style:family="paragraph" style:parent-style-name="Standard">
      <style:paragraph-properties fo:margin-left="0in" fo:margin-right="0in" fo:text-indent="0in" style:auto-text-indent="false"/>
      <style:text-properties style:font-name="arial" fo:font-size="11pt" fo:language="fr" fo:country="CA" officeooo:rsid="02927446" officeooo:paragraph-rsid="02927446" style:font-size-asian="11pt" style:font-size-complex="11pt"/>
    </style:style>
    <style:style style:name="P358" style:family="paragraph" style:parent-style-name="Standard">
      <style:paragraph-properties fo:margin-left="0in" fo:margin-right="0in" fo:text-indent="0in" style:auto-text-indent="false"/>
      <style:text-properties officeooo:paragraph-rsid="0512344d"/>
    </style:style>
    <style:style style:name="P359" style:family="paragraph" style:parent-style-name="Standard">
      <style:paragraph-properties fo:margin-left="0in" fo:margin-right="0in" fo:text-indent="0in" style:auto-text-indent="false"/>
      <style:text-properties officeooo:rsid="05176c35" officeooo:paragraph-rsid="05176c35"/>
    </style:style>
    <style:style style:name="P360" style:family="paragraph" style:parent-style-name="Standard">
      <style:paragraph-properties fo:margin-left="0in" fo:margin-right="0in" fo:text-indent="0in" style:auto-text-indent="false"/>
      <style:text-properties officeooo:rsid="0519d67b" officeooo:paragraph-rsid="0519d67b"/>
    </style:style>
    <style:style style:name="P361" style:family="paragraph" style:parent-style-name="Standard">
      <style:paragraph-properties fo:margin-left="0in" fo:margin-right="0in" fo:text-indent="0in" style:auto-text-indent="false"/>
      <style:text-properties officeooo:rsid="051df378" officeooo:paragraph-rsid="051df378"/>
    </style:style>
    <style:style style:name="P362" style:family="paragraph" style:parent-style-name="Standard">
      <style:paragraph-properties fo:margin-left="0in" fo:margin-right="0in" fo:text-indent="0in" style:auto-text-indent="false"/>
      <style:text-properties officeooo:rsid="0520136a" officeooo:paragraph-rsid="0520136a"/>
    </style:style>
    <style:style style:name="P363" style:family="paragraph" style:parent-style-name="Standard">
      <style:paragraph-properties fo:margin-left="0in" fo:margin-right="0in" fo:text-indent="0in" style:auto-text-indent="false"/>
      <style:text-properties officeooo:paragraph-rsid="052229b5"/>
    </style:style>
    <style:style style:name="P364" style:family="paragraph" style:parent-style-name="Standard">
      <style:paragraph-properties fo:margin-left="0in" fo:margin-right="0in" fo:text-indent="0in" style:auto-text-indent="false"/>
      <style:text-properties officeooo:paragraph-rsid="056d4592"/>
    </style:style>
    <style:style style:name="P365" style:family="paragraph" style:parent-style-name="Standard">
      <style:paragraph-properties fo:margin-left="0in" fo:margin-right="0in" fo:text-indent="0in" style:auto-text-indent="false"/>
      <style:text-properties officeooo:paragraph-rsid="056ee0e6"/>
    </style:style>
    <style:style style:name="P366" style:family="paragraph" style:parent-style-name="Standard">
      <style:paragraph-properties fo:margin-left="0in" fo:margin-right="0in" fo:text-indent="0in" style:auto-text-indent="false"/>
      <style:text-properties officeooo:rsid="057568bf" officeooo:paragraph-rsid="057568bf"/>
    </style:style>
    <style:style style:name="P367" style:family="paragraph" style:parent-style-name="Standard">
      <style:paragraph-properties fo:margin-left="0in" fo:margin-right="0in" fo:text-indent="0in" style:auto-text-indent="false"/>
      <style:text-properties officeooo:paragraph-rsid="0579c6fe"/>
    </style:style>
    <style:style style:name="P368" style:family="paragraph" style:parent-style-name="Standard">
      <style:paragraph-properties fo:margin-left="0in" fo:margin-right="0in" fo:text-indent="0in" style:auto-text-indent="false"/>
      <style:text-properties officeooo:rsid="057fc43b" officeooo:paragraph-rsid="059459dc"/>
    </style:style>
    <style:style style:name="P369" style:family="paragraph" style:parent-style-name="Standard">
      <style:paragraph-properties fo:margin-left="0in" fo:margin-right="0in" fo:text-indent="0in" style:auto-text-indent="false"/>
      <style:text-properties officeooo:rsid="057fc43b" officeooo:paragraph-rsid="0594bc3f"/>
    </style:style>
    <style:style style:name="P370" style:family="paragraph" style:parent-style-name="Standard">
      <style:paragraph-properties fo:margin-left="0in" fo:margin-right="0in" fo:text-indent="0in" style:auto-text-indent="false"/>
      <style:text-properties style:text-underline-style="none" officeooo:rsid="0586d55a" officeooo:paragraph-rsid="0586d55a"/>
    </style:style>
    <style:style style:name="P371" style:family="paragraph" style:parent-style-name="Standard">
      <style:paragraph-properties fo:margin-left="0in" fo:margin-right="0in" fo:text-indent="0in" style:auto-text-indent="false"/>
      <style:text-properties style:text-underline-style="none" officeooo:rsid="06ab52f6" officeooo:paragraph-rsid="06ab52f6"/>
    </style:style>
    <style:style style:name="P372" style:family="paragraph" style:parent-style-name="Standard">
      <style:paragraph-properties fo:margin-left="0in" fo:margin-right="0in" fo:text-indent="0in" style:auto-text-indent="false"/>
      <style:text-properties style:text-underline-style="none" fo:font-weight="normal" officeooo:rsid="073782d9" officeooo:paragraph-rsid="073782d9" style:font-weight-asian="normal" style:font-weight-complex="normal"/>
    </style:style>
    <style:style style:name="P373" style:family="paragraph" style:parent-style-name="Standard">
      <style:paragraph-properties fo:margin-left="0in" fo:margin-right="0in" fo:text-indent="0in" style:auto-text-indent="false"/>
      <style:text-properties style:text-underline-style="none" officeooo:rsid="072d475f" officeooo:paragraph-rsid="072d475f"/>
    </style:style>
    <style:style style:name="P374" style:family="paragraph" style:parent-style-name="Standard">
      <style:paragraph-properties fo:margin-left="0in" fo:margin-right="0in" fo:text-indent="0in" style:auto-text-indent="false"/>
      <style:text-properties style:text-underline-style="none" officeooo:rsid="072f16c6" officeooo:paragraph-rsid="072f16c6"/>
    </style:style>
    <style:style style:name="P375" style:family="paragraph" style:parent-style-name="Standard">
      <style:paragraph-properties fo:margin-left="0in" fo:margin-right="0in" fo:text-indent="0in" style:auto-text-indent="false"/>
      <style:text-properties style:text-underline-style="none" officeooo:rsid="0733aac3" officeooo:paragraph-rsid="0733aac3"/>
    </style:style>
    <style:style style:name="P376" style:family="paragraph" style:parent-style-name="Standard">
      <style:paragraph-properties fo:margin-left="0in" fo:margin-right="0in" fo:text-indent="0in" style:auto-text-indent="false"/>
      <style:text-properties officeooo:rsid="0589f008" officeooo:paragraph-rsid="0589f008"/>
    </style:style>
    <style:style style:name="P377" style:family="paragraph" style:parent-style-name="Standard">
      <style:paragraph-properties fo:margin-left="0in" fo:margin-right="0in" fo:text-indent="0in" style:auto-text-indent="false"/>
      <style:text-properties fo:color="#158466" style:font-name="arial" fo:font-size="11pt" fo:language="fr" fo:country="CA" style:text-underline-style="none" fo:font-weight="normal" officeooo:rsid="05841fb6" officeooo:paragraph-rsid="05841fb6" fo:background-color="#ffffff" style:font-size-asian="11pt" style:font-weight-asian="normal" style:font-size-complex="11pt" style:font-weight-complex="normal"/>
    </style:style>
    <style:style style:name="P378" style:family="paragraph" style:parent-style-name="Standard">
      <style:paragraph-properties fo:margin-left="0in" fo:margin-right="0in" fo:text-indent="0in" style:auto-text-indent="false"/>
      <style:text-properties fo:color="#158466" style:font-name="arial" fo:font-size="11pt" fo:language="fr" fo:country="CA" style:text-underline-style="none" fo:font-weight="normal" officeooo:rsid="0584798b" officeooo:paragraph-rsid="0584798b" fo:background-color="#ffffff" style:font-size-asian="11pt" style:font-size-complex="11pt"/>
    </style:style>
    <style:style style:name="P379" style:family="paragraph" style:parent-style-name="Standard">
      <style:paragraph-properties fo:margin-left="0in" fo:margin-right="0in" fo:text-indent="0in" style:auto-text-indent="false"/>
      <style:text-properties fo:color="#158466" style:font-name="arial" fo:font-size="11pt" fo:language="fr" fo:country="CA" style:text-underline-style="none" fo:font-weight="normal" officeooo:rsid="058ef1b4" officeooo:paragraph-rsid="058ef1b4" fo:background-color="#ffffff" style:font-size-asian="11pt" style:font-size-complex="11pt"/>
    </style:style>
    <style:style style:name="P380" style:family="paragraph" style:parent-style-name="Standard">
      <style:paragraph-properties fo:margin-left="0in" fo:margin-right="0in" fo:text-indent="0in" style:auto-text-indent="false"/>
      <style:text-properties fo:color="#158466" style:font-name="arial" fo:font-size="11pt" fo:language="fr" fo:country="CA" style:text-underline-style="none" fo:font-weight="normal" officeooo:rsid="059bae59" officeooo:paragraph-rsid="059bae59" fo:background-color="#ffffff" style:font-size-asian="11pt" style:font-size-complex="11pt"/>
    </style:style>
    <style:style style:name="P381" style:family="paragraph" style:parent-style-name="Standard">
      <style:paragraph-properties fo:margin-left="0in" fo:margin-right="0in" fo:text-indent="0in" style:auto-text-indent="false"/>
      <style:text-properties fo:color="#158466" style:font-name="arial" fo:font-size="11pt" fo:language="fr" fo:country="CA" style:text-underline-style="none" fo:font-weight="normal" officeooo:rsid="059d7bed" officeooo:paragraph-rsid="059d7bed" fo:background-color="#ffffff" style:font-size-asian="11pt" style:font-size-complex="11pt"/>
    </style:style>
    <style:style style:name="P382" style:family="paragraph" style:parent-style-name="Standard">
      <style:paragraph-properties fo:margin-left="0in" fo:margin-right="0in" fo:text-indent="0in" style:auto-text-indent="false"/>
      <style:text-properties fo:color="#158466" style:font-name="arial" fo:font-size="11pt" fo:language="fr" fo:country="CA" style:text-underline-style="none" fo:font-weight="normal" officeooo:rsid="0586532d" officeooo:paragraph-rsid="0586532d" fo:background-color="#ffffff" style:font-size-asian="11pt" style:font-size-complex="11pt"/>
    </style:style>
    <style:style style:name="P383" style:family="paragraph" style:parent-style-name="Standard">
      <style:paragraph-properties fo:margin-left="0in" fo:margin-right="0in" fo:text-indent="0in" style:auto-text-indent="false"/>
      <style:text-properties fo:color="#158466" style:font-name="arial" fo:font-size="11pt" fo:font-weight="normal" officeooo:paragraph-rsid="059d7bed" fo:background-color="#ffffff"/>
    </style:style>
    <style:style style:name="P384" style:family="paragraph" style:parent-style-name="Standard">
      <style:paragraph-properties fo:margin-left="0in" fo:margin-right="0in" fo:text-indent="0in" style:auto-text-indent="false"/>
      <style:text-properties fo:color="#158466" officeooo:rsid="058f03b4" officeooo:paragraph-rsid="058f03b4"/>
    </style:style>
    <style:style style:name="P385" style:family="paragraph" style:parent-style-name="Standard">
      <style:paragraph-properties fo:margin-left="0in" fo:margin-right="0in" fo:text-indent="0in" style:auto-text-indent="false"/>
      <style:text-properties fo:color="#158466" officeooo:paragraph-rsid="05a356c1"/>
    </style:style>
    <style:style style:name="P386" style:family="paragraph" style:parent-style-name="Standard">
      <style:paragraph-properties fo:margin-left="0in" fo:margin-right="0in" fo:text-indent="0in" style:auto-text-indent="false"/>
      <style:text-properties fo:color="#158466" officeooo:rsid="0584798b" officeooo:paragraph-rsid="0584798b"/>
    </style:style>
    <style:style style:name="P387" style:family="paragraph" style:parent-style-name="Standard">
      <style:paragraph-properties fo:margin-left="0in" fo:margin-right="0in" fo:text-indent="0in" style:auto-text-indent="false"/>
      <style:text-properties fo:color="#158466" officeooo:rsid="0578447f" officeooo:paragraph-rsid="05b87e9c"/>
    </style:style>
    <style:style style:name="P388" style:family="paragraph" style:parent-style-name="Standard">
      <style:paragraph-properties fo:margin-left="0in" fo:margin-right="0in" fo:text-indent="0in" style:auto-text-indent="false"/>
      <style:text-properties officeooo:paragraph-rsid="05b0ff79"/>
    </style:style>
    <style:style style:name="P389" style:family="paragraph" style:parent-style-name="Standard">
      <style:paragraph-properties fo:margin-left="0in" fo:margin-right="0in" fo:text-indent="0in" style:auto-text-indent="false"/>
      <style:text-properties officeooo:rsid="057eb130" officeooo:paragraph-rsid="05b87e9c"/>
    </style:style>
    <style:style style:name="P390" style:family="paragraph" style:parent-style-name="Standard">
      <style:paragraph-properties fo:margin-left="0in" fo:margin-right="0in" fo:text-indent="0in" style:auto-text-indent="false"/>
      <style:text-properties officeooo:paragraph-rsid="05cda222"/>
    </style:style>
    <style:style style:name="P391" style:family="paragraph" style:parent-style-name="Standard">
      <style:paragraph-properties fo:margin-left="0in" fo:margin-right="0in" fo:text-indent="0in" style:auto-text-indent="false"/>
      <style:text-properties officeooo:rsid="05d26b84" officeooo:paragraph-rsid="05d26b84"/>
    </style:style>
    <style:style style:name="P392" style:family="paragraph" style:parent-style-name="Standard">
      <style:paragraph-properties fo:margin-left="0in" fo:margin-right="0in" fo:text-indent="0in" style:auto-text-indent="false"/>
      <style:text-properties officeooo:paragraph-rsid="05dcacc2"/>
    </style:style>
    <style:style style:name="P393" style:family="paragraph" style:parent-style-name="Standard">
      <style:paragraph-properties fo:margin-left="0in" fo:margin-right="0in" fo:text-indent="0in" style:auto-text-indent="false"/>
      <style:text-properties officeooo:paragraph-rsid="05f3e4de"/>
    </style:style>
    <style:style style:name="P394" style:family="paragraph" style:parent-style-name="Standard">
      <style:paragraph-properties fo:margin-left="0in" fo:margin-right="0in" fo:text-indent="0in" style:auto-text-indent="false"/>
      <style:text-properties officeooo:paragraph-rsid="05fe9459"/>
    </style:style>
    <style:style style:name="P395" style:family="paragraph" style:parent-style-name="Standard">
      <style:paragraph-properties fo:margin-left="0in" fo:margin-right="0in" fo:text-indent="0in" style:auto-text-indent="false"/>
      <style:text-properties officeooo:paragraph-rsid="0606f099"/>
    </style:style>
    <style:style style:name="P396" style:family="paragraph" style:parent-style-name="Standard">
      <style:paragraph-properties fo:margin-left="0in" fo:margin-right="0in" fo:text-indent="0in" style:auto-text-indent="false"/>
      <style:text-properties officeooo:rsid="060f89a8" officeooo:paragraph-rsid="060f89a8"/>
    </style:style>
    <style:style style:name="P397" style:family="paragraph" style:parent-style-name="Standard">
      <style:paragraph-properties fo:margin-left="0in" fo:margin-right="0in" fo:text-indent="0in" style:auto-text-indent="false"/>
      <style:text-properties officeooo:paragraph-rsid="0612761d"/>
    </style:style>
    <style:style style:name="P398" style:family="paragraph" style:parent-style-name="Standard">
      <style:paragraph-properties fo:margin-left="0in" fo:margin-right="0in" fo:text-indent="0in" style:auto-text-indent="false"/>
      <style:text-properties officeooo:rsid="0616eb50" officeooo:paragraph-rsid="0616eb50"/>
    </style:style>
    <style:style style:name="P399" style:family="paragraph" style:parent-style-name="Standard">
      <style:paragraph-properties fo:margin-left="0in" fo:margin-right="0in" fo:text-indent="0in" style:auto-text-indent="false"/>
      <style:text-properties officeooo:paragraph-rsid="05e45309"/>
    </style:style>
    <style:style style:name="P400" style:family="paragraph" style:parent-style-name="Standard">
      <style:paragraph-properties fo:margin-left="0in" fo:margin-right="0in" fo:text-indent="0in" style:auto-text-indent="false"/>
      <style:text-properties officeooo:paragraph-rsid="0629bc23"/>
    </style:style>
    <style:style style:name="P401" style:family="paragraph" style:parent-style-name="Standard">
      <style:paragraph-properties fo:margin-left="0in" fo:margin-right="0in" fo:text-indent="0in" style:auto-text-indent="false"/>
      <style:text-properties officeooo:rsid="062d8467" officeooo:paragraph-rsid="062d8467"/>
    </style:style>
    <style:style style:name="P402" style:family="paragraph" style:parent-style-name="Standard">
      <style:paragraph-properties fo:margin-left="0in" fo:margin-right="0in" fo:text-indent="0in" style:auto-text-indent="false"/>
      <style:text-properties officeooo:paragraph-rsid="05ed1641"/>
    </style:style>
    <style:style style:name="P403"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62d8467" officeooo:paragraph-rsid="0649c974" style:font-weight-asian="bold" style:font-weight-complex="bold"/>
    </style:style>
    <style:style style:name="P404" style:family="paragraph" style:parent-style-name="Standard">
      <style:paragraph-properties fo:margin-left="0in" fo:margin-right="0in" fo:text-indent="0in" style:auto-text-indent="false"/>
      <style:text-properties style:text-underline-style="solid" style:text-underline-width="auto" style:text-underline-color="font-color" officeooo:rsid="069fa962" officeooo:paragraph-rsid="069fa962"/>
    </style:style>
    <style:style style:name="P405" style:family="paragraph" style:parent-style-name="Standard">
      <style:paragraph-properties fo:margin-left="0in" fo:margin-right="0in" fo:text-indent="0in" style:auto-text-indent="false"/>
      <style:text-properties style:text-underline-style="solid" style:text-underline-width="auto" style:text-underline-color="font-color" officeooo:rsid="069db912" officeooo:paragraph-rsid="069db912"/>
    </style:style>
    <style:style style:name="P406" style:family="paragraph" style:parent-style-name="Standard">
      <style:paragraph-properties fo:margin-left="0in" fo:margin-right="0in" fo:text-indent="0in" style:auto-text-indent="false"/>
      <style:text-properties style:text-underline-style="solid" style:text-underline-width="auto" style:text-underline-color="font-color" officeooo:paragraph-rsid="06ff2a40"/>
    </style:style>
    <style:style style:name="P407" style:family="paragraph" style:parent-style-name="Standard">
      <style:paragraph-properties fo:margin-left="0in" fo:margin-right="0in" fo:text-indent="0in" style:auto-text-indent="false"/>
      <style:text-properties style:text-underline-style="solid" style:text-underline-width="auto" style:text-underline-color="font-color" officeooo:rsid="073150c8" officeooo:paragraph-rsid="073150c8"/>
    </style:style>
    <style:style style:name="P408" style:family="paragraph" style:parent-style-name="Standard">
      <style:paragraph-properties fo:margin-left="0in" fo:margin-right="0in" fo:text-indent="0in" style:auto-text-indent="false"/>
      <style:text-properties style:text-underline-style="solid" style:text-underline-width="auto" style:text-underline-color="font-color" officeooo:rsid="0732c2c2" officeooo:paragraph-rsid="0732c2c2"/>
    </style:style>
    <style:style style:name="P409" style:family="paragraph" style:parent-style-name="Standard">
      <style:paragraph-properties fo:margin-left="0in" fo:margin-right="0in" fo:text-indent="0in" style:auto-text-indent="false"/>
      <style:text-properties style:text-underline-style="solid" style:text-underline-width="auto" style:text-underline-color="font-color" fo:font-weight="normal" officeooo:rsid="073a3605" officeooo:paragraph-rsid="073a3605" style:font-weight-asian="normal" style:font-weight-complex="normal"/>
    </style:style>
    <style:style style:name="P410" style:family="paragraph" style:parent-style-name="Standard">
      <style:paragraph-properties fo:margin-left="0in" fo:margin-right="0in" fo:text-indent="0in" style:auto-text-indent="false"/>
      <style:text-properties style:text-underline-style="solid" style:text-underline-width="auto" style:text-underline-color="font-color" officeooo:rsid="073f7af6" officeooo:paragraph-rsid="073f7af6"/>
    </style:style>
    <style:style style:name="P411" style:family="paragraph" style:parent-style-name="Standard">
      <style:paragraph-properties fo:margin-left="0in" fo:margin-right="0in" fo:text-indent="0in" style:auto-text-indent="false"/>
      <style:text-properties style:text-underline-style="solid" style:text-underline-width="auto" style:text-underline-color="font-color" officeooo:rsid="075c40ad" officeooo:paragraph-rsid="075c40ad"/>
    </style:style>
    <style:style style:name="P412" style:family="paragraph" style:parent-style-name="Standard">
      <style:paragraph-properties fo:margin-left="0in" fo:margin-right="0in" fo:text-indent="0in" style:auto-text-indent="false"/>
      <style:text-properties officeooo:paragraph-rsid="068b37dc"/>
    </style:style>
    <style:style style:name="P413" style:family="paragraph" style:parent-style-name="Standard">
      <style:paragraph-properties fo:margin-left="0in" fo:margin-right="0in" fo:text-indent="0in" style:auto-text-indent="false"/>
      <style:text-properties fo:font-weight="bold" officeooo:rsid="068bfb59" officeooo:paragraph-rsid="068bfb59" style:font-weight-asian="bold" style:font-weight-complex="bold"/>
    </style:style>
    <style:style style:name="P414" style:family="paragraph" style:parent-style-name="Standard">
      <style:paragraph-properties fo:margin-left="0in" fo:margin-right="0in" fo:text-indent="0in" style:auto-text-indent="false"/>
      <style:text-properties fo:font-weight="bold" officeooo:rsid="068bfb59" officeooo:paragraph-rsid="06d7f501" style:font-weight-asian="bold" style:font-weight-complex="bold"/>
    </style:style>
    <style:style style:name="P415" style:family="paragraph" style:parent-style-name="Standard">
      <style:paragraph-properties fo:margin-left="0in" fo:margin-right="0in" fo:text-indent="0in" style:auto-text-indent="false"/>
      <style:text-properties fo:font-weight="bold" officeooo:rsid="06930dbb" officeooo:paragraph-rsid="0696a371" style:font-weight-asian="bold" style:font-weight-complex="bold"/>
    </style:style>
    <style:style style:name="P416" style:family="paragraph" style:parent-style-name="Standard">
      <style:paragraph-properties fo:margin-left="0in" fo:margin-right="0in" fo:text-indent="0in" style:auto-text-indent="false"/>
      <style:text-properties fo:font-weight="bold" officeooo:rsid="069887b7" officeooo:paragraph-rsid="069887b7" style:font-weight-asian="bold" style:font-weight-complex="bold"/>
    </style:style>
    <style:style style:name="P417" style:family="paragraph" style:parent-style-name="Standard">
      <style:paragraph-properties fo:margin-left="0in" fo:margin-right="0in" fo:text-indent="0in" style:auto-text-indent="false"/>
      <style:text-properties fo:font-weight="bold" officeooo:rsid="06a50266" officeooo:paragraph-rsid="06a50266" style:font-weight-asian="bold" style:font-weight-complex="bold"/>
    </style:style>
    <style:style style:name="P418" style:family="paragraph" style:parent-style-name="Standard">
      <style:paragraph-properties fo:margin-left="0in" fo:margin-right="0in" fo:text-indent="0in" style:auto-text-indent="false"/>
      <style:text-properties officeooo:paragraph-rsid="068768d0"/>
    </style:style>
    <style:style style:name="P419" style:family="paragraph" style:parent-style-name="Standard">
      <style:paragraph-properties fo:margin-left="0in" fo:margin-right="0in" fo:text-indent="0in" style:auto-text-indent="false"/>
      <style:text-properties officeooo:rsid="069fa962" officeooo:paragraph-rsid="069fa962"/>
    </style:style>
    <style:style style:name="P420" style:family="paragraph" style:parent-style-name="Standard">
      <style:paragraph-properties fo:margin-left="0in" fo:margin-right="0in" fo:text-indent="0in" style:auto-text-indent="false"/>
      <style:text-properties officeooo:rsid="06a8d9f8" officeooo:paragraph-rsid="06a8d9f8"/>
    </style:style>
    <style:style style:name="P421" style:family="paragraph" style:parent-style-name="Standard">
      <style:paragraph-properties fo:margin-left="0in" fo:margin-right="0in" fo:text-indent="0in" style:auto-text-indent="false"/>
      <style:text-properties officeooo:rsid="06ac7f86" officeooo:paragraph-rsid="06ac7f86"/>
    </style:style>
    <style:style style:name="P422" style:family="paragraph" style:parent-style-name="Standard">
      <style:paragraph-properties fo:margin-left="0in" fo:margin-right="0in" fo:text-indent="0in" style:auto-text-indent="false"/>
      <style:text-properties officeooo:paragraph-rsid="06a593ba"/>
    </style:style>
    <style:style style:name="P423" style:family="paragraph" style:parent-style-name="Standard">
      <style:paragraph-properties fo:margin-left="0in" fo:margin-right="0in" fo:text-indent="0in" style:auto-text-indent="false"/>
      <style:text-properties officeooo:rsid="06b4a256" officeooo:paragraph-rsid="06b4a256"/>
    </style:style>
    <style:style style:name="P424" style:family="paragraph" style:parent-style-name="Standard">
      <style:paragraph-properties fo:margin-left="0in" fo:margin-right="0in" fo:text-indent="0in" style:auto-text-indent="false"/>
      <style:text-properties officeooo:paragraph-rsid="06b7868b"/>
    </style:style>
    <style:style style:name="P425" style:family="paragraph" style:parent-style-name="Standard">
      <style:paragraph-properties fo:margin-left="0in" fo:margin-right="0in" fo:text-indent="0in" style:auto-text-indent="false"/>
      <style:text-properties officeooo:rsid="06bdb486" officeooo:paragraph-rsid="06bdb486"/>
    </style:style>
    <style:style style:name="P426" style:family="paragraph" style:parent-style-name="Standard">
      <style:paragraph-properties fo:margin-left="0in" fo:margin-right="0in" fo:text-indent="0in" style:auto-text-indent="false"/>
      <style:text-properties officeooo:rsid="06ad704a" officeooo:paragraph-rsid="06ad704a"/>
    </style:style>
    <style:style style:name="P427" style:family="paragraph" style:parent-style-name="Standard">
      <style:paragraph-properties fo:margin-left="0in" fo:margin-right="0in" fo:text-indent="0in" style:auto-text-indent="false"/>
      <style:text-properties officeooo:paragraph-rsid="06c78941"/>
    </style:style>
    <style:style style:name="P428" style:family="paragraph" style:parent-style-name="Standard">
      <style:paragraph-properties fo:margin-left="0in" fo:margin-right="0in" fo:text-indent="0in" style:auto-text-indent="false"/>
      <style:text-properties officeooo:paragraph-rsid="06cd58fd"/>
    </style:style>
    <style:style style:name="P429" style:family="paragraph" style:parent-style-name="Standard">
      <style:paragraph-properties fo:margin-left="0in" fo:margin-right="0in" fo:text-indent="0in" style:auto-text-indent="false"/>
      <style:text-properties officeooo:paragraph-rsid="06d40852"/>
    </style:style>
    <style:style style:name="P430" style:family="paragraph" style:parent-style-name="Standard">
      <style:paragraph-properties fo:margin-left="0in" fo:margin-right="0in" fo:text-indent="0in" style:auto-text-indent="false"/>
      <style:text-properties officeooo:paragraph-rsid="06d7f501"/>
    </style:style>
    <style:style style:name="P431" style:family="paragraph" style:parent-style-name="Standard">
      <style:paragraph-properties fo:margin-left="0in" fo:margin-right="0in" fo:text-indent="0in" style:auto-text-indent="false"/>
      <style:text-properties officeooo:paragraph-rsid="06e84991"/>
    </style:style>
    <style:style style:name="P432" style:family="paragraph" style:parent-style-name="Standard">
      <style:paragraph-properties fo:margin-left="0in" fo:margin-right="0in" fo:text-indent="0in" style:auto-text-indent="false"/>
      <style:text-properties officeooo:paragraph-rsid="0708ca25"/>
    </style:style>
    <style:style style:name="P433" style:family="paragraph" style:parent-style-name="Standard">
      <style:paragraph-properties fo:margin-left="0in" fo:margin-right="0in" fo:text-indent="0in" style:auto-text-indent="false"/>
      <style:text-properties officeooo:paragraph-rsid="073c9077"/>
    </style:style>
    <style:style style:name="P434" style:family="paragraph" style:parent-style-name="Standard">
      <style:paragraph-properties fo:margin-left="0in" fo:margin-right="0in" fo:text-indent="0in" style:auto-text-indent="false"/>
      <style:text-properties officeooo:paragraph-rsid="06fd2f82"/>
    </style:style>
    <style:style style:name="P435" style:family="paragraph" style:parent-style-name="Standard">
      <style:paragraph-properties fo:margin-left="0in" fo:margin-right="0in" fo:text-indent="0in" style:auto-text-indent="false"/>
      <style:text-properties officeooo:paragraph-rsid="0757d5f2"/>
    </style:style>
    <style:style style:name="P436" style:family="paragraph" style:parent-style-name="Standard">
      <style:text-properties fo:color="#000000" style:font-name="arial" fo:font-size="11pt" fo:language="fr" fo:country="CA" fo:font-weight="normal" officeooo:rsid="00b0f4b6" officeooo:paragraph-rsid="00b0f4b6" fo:background-color="transparent" style:font-size-asian="11pt" style:language-asian="zxx" style:country-asian="none" style:font-size-complex="11pt" style:language-complex="zxx" style:country-complex="none"/>
    </style:style>
    <style:style style:name="P437" style:family="paragraph" style:parent-style-name="Standard">
      <style:text-properties fo:color="#000000" style:font-name="arial" fo:font-size="11pt" fo:language="fr" fo:country="CA" fo:font-weight="normal" officeooo:rsid="00be259e" officeooo:paragraph-rsid="00be259e" fo:background-color="transparent" style:font-size-asian="11pt" style:language-asian="zxx" style:country-asian="none" style:font-size-complex="11pt" style:language-complex="zxx" style:country-complex="none"/>
    </style:style>
    <style:style style:name="P438" style:family="paragraph" style:parent-style-name="Standard">
      <style:text-properties fo:color="#000000" style:font-name="arial" fo:font-size="11pt" fo:language="fr" fo:country="CA" fo:font-weight="normal" officeooo:rsid="00c13fcd" officeooo:paragraph-rsid="00c13fcd" fo:background-color="transparent" style:font-size-asian="11pt" style:language-asian="zxx" style:country-asian="none" style:font-size-complex="11pt" style:language-complex="zxx" style:country-complex="none"/>
    </style:style>
    <style:style style:name="P439" style:family="paragraph" style:parent-style-name="Standard">
      <style:text-properties fo:color="#000000" style:font-name="arial" fo:font-size="11pt" fo:language="fr" fo:country="CA" fo:font-weight="normal" officeooo:rsid="00c522c4" officeooo:paragraph-rsid="00c522c4" fo:background-color="transparent" style:font-size-asian="11pt" style:language-asian="zxx" style:country-asian="none" style:font-size-complex="11pt" style:language-complex="zxx" style:country-complex="none"/>
    </style:style>
    <style:style style:name="P440" style:family="paragraph" style:parent-style-name="Standard">
      <style:text-properties fo:color="#000000" style:font-name="arial" fo:font-size="11pt" fo:language="fr" fo:country="CA" fo:font-weight="normal" officeooo:rsid="00c7f3e2" officeooo:paragraph-rsid="00c7f3e2" fo:background-color="transparent" style:font-size-asian="11pt" style:language-asian="zxx" style:country-asian="none" style:font-size-complex="11pt" style:language-complex="zxx" style:country-complex="none"/>
    </style:style>
    <style:style style:name="P441" style:family="paragraph" style:parent-style-name="Standard">
      <style:text-properties fo:color="#000000" style:font-name="arial" fo:font-size="11pt" fo:language="fr" fo:country="CA" fo:font-weight="normal" officeooo:rsid="00c9f0bb" officeooo:paragraph-rsid="00c9f0bb" fo:background-color="transparent" style:font-size-asian="11pt" style:language-asian="zxx" style:country-asian="none" style:font-size-complex="11pt" style:language-complex="zxx" style:country-complex="none"/>
    </style:style>
    <style:style style:name="P442" style:family="paragraph" style:parent-style-name="Standard">
      <style:text-properties fo:color="#000000" style:font-name="arial" fo:font-size="11pt" fo:language="fr" fo:country="CA" fo:font-weight="normal" officeooo:rsid="010e1ccb" officeooo:paragraph-rsid="010e1ccb" fo:background-color="transparent" style:font-size-asian="11pt" style:font-size-complex="11pt"/>
    </style:style>
    <style:style style:name="P443" style:family="paragraph" style:parent-style-name="Standard">
      <style:text-properties fo:color="#000000" style:font-name="arial" fo:font-size="11pt" fo:language="fr" fo:country="CA" fo:font-weight="normal" officeooo:rsid="010ff794" officeooo:paragraph-rsid="010ff794" fo:background-color="transparent" style:font-size-asian="11pt" style:font-size-complex="11pt"/>
    </style:style>
    <style:style style:name="P444" style:family="paragraph" style:parent-style-name="Standard">
      <style:text-properties fo:color="#000000" style:font-name="arial" fo:font-size="11pt" fo:language="fr" fo:country="CA" fo:font-weight="normal" officeooo:rsid="0133272d" officeooo:paragraph-rsid="0133272d" fo:background-color="#ffffff" style:font-size-asian="11pt" style:language-asian="zxx" style:country-asian="none" style:font-size-complex="11pt" style:language-complex="zxx" style:country-complex="none"/>
    </style:style>
    <style:style style:name="P445" style:family="paragraph" style:parent-style-name="Standard">
      <style:text-properties fo:color="#000000" style:font-name="arial" fo:font-size="11pt" fo:language="fr" fo:country="CA" style:text-underline-style="none" fo:font-weight="normal" officeooo:rsid="02575e8e" fo:background-color="#ffffff" style:font-size-asian="11pt" style:font-size-complex="11pt"/>
    </style:style>
    <style:style style:name="P446" style:family="paragraph" style:parent-style-name="Standard">
      <style:text-properties fo:color="#000000" style:font-name="arial" fo:font-size="11pt" fo:language="fr" fo:country="CA" style:text-underline-style="none" fo:font-weight="normal" officeooo:rsid="0649c974" officeooo:paragraph-rsid="064a8487" fo:background-color="#ffffff" style:font-size-asian="11pt" style:font-size-complex="11pt"/>
    </style:style>
    <style:style style:name="P447" style:family="paragraph" style:parent-style-name="Standard">
      <style:text-properties fo:color="#000000" style:font-name="arial" fo:font-size="11pt" fo:language="fr" fo:country="CA" style:text-underline-style="none" fo:font-weight="normal" officeooo:rsid="05e179c5" officeooo:paragraph-rsid="0619320d" fo:background-color="#ffffff" style:font-size-asian="11pt" style:font-size-complex="11pt"/>
    </style:style>
    <style:style style:name="P448" style:family="paragraph" style:parent-style-name="Standard">
      <style:text-properties fo:color="#000000" style:font-name="arial" fo:font-size="11pt" fo:language="fr" fo:country="CA" style:text-underline-style="none" fo:font-weight="normal" officeooo:rsid="0649a896" officeooo:paragraph-rsid="0649a896" fo:background-color="#ffffff" style:font-size-asian="11pt" style:font-size-complex="11pt"/>
    </style:style>
    <style:style style:name="P449" style:family="paragraph" style:parent-style-name="Standard">
      <style:text-properties fo:color="#000000" style:font-name="arial" fo:font-size="11pt" fo:language="fr" fo:country="CA" style:text-underline-style="none" fo:font-weight="normal" officeooo:rsid="0643b6d4" officeooo:paragraph-rsid="0649a896" fo:background-color="#ffffff" style:font-size-asian="11pt" style:font-size-complex="11pt"/>
    </style:style>
    <style:style style:name="P450" style:family="paragraph" style:parent-style-name="Standard">
      <style:text-properties fo:color="#000000" style:font-name="arial" fo:font-size="11pt" fo:language="fr" fo:country="CA" style:text-underline-style="none" fo:font-weight="normal" officeooo:rsid="064d314a" officeooo:paragraph-rsid="066317e6" fo:background-color="#ffffff" style:font-size-asian="11pt" style:font-weight-asian="bold" style:font-size-complex="11pt" style:font-weight-complex="bold"/>
    </style:style>
    <style:style style:name="P451" style:family="paragraph" style:parent-style-name="Standard">
      <style:text-properties fo:color="#000000" style:font-name="arial" fo:font-size="11pt" fo:language="fr" fo:country="CA" style:text-underline-style="none" fo:font-weight="normal" officeooo:rsid="06524246" officeooo:paragraph-rsid="065a11ee" fo:background-color="#ffffff" style:font-size-asian="11pt" style:font-weight-asian="bold" style:font-size-complex="11pt" style:font-weight-complex="bold"/>
    </style:style>
    <style:style style:name="P452" style:family="paragraph" style:parent-style-name="Standard">
      <style:text-properties fo:color="#000000" style:font-name="arial" fo:font-size="11pt" fo:language="fr" fo:country="CA" fo:font-style="normal" style:text-underline-style="none" fo:font-weight="normal" officeooo:rsid="06722fb0" officeooo:paragraph-rsid="06722fb0" fo:background-color="#ffffff" style:font-size-asian="11pt" style:font-style-asian="normal" style:font-size-complex="11pt" style:font-style-complex="normal"/>
    </style:style>
    <style:style style:name="P453" style:family="paragraph" style:parent-style-name="Standard">
      <style:text-properties fo:color="#000000" style:font-name="arial" fo:font-size="11pt" fo:language="fr" fo:country="CA" fo:font-style="normal" style:text-underline-style="none" fo:font-weight="normal" officeooo:rsid="067aae88" officeooo:paragraph-rsid="0677ba70" fo:background-color="#ffffff" style:font-size-asian="11pt" style:font-style-asian="normal" style:font-size-complex="11pt" style:font-style-complex="normal"/>
    </style:style>
    <style:style style:name="P454" style:family="paragraph" style:parent-style-name="Standard">
      <style:text-properties fo:color="#000000" style:font-name="arial" fo:font-size="11pt" fo:language="fr" fo:country="CA" fo:font-style="normal" style:text-underline-style="solid" style:text-underline-width="auto" style:text-underline-color="font-color" fo:font-weight="normal" officeooo:rsid="06743054" officeooo:paragraph-rsid="06743054" fo:background-color="#ffffff" style:font-size-asian="11pt" style:font-style-asian="normal" style:font-size-complex="11pt" style:font-style-complex="normal"/>
    </style:style>
    <style:style style:name="P455" style:family="paragraph" style:parent-style-name="Standard">
      <style:text-properties fo:color="#2a6099" style:font-name="arial" fo:font-size="11pt" fo:language="fr" fo:country="CA" style:text-underline-style="none" fo:font-weight="normal" officeooo:rsid="01fd67aa" fo:background-color="#ffffff" style:font-size-asian="11pt" style:font-size-complex="11pt"/>
    </style:style>
    <style:style style:name="P456" style:family="paragraph" style:parent-style-name="Standard">
      <style:paragraph-properties fo:text-align="center" style:justify-single-word="false"/>
      <style:text-properties style:font-name="arial" fo:font-size="11pt" fo:language="fr" fo:country="CA" officeooo:paragraph-rsid="001ad730" style:font-size-asian="11pt" style:language-asian="zxx" style:country-asian="none" style:font-size-complex="11pt" style:language-complex="zxx" style:country-complex="none"/>
    </style:style>
    <style:style style:name="P457" style:family="paragraph" style:parent-style-name="Standard">
      <style:text-properties style:font-name="arial" fo:font-size="11pt" fo:language="fr" fo:country="CA" officeooo:rsid="001ad730" officeooo:paragraph-rsid="001ad730" style:font-size-asian="11pt" style:language-asian="zxx" style:country-asian="none" style:font-size-complex="11pt" style:language-complex="zxx" style:country-complex="none"/>
    </style:style>
    <style:style style:name="P458" style:family="paragraph" style:parent-style-name="Standard">
      <style:text-properties style:font-name="arial" fo:font-size="11pt" fo:language="fr" fo:country="CA" officeooo:rsid="001b4bbb" officeooo:paragraph-rsid="001b4bbb" style:font-size-asian="11pt" style:language-asian="zxx" style:country-asian="none" style:font-size-complex="11pt" style:language-complex="zxx" style:country-complex="none"/>
    </style:style>
    <style:style style:name="P459" style:family="paragraph" style:parent-style-name="Standard">
      <style:text-properties style:font-name="arial" fo:font-size="11pt" fo:language="fr" fo:country="CA" officeooo:rsid="00d94174" officeooo:paragraph-rsid="00d94174" style:font-size-asian="11pt" style:language-asian="zxx" style:country-asian="none" style:font-size-complex="11pt" style:language-complex="zxx" style:country-complex="none"/>
    </style:style>
    <style:style style:name="P460" style:family="paragraph" style:parent-style-name="Standard">
      <style:text-properties style:font-name="arial" fo:font-size="11pt" fo:language="fr" fo:country="CA" officeooo:rsid="00dc7a7a" officeooo:paragraph-rsid="00dc7a7a" style:font-size-asian="11pt" style:language-asian="zxx" style:country-asian="none" style:font-size-complex="11pt" style:language-complex="zxx" style:country-complex="none"/>
    </style:style>
    <style:style style:name="P461" style:family="paragraph" style:parent-style-name="Standard">
      <style:text-properties style:font-name="arial" fo:font-size="11pt" fo:language="fr" fo:country="CA" officeooo:rsid="00e16e29" officeooo:paragraph-rsid="00e16e29" style:font-size-asian="11pt" style:language-asian="zxx" style:country-asian="none" style:font-size-complex="11pt" style:language-complex="zxx" style:country-complex="none"/>
    </style:style>
    <style:style style:name="P462" style:family="paragraph" style:parent-style-name="Standard">
      <style:text-properties style:font-name="arial" fo:font-size="11pt" fo:language="fr" fo:country="CA" officeooo:rsid="00e5ade9" officeooo:paragraph-rsid="00e16e29" style:font-size-asian="11pt" style:language-asian="zxx" style:country-asian="none" style:font-size-complex="11pt" style:language-complex="zxx" style:country-complex="none"/>
    </style:style>
    <style:style style:name="P463" style:family="paragraph" style:parent-style-name="Standard">
      <style:text-properties style:font-name="arial" fo:font-size="11pt" fo:language="fr" fo:country="CA" officeooo:rsid="00fdcb60" officeooo:paragraph-rsid="00e5c2de" style:font-size-asian="11pt" style:language-asian="zxx" style:country-asian="none" style:font-size-complex="11pt" style:language-complex="zxx" style:country-complex="none"/>
    </style:style>
    <style:style style:name="P464" style:family="paragraph" style:parent-style-name="Standard">
      <style:text-properties style:font-name="arial" fo:font-size="11pt" fo:language="fr" fo:country="CA" officeooo:rsid="00fdcb60" officeooo:paragraph-rsid="00fdcb60" style:font-size-asian="11pt" style:language-asian="zxx" style:country-asian="none" style:font-size-complex="11pt" style:language-complex="zxx" style:country-complex="none"/>
    </style:style>
    <style:style style:name="P465" style:family="paragraph" style:parent-style-name="Standard">
      <style:text-properties style:font-name="arial" fo:font-size="11pt" fo:language="fr" fo:country="CA" officeooo:rsid="00ff6a77" officeooo:paragraph-rsid="00ff6a77" style:font-size-asian="11pt" style:language-asian="zxx" style:country-asian="none" style:font-size-complex="11pt" style:language-complex="zxx" style:country-complex="none"/>
    </style:style>
    <style:style style:name="P466" style:family="paragraph" style:parent-style-name="Standard">
      <style:text-properties style:font-name="arial" fo:font-size="11pt" fo:language="fr" fo:country="CA" officeooo:rsid="0102ad76" officeooo:paragraph-rsid="0102ad76" style:font-size-asian="11pt" style:language-asian="zxx" style:country-asian="none" style:font-size-complex="11pt" style:language-complex="zxx" style:country-complex="none"/>
    </style:style>
    <style:style style:name="P467" style:family="paragraph" style:parent-style-name="Standard">
      <style:text-properties style:font-name="arial" fo:font-size="11pt" fo:language="fr" fo:country="CA" officeooo:rsid="010e1ccb" officeooo:paragraph-rsid="010e1ccb" style:font-size-asian="11pt" style:language-asian="zxx" style:country-asian="none" style:font-size-complex="11pt" style:language-complex="zxx" style:country-complex="none"/>
    </style:style>
    <style:style style:name="P468" style:family="paragraph" style:parent-style-name="Standard">
      <style:text-properties style:font-name="arial" fo:font-size="11pt" fo:language="fr" fo:country="CA" officeooo:rsid="01114a91" officeooo:paragraph-rsid="01114a91" style:font-size-asian="11pt" style:language-asian="zxx" style:country-asian="none" style:font-size-complex="11pt" style:language-complex="zxx" style:country-complex="none"/>
    </style:style>
    <style:style style:name="P469" style:family="paragraph" style:parent-style-name="Standard">
      <style:text-properties style:font-name="arial" fo:font-size="11pt" fo:language="fr" fo:country="CA" officeooo:rsid="01165bb8" officeooo:paragraph-rsid="0118d1fc" style:font-size-asian="11pt" style:language-asian="zxx" style:country-asian="none" style:font-size-complex="11pt" style:language-complex="zxx" style:country-complex="none"/>
    </style:style>
    <style:style style:name="P470" style:family="paragraph" style:parent-style-name="Standard">
      <style:text-properties style:font-name="arial" fo:font-size="11pt" fo:language="fr" fo:country="CA" officeooo:rsid="011c03a1" officeooo:paragraph-rsid="011c03a1" style:font-size-asian="11pt" style:language-asian="zxx" style:country-asian="none" style:font-size-complex="11pt" style:language-complex="zxx" style:country-complex="none"/>
    </style:style>
    <style:style style:name="P471" style:family="paragraph" style:parent-style-name="Standard">
      <style:text-properties style:font-name="arial" fo:font-size="11pt" fo:language="fr" fo:country="CA" officeooo:rsid="011f6064" officeooo:paragraph-rsid="011f6064" style:font-size-asian="11pt" style:language-asian="zxx" style:country-asian="none" style:font-size-complex="11pt" style:language-complex="zxx" style:country-complex="none"/>
    </style:style>
    <style:style style:name="P472" style:family="paragraph" style:parent-style-name="Standard">
      <style:text-properties style:font-name="arial" fo:font-size="11pt" fo:language="fr" fo:country="CA" officeooo:rsid="012787e3" officeooo:paragraph-rsid="012787e3" style:font-size-asian="11pt" style:language-asian="zxx" style:country-asian="none" style:font-size-complex="11pt" style:language-complex="zxx" style:country-complex="none"/>
    </style:style>
    <style:style style:name="P473" style:family="paragraph" style:parent-style-name="Standard">
      <style:text-properties style:font-name="arial" fo:font-size="11pt" fo:language="fr" fo:country="CA" officeooo:rsid="012d19ac" officeooo:paragraph-rsid="012d19ac" style:font-size-asian="11pt" style:language-asian="zxx" style:country-asian="none" style:font-size-complex="11pt" style:language-complex="zxx" style:country-complex="none"/>
    </style:style>
    <style:style style:name="P474" style:family="paragraph" style:parent-style-name="Standard">
      <style:text-properties style:font-name="arial" fo:font-size="11pt" fo:language="fr" fo:country="CA" officeooo:rsid="01377dc7" officeooo:paragraph-rsid="01377dc7" style:font-size-asian="11pt" style:language-asian="zxx" style:country-asian="none" style:font-size-complex="11pt" style:language-complex="zxx" style:country-complex="none"/>
    </style:style>
    <style:style style:name="P475" style:family="paragraph" style:parent-style-name="Standard">
      <style:text-properties style:font-name="arial" fo:font-size="11pt" fo:language="fr" fo:country="CA" officeooo:rsid="01397271" officeooo:paragraph-rsid="01397271" style:font-size-asian="11pt" style:language-asian="zxx" style:country-asian="none" style:font-size-complex="11pt" style:language-complex="zxx" style:country-complex="none"/>
    </style:style>
    <style:style style:name="P476" style:family="paragraph" style:parent-style-name="Standard">
      <style:text-properties style:font-name="arial" fo:font-size="11pt" fo:language="fr" fo:country="CA" officeooo:rsid="013c8759" officeooo:paragraph-rsid="013c8759" style:font-size-asian="11pt" style:language-asian="zxx" style:country-asian="none" style:font-size-complex="11pt" style:language-complex="zxx" style:country-complex="none"/>
    </style:style>
    <style:style style:name="P477" style:family="paragraph" style:parent-style-name="Standard">
      <style:text-properties style:font-name="arial" fo:font-size="11pt" fo:language="fr" fo:country="CA" officeooo:rsid="013dc670" officeooo:paragraph-rsid="013dc670" style:font-size-asian="11pt" style:language-asian="zxx" style:country-asian="none" style:font-size-complex="11pt" style:language-complex="zxx" style:country-complex="none"/>
    </style:style>
    <style:style style:name="P478" style:family="paragraph" style:parent-style-name="Standard">
      <style:text-properties style:font-name="arial" fo:font-size="11pt" fo:language="fr" fo:country="CA" officeooo:rsid="013f9a4a" officeooo:paragraph-rsid="013f9a4a" style:font-size-asian="11pt" style:language-asian="zxx" style:country-asian="none" style:font-size-complex="11pt" style:language-complex="zxx" style:country-complex="none"/>
    </style:style>
    <style:style style:name="P479" style:family="paragraph" style:parent-style-name="Standard">
      <style:text-properties style:font-name="arial" fo:font-size="11pt" fo:language="fr" fo:country="CA" officeooo:rsid="0143d1f6" officeooo:paragraph-rsid="0143d1f6" style:font-size-asian="11pt" style:language-asian="zxx" style:country-asian="none" style:font-size-complex="11pt" style:language-complex="zxx" style:country-complex="none"/>
    </style:style>
    <style:style style:name="P480" style:family="paragraph" style:parent-style-name="Standard">
      <style:text-properties style:font-name="arial" fo:font-size="11pt" fo:language="fr" fo:country="CA" officeooo:rsid="0146379d" officeooo:paragraph-rsid="01453a32" style:font-size-asian="11pt" style:language-asian="zxx" style:country-asian="none" style:font-size-complex="11pt" style:language-complex="zxx" style:country-complex="none"/>
    </style:style>
    <style:style style:name="P481" style:family="paragraph" style:parent-style-name="Standard">
      <style:text-properties style:font-name="arial" fo:font-size="11pt" fo:language="fr" fo:country="CA" officeooo:rsid="0147b72e" officeooo:paragraph-rsid="0147b72e" style:font-size-asian="11pt" style:language-asian="zxx" style:country-asian="none" style:font-size-complex="11pt" style:language-complex="zxx" style:country-complex="none"/>
    </style:style>
    <style:style style:name="P482" style:family="paragraph" style:parent-style-name="Standard">
      <style:text-properties style:font-name="arial" fo:font-size="11pt" fo:language="fr" fo:country="CA" officeooo:rsid="014a6dea" officeooo:paragraph-rsid="014a6dea" style:font-size-asian="11pt" style:language-asian="zxx" style:country-asian="none" style:font-size-complex="11pt" style:language-complex="zxx" style:country-complex="none"/>
    </style:style>
    <style:style style:name="P483" style:family="paragraph" style:parent-style-name="Standard">
      <style:text-properties style:font-name="arial" fo:font-size="11pt" fo:language="fr" fo:country="CA" officeooo:rsid="01492104" officeooo:paragraph-rsid="01492104" style:font-size-asian="11pt" style:language-asian="zxx" style:country-asian="none" style:font-size-complex="11pt" style:language-complex="zxx" style:country-complex="none"/>
    </style:style>
    <style:style style:name="P484" style:family="paragraph" style:parent-style-name="Standard">
      <style:text-properties style:font-name="arial" fo:font-size="11pt" fo:language="fr" fo:country="CA" officeooo:rsid="014c0cd1" officeooo:paragraph-rsid="014c0cd1" style:font-size-asian="11pt" style:language-asian="zxx" style:country-asian="none" style:font-size-complex="11pt" style:language-complex="zxx" style:country-complex="none"/>
    </style:style>
    <style:style style:name="P485" style:family="paragraph" style:parent-style-name="Standard">
      <style:text-properties style:font-name="arial" fo:font-size="11pt" fo:language="fr" fo:country="CA" officeooo:rsid="0153781c" officeooo:paragraph-rsid="0153781c" style:font-size-asian="11pt" style:language-asian="zxx" style:country-asian="none" style:font-size-complex="11pt" style:language-complex="zxx" style:country-complex="none"/>
    </style:style>
    <style:style style:name="P486" style:family="paragraph" style:parent-style-name="Standard">
      <style:text-properties style:font-name="arial" fo:font-size="11pt" fo:language="fr" fo:country="CA" officeooo:rsid="015a1de9" officeooo:paragraph-rsid="015a1de9" style:font-size-asian="11pt" style:language-asian="zxx" style:country-asian="none" style:font-size-complex="11pt" style:language-complex="zxx" style:country-complex="none"/>
    </style:style>
    <style:style style:name="P487" style:family="paragraph" style:parent-style-name="Standard">
      <style:text-properties style:font-name="arial" fo:font-size="11pt" fo:language="fr" fo:country="CA" officeooo:rsid="014d1a6b" officeooo:paragraph-rsid="014d1a6b" style:font-size-asian="11pt" style:language-asian="zxx" style:country-asian="none" style:font-size-complex="11pt" style:language-complex="zxx" style:country-complex="none"/>
    </style:style>
    <style:style style:name="P488" style:family="paragraph" style:parent-style-name="Standard">
      <style:text-properties style:font-name="arial" fo:font-size="11pt" fo:language="fr" fo:country="CA" style:font-size-asian="11pt" style:font-size-complex="11pt"/>
    </style:style>
    <style:style style:name="P489" style:family="paragraph" style:parent-style-name="Standard">
      <style:text-properties style:font-name="arial" fo:font-size="11pt" fo:language="fr" fo:country="CA" officeooo:paragraph-rsid="00d16603" style:font-size-asian="11pt" style:font-size-complex="11pt"/>
    </style:style>
    <style:style style:name="P490" style:family="paragraph" style:parent-style-name="Standard">
      <style:text-properties style:font-name="arial" fo:font-size="11pt" fo:language="fr" fo:country="CA" officeooo:paragraph-rsid="00e16e29" style:font-size-asian="11pt" style:font-size-complex="11pt"/>
    </style:style>
    <style:style style:name="P491" style:family="paragraph" style:parent-style-name="Standard">
      <style:text-properties style:font-name="arial" fo:font-size="11pt" fo:language="fr" fo:country="CA" officeooo:rsid="00e5c2de" officeooo:paragraph-rsid="00e5c2de" style:font-size-asian="11pt" style:font-size-complex="11pt"/>
    </style:style>
    <style:style style:name="P492" style:family="paragraph" style:parent-style-name="Standard">
      <style:text-properties style:font-name="arial" fo:font-size="11pt" fo:language="fr" fo:country="CA" officeooo:rsid="00ff6a77" officeooo:paragraph-rsid="00ff6a77" style:font-size-asian="11pt" style:font-size-complex="11pt"/>
    </style:style>
    <style:style style:name="P493" style:family="paragraph" style:parent-style-name="Standard">
      <style:text-properties style:font-name="arial" fo:font-size="11pt" fo:language="fr" fo:country="CA" officeooo:paragraph-rsid="01047e07" style:font-size-asian="11pt" style:font-size-complex="11pt"/>
    </style:style>
    <style:style style:name="P494" style:family="paragraph" style:parent-style-name="Standard">
      <style:text-properties style:font-name="arial" fo:font-size="11pt" fo:language="fr" fo:country="CA" officeooo:paragraph-rsid="012787e3" style:font-size-asian="11pt" style:font-size-complex="11pt"/>
    </style:style>
    <style:style style:name="P495" style:family="paragraph" style:parent-style-name="Standard">
      <style:text-properties style:font-name="arial" fo:font-size="11pt" fo:language="fr" fo:country="CA" officeooo:rsid="012d19ac" officeooo:paragraph-rsid="012d19ac" style:font-size-asian="11pt" style:font-size-complex="11pt"/>
    </style:style>
    <style:style style:name="P496" style:family="paragraph" style:parent-style-name="Standard">
      <style:text-properties style:font-name="arial" fo:font-size="11pt" fo:language="fr" fo:country="CA" officeooo:paragraph-rsid="012d19ac" style:font-size-asian="11pt" style:font-size-complex="11pt"/>
    </style:style>
    <style:style style:name="P497" style:family="paragraph" style:parent-style-name="Standard">
      <style:text-properties style:font-name="arial" fo:font-size="11pt" fo:language="fr" fo:country="CA" officeooo:rsid="0131c199" officeooo:paragraph-rsid="0131c199" style:font-size-asian="11pt" style:font-size-complex="11pt"/>
    </style:style>
    <style:style style:name="P498" style:family="paragraph" style:parent-style-name="Standard">
      <style:text-properties style:font-name="arial" fo:font-size="11pt" fo:language="fr" fo:country="CA" officeooo:rsid="0133272d" officeooo:paragraph-rsid="0133272d" style:font-size-asian="11pt" style:font-size-complex="11pt"/>
    </style:style>
    <style:style style:name="P499" style:family="paragraph" style:parent-style-name="Standard">
      <style:text-properties style:font-name="arial" fo:font-size="11pt" fo:language="fr" fo:country="CA" officeooo:paragraph-rsid="01453a32" style:font-size-asian="11pt" style:font-size-complex="11pt"/>
    </style:style>
    <style:style style:name="P500" style:family="paragraph" style:parent-style-name="Standard">
      <style:text-properties style:font-name="arial" fo:font-size="11pt" fo:language="fr" fo:country="CA" officeooo:rsid="0147b72e" officeooo:paragraph-rsid="0147b72e" style:font-size-asian="11pt" style:font-size-complex="11pt"/>
    </style:style>
    <style:style style:name="P501" style:family="paragraph" style:parent-style-name="Standard">
      <style:text-properties style:font-name="arial" fo:font-size="11pt" fo:language="fr" fo:country="CA" officeooo:paragraph-rsid="014d1a6b" style:font-size-asian="11pt" style:font-size-complex="11pt"/>
    </style:style>
    <style:style style:name="P502" style:family="paragraph" style:parent-style-name="Standard">
      <style:paragraph-properties style:line-height-at-least="0.198in"/>
      <style:text-properties fo:color="#ce9178" style:font-name="Droid Sans Mono" fo:font-size="10.5pt" fo:font-weight="normal" fo:background-color="#1e1e1e"/>
    </style:style>
    <style:style style:name="P503" style:family="paragraph" style:parent-style-name="Standard">
      <style:text-properties style:text-underline-style="solid" style:text-underline-width="auto" style:text-underline-color="font-color" officeooo:rsid="0654a697" officeooo:paragraph-rsid="0654a697"/>
    </style:style>
    <style:style style:name="P504" style:family="paragraph" style:parent-style-name="Standard">
      <style:text-properties officeooo:paragraph-rsid="0649a896"/>
    </style:style>
    <style:style style:name="P505" style:family="paragraph" style:parent-style-name="Standard">
      <style:text-properties officeooo:paragraph-rsid="066317e6"/>
    </style:style>
    <style:style style:name="P506" style:family="paragraph" style:parent-style-name="Standard">
      <style:text-properties officeooo:paragraph-rsid="0669d39c"/>
    </style:style>
    <style:style style:name="P507" style:family="paragraph" style:parent-style-name="Standard">
      <style:text-properties officeooo:rsid="06722fb0" officeooo:paragraph-rsid="06722fb0"/>
    </style:style>
    <style:style style:name="P508" style:family="paragraph" style:parent-style-name="Standard">
      <style:text-properties officeooo:rsid="0677ba70" officeooo:paragraph-rsid="0677ba70"/>
    </style:style>
    <style:style style:name="P509" style:family="paragraph" style:parent-style-name="Standard">
      <style:text-properties officeooo:rsid="067c2235" officeooo:paragraph-rsid="067c2235"/>
    </style:style>
    <style:style style:name="P510" style:family="paragraph" style:parent-style-name="Standard">
      <style:paragraph-properties fo:margin-left="0.4925in" fo:margin-right="0in" fo:text-indent="0in" style:auto-text-indent="false"/>
      <style:text-properties style:font-name="arial" fo:font-size="11pt" fo:language="fr" fo:country="CA" officeooo:rsid="014d1a6b" officeooo:paragraph-rsid="014d1a6b" style:font-size-asian="11pt" style:language-asian="zxx" style:country-asian="none" style:font-size-complex="11pt" style:language-complex="zxx" style:country-complex="none"/>
    </style:style>
    <style:style style:name="P511" style:family="paragraph" style:parent-style-name="Standard" style:list-style-name="L1">
      <style:text-properties officeooo:paragraph-rsid="00ae1651"/>
    </style:style>
    <style:style style:name="P512" style:family="paragraph" style:parent-style-name="Standard" style:list-style-name="L1">
      <style:text-properties style:font-name="arial" fo:font-size="11pt" fo:language="fr" fo:country="CA" officeooo:paragraph-rsid="0059027d" style:font-size-asian="11pt" style:font-size-complex="11pt"/>
    </style:style>
    <style:style style:name="P513" style:family="paragraph" style:parent-style-name="Standard" style:list-style-name="L1">
      <style:text-properties style:font-name="arial" fo:font-size="11pt" fo:language="fr" fo:country="CA" officeooo:paragraph-rsid="00ae1651" style:font-size-asian="11pt" style:font-size-complex="11pt"/>
    </style:style>
    <style:style style:name="P514" style:family="paragraph" style:parent-style-name="Standard" style:list-style-name="L1">
      <style:text-properties style:font-name="arial" fo:font-size="11pt" fo:language="fr" fo:country="CA" officeooo:paragraph-rsid="00a826cb" style:font-size-asian="11pt" style:font-size-complex="11pt"/>
    </style:style>
    <style:style style:name="P515" style:family="paragraph" style:parent-style-name="Standard" style:list-style-name="L1">
      <style:text-properties style:font-name="arial" fo:font-size="11pt" fo:language="fr" fo:country="CA" officeooo:rsid="005139c7" officeooo:paragraph-rsid="00ae1651" style:font-size-asian="11pt" style:font-size-complex="11pt"/>
    </style:style>
    <style:style style:name="P516" style:family="paragraph" style:parent-style-name="Standard" style:list-style-name="L1">
      <style:text-properties style:font-name="arial" fo:font-size="11pt" fo:language="fr" fo:country="CA" officeooo:rsid="007b6485" officeooo:paragraph-rsid="00ae1651" style:font-size-asian="11pt" style:font-size-complex="11pt"/>
    </style:style>
    <style:style style:name="P517" style:family="paragraph" style:parent-style-name="Standard" style:list-style-name="L1">
      <style:text-properties style:font-name="arial" fo:font-size="11pt" fo:language="fr" fo:country="CA" officeooo:rsid="0080c61b" officeooo:paragraph-rsid="00ae1651" style:font-size-asian="11pt" style:font-size-complex="11pt"/>
    </style:style>
    <style:style style:name="P518" style:family="paragraph" style:parent-style-name="Standard" style:list-style-name="L1">
      <style:text-properties style:font-name="arial" fo:font-size="11pt" fo:language="fr" fo:country="CA" officeooo:rsid="008322b1" officeooo:paragraph-rsid="00ae1651" style:font-size-asian="11pt" style:font-size-complex="11pt"/>
    </style:style>
    <style:style style:name="P519" style:family="paragraph" style:parent-style-name="Standard" style:list-style-name="L1">
      <style:text-properties style:font-name="arial" fo:font-size="11pt" fo:language="fr" fo:country="CA" officeooo:rsid="00a66e2e" officeooo:paragraph-rsid="00ae1651" style:font-size-asian="11pt" style:font-size-complex="11pt"/>
    </style:style>
    <style:style style:name="P520" style:family="paragraph" style:parent-style-name="Standard" style:list-style-name="L1">
      <style:text-properties style:font-name="arial" fo:font-size="11pt" fo:language="fr" fo:country="CA" officeooo:rsid="00311273" officeooo:paragraph-rsid="00ae1651" style:font-size-asian="11pt" style:language-asian="zxx" style:country-asian="none" style:font-size-complex="11pt" style:language-complex="zxx" style:country-complex="none"/>
    </style:style>
    <style:style style:name="P521" style:family="paragraph" style:parent-style-name="Standard" style:list-style-name="L1">
      <style:text-properties style:font-name="arial" fo:font-size="11pt" fo:language="fr" fo:country="CA" officeooo:rsid="00315d71" officeooo:paragraph-rsid="00ae1651" style:font-size-asian="11pt" style:language-asian="zxx" style:country-asian="none" style:font-size-complex="11pt" style:language-complex="zxx" style:country-complex="none"/>
    </style:style>
    <style:style style:name="P522" style:family="paragraph" style:parent-style-name="Standard" style:list-style-name="L1">
      <style:text-properties style:font-name="arial" fo:font-size="11pt" fo:language="fr" fo:country="CA" officeooo:rsid="003dd9e9" officeooo:paragraph-rsid="00ae1651" style:font-size-asian="11pt" style:language-asian="zxx" style:country-asian="none" style:font-size-complex="11pt" style:language-complex="zxx" style:country-complex="none"/>
    </style:style>
    <style:style style:name="P523" style:family="paragraph" style:parent-style-name="Standard" style:list-style-name="L1">
      <style:text-properties style:font-name="arial" fo:font-size="11pt" fo:language="fr" fo:country="CA" officeooo:rsid="001b4bbb" officeooo:paragraph-rsid="00ac2631" style:font-size-asian="11pt" style:language-asian="zxx" style:country-asian="none" style:font-size-complex="11pt" style:language-complex="zxx" style:country-complex="none"/>
    </style:style>
    <style:style style:name="P524" style:family="paragraph" style:parent-style-name="Standard" style:list-style-name="L1">
      <style:text-properties style:font-name="arial" fo:font-size="11pt" fo:language="fr" fo:country="CA" officeooo:rsid="0021d0e7" officeooo:paragraph-rsid="00ac2631" style:font-size-asian="11pt" style:language-asian="zxx" style:country-asian="none" style:font-size-complex="11pt" style:language-complex="zxx" style:country-complex="none"/>
    </style:style>
    <style:style style:name="P525" style:family="paragraph" style:parent-style-name="Standard" style:list-style-name="L1">
      <style:text-properties style:font-name="arial" fo:font-size="11pt" fo:language="fr" fo:country="CA" officeooo:rsid="0024cac9" officeooo:paragraph-rsid="00ac2631" style:font-size-asian="11pt" style:language-asian="zxx" style:country-asian="none" style:font-size-complex="11pt" style:language-complex="zxx" style:country-complex="none"/>
    </style:style>
    <style:style style:name="P526" style:family="paragraph" style:parent-style-name="Standard" style:list-style-name="L1">
      <style:text-properties fo:color="#000000" style:font-name="arial" fo:font-size="11pt" fo:language="fr" fo:country="CA" fo:font-weight="normal" officeooo:rsid="00a6fb36" officeooo:paragraph-rsid="00ac2631" fo:background-color="transparent" style:font-size-asian="11pt" style:language-asian="zxx" style:country-asian="none" style:font-size-complex="11pt" style:language-complex="zxx" style:country-complex="none"/>
    </style:style>
    <style:style style:name="P527" style:family="paragraph" style:parent-style-name="Standard" style:list-style-name="L1">
      <style:text-properties fo:color="#000000" style:font-name="arial" fo:font-size="11pt" fo:language="fr" fo:country="CA" fo:font-weight="normal" officeooo:rsid="00b0f4b6" officeooo:paragraph-rsid="00b0f4b6" fo:background-color="transparent" style:font-size-asian="11pt" style:language-asian="zxx" style:country-asian="none" style:font-size-complex="11pt" style:language-complex="zxx" style:country-complex="none"/>
    </style:style>
    <style:style style:name="P528" style:family="paragraph" style:parent-style-name="Standard" style:list-style-name="L4">
      <style:text-properties fo:color="#000000" style:font-name="arial" fo:font-size="11pt" fo:language="fr" fo:country="CA" style:text-underline-style="none" fo:font-weight="normal" officeooo:rsid="06c78941" officeooo:paragraph-rsid="06c78941" fo:background-color="#ffffff" style:font-size-asian="11pt" style:font-size-complex="11pt"/>
    </style:style>
    <style:style style:name="P529" style:family="paragraph" style:parent-style-name="Standard" style:list-style-name="L4">
      <style:text-properties fo:color="#000000" style:font-name="arial" fo:font-size="11pt" fo:language="fr" fo:country="CA" style:text-underline-style="none" fo:font-weight="normal" officeooo:rsid="06c92542" officeooo:paragraph-rsid="06c92542" fo:background-color="#ffffff" style:font-size-asian="11pt" style:font-size-complex="11pt"/>
    </style:style>
    <style:style style:name="P530" style:family="paragraph" style:parent-style-name="Standard" style:list-style-name="L2">
      <style:text-properties officeooo:paragraph-rsid="0619320d"/>
    </style:style>
    <style:style style:name="P531" style:family="paragraph" style:parent-style-name="Standard" style:list-style-name="L2">
      <style:text-properties officeooo:rsid="0619320d" officeooo:paragraph-rsid="0619320d"/>
    </style:style>
    <style:style style:name="P532" style:family="paragraph" style:parent-style-name="Standard" style:list-style-name="L2">
      <style:text-properties officeooo:rsid="061aaa95" officeooo:paragraph-rsid="061aaa95"/>
    </style:style>
    <style:style style:name="P533" style:family="paragraph" style:parent-style-name="Standard" style:list-style-name="L3">
      <style:text-properties officeooo:paragraph-rsid="0649c974"/>
    </style:style>
    <style:style style:name="P534" style:family="paragraph" style:parent-style-name="Standard" style:list-style-name="L3">
      <style:text-properties officeooo:rsid="0638648c" officeooo:paragraph-rsid="064a8487"/>
    </style:style>
    <style:style style:name="P535" style:family="paragraph" style:parent-style-name="Standard" style:list-style-name="L4">
      <style:text-properties officeooo:rsid="06c78941" officeooo:paragraph-rsid="06c78941"/>
    </style:style>
    <style:style style:name="P536" style:family="paragraph" style:parent-style-name="Standard" style:list-style-name="L5">
      <style:text-properties officeooo:paragraph-rsid="072c2229"/>
    </style:style>
    <style:style style:name="P537" style:family="paragraph" style:parent-style-name="Standard" style:list-style-name="L5">
      <style:text-properties officeooo:rsid="0738dc1c" officeooo:paragraph-rsid="0738dc1c"/>
    </style:style>
    <style:style style:name="P538" style:family="paragraph" style:parent-style-name="Standard" style:list-style-name="L5">
      <style:text-properties fo:color="#c9211e" style:font-name="arial" fo:font-size="11pt" fo:language="fr" fo:country="CA" style:text-underline-style="none" fo:font-weight="normal" officeooo:rsid="07515577" officeooo:paragraph-rsid="07515577" fo:background-color="#ffffff" style:font-size-asian="11pt" style:font-weight-asian="normal" style:font-size-complex="11pt" style:font-weight-complex="normal"/>
    </style:style>
    <style:style style:name="P539" style:family="paragraph" style:parent-style-name="Standard">
      <style:paragraph-properties fo:margin-left="0in" fo:margin-right="0in" fo:text-indent="0in" style:auto-text-indent="false"/>
      <style:text-properties fo:color="#000000" style:text-line-through-style="solid" style:text-line-through-type="single" style:font-name="arial" fo:font-size="11pt" fo:language="fr" fo:country="CA" style:text-underline-style="none" fo:font-weight="normal" officeooo:rsid="076aee21" officeooo:paragraph-rsid="076aee21" fo:background-color="#ffffff" style:font-size-asian="11pt" style:font-weight-asian="normal" style:font-size-complex="11pt" style:font-weight-complex="normal"/>
    </style:style>
    <style:style style:name="P540"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6e779c" officeooo:paragraph-rsid="076e779c" fo:background-color="#ffffff" style:font-size-asian="11pt" style:font-weight-asian="normal" style:font-size-complex="11pt" style:font-weight-complex="normal"/>
    </style:style>
    <style:style style:name="P541"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6ec9c2" officeooo:paragraph-rsid="076ec9c2" fo:background-color="#ffffff" style:font-size-asian="11pt" style:font-weight-asian="normal" style:font-size-complex="11pt" style:font-weight-complex="normal"/>
    </style:style>
    <style:style style:name="P542"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08e7a" officeooo:paragraph-rsid="07708e7a" fo:background-color="#ffffff" style:font-size-asian="11pt" style:font-weight-asian="normal" style:font-size-complex="11pt" style:font-weight-complex="normal"/>
    </style:style>
    <style:style style:name="P543"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1d54e" officeooo:paragraph-rsid="0771d54e" fo:background-color="#ffffff" style:font-size-asian="11pt" style:font-weight-asian="normal" style:font-size-complex="11pt" style:font-weight-complex="normal"/>
    </style:style>
    <style:style style:name="P544"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2eed5" officeooo:paragraph-rsid="0772eed5" fo:background-color="#ffffff" style:font-size-asian="11pt" style:font-weight-asian="normal" style:font-size-complex="11pt" style:font-weight-complex="normal"/>
    </style:style>
    <style:style style:name="P545"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33979" officeooo:paragraph-rsid="07733979" fo:background-color="#ffffff" style:font-size-asian="11pt" style:font-weight-asian="normal" style:font-size-complex="11pt" style:font-weight-complex="normal"/>
    </style:style>
    <style:style style:name="P546"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4fdda" officeooo:paragraph-rsid="0774fdda" fo:background-color="#ffffff" style:font-size-asian="11pt" style:font-weight-asian="normal" style:font-size-complex="11pt" style:font-weight-complex="normal"/>
    </style:style>
    <style:style style:name="P547"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4fdda" officeooo:paragraph-rsid="0776d216" fo:background-color="#ffffff" style:font-size-asian="11pt" style:font-weight-asian="normal" style:font-size-complex="11pt" style:font-weight-complex="normal"/>
    </style:style>
    <style:style style:name="P548"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6d216" officeooo:paragraph-rsid="0776d216" fo:background-color="#ffffff" style:font-size-asian="11pt" style:font-weight-asian="normal" style:font-size-complex="11pt" style:font-weight-complex="normal"/>
    </style:style>
    <style:style style:name="P549"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none" fo:font-weight="normal" officeooo:rsid="07777bdd" officeooo:paragraph-rsid="07777bdd" fo:background-color="#ffffff" style:font-size-asian="11pt" style:font-weight-asian="normal" style:font-size-complex="11pt" style:font-weight-complex="normal"/>
    </style:style>
    <style:style style:name="P550" style:family="paragraph" style:parent-style-name="Standard">
      <style:paragraph-properties fo:margin-left="0in" fo:margin-right="0in" fo:text-indent="0in" style:auto-text-indent="false"/>
      <style:text-properties fo:color="#000000" style:text-line-through-style="none" style:text-line-through-type="none" style:font-name="arial" fo:font-size="11pt" fo:language="fr" fo:country="CA" style:text-underline-style="solid" style:text-underline-width="auto" style:text-underline-color="font-color" fo:font-weight="normal" officeooo:rsid="076ec9c2" officeooo:paragraph-rsid="076ec9c2" fo:background-color="#ffffff" style:font-size-asian="11pt" style:font-weight-asian="normal" style:font-size-complex="11pt" style:font-weight-complex="normal"/>
    </style:style>
    <style:style style:name="T1" style:family="text">
      <style:text-properties officeooo:rsid="001ad730"/>
    </style:style>
    <style:style style:name="T2" style:family="text">
      <style:text-properties officeooo:rsid="001b615e"/>
    </style:style>
    <style:style style:name="T3" style:family="text">
      <style:text-properties officeooo:rsid="001cc48d"/>
    </style:style>
    <style:style style:name="T4" style:family="text">
      <style:text-properties officeooo:rsid="001ceec6"/>
    </style:style>
    <style:style style:name="T5" style:family="text">
      <style:text-properties officeooo:rsid="0022aab1"/>
    </style:style>
    <style:style style:name="T6" style:family="text">
      <style:text-properties officeooo:rsid="0023ca75"/>
    </style:style>
    <style:style style:name="T7" style:family="text">
      <style:text-properties officeooo:rsid="00268445"/>
    </style:style>
    <style:style style:name="T8" style:family="text">
      <style:text-properties officeooo:rsid="00311273"/>
    </style:style>
    <style:style style:name="T9" style:family="text">
      <style:text-properties officeooo:rsid="00321cf1"/>
    </style:style>
    <style:style style:name="T10" style:family="text">
      <style:text-properties officeooo:rsid="003413d2"/>
    </style:style>
    <style:style style:name="T11" style:family="text">
      <style:text-properties fo:color="#000000" fo:font-weight="normal" fo:background-color="transparent" loext:char-shading-value="0"/>
    </style:style>
    <style:style style:name="T12" style:family="text">
      <style:text-properties fo:color="#000000" fo:font-weight="normal" fo:background-color="transparent" loext:char-shading-value="0" style:language-asian="zxx" style:country-asian="none" style:language-complex="zxx" style:country-complex="none"/>
    </style:style>
    <style:style style:name="T13" style:family="text">
      <style:text-properties fo:color="#000000" fo:font-weight="normal" officeooo:rsid="00412253" fo:background-color="transparent" loext:char-shading-value="0" style:language-asian="zxx" style:country-asian="none" style:language-complex="zxx" style:country-complex="none"/>
    </style:style>
    <style:style style:name="T14" style:family="text">
      <style:text-properties fo:color="#000000" fo:font-weight="normal" officeooo:rsid="00413e42" fo:background-color="transparent" loext:char-shading-value="0" style:language-asian="zxx" style:country-asian="none" style:language-complex="zxx" style:country-complex="none"/>
    </style:style>
    <style:style style:name="T15" style:family="text">
      <style:text-properties fo:color="#000000" fo:font-weight="normal" officeooo:rsid="00478a7c" fo:background-color="transparent" loext:char-shading-value="0" style:language-asian="zxx" style:country-asian="none" style:language-complex="zxx" style:country-complex="none"/>
    </style:style>
    <style:style style:name="T16" style:family="text">
      <style:text-properties fo:color="#000000" fo:font-weight="normal" officeooo:rsid="00479ccb" fo:background-color="transparent" loext:char-shading-value="0" style:language-asian="zxx" style:country-asian="none" style:language-complex="zxx" style:country-complex="none"/>
    </style:style>
    <style:style style:name="T17" style:family="text">
      <style:text-properties fo:color="#000000" fo:font-weight="normal" officeooo:rsid="00492eec" fo:background-color="transparent" loext:char-shading-value="0" style:language-asian="zxx" style:country-asian="none" style:language-complex="zxx" style:country-complex="none"/>
    </style:style>
    <style:style style:name="T18" style:family="text">
      <style:text-properties fo:color="#000000" fo:font-weight="normal" officeooo:rsid="004ad1e7" fo:background-color="transparent" loext:char-shading-value="0" style:language-asian="zxx" style:country-asian="none" style:language-complex="zxx" style:country-complex="none"/>
    </style:style>
    <style:style style:name="T19" style:family="text">
      <style:text-properties fo:color="#000000" fo:font-weight="normal" officeooo:rsid="005e3bdd" fo:background-color="transparent" loext:char-shading-value="0" style:language-asian="zxx" style:country-asian="none" style:language-complex="zxx" style:country-complex="none"/>
    </style:style>
    <style:style style:name="T20" style:family="text">
      <style:text-properties fo:color="#000000" fo:font-weight="normal" officeooo:rsid="004b1e54" fo:background-color="transparent" loext:char-shading-value="0" style:language-asian="zxx" style:country-asian="none" style:language-complex="zxx" style:country-complex="none"/>
    </style:style>
    <style:style style:name="T21" style:family="text">
      <style:text-properties fo:color="#000000" fo:font-weight="normal" officeooo:rsid="004adf5a" fo:background-color="transparent" loext:char-shading-value="0" style:language-asian="zxx" style:country-asian="none" style:language-complex="zxx" style:country-complex="none"/>
    </style:style>
    <style:style style:name="T22" style:family="text">
      <style:text-properties fo:color="#000000" fo:font-weight="normal" officeooo:rsid="004dae34" fo:background-color="transparent" loext:char-shading-value="0" style:language-asian="zxx" style:country-asian="none" style:language-complex="zxx" style:country-complex="none"/>
    </style:style>
    <style:style style:name="T23" style:family="text">
      <style:text-properties fo:color="#000000" fo:font-weight="normal" officeooo:rsid="004eda47" fo:background-color="transparent" loext:char-shading-value="0" style:language-asian="zxx" style:country-asian="none" style:language-complex="zxx" style:country-complex="none"/>
    </style:style>
    <style:style style:name="T24" style:family="text">
      <style:text-properties fo:color="#000000" fo:font-weight="normal" officeooo:rsid="005317d1" fo:background-color="transparent" loext:char-shading-value="0" style:language-asian="zxx" style:country-asian="none" style:language-complex="zxx" style:country-complex="none"/>
    </style:style>
    <style:style style:name="T25" style:family="text">
      <style:text-properties fo:color="#000000" fo:font-weight="normal" officeooo:rsid="0054ddf0" fo:background-color="transparent" loext:char-shading-value="0" style:language-asian="zxx" style:country-asian="none" style:language-complex="zxx" style:country-complex="none"/>
    </style:style>
    <style:style style:name="T26" style:family="text">
      <style:text-properties fo:color="#000000" fo:font-weight="normal" officeooo:rsid="0055d1e9" fo:background-color="transparent" loext:char-shading-value="0" style:language-asian="zxx" style:country-asian="none" style:language-complex="zxx" style:country-complex="none"/>
    </style:style>
    <style:style style:name="T27" style:family="text">
      <style:text-properties fo:color="#000000" fo:font-weight="normal" officeooo:rsid="0056c17e" fo:background-color="transparent" loext:char-shading-value="0" style:language-asian="zxx" style:country-asian="none" style:language-complex="zxx" style:country-complex="none"/>
    </style:style>
    <style:style style:name="T28" style:family="text">
      <style:text-properties fo:color="#000000" fo:font-weight="normal" officeooo:rsid="006136d7" fo:background-color="transparent" loext:char-shading-value="0" style:language-asian="zxx" style:country-asian="none" style:language-complex="zxx" style:country-complex="none"/>
    </style:style>
    <style:style style:name="T29" style:family="text">
      <style:text-properties fo:color="#000000" fo:font-weight="normal" officeooo:rsid="00615772" fo:background-color="transparent" loext:char-shading-value="0" style:language-asian="zxx" style:country-asian="none" style:language-complex="zxx" style:country-complex="none"/>
    </style:style>
    <style:style style:name="T30" style:family="text">
      <style:text-properties fo:color="#000000" fo:font-weight="normal" officeooo:rsid="0065740c" fo:background-color="transparent" loext:char-shading-value="0" style:language-asian="zxx" style:country-asian="none" style:language-complex="zxx" style:country-complex="none"/>
    </style:style>
    <style:style style:name="T31" style:family="text">
      <style:text-properties fo:color="#000000" fo:font-weight="normal" officeooo:rsid="0066fd2b" fo:background-color="transparent" loext:char-shading-value="0" style:language-asian="zxx" style:country-asian="none" style:language-complex="zxx" style:country-complex="none"/>
    </style:style>
    <style:style style:name="T32" style:family="text">
      <style:text-properties fo:color="#000000" fo:font-weight="normal" officeooo:rsid="006fb05a" fo:background-color="transparent" loext:char-shading-value="0" style:language-asian="zxx" style:country-asian="none" style:language-complex="zxx" style:country-complex="none"/>
    </style:style>
    <style:style style:name="T33" style:family="text">
      <style:text-properties fo:color="#000000" fo:font-weight="normal" officeooo:rsid="006e4c66" fo:background-color="transparent" loext:char-shading-value="0" style:language-asian="zxx" style:country-asian="none" style:language-complex="zxx" style:country-complex="none"/>
    </style:style>
    <style:style style:name="T34" style:family="text">
      <style:text-properties fo:color="#000000" fo:font-weight="normal" officeooo:rsid="00681d60" fo:background-color="transparent" loext:char-shading-value="0" style:language-asian="zxx" style:country-asian="none" style:language-complex="zxx" style:country-complex="none"/>
    </style:style>
    <style:style style:name="T35" style:family="text">
      <style:text-properties fo:color="#000000" fo:font-weight="normal" officeooo:rsid="006fbc9c" fo:background-color="transparent" loext:char-shading-value="0" style:language-asian="zxx" style:country-asian="none" style:language-complex="zxx" style:country-complex="none"/>
    </style:style>
    <style:style style:name="T36" style:family="text">
      <style:text-properties fo:color="#000000" fo:font-weight="normal" officeooo:rsid="00697efb" fo:background-color="transparent" loext:char-shading-value="0" style:language-asian="zxx" style:country-asian="none" style:language-complex="zxx" style:country-complex="none"/>
    </style:style>
    <style:style style:name="T37" style:family="text">
      <style:text-properties fo:color="#000000" fo:font-weight="normal" officeooo:rsid="0067fd8f" fo:background-color="transparent" loext:char-shading-value="0" style:language-asian="zxx" style:country-asian="none" style:language-complex="zxx" style:country-complex="none"/>
    </style:style>
    <style:style style:name="T38" style:family="text">
      <style:text-properties fo:color="#000000" fo:font-weight="normal" officeooo:rsid="006a8d2e" fo:background-color="transparent" loext:char-shading-value="0" style:language-asian="zxx" style:country-asian="none" style:language-complex="zxx" style:country-complex="none"/>
    </style:style>
    <style:style style:name="T39" style:family="text">
      <style:text-properties fo:color="#000000" fo:font-weight="normal" officeooo:rsid="006d6767" fo:background-color="transparent" loext:char-shading-value="0" style:language-asian="zxx" style:country-asian="none" style:language-complex="zxx" style:country-complex="none"/>
    </style:style>
    <style:style style:name="T40" style:family="text">
      <style:text-properties fo:color="#000000" fo:font-weight="normal" officeooo:rsid="0071d770" fo:background-color="transparent" loext:char-shading-value="0" style:language-asian="zxx" style:country-asian="none" style:language-complex="zxx" style:country-complex="none"/>
    </style:style>
    <style:style style:name="T41" style:family="text">
      <style:text-properties fo:color="#000000" fo:font-weight="normal" officeooo:rsid="0073cf2f" fo:background-color="transparent" loext:char-shading-value="0" style:language-asian="zxx" style:country-asian="none" style:language-complex="zxx" style:country-complex="none"/>
    </style:style>
    <style:style style:name="T42" style:family="text">
      <style:text-properties fo:color="#000000" fo:font-weight="normal" officeooo:rsid="00760d32" fo:background-color="transparent" loext:char-shading-value="0" style:language-asian="zxx" style:country-asian="none" style:language-complex="zxx" style:country-complex="none"/>
    </style:style>
    <style:style style:name="T43" style:family="text">
      <style:text-properties fo:color="#000000" fo:font-weight="normal" officeooo:rsid="007c22c0" fo:background-color="transparent" loext:char-shading-value="0" style:language-asian="zxx" style:country-asian="none" style:language-complex="zxx" style:country-complex="none"/>
    </style:style>
    <style:style style:name="T44" style:family="text">
      <style:text-properties fo:color="#000000" fo:font-weight="normal" officeooo:rsid="007ce90a" fo:background-color="transparent" loext:char-shading-value="0" style:language-asian="zxx" style:country-asian="none" style:language-complex="zxx" style:country-complex="none"/>
    </style:style>
    <style:style style:name="T45" style:family="text">
      <style:text-properties fo:color="#000000" fo:font-weight="normal" officeooo:rsid="007f03f9" fo:background-color="transparent" loext:char-shading-value="0" style:language-asian="zxx" style:country-asian="none" style:language-complex="zxx" style:country-complex="none"/>
    </style:style>
    <style:style style:name="T46" style:family="text">
      <style:text-properties fo:color="#000000" fo:font-weight="normal" officeooo:rsid="007e30ec" fo:background-color="transparent" loext:char-shading-value="0" style:language-asian="zxx" style:country-asian="none" style:language-complex="zxx" style:country-complex="none"/>
    </style:style>
    <style:style style:name="T47" style:family="text">
      <style:text-properties fo:color="#000000" fo:font-weight="normal" officeooo:rsid="00813080" fo:background-color="transparent" loext:char-shading-value="0" style:language-asian="zxx" style:country-asian="none" style:language-complex="zxx" style:country-complex="none"/>
    </style:style>
    <style:style style:name="T48" style:family="text">
      <style:text-properties fo:color="#000000" fo:font-weight="normal" officeooo:rsid="0081e12b" fo:background-color="transparent" loext:char-shading-value="0" style:language-asian="zxx" style:country-asian="none" style:language-complex="zxx" style:country-complex="none"/>
    </style:style>
    <style:style style:name="T49" style:family="text">
      <style:text-properties fo:color="#000000" fo:font-weight="normal" officeooo:rsid="00997fd5" fo:background-color="transparent" loext:char-shading-value="0" style:language-asian="zxx" style:country-asian="none" style:language-complex="zxx" style:country-complex="none"/>
    </style:style>
    <style:style style:name="T50" style:family="text">
      <style:text-properties fo:color="#000000" fo:font-weight="normal" officeooo:rsid="00850e3f" fo:background-color="transparent" loext:char-shading-value="0" style:language-asian="zxx" style:country-asian="none" style:language-complex="zxx" style:country-complex="none"/>
    </style:style>
    <style:style style:name="T51" style:family="text">
      <style:text-properties fo:color="#000000" fo:font-weight="normal" officeooo:rsid="0086e86f" fo:background-color="transparent" loext:char-shading-value="0" style:language-asian="zxx" style:country-asian="none" style:language-complex="zxx" style:country-complex="none"/>
    </style:style>
    <style:style style:name="T52" style:family="text">
      <style:text-properties fo:color="#000000" fo:font-weight="normal" officeooo:rsid="0088637f" fo:background-color="transparent" loext:char-shading-value="0" style:language-asian="zxx" style:country-asian="none" style:language-complex="zxx" style:country-complex="none"/>
    </style:style>
    <style:style style:name="T53" style:family="text">
      <style:text-properties fo:color="#000000" fo:font-weight="normal" officeooo:rsid="0089eb17" fo:background-color="transparent" loext:char-shading-value="0" style:language-asian="zxx" style:country-asian="none" style:language-complex="zxx" style:country-complex="none"/>
    </style:style>
    <style:style style:name="T54" style:family="text">
      <style:text-properties fo:color="#000000" fo:font-weight="normal" officeooo:rsid="008b678d" fo:background-color="transparent" loext:char-shading-value="0" style:language-asian="zxx" style:country-asian="none" style:language-complex="zxx" style:country-complex="none"/>
    </style:style>
    <style:style style:name="T55" style:family="text">
      <style:text-properties fo:color="#000000" fo:font-weight="normal" officeooo:rsid="008ce11c" fo:background-color="transparent" loext:char-shading-value="0" style:language-asian="zxx" style:country-asian="none" style:language-complex="zxx" style:country-complex="none"/>
    </style:style>
    <style:style style:name="T56" style:family="text">
      <style:text-properties fo:color="#000000" fo:font-weight="normal" officeooo:rsid="00937680" fo:background-color="transparent" loext:char-shading-value="0" style:language-asian="zxx" style:country-asian="none" style:language-complex="zxx" style:country-complex="none"/>
    </style:style>
    <style:style style:name="T57" style:family="text">
      <style:text-properties fo:color="#000000" fo:font-weight="normal" officeooo:rsid="008d591a" fo:background-color="transparent" loext:char-shading-value="0" style:language-asian="zxx" style:country-asian="none" style:language-complex="zxx" style:country-complex="none"/>
    </style:style>
    <style:style style:name="T58" style:family="text">
      <style:text-properties fo:color="#000000" fo:font-weight="normal" officeooo:rsid="008f509a" fo:background-color="transparent" loext:char-shading-value="0" style:language-asian="zxx" style:country-asian="none" style:language-complex="zxx" style:country-complex="none"/>
    </style:style>
    <style:style style:name="T59" style:family="text">
      <style:text-properties fo:color="#000000" fo:font-weight="normal" officeooo:rsid="00906290" fo:background-color="transparent" loext:char-shading-value="0" style:language-asian="zxx" style:country-asian="none" style:language-complex="zxx" style:country-complex="none"/>
    </style:style>
    <style:style style:name="T60" style:family="text">
      <style:text-properties fo:color="#000000" fo:font-weight="normal" officeooo:rsid="0090282f" fo:background-color="transparent" loext:char-shading-value="0" style:language-asian="zxx" style:country-asian="none" style:language-complex="zxx" style:country-complex="none"/>
    </style:style>
    <style:style style:name="T61" style:family="text">
      <style:text-properties fo:color="#000000" fo:font-weight="normal" officeooo:rsid="0093b225" fo:background-color="transparent" loext:char-shading-value="0" style:language-asian="zxx" style:country-asian="none" style:language-complex="zxx" style:country-complex="none"/>
    </style:style>
    <style:style style:name="T62" style:family="text">
      <style:text-properties fo:color="#000000" fo:font-weight="normal" officeooo:rsid="00954f49" fo:background-color="transparent" loext:char-shading-value="0" style:language-asian="zxx" style:country-asian="none" style:language-complex="zxx" style:country-complex="none"/>
    </style:style>
    <style:style style:name="T63" style:family="text">
      <style:text-properties fo:color="#000000" fo:font-weight="normal" officeooo:rsid="00955766" fo:background-color="transparent" loext:char-shading-value="0" style:language-asian="zxx" style:country-asian="none" style:language-complex="zxx" style:country-complex="none"/>
    </style:style>
    <style:style style:name="T64" style:family="text">
      <style:text-properties fo:color="#000000" fo:font-weight="normal" officeooo:rsid="00983e38" fo:background-color="transparent" loext:char-shading-value="0" style:language-asian="zxx" style:country-asian="none" style:language-complex="zxx" style:country-complex="none"/>
    </style:style>
    <style:style style:name="T65" style:family="text">
      <style:text-properties fo:color="#000000" fo:font-weight="normal" officeooo:rsid="009965bb" fo:background-color="transparent" loext:char-shading-value="0" style:language-asian="zxx" style:country-asian="none" style:language-complex="zxx" style:country-complex="none"/>
    </style:style>
    <style:style style:name="T66" style:family="text">
      <style:text-properties fo:color="#000000" fo:font-weight="normal" officeooo:rsid="009ac71b" fo:background-color="transparent" loext:char-shading-value="0" style:language-asian="zxx" style:country-asian="none" style:language-complex="zxx" style:country-complex="none"/>
    </style:style>
    <style:style style:name="T67" style:family="text">
      <style:text-properties fo:color="#000000" fo:font-weight="normal" officeooo:rsid="009bd771" fo:background-color="transparent" loext:char-shading-value="0" style:language-asian="zxx" style:country-asian="none" style:language-complex="zxx" style:country-complex="none"/>
    </style:style>
    <style:style style:name="T68" style:family="text">
      <style:text-properties fo:color="#000000" fo:font-weight="normal" officeooo:rsid="009d69da" fo:background-color="transparent" loext:char-shading-value="0" style:language-asian="zxx" style:country-asian="none" style:language-complex="zxx" style:country-complex="none"/>
    </style:style>
    <style:style style:name="T69" style:family="text">
      <style:text-properties fo:color="#000000" fo:font-weight="normal" officeooo:rsid="009f48ae" fo:background-color="transparent" loext:char-shading-value="0" style:language-asian="zxx" style:country-asian="none" style:language-complex="zxx" style:country-complex="none"/>
    </style:style>
    <style:style style:name="T70" style:family="text">
      <style:text-properties fo:color="#000000" fo:font-weight="normal" officeooo:rsid="00a1257b" fo:background-color="transparent" loext:char-shading-value="0" style:language-asian="zxx" style:country-asian="none" style:language-complex="zxx" style:country-complex="none"/>
    </style:style>
    <style:style style:name="T71" style:family="text">
      <style:text-properties fo:color="#000000" fo:font-weight="normal" officeooo:rsid="00a14a55" fo:background-color="transparent" loext:char-shading-value="0" style:language-asian="zxx" style:country-asian="none" style:language-complex="zxx" style:country-complex="none"/>
    </style:style>
    <style:style style:name="T72" style:family="text">
      <style:text-properties fo:color="#000000" fo:font-weight="normal" officeooo:rsid="00a30988" fo:background-color="transparent" loext:char-shading-value="0" style:language-asian="zxx" style:country-asian="none" style:language-complex="zxx" style:country-complex="none"/>
    </style:style>
    <style:style style:name="T73" style:family="text">
      <style:text-properties fo:color="#000000" fo:font-weight="normal" officeooo:rsid="00a41cdd" fo:background-color="transparent" loext:char-shading-value="0" style:language-asian="zxx" style:country-asian="none" style:language-complex="zxx" style:country-complex="none"/>
    </style:style>
    <style:style style:name="T74" style:family="text">
      <style:text-properties fo:color="#000000" fo:font-weight="normal" officeooo:rsid="00a57d4d" fo:background-color="transparent" loext:char-shading-value="0" style:language-asian="zxx" style:country-asian="none" style:language-complex="zxx" style:country-complex="none"/>
    </style:style>
    <style:style style:name="T75" style:family="text">
      <style:text-properties fo:color="#000000" fo:font-weight="normal" officeooo:rsid="003dd9e9" fo:background-color="transparent" loext:char-shading-value="0" style:language-asian="zxx" style:country-asian="none" style:language-complex="zxx" style:country-complex="none"/>
    </style:style>
    <style:style style:name="T76" style:family="text">
      <style:text-properties fo:color="#000000" fo:font-weight="normal" officeooo:rsid="00a6fb36" fo:background-color="transparent" loext:char-shading-value="0" style:language-asian="zxx" style:country-asian="none" style:language-complex="zxx" style:country-complex="none"/>
    </style:style>
    <style:style style:name="T77" style:family="text">
      <style:text-properties fo:color="#000000" fo:font-weight="normal" officeooo:rsid="00a9c6db" fo:background-color="transparent" loext:char-shading-value="0" style:language-asian="zxx" style:country-asian="none" style:language-complex="zxx" style:country-complex="none"/>
    </style:style>
    <style:style style:name="T78" style:family="text">
      <style:text-properties fo:color="#000000" fo:font-weight="normal" officeooo:rsid="00a826cb" fo:background-color="transparent" loext:char-shading-value="0" style:language-asian="zxx" style:country-asian="none" style:language-complex="zxx" style:country-complex="none"/>
    </style:style>
    <style:style style:name="T79" style:family="text">
      <style:text-properties fo:color="#000000" fo:font-weight="normal" officeooo:rsid="00aad33b" fo:background-color="transparent" loext:char-shading-value="0" style:language-asian="zxx" style:country-asian="none" style:language-complex="zxx" style:country-complex="none"/>
    </style:style>
    <style:style style:name="T80" style:family="text">
      <style:text-properties fo:color="#000000" fo:font-weight="normal" officeooo:rsid="00ae8011" fo:background-color="transparent" loext:char-shading-value="0" style:language-asian="zxx" style:country-asian="none" style:language-complex="zxx" style:country-complex="none"/>
    </style:style>
    <style:style style:name="T81" style:family="text">
      <style:text-properties fo:color="#000000" fo:font-weight="normal" officeooo:rsid="00cb80f3" fo:background-color="transparent" loext:char-shading-value="0" style:language-asian="zxx" style:country-asian="none" style:language-complex="zxx" style:country-complex="none"/>
    </style:style>
    <style:style style:name="T82" style:family="text">
      <style:text-properties fo:color="#000000" fo:font-weight="normal" fo:background-color="#ffffff" loext:char-shading-value="0"/>
    </style:style>
    <style:style style:name="T83" style:family="text">
      <style:text-properties fo:color="#000000" fo:font-weight="normal" fo:background-color="#ffffff" loext:char-shading-value="0" style:language-asian="zxx" style:country-asian="none" style:language-complex="zxx" style:country-complex="none"/>
    </style:style>
    <style:style style:name="T84" style:family="text">
      <style:text-properties fo:color="#000000" fo:font-weight="normal" officeooo:rsid="012d19ac" fo:background-color="#ffffff" loext:char-shading-value="0" style:language-asian="zxx" style:country-asian="none" style:language-complex="zxx" style:country-complex="none"/>
    </style:style>
    <style:style style:name="T85" style:family="text">
      <style:text-properties fo:color="#000000" fo:font-weight="normal" officeooo:rsid="0133ce6d" fo:background-color="#ffffff" loext:char-shading-value="0" style:language-asian="zxx" style:country-asian="none" style:language-complex="zxx" style:country-complex="none"/>
    </style:style>
    <style:style style:name="T86" style:family="text">
      <style:text-properties fo:color="#000000" fo:font-weight="normal" officeooo:rsid="016e0a8b" fo:background-color="#ffffff" loext:char-shading-value="0"/>
    </style:style>
    <style:style style:name="T87" style:family="text">
      <style:text-properties fo:color="#000000" fo:font-weight="normal" officeooo:rsid="016ef689" fo:background-color="#ffffff" loext:char-shading-value="0"/>
    </style:style>
    <style:style style:name="T88" style:family="text">
      <style:text-properties fo:color="#000000" fo:font-weight="normal" officeooo:rsid="017e8a2c" fo:background-color="#ffffff" loext:char-shading-value="0"/>
    </style:style>
    <style:style style:name="T89" style:family="text">
      <style:text-properties fo:color="#000000" fo:font-weight="normal" officeooo:rsid="01829b65" fo:background-color="#ffffff" loext:char-shading-value="0"/>
    </style:style>
    <style:style style:name="T90" style:family="text">
      <style:text-properties fo:color="#000000" fo:font-weight="normal" officeooo:rsid="01830932" fo:background-color="#ffffff" loext:char-shading-value="0"/>
    </style:style>
    <style:style style:name="T91" style:family="text">
      <style:text-properties fo:color="#000000" fo:font-weight="normal" officeooo:rsid="01842af0" fo:background-color="#ffffff" loext:char-shading-value="0"/>
    </style:style>
    <style:style style:name="T92" style:family="text">
      <style:text-properties fo:color="#000000" fo:font-weight="normal" officeooo:rsid="01a1e14a" fo:background-color="#ffffff" loext:char-shading-value="0"/>
    </style:style>
    <style:style style:name="T93" style:family="text">
      <style:text-properties fo:color="#000000" fo:font-weight="normal" officeooo:rsid="01969b02" fo:background-color="#ffffff" loext:char-shading-value="0"/>
    </style:style>
    <style:style style:name="T94" style:family="text">
      <style:text-properties fo:color="#000000" fo:font-weight="normal" officeooo:rsid="019819f3" fo:background-color="#ffffff" loext:char-shading-value="0"/>
    </style:style>
    <style:style style:name="T95" style:family="text">
      <style:text-properties fo:color="#000000" fo:font-weight="normal" officeooo:rsid="01a35b8d" fo:background-color="#ffffff" loext:char-shading-value="0"/>
    </style:style>
    <style:style style:name="T96" style:family="text">
      <style:text-properties fo:color="#000000" fo:font-weight="normal" officeooo:rsid="01a3a689" fo:background-color="#ffffff" loext:char-shading-value="0"/>
    </style:style>
    <style:style style:name="T97" style:family="text">
      <style:text-properties fo:color="#000000" fo:font-weight="normal" officeooo:rsid="01a45580" fo:background-color="#ffffff" loext:char-shading-value="0"/>
    </style:style>
    <style:style style:name="T98" style:family="text">
      <style:text-properties fo:color="#000000" officeooo:rsid="012787e3" fo:background-color="transparent" loext:char-shading-value="0" style:language-asian="zxx" style:country-asian="none" style:language-complex="zxx" style:country-complex="none"/>
    </style:style>
    <style:style style:name="T99" style:family="text">
      <style:text-properties fo:color="#000000" style:font-name="arial" fo:font-size="11pt" fo:language="fr" fo:country="CA" fo:font-weight="normal" officeooo:rsid="0073cf2f" fo:background-color="transparent" loext:char-shading-value="0" style:font-size-asian="11pt" style:language-asian="zxx" style:country-asian="none" style:font-size-complex="11pt" style:language-complex="zxx" style:country-complex="none"/>
    </style:style>
    <style:style style:name="T100" style:family="text">
      <style:text-properties fo:color="#000000" style:font-name="arial" fo:font-size="11pt" fo:language="fr" fo:country="CA" fo:font-weight="normal" fo:background-color="#ffffff" loext:char-shading-value="0" style:font-size-asian="11pt" style:font-size-complex="11pt"/>
    </style:style>
    <style:style style:name="T101" style:family="text">
      <style:text-properties fo:color="#000000" style:font-name="arial" fo:font-size="11pt" fo:language="fr" fo:country="CA" fo:font-weight="normal" officeooo:rsid="0655fddd" fo:background-color="#ffffff" loext:char-shading-value="0" style:font-size-asian="11pt" style:font-size-complex="11pt"/>
    </style:style>
    <style:style style:name="T102" style:family="text">
      <style:text-properties fo:color="#000000" style:font-name="arial" fo:font-size="11pt" fo:language="fr" fo:country="CA" fo:font-weight="normal" officeooo:rsid="069c7612" fo:background-color="#ffffff" loext:char-shading-value="0" style:font-size-asian="11pt" style:font-size-complex="11pt"/>
    </style:style>
    <style:style style:name="T103" style:family="text">
      <style:text-properties fo:color="#000000" style:font-name="arial" fo:font-size="11pt" fo:language="fr" fo:country="CA" fo:font-weight="normal" officeooo:rsid="06abd2d0" fo:background-color="#ffffff" loext:char-shading-value="0" style:font-size-asian="11pt" style:font-size-complex="11pt"/>
    </style:style>
    <style:style style:name="T104" style:family="text">
      <style:text-properties fo:color="#000000" style:font-name="arial" fo:font-size="11pt" fo:language="fr" fo:country="CA" fo:font-weight="normal" fo:background-color="#ffffff" loext:char-shading-value="0" style:font-size-asian="11pt" style:font-weight-asian="normal" style:font-size-complex="11pt" style:font-weight-complex="normal"/>
    </style:style>
    <style:style style:name="T105" style:family="text">
      <style:text-properties fo:color="#000000" style:font-name="arial" fo:font-size="11pt" fo:language="fr" fo:country="CA" fo:font-weight="normal" officeooo:rsid="06ff2a40" fo:background-color="#ffffff" loext:char-shading-value="0" style:font-size-asian="11pt" style:font-weight-asian="normal" style:font-size-complex="11pt" style:font-weight-complex="normal"/>
    </style:style>
    <style:style style:name="T106" style:family="text">
      <style:text-properties fo:color="#000000" style:font-name="arial" fo:font-size="11pt" fo:language="fr" fo:country="CA" fo:font-weight="normal" officeooo:rsid="07024c4f" fo:background-color="#ffffff" loext:char-shading-value="0" style:font-size-asian="11pt" style:font-weight-asian="normal" style:font-size-complex="11pt" style:font-weight-complex="normal"/>
    </style:style>
    <style:style style:name="T107" style:family="text">
      <style:text-properties fo:color="#000000" style:font-name="arial" fo:font-size="11pt" fo:language="fr" fo:country="CA" fo:font-weight="normal" officeooo:rsid="072f6c4f" fo:background-color="#ffffff" loext:char-shading-value="0" style:font-size-asian="11pt" style:font-weight-asian="normal" style:font-size-complex="11pt" style:font-weight-complex="normal"/>
    </style:style>
    <style:style style:name="T108" style:family="text">
      <style:text-properties fo:color="#000000" style:font-name="arial" fo:font-size="11pt" fo:language="fr" fo:country="CA" fo:font-weight="normal" officeooo:rsid="073010a4" fo:background-color="#ffffff" loext:char-shading-value="0" style:font-size-asian="11pt" style:font-weight-asian="normal" style:font-size-complex="11pt" style:font-weight-complex="normal"/>
    </style:style>
    <style:style style:name="T109" style:family="text">
      <style:text-properties fo:color="#000000" style:font-name="arial" fo:font-size="11pt" fo:language="fr" fo:country="CA" fo:font-weight="normal" officeooo:rsid="073258aa" fo:background-color="#ffffff" loext:char-shading-value="0" style:font-size-asian="11pt" style:font-weight-asian="normal" style:font-size-complex="11pt" style:font-weight-complex="normal"/>
    </style:style>
    <style:style style:name="T110" style:family="text">
      <style:text-properties fo:color="#000000" style:font-name="arial" fo:font-size="11pt" fo:language="fr" fo:country="CA" fo:font-weight="normal" officeooo:rsid="0734b6cf" fo:background-color="#ffffff" loext:char-shading-value="0" style:font-size-asian="11pt" style:font-weight-asian="normal" style:font-size-complex="11pt" style:font-weight-complex="normal"/>
    </style:style>
    <style:style style:name="T111" style:family="text">
      <style:text-properties fo:color="#000000" style:font-name="arial" fo:font-size="11pt" fo:language="fr" fo:country="CA" fo:font-weight="normal" officeooo:rsid="07352e61" fo:background-color="#ffffff" loext:char-shading-value="0" style:font-size-asian="11pt" style:font-weight-asian="normal" style:font-size-complex="11pt" style:font-weight-complex="normal"/>
    </style:style>
    <style:style style:name="T112" style:family="text">
      <style:text-properties fo:color="#000000" style:font-name="arial" fo:font-size="11pt" fo:language="fr" fo:country="CA" fo:font-weight="normal" officeooo:rsid="073ed58e" fo:background-color="#ffffff" loext:char-shading-value="0" style:font-size-asian="11pt" style:font-weight-asian="normal" style:font-size-complex="11pt" style:font-weight-complex="normal"/>
    </style:style>
    <style:style style:name="T113" style:family="text">
      <style:text-properties fo:color="#000000" style:font-name="arial" fo:font-size="11pt" fo:language="fr" fo:country="CA" fo:font-weight="normal" officeooo:rsid="0757d5f2" fo:background-color="#ffffff" loext:char-shading-value="0" style:font-size-asian="11pt" style:font-weight-asian="normal" style:font-size-complex="11pt" style:font-weight-complex="normal"/>
    </style:style>
    <style:style style:name="T114" style:family="text">
      <style:text-properties fo:color="#000000" style:font-name="arial" fo:font-size="11pt" fo:language="fr" fo:country="CA" style:text-underline-style="none" fo:font-weight="normal" fo:background-color="#ffffff" loext:char-shading-value="0" style:font-size-asian="11pt" style:font-size-complex="11pt"/>
    </style:style>
    <style:style style:name="T115" style:family="text">
      <style:text-properties fo:color="#000000" style:font-name="arial" fo:font-size="11pt" fo:language="fr" fo:country="CA" style:text-underline-style="none" fo:font-weight="normal" officeooo:rsid="0514eb9a" fo:background-color="#ffffff" loext:char-shading-value="0" style:font-size-asian="11pt" style:font-size-complex="11pt"/>
    </style:style>
    <style:style style:name="T116" style:family="text">
      <style:text-properties fo:color="#000000" style:font-name="arial" fo:font-size="11pt" fo:language="fr" fo:country="CA" style:text-underline-style="none" fo:font-weight="normal" officeooo:rsid="0512344d" fo:background-color="#ffffff" loext:char-shading-value="0" style:font-size-asian="11pt" style:font-size-complex="11pt"/>
    </style:style>
    <style:style style:name="T117" style:family="text">
      <style:text-properties fo:color="#000000" style:font-name="arial" fo:font-size="11pt" fo:language="fr" fo:country="CA" style:text-underline-style="none" fo:font-weight="normal" officeooo:rsid="05184a95" fo:background-color="#ffffff" loext:char-shading-value="0" style:font-size-asian="11pt" style:font-size-complex="11pt"/>
    </style:style>
    <style:style style:name="T118" style:family="text">
      <style:text-properties fo:color="#000000" style:font-name="arial" fo:font-size="11pt" fo:language="fr" fo:country="CA" style:text-underline-style="none" fo:font-weight="normal" officeooo:rsid="051aaa08" fo:background-color="#ffffff" loext:char-shading-value="0" style:font-size-asian="11pt" style:font-size-complex="11pt"/>
    </style:style>
    <style:style style:name="T119" style:family="text">
      <style:text-properties fo:color="#000000" style:font-name="arial" fo:font-size="11pt" fo:language="fr" fo:country="CA" style:text-underline-style="none" fo:font-weight="normal" officeooo:rsid="051feb59" fo:background-color="#ffffff" loext:char-shading-value="0" style:font-size-asian="11pt" style:font-size-complex="11pt"/>
    </style:style>
    <style:style style:name="T120" style:family="text">
      <style:text-properties fo:color="#000000" style:font-name="arial" fo:font-size="11pt" fo:language="fr" fo:country="CA" style:text-underline-style="none" fo:font-weight="normal" officeooo:rsid="052229b5" fo:background-color="#ffffff" loext:char-shading-value="0" style:font-size-asian="11pt" style:font-size-complex="11pt"/>
    </style:style>
    <style:style style:name="T121" style:family="text">
      <style:text-properties fo:color="#000000" style:font-name="arial" fo:font-size="11pt" fo:language="fr" fo:country="CA" style:text-underline-style="none" fo:font-weight="normal" officeooo:rsid="0526a096" fo:background-color="#ffffff" loext:char-shading-value="0" style:font-size-asian="11pt" style:font-size-complex="11pt"/>
    </style:style>
    <style:style style:name="T122" style:family="text">
      <style:text-properties fo:color="#000000" style:font-name="arial" fo:font-size="11pt" fo:language="fr" fo:country="CA" style:text-underline-style="none" fo:font-weight="normal" officeooo:rsid="056f57bb" fo:background-color="#ffffff" loext:char-shading-value="0" style:font-size-asian="11pt" style:font-size-complex="11pt"/>
    </style:style>
    <style:style style:name="T123" style:family="text">
      <style:text-properties fo:color="#000000" style:font-name="arial" fo:font-size="11pt" fo:language="fr" fo:country="CA" style:text-underline-style="none" fo:font-weight="normal" officeooo:rsid="056ee0e6" fo:background-color="#ffffff" loext:char-shading-value="0" style:font-size-asian="11pt" style:font-size-complex="11pt"/>
    </style:style>
    <style:style style:name="T124" style:family="text">
      <style:text-properties fo:color="#000000" style:font-name="arial" fo:font-size="11pt" fo:language="fr" fo:country="CA" style:text-underline-style="none" fo:font-weight="normal" officeooo:rsid="0570d750" fo:background-color="#ffffff" loext:char-shading-value="0" style:font-size-asian="11pt" style:font-size-complex="11pt"/>
    </style:style>
    <style:style style:name="T125" style:family="text">
      <style:text-properties fo:color="#000000" style:font-name="arial" fo:font-size="11pt" fo:language="fr" fo:country="CA" style:text-underline-style="none" fo:font-weight="normal" officeooo:rsid="057155ce" fo:background-color="#ffffff" loext:char-shading-value="0" style:font-size-asian="11pt" style:font-size-complex="11pt"/>
    </style:style>
    <style:style style:name="T126" style:family="text">
      <style:text-properties fo:color="#000000" style:font-name="arial" fo:font-size="11pt" fo:language="fr" fo:country="CA" style:text-underline-style="none" fo:font-weight="normal" officeooo:rsid="056d4592" fo:background-color="#ffffff" loext:char-shading-value="0" style:font-size-asian="11pt" style:font-size-complex="11pt"/>
    </style:style>
    <style:style style:name="T127" style:family="text">
      <style:text-properties fo:color="#000000" style:font-name="arial" fo:font-size="11pt" fo:language="fr" fo:country="CA" style:text-underline-style="none" fo:font-weight="normal" officeooo:rsid="0572a09d" fo:background-color="#ffffff" loext:char-shading-value="0" style:font-size-asian="11pt" style:font-size-complex="11pt"/>
    </style:style>
    <style:style style:name="T128" style:family="text">
      <style:text-properties fo:color="#000000" style:font-name="arial" fo:font-size="11pt" fo:language="fr" fo:country="CA" style:text-underline-style="none" fo:font-weight="normal" officeooo:rsid="0572ab59" fo:background-color="#ffffff" loext:char-shading-value="0" style:font-size-asian="11pt" style:font-size-complex="11pt"/>
    </style:style>
    <style:style style:name="T129" style:family="text">
      <style:text-properties fo:color="#000000" style:font-name="arial" fo:font-size="11pt" fo:language="fr" fo:country="CA" style:text-underline-style="none" fo:font-weight="normal" officeooo:rsid="057b9f8d" fo:background-color="#ffffff" loext:char-shading-value="0" style:font-size-asian="11pt" style:font-size-complex="11pt"/>
    </style:style>
    <style:style style:name="T130" style:family="text">
      <style:text-properties fo:color="#000000" style:font-name="arial" fo:font-size="11pt" fo:language="fr" fo:country="CA" style:text-underline-style="none" fo:font-weight="normal" officeooo:rsid="057cc174" fo:background-color="#ffffff" loext:char-shading-value="0" style:font-size-asian="11pt" style:font-size-complex="11pt"/>
    </style:style>
    <style:style style:name="T131" style:family="text">
      <style:text-properties fo:color="#000000" style:font-name="arial" fo:font-size="11pt" fo:language="fr" fo:country="CA" style:text-underline-style="none" fo:font-weight="normal" officeooo:rsid="0579c6fe" fo:background-color="#ffffff" loext:char-shading-value="0" style:font-size-asian="11pt" style:font-size-complex="11pt"/>
    </style:style>
    <style:style style:name="T132" style:family="text">
      <style:text-properties fo:color="#000000" style:font-name="arial" fo:font-size="11pt" fo:language="fr" fo:country="CA" style:text-underline-style="none" fo:font-weight="normal" officeooo:rsid="057eb730" fo:background-color="#ffffff" loext:char-shading-value="0" style:font-size-asian="11pt" style:font-size-complex="11pt"/>
    </style:style>
    <style:style style:name="T133" style:family="text">
      <style:text-properties fo:color="#000000" style:font-name="arial" fo:font-size="11pt" fo:language="fr" fo:country="CA" style:text-underline-style="none" fo:font-weight="normal" officeooo:rsid="0580d81f" fo:background-color="#ffffff" loext:char-shading-value="0" style:font-size-asian="11pt" style:font-size-complex="11pt"/>
    </style:style>
    <style:style style:name="T134" style:family="text">
      <style:text-properties fo:color="#000000" style:font-name="arial" fo:font-size="11pt" fo:language="fr" fo:country="CA" style:text-underline-style="none" fo:font-weight="normal" officeooo:rsid="0583e4ab" fo:background-color="#ffffff" loext:char-shading-value="0" style:font-size-asian="11pt" style:font-size-complex="11pt"/>
    </style:style>
    <style:style style:name="T135" style:family="text">
      <style:text-properties fo:color="#000000" style:font-name="arial" fo:font-size="11pt" fo:language="fr" fo:country="CA" style:text-underline-style="none" fo:font-weight="normal" officeooo:rsid="05a16bab" fo:background-color="#ffffff" loext:char-shading-value="0" style:font-size-asian="11pt" style:font-size-complex="11pt"/>
    </style:style>
    <style:style style:name="T136" style:family="text">
      <style:text-properties fo:color="#000000" style:font-name="arial" fo:font-size="11pt" fo:language="fr" fo:country="CA" style:text-underline-style="none" fo:font-weight="normal" officeooo:rsid="05b0ff79" fo:background-color="#ffffff" loext:char-shading-value="0" style:font-size-asian="11pt" style:font-size-complex="11pt"/>
    </style:style>
    <style:style style:name="T137" style:family="text">
      <style:text-properties fo:color="#000000" style:font-name="arial" fo:font-size="11pt" fo:language="fr" fo:country="CA" style:text-underline-style="none" fo:font-weight="normal" officeooo:rsid="05b2ce39" fo:background-color="#ffffff" loext:char-shading-value="0" style:font-size-asian="11pt" style:font-size-complex="11pt"/>
    </style:style>
    <style:style style:name="T138" style:family="text">
      <style:text-properties fo:color="#000000" style:font-name="arial" fo:font-size="11pt" fo:language="fr" fo:country="CA" style:text-underline-style="none" fo:font-weight="normal" officeooo:rsid="05cda222" fo:background-color="#ffffff" loext:char-shading-value="0" style:font-size-asian="11pt" style:font-size-complex="11pt"/>
    </style:style>
    <style:style style:name="T139" style:family="text">
      <style:text-properties fo:color="#000000" style:font-name="arial" fo:font-size="11pt" fo:language="fr" fo:country="CA" style:text-underline-style="none" fo:font-weight="normal" officeooo:rsid="05cef875" fo:background-color="#ffffff" loext:char-shading-value="0" style:font-size-asian="11pt" style:font-size-complex="11pt"/>
    </style:style>
    <style:style style:name="T140" style:family="text">
      <style:text-properties fo:color="#000000" style:font-name="arial" fo:font-size="11pt" fo:language="fr" fo:country="CA" style:text-underline-style="none" fo:font-weight="normal" officeooo:rsid="05d031b5" fo:background-color="#ffffff" loext:char-shading-value="0" style:font-size-asian="11pt" style:font-size-complex="11pt"/>
    </style:style>
    <style:style style:name="T141" style:family="text">
      <style:text-properties fo:color="#000000" style:font-name="arial" fo:font-size="11pt" fo:language="fr" fo:country="CA" style:text-underline-style="none" fo:font-weight="normal" officeooo:rsid="05d199ba" fo:background-color="#ffffff" loext:char-shading-value="0" style:font-size-asian="11pt" style:font-size-complex="11pt"/>
    </style:style>
    <style:style style:name="T142" style:family="text">
      <style:text-properties fo:color="#000000" style:font-name="arial" fo:font-size="11pt" fo:language="fr" fo:country="CA" style:text-underline-style="none" fo:font-weight="normal" officeooo:rsid="05dcacc2" fo:background-color="#ffffff" loext:char-shading-value="0" style:font-size-asian="11pt" style:font-size-complex="11pt"/>
    </style:style>
    <style:style style:name="T143" style:family="text">
      <style:text-properties fo:color="#000000" style:font-name="arial" fo:font-size="11pt" fo:language="fr" fo:country="CA" style:text-underline-style="none" fo:font-weight="normal" officeooo:rsid="05ddee82" fo:background-color="#ffffff" loext:char-shading-value="0" style:font-size-asian="11pt" style:font-size-complex="11pt"/>
    </style:style>
    <style:style style:name="T144" style:family="text">
      <style:text-properties fo:color="#000000" style:font-name="arial" fo:font-size="11pt" fo:language="fr" fo:country="CA" style:text-underline-style="none" fo:font-weight="normal" officeooo:rsid="05f3e4de" fo:background-color="#ffffff" loext:char-shading-value="0" style:font-size-asian="11pt" style:font-size-complex="11pt"/>
    </style:style>
    <style:style style:name="T145" style:family="text">
      <style:text-properties fo:color="#000000" style:font-name="arial" fo:font-size="11pt" fo:language="fr" fo:country="CA" style:text-underline-style="none" fo:font-weight="normal" officeooo:rsid="05f589e7" fo:background-color="#ffffff" loext:char-shading-value="0" style:font-size-asian="11pt" style:font-size-complex="11pt"/>
    </style:style>
    <style:style style:name="T146" style:family="text">
      <style:text-properties fo:color="#000000" style:font-name="arial" fo:font-size="11pt" fo:language="fr" fo:country="CA" style:text-underline-style="none" fo:font-weight="normal" officeooo:rsid="05f644ca" fo:background-color="#ffffff" loext:char-shading-value="0" style:font-size-asian="11pt" style:font-size-complex="11pt"/>
    </style:style>
    <style:style style:name="T147" style:family="text">
      <style:text-properties fo:color="#000000" style:font-name="arial" fo:font-size="11pt" fo:language="fr" fo:country="CA" style:text-underline-style="none" fo:font-weight="normal" officeooo:rsid="05f9f765" fo:background-color="#ffffff" loext:char-shading-value="0" style:font-size-asian="11pt" style:font-size-complex="11pt"/>
    </style:style>
    <style:style style:name="T148" style:family="text">
      <style:text-properties fo:color="#000000" style:font-name="arial" fo:font-size="11pt" fo:language="fr" fo:country="CA" style:text-underline-style="none" fo:font-weight="normal" officeooo:rsid="05fac913" fo:background-color="#ffffff" loext:char-shading-value="0" style:font-size-asian="11pt" style:font-size-complex="11pt"/>
    </style:style>
    <style:style style:name="T149" style:family="text">
      <style:text-properties fo:color="#000000" style:font-name="arial" fo:font-size="11pt" fo:language="fr" fo:country="CA" style:text-underline-style="none" fo:font-weight="normal" officeooo:rsid="05fca4a1" fo:background-color="#ffffff" loext:char-shading-value="0" style:font-size-asian="11pt" style:font-size-complex="11pt"/>
    </style:style>
    <style:style style:name="T150" style:family="text">
      <style:text-properties fo:color="#000000" style:font-name="arial" fo:font-size="11pt" fo:language="fr" fo:country="CA" style:text-underline-style="none" fo:font-weight="normal" officeooo:rsid="0600538d" fo:background-color="#ffffff" loext:char-shading-value="0" style:font-size-asian="11pt" style:font-size-complex="11pt"/>
    </style:style>
    <style:style style:name="T151" style:family="text">
      <style:text-properties fo:color="#000000" style:font-name="arial" fo:font-size="11pt" fo:language="fr" fo:country="CA" style:text-underline-style="none" fo:font-weight="normal" officeooo:rsid="060210a5" fo:background-color="#ffffff" loext:char-shading-value="0" style:font-size-asian="11pt" style:font-size-complex="11pt"/>
    </style:style>
    <style:style style:name="T152" style:family="text">
      <style:text-properties fo:color="#000000" style:font-name="arial" fo:font-size="11pt" fo:language="fr" fo:country="CA" style:text-underline-style="none" fo:font-weight="normal" officeooo:rsid="0603cabd" fo:background-color="#ffffff" loext:char-shading-value="0" style:font-size-asian="11pt" style:font-size-complex="11pt"/>
    </style:style>
    <style:style style:name="T153" style:family="text">
      <style:text-properties fo:color="#000000" style:font-name="arial" fo:font-size="11pt" fo:language="fr" fo:country="CA" style:text-underline-style="none" fo:font-weight="normal" officeooo:rsid="05fe9459" fo:background-color="#ffffff" loext:char-shading-value="0" style:font-size-asian="11pt" style:font-size-complex="11pt"/>
    </style:style>
    <style:style style:name="T154" style:family="text">
      <style:text-properties fo:color="#000000" style:font-name="arial" fo:font-size="11pt" fo:language="fr" fo:country="CA" style:text-underline-style="none" fo:font-weight="normal" officeooo:rsid="0606f099" fo:background-color="#ffffff" loext:char-shading-value="0" style:font-size-asian="11pt" style:font-size-complex="11pt"/>
    </style:style>
    <style:style style:name="T155" style:family="text">
      <style:text-properties fo:color="#000000" style:font-name="arial" fo:font-size="11pt" fo:language="fr" fo:country="CA" style:text-underline-style="none" fo:font-weight="normal" officeooo:rsid="06086af8" fo:background-color="#ffffff" loext:char-shading-value="0" style:font-size-asian="11pt" style:font-size-complex="11pt"/>
    </style:style>
    <style:style style:name="T156" style:family="text">
      <style:text-properties fo:color="#000000" style:font-name="arial" fo:font-size="11pt" fo:language="fr" fo:country="CA" style:text-underline-style="none" fo:font-weight="normal" officeooo:rsid="060b5bf4" fo:background-color="#ffffff" loext:char-shading-value="0" style:font-size-asian="11pt" style:font-size-complex="11pt"/>
    </style:style>
    <style:style style:name="T157" style:family="text">
      <style:text-properties fo:color="#000000" style:font-name="arial" fo:font-size="11pt" fo:language="fr" fo:country="CA" style:text-underline-style="none" fo:font-weight="normal" officeooo:rsid="060ba9c7" fo:background-color="#ffffff" loext:char-shading-value="0" style:font-size-asian="11pt" style:font-size-complex="11pt"/>
    </style:style>
    <style:style style:name="T158" style:family="text">
      <style:text-properties fo:color="#000000" style:font-name="arial" fo:font-size="11pt" fo:language="fr" fo:country="CA" style:text-underline-style="none" fo:font-weight="normal" officeooo:rsid="060d646c" fo:background-color="#ffffff" loext:char-shading-value="0" style:font-size-asian="11pt" style:font-size-complex="11pt"/>
    </style:style>
    <style:style style:name="T159" style:family="text">
      <style:text-properties fo:color="#000000" style:font-name="arial" fo:font-size="11pt" fo:language="fr" fo:country="CA" style:text-underline-style="none" fo:font-weight="normal" officeooo:rsid="0610de5f" fo:background-color="#ffffff" loext:char-shading-value="0" style:font-size-asian="11pt" style:font-size-complex="11pt"/>
    </style:style>
    <style:style style:name="T160" style:family="text">
      <style:text-properties fo:color="#000000" style:font-name="arial" fo:font-size="11pt" fo:language="fr" fo:country="CA" style:text-underline-style="none" fo:font-weight="normal" officeooo:rsid="0612761d" fo:background-color="#ffffff" loext:char-shading-value="0" style:font-size-asian="11pt" style:font-size-complex="11pt"/>
    </style:style>
    <style:style style:name="T161" style:family="text">
      <style:text-properties fo:color="#000000" style:font-name="arial" fo:font-size="11pt" fo:language="fr" fo:country="CA" style:text-underline-style="none" fo:font-weight="normal" officeooo:rsid="0614f47f" fo:background-color="#ffffff" loext:char-shading-value="0" style:font-size-asian="11pt" style:font-size-complex="11pt"/>
    </style:style>
    <style:style style:name="T162" style:family="text">
      <style:text-properties fo:color="#000000" style:font-name="arial" fo:font-size="11pt" fo:language="fr" fo:country="CA" style:text-underline-style="none" fo:font-weight="normal" officeooo:rsid="05e179c5" fo:background-color="#ffffff" loext:char-shading-value="0" style:font-size-asian="11pt" style:font-size-complex="11pt"/>
    </style:style>
    <style:style style:name="T163" style:family="text">
      <style:text-properties fo:color="#000000" style:font-name="arial" fo:font-size="11pt" fo:language="fr" fo:country="CA" style:text-underline-style="none" fo:font-weight="normal" officeooo:rsid="061b4871" fo:background-color="#ffffff" loext:char-shading-value="0" style:font-size-asian="11pt" style:font-size-complex="11pt"/>
    </style:style>
    <style:style style:name="T164" style:family="text">
      <style:text-properties fo:color="#000000" style:font-name="arial" fo:font-size="11pt" fo:language="fr" fo:country="CA" style:text-underline-style="none" fo:font-weight="normal" officeooo:rsid="061d30d9" fo:background-color="#ffffff" loext:char-shading-value="0" style:font-size-asian="11pt" style:font-size-complex="11pt"/>
    </style:style>
    <style:style style:name="T165" style:family="text">
      <style:text-properties fo:color="#000000" style:font-name="arial" fo:font-size="11pt" fo:language="fr" fo:country="CA" style:text-underline-style="none" fo:font-weight="normal" officeooo:rsid="061dfd85" fo:background-color="#ffffff" loext:char-shading-value="0" style:font-size-asian="11pt" style:font-size-complex="11pt"/>
    </style:style>
    <style:style style:name="T166" style:family="text">
      <style:text-properties fo:color="#000000" style:font-name="arial" fo:font-size="11pt" fo:language="fr" fo:country="CA" style:text-underline-style="none" fo:font-weight="normal" officeooo:rsid="061eb8a9" fo:background-color="#ffffff" loext:char-shading-value="0" style:font-size-asian="11pt" style:font-size-complex="11pt"/>
    </style:style>
    <style:style style:name="T167" style:family="text">
      <style:text-properties fo:color="#000000" style:font-name="arial" fo:font-size="11pt" fo:language="fr" fo:country="CA" style:text-underline-style="none" fo:font-weight="normal" officeooo:rsid="061f6220" fo:background-color="#ffffff" loext:char-shading-value="0" style:font-size-asian="11pt" style:font-size-complex="11pt"/>
    </style:style>
    <style:style style:name="T168" style:family="text">
      <style:text-properties fo:color="#000000" style:font-name="arial" fo:font-size="11pt" fo:language="fr" fo:country="CA" style:text-underline-style="none" fo:font-weight="normal" officeooo:rsid="06215b8f" fo:background-color="#ffffff" loext:char-shading-value="0" style:font-size-asian="11pt" style:font-size-complex="11pt"/>
    </style:style>
    <style:style style:name="T169" style:family="text">
      <style:text-properties fo:color="#000000" style:font-name="arial" fo:font-size="11pt" fo:language="fr" fo:country="CA" style:text-underline-style="none" fo:font-weight="normal" officeooo:rsid="05e45309" fo:background-color="#ffffff" loext:char-shading-value="0" style:font-size-asian="11pt" style:font-size-complex="11pt"/>
    </style:style>
    <style:style style:name="T170" style:family="text">
      <style:text-properties fo:color="#000000" style:font-name="arial" fo:font-size="11pt" fo:language="fr" fo:country="CA" style:text-underline-style="none" fo:font-weight="normal" officeooo:rsid="06288dbb" fo:background-color="#ffffff" loext:char-shading-value="0" style:font-size-asian="11pt" style:font-size-complex="11pt"/>
    </style:style>
    <style:style style:name="T171" style:family="text">
      <style:text-properties fo:color="#000000" style:font-name="arial" fo:font-size="11pt" fo:language="fr" fo:country="CA" style:text-underline-style="none" fo:font-weight="normal" officeooo:rsid="062fc2a3" fo:background-color="#ffffff" loext:char-shading-value="0" style:font-size-asian="11pt" style:font-size-complex="11pt"/>
    </style:style>
    <style:style style:name="T172" style:family="text">
      <style:text-properties fo:color="#000000" style:font-name="arial" fo:font-size="11pt" fo:language="fr" fo:country="CA" style:text-underline-style="none" fo:font-weight="normal" officeooo:rsid="06301579" fo:background-color="#ffffff" loext:char-shading-value="0" style:font-size-asian="11pt" style:font-size-complex="11pt"/>
    </style:style>
    <style:style style:name="T173" style:family="text">
      <style:text-properties fo:color="#000000" style:font-name="arial" fo:font-size="11pt" fo:language="fr" fo:country="CA" style:text-underline-style="none" fo:font-weight="normal" officeooo:rsid="0631afcf" fo:background-color="#ffffff" loext:char-shading-value="0" style:font-size-asian="11pt" style:font-size-complex="11pt"/>
    </style:style>
    <style:style style:name="T174" style:family="text">
      <style:text-properties fo:color="#000000" style:font-name="arial" fo:font-size="11pt" fo:language="fr" fo:country="CA" style:text-underline-style="none" fo:font-weight="normal" officeooo:rsid="0633735d" fo:background-color="#ffffff" loext:char-shading-value="0" style:font-size-asian="11pt" style:font-size-complex="11pt"/>
    </style:style>
    <style:style style:name="T175" style:family="text">
      <style:text-properties fo:color="#000000" style:font-name="arial" fo:font-size="11pt" fo:language="fr" fo:country="CA" style:text-underline-style="none" fo:font-weight="normal" officeooo:rsid="05ed1641" fo:background-color="#ffffff" loext:char-shading-value="0" style:font-size-asian="11pt" style:font-size-complex="11pt"/>
    </style:style>
    <style:style style:name="T176" style:family="text">
      <style:text-properties fo:color="#000000" style:font-name="arial" fo:font-size="11pt" fo:language="fr" fo:country="CA" style:text-underline-style="none" fo:font-weight="normal" officeooo:rsid="0634cda6" fo:background-color="#ffffff" loext:char-shading-value="0" style:font-size-asian="11pt" style:font-size-complex="11pt"/>
    </style:style>
    <style:style style:name="T177" style:family="text">
      <style:text-properties fo:color="#000000" style:font-name="arial" fo:font-size="11pt" fo:language="fr" fo:country="CA" style:text-underline-style="none" fo:font-weight="normal" officeooo:rsid="05ee5f34" fo:background-color="#ffffff" loext:char-shading-value="0" style:font-size-asian="11pt" style:font-size-complex="11pt"/>
    </style:style>
    <style:style style:name="T178" style:family="text">
      <style:text-properties fo:color="#000000" style:font-name="arial" fo:font-size="11pt" fo:language="fr" fo:country="CA" style:text-underline-style="none" fo:font-weight="normal" officeooo:rsid="0635f8a0" fo:background-color="#ffffff" loext:char-shading-value="0" style:font-size-asian="11pt" style:font-size-complex="11pt"/>
    </style:style>
    <style:style style:name="T179" style:family="text">
      <style:text-properties fo:color="#000000" style:font-name="arial" fo:font-size="11pt" fo:language="fr" fo:country="CA" style:text-underline-style="none" fo:font-weight="normal" officeooo:rsid="0638648c" fo:background-color="#ffffff" loext:char-shading-value="0" style:font-size-asian="11pt" style:font-size-complex="11pt"/>
    </style:style>
    <style:style style:name="T180" style:family="text">
      <style:text-properties fo:color="#000000" style:font-name="arial" fo:font-size="11pt" fo:language="fr" fo:country="CA" style:text-underline-style="none" fo:font-weight="normal" officeooo:rsid="062d8467" fo:background-color="#ffffff" loext:char-shading-value="0" style:font-size-asian="11pt" style:font-size-complex="11pt"/>
    </style:style>
    <style:style style:name="T181" style:family="text">
      <style:text-properties fo:color="#000000" style:font-name="arial" fo:font-size="11pt" fo:language="fr" fo:country="CA" style:text-underline-style="none" fo:font-weight="normal" officeooo:rsid="063a2611" fo:background-color="#ffffff" loext:char-shading-value="0" style:font-size-asian="11pt" style:font-size-complex="11pt"/>
    </style:style>
    <style:style style:name="T182" style:family="text">
      <style:text-properties fo:color="#000000" style:font-name="arial" fo:font-size="11pt" fo:language="fr" fo:country="CA" style:text-underline-style="none" fo:font-weight="normal" officeooo:rsid="063bea64" fo:background-color="#ffffff" loext:char-shading-value="0" style:font-size-asian="11pt" style:font-size-complex="11pt"/>
    </style:style>
    <style:style style:name="T183" style:family="text">
      <style:text-properties fo:color="#000000" style:font-name="arial" fo:font-size="11pt" fo:language="fr" fo:country="CA" style:text-underline-style="none" fo:font-weight="normal" officeooo:rsid="063c8e42" fo:background-color="#ffffff" loext:char-shading-value="0" style:font-size-asian="11pt" style:font-size-complex="11pt"/>
    </style:style>
    <style:style style:name="T184" style:family="text">
      <style:text-properties fo:color="#000000" style:font-name="arial" fo:font-size="11pt" fo:language="fr" fo:country="CA" style:text-underline-style="none" fo:font-weight="normal" officeooo:rsid="064114a8" fo:background-color="#ffffff" loext:char-shading-value="0" style:font-size-asian="11pt" style:font-size-complex="11pt"/>
    </style:style>
    <style:style style:name="T185" style:family="text">
      <style:text-properties fo:color="#000000" style:font-name="arial" fo:font-size="11pt" fo:language="fr" fo:country="CA" style:text-underline-style="none" fo:font-weight="normal" officeooo:rsid="0641c486" fo:background-color="#ffffff" loext:char-shading-value="0" style:font-size-asian="11pt" style:font-size-complex="11pt"/>
    </style:style>
    <style:style style:name="T186" style:family="text">
      <style:text-properties fo:color="#000000" style:font-name="arial" fo:font-size="11pt" fo:language="fr" fo:country="CA" style:text-underline-style="none" fo:font-weight="normal" officeooo:rsid="0641fdb7" fo:background-color="#ffffff" loext:char-shading-value="0" style:font-size-asian="11pt" style:font-size-complex="11pt"/>
    </style:style>
    <style:style style:name="T187" style:family="text">
      <style:text-properties fo:color="#000000" style:font-name="arial" fo:font-size="11pt" fo:language="fr" fo:country="CA" style:text-underline-style="none" fo:font-weight="normal" officeooo:rsid="0643279c" fo:background-color="#ffffff" loext:char-shading-value="0" style:font-size-asian="11pt" style:font-size-complex="11pt"/>
    </style:style>
    <style:style style:name="T188" style:family="text">
      <style:text-properties fo:color="#000000" style:font-name="arial" fo:font-size="11pt" fo:language="fr" fo:country="CA" style:text-underline-style="none" fo:font-weight="normal" officeooo:rsid="0643b6d4" fo:background-color="#ffffff" loext:char-shading-value="0" style:font-size-asian="11pt" style:font-size-complex="11pt"/>
    </style:style>
    <style:style style:name="T189" style:family="text">
      <style:text-properties fo:color="#000000" style:font-name="arial" fo:font-size="11pt" fo:language="fr" fo:country="CA" style:text-underline-style="none" fo:font-weight="normal" officeooo:rsid="064531fa" fo:background-color="#ffffff" loext:char-shading-value="0" style:font-size-asian="11pt" style:font-size-complex="11pt"/>
    </style:style>
    <style:style style:name="T190" style:family="text">
      <style:text-properties fo:color="#000000" style:font-name="arial" fo:font-size="11pt" fo:language="fr" fo:country="CA" style:text-underline-style="none" fo:font-weight="normal" officeooo:rsid="0649a896" fo:background-color="#ffffff" loext:char-shading-value="0" style:font-size-asian="11pt" style:font-size-complex="11pt"/>
    </style:style>
    <style:style style:name="T191" style:family="text">
      <style:text-properties fo:color="#000000" style:font-name="arial" fo:font-size="11pt" fo:language="fr" fo:country="CA" style:text-underline-style="none" fo:font-weight="normal" officeooo:rsid="064bdd86" fo:background-color="#ffffff" loext:char-shading-value="0" style:font-size-asian="11pt" style:font-size-complex="11pt"/>
    </style:style>
    <style:style style:name="T192" style:family="text">
      <style:text-properties fo:color="#000000" style:font-name="arial" fo:font-size="11pt" fo:language="fr" fo:country="CA" style:text-underline-style="none" fo:font-weight="normal" officeooo:rsid="064d314a" fo:background-color="#ffffff" loext:char-shading-value="0" style:font-size-asian="11pt" style:font-size-complex="11pt"/>
    </style:style>
    <style:style style:name="T193" style:family="text">
      <style:text-properties fo:color="#000000" style:font-name="arial" fo:font-size="11pt" fo:language="fr" fo:country="CA" style:text-underline-style="none" fo:font-weight="normal" officeooo:rsid="06571a21" fo:background-color="#ffffff" loext:char-shading-value="0" style:font-size-asian="11pt" style:font-size-complex="11pt"/>
    </style:style>
    <style:style style:name="T194" style:family="text">
      <style:text-properties fo:color="#000000" style:font-name="arial" fo:font-size="11pt" fo:language="fr" fo:country="CA" style:text-underline-style="none" fo:font-weight="normal" officeooo:rsid="066e9cd3" fo:background-color="#ffffff" loext:char-shading-value="0" style:font-size-asian="11pt" style:font-size-complex="11pt"/>
    </style:style>
    <style:style style:name="T195" style:family="text">
      <style:text-properties fo:color="#000000" style:font-name="arial" fo:font-size="11pt" fo:language="fr" fo:country="CA" style:text-underline-style="none" fo:font-weight="normal" officeooo:rsid="0687b5d0" fo:background-color="#ffffff" loext:char-shading-value="0" style:font-size-asian="11pt" style:font-size-complex="11pt"/>
    </style:style>
    <style:style style:name="T196" style:family="text">
      <style:text-properties fo:color="#000000" style:font-name="arial" fo:font-size="11pt" fo:language="fr" fo:country="CA" style:text-underline-style="none" fo:font-weight="normal" officeooo:rsid="068b37dc" fo:background-color="#ffffff" loext:char-shading-value="0" style:font-size-asian="11pt" style:font-size-complex="11pt"/>
    </style:style>
    <style:style style:name="T197" style:family="text">
      <style:text-properties fo:color="#000000" style:font-name="arial" fo:font-size="11pt" fo:language="fr" fo:country="CA" style:text-underline-style="none" fo:font-weight="normal" officeooo:rsid="068b9011" fo:background-color="#ffffff" loext:char-shading-value="0" style:font-size-asian="11pt" style:font-size-complex="11pt"/>
    </style:style>
    <style:style style:name="T198" style:family="text">
      <style:text-properties fo:color="#000000" style:font-name="arial" fo:font-size="11pt" fo:language="fr" fo:country="CA" style:text-underline-style="none" fo:font-weight="normal" officeooo:rsid="068768d0" fo:background-color="#ffffff" loext:char-shading-value="0" style:font-size-asian="11pt" style:font-size-complex="11pt"/>
    </style:style>
    <style:style style:name="T199" style:family="text">
      <style:text-properties fo:color="#000000" style:font-name="arial" fo:font-size="11pt" fo:language="fr" fo:country="CA" style:text-underline-style="none" fo:font-weight="normal" officeooo:rsid="068887e7" fo:background-color="#ffffff" loext:char-shading-value="0" style:font-size-asian="11pt" style:font-size-complex="11pt"/>
    </style:style>
    <style:style style:name="T200" style:family="text">
      <style:text-properties fo:color="#000000" style:font-name="arial" fo:font-size="11pt" fo:language="fr" fo:country="CA" style:text-underline-style="none" fo:font-weight="normal" officeooo:rsid="068a2b6a" fo:background-color="#ffffff" loext:char-shading-value="0" style:font-size-asian="11pt" style:font-size-complex="11pt"/>
    </style:style>
    <style:style style:name="T201" style:family="text">
      <style:text-properties fo:color="#000000" style:font-name="arial" fo:font-size="11pt" fo:language="fr" fo:country="CA" style:text-underline-style="none" fo:font-weight="normal" officeooo:rsid="069c7612" fo:background-color="#ffffff" loext:char-shading-value="0" style:font-size-asian="11pt" style:font-size-complex="11pt"/>
    </style:style>
    <style:style style:name="T202" style:family="text">
      <style:text-properties fo:color="#000000" style:font-name="arial" fo:font-size="11pt" fo:language="fr" fo:country="CA" style:text-underline-style="none" fo:font-weight="normal" officeooo:rsid="069d0373" fo:background-color="#ffffff" loext:char-shading-value="0" style:font-size-asian="11pt" style:font-size-complex="11pt"/>
    </style:style>
    <style:style style:name="T203" style:family="text">
      <style:text-properties fo:color="#000000" style:font-name="arial" fo:font-size="11pt" fo:language="fr" fo:country="CA" style:text-underline-style="none" fo:font-weight="normal" officeooo:rsid="06a19100" fo:background-color="#ffffff" loext:char-shading-value="0" style:font-size-asian="11pt" style:font-size-complex="11pt"/>
    </style:style>
    <style:style style:name="T204" style:family="text">
      <style:text-properties fo:color="#000000" style:font-name="arial" fo:font-size="11pt" fo:language="fr" fo:country="CA" style:text-underline-style="none" fo:font-weight="normal" officeooo:rsid="06a214b5" fo:background-color="#ffffff" loext:char-shading-value="0" style:font-size-asian="11pt" style:font-size-complex="11pt"/>
    </style:style>
    <style:style style:name="T205" style:family="text">
      <style:text-properties fo:color="#000000" style:font-name="arial" fo:font-size="11pt" fo:language="fr" fo:country="CA" style:text-underline-style="none" fo:font-weight="normal" officeooo:rsid="06ab52f6" fo:background-color="#ffffff" loext:char-shading-value="0" style:font-size-asian="11pt" style:font-size-complex="11pt"/>
    </style:style>
    <style:style style:name="T206" style:family="text">
      <style:text-properties fo:color="#000000" style:font-name="arial" fo:font-size="11pt" fo:language="fr" fo:country="CA" style:text-underline-style="none" fo:font-weight="normal" officeooo:rsid="06af3bc9" fo:background-color="#ffffff" loext:char-shading-value="0" style:font-size-asian="11pt" style:font-size-complex="11pt"/>
    </style:style>
    <style:style style:name="T207" style:family="text">
      <style:text-properties fo:color="#000000" style:font-name="arial" fo:font-size="11pt" fo:language="fr" fo:country="CA" style:text-underline-style="none" fo:font-weight="normal" officeooo:rsid="06c20003" fo:background-color="#ffffff" loext:char-shading-value="0" style:font-size-asian="11pt" style:font-size-complex="11pt"/>
    </style:style>
    <style:style style:name="T208" style:family="text">
      <style:text-properties fo:color="#000000" style:font-name="arial" fo:font-size="11pt" fo:language="fr" fo:country="CA" style:text-underline-style="none" fo:font-weight="normal" officeooo:rsid="06c5f12d" fo:background-color="#ffffff" loext:char-shading-value="0" style:font-size-asian="11pt" style:font-size-complex="11pt"/>
    </style:style>
    <style:style style:name="T209" style:family="text">
      <style:text-properties fo:color="#000000" style:font-name="arial" fo:font-size="11pt" fo:language="fr" fo:country="CA" style:text-underline-style="none" fo:font-weight="normal" officeooo:rsid="06c9a184" fo:background-color="#ffffff" loext:char-shading-value="0" style:font-size-asian="11pt" style:font-size-complex="11pt"/>
    </style:style>
    <style:style style:name="T210" style:family="text">
      <style:text-properties fo:color="#000000" style:font-name="arial" fo:font-size="11pt" fo:language="fr" fo:country="CA" style:text-underline-style="none" fo:font-weight="normal" officeooo:rsid="06cabc29" fo:background-color="#ffffff" loext:char-shading-value="0" style:font-size-asian="11pt" style:font-size-complex="11pt"/>
    </style:style>
    <style:style style:name="T211" style:family="text">
      <style:text-properties fo:color="#000000" style:font-name="arial" fo:font-size="11pt" fo:language="fr" fo:country="CA" style:text-underline-style="none" fo:font-weight="normal" officeooo:rsid="06cbaecb" fo:background-color="#ffffff" loext:char-shading-value="0" style:font-size-asian="11pt" style:font-size-complex="11pt"/>
    </style:style>
    <style:style style:name="T212" style:family="text">
      <style:text-properties fo:color="#000000" style:font-name="arial" fo:font-size="11pt" fo:language="fr" fo:country="CA" style:text-underline-style="none" fo:font-weight="normal" officeooo:rsid="06cd58fd" fo:background-color="#ffffff" loext:char-shading-value="0" style:font-size-asian="11pt" style:font-size-complex="11pt"/>
    </style:style>
    <style:style style:name="T213" style:family="text">
      <style:text-properties fo:color="#000000" style:font-name="arial" fo:font-size="11pt" fo:language="fr" fo:country="CA" style:text-underline-style="none" fo:font-weight="normal" officeooo:rsid="06cf16e3" fo:background-color="#ffffff" loext:char-shading-value="0" style:font-size-asian="11pt" style:font-size-complex="11pt"/>
    </style:style>
    <style:style style:name="T214" style:family="text">
      <style:text-properties fo:color="#000000" style:font-name="arial" fo:font-size="11pt" fo:language="fr" fo:country="CA" style:text-underline-style="none" fo:font-weight="normal" officeooo:rsid="06d40852" fo:background-color="#ffffff" loext:char-shading-value="0" style:font-size-asian="11pt" style:font-size-complex="11pt"/>
    </style:style>
    <style:style style:name="T215" style:family="text">
      <style:text-properties fo:color="#000000" style:font-name="arial" fo:font-size="11pt" fo:language="fr" fo:country="CA" style:text-underline-style="none" fo:font-weight="normal" officeooo:rsid="06d4c42e" fo:background-color="#ffffff" loext:char-shading-value="0" style:font-size-asian="11pt" style:font-size-complex="11pt"/>
    </style:style>
    <style:style style:name="T216" style:family="text">
      <style:text-properties fo:color="#000000" style:font-name="arial" fo:font-size="11pt" fo:language="fr" fo:country="CA" style:text-underline-style="none" fo:font-weight="normal" officeooo:rsid="06da721f" fo:background-color="#ffffff" loext:char-shading-value="0" style:font-size-asian="11pt" style:font-size-complex="11pt"/>
    </style:style>
    <style:style style:name="T217" style:family="text">
      <style:text-properties fo:color="#000000" style:font-name="arial" fo:font-size="11pt" fo:language="fr" fo:country="CA" style:text-underline-style="none" fo:font-weight="normal" officeooo:rsid="06fa9305" fo:background-color="#ffffff" loext:char-shading-value="0" style:font-size-asian="11pt" style:font-size-complex="11pt"/>
    </style:style>
    <style:style style:name="T218" style:family="text">
      <style:text-properties fo:color="#000000" style:font-name="arial" fo:font-size="11pt" fo:language="fr" fo:country="CA" style:text-underline-style="none" fo:font-weight="normal" officeooo:rsid="07128409" fo:background-color="#ffffff" loext:char-shading-value="0" style:font-size-asian="11pt" style:font-size-complex="11pt"/>
    </style:style>
    <style:style style:name="T219" style:family="text">
      <style:text-properties fo:color="#000000" style:font-name="arial" fo:font-size="11pt" fo:language="fr" fo:country="CA" style:text-underline-style="none" fo:font-weight="normal" officeooo:rsid="064d314a" fo:background-color="#ffffff" loext:char-shading-value="0" style:font-size-asian="11pt" style:font-weight-asian="bold" style:font-size-complex="11pt" style:font-weight-complex="bold"/>
    </style:style>
    <style:style style:name="T220" style:family="text">
      <style:text-properties fo:color="#000000" style:font-name="arial" fo:font-size="11pt" fo:language="fr" fo:country="CA" style:text-underline-style="none" fo:font-weight="normal" officeooo:rsid="064de825" fo:background-color="#ffffff" loext:char-shading-value="0" style:font-size-asian="11pt" style:font-weight-asian="bold" style:font-size-complex="11pt" style:font-weight-complex="bold"/>
    </style:style>
    <style:style style:name="T221" style:family="text">
      <style:text-properties fo:color="#000000" style:font-name="arial" fo:font-size="11pt" fo:language="fr" fo:country="CA" style:text-underline-style="none" fo:font-weight="normal" officeooo:rsid="064fe44c" fo:background-color="#ffffff" loext:char-shading-value="0" style:font-size-asian="11pt" style:font-weight-asian="bold" style:font-size-complex="11pt" style:font-weight-complex="bold"/>
    </style:style>
    <style:style style:name="T222" style:family="text">
      <style:text-properties fo:color="#000000" style:font-name="arial" fo:font-size="11pt" fo:language="fr" fo:country="CA" style:text-underline-style="none" fo:font-weight="normal" officeooo:rsid="06524246" fo:background-color="#ffffff" loext:char-shading-value="0" style:font-size-asian="11pt" style:font-weight-asian="bold" style:font-size-complex="11pt" style:font-weight-complex="bold"/>
    </style:style>
    <style:style style:name="T223" style:family="text">
      <style:text-properties fo:color="#000000" style:font-name="arial" fo:font-size="11pt" fo:language="fr" fo:country="CA" style:text-underline-style="none" fo:font-weight="normal" officeooo:rsid="0654a697" fo:background-color="#ffffff" loext:char-shading-value="0" style:font-size-asian="11pt" style:font-weight-asian="bold" style:font-size-complex="11pt" style:font-weight-complex="bold"/>
    </style:style>
    <style:style style:name="T224" style:family="text">
      <style:text-properties fo:color="#000000" style:font-name="arial" fo:font-size="11pt" fo:language="fr" fo:country="CA" style:text-underline-style="none" fo:font-weight="normal" officeooo:rsid="0658ba8e" fo:background-color="#ffffff" loext:char-shading-value="0" style:font-size-asian="11pt" style:font-weight-asian="bold" style:font-size-complex="11pt" style:font-weight-complex="bold"/>
    </style:style>
    <style:style style:name="T225" style:family="text">
      <style:text-properties fo:color="#000000" style:font-name="arial" fo:font-size="11pt" fo:language="fr" fo:country="CA" style:text-underline-style="none" fo:font-weight="normal" officeooo:rsid="065a11ee" fo:background-color="#ffffff" loext:char-shading-value="0" style:font-size-asian="11pt" style:font-weight-asian="bold" style:font-size-complex="11pt" style:font-weight-complex="bold"/>
    </style:style>
    <style:style style:name="T226" style:family="text">
      <style:text-properties fo:color="#000000" style:font-name="arial" fo:font-size="11pt" fo:language="fr" fo:country="CA" style:text-underline-style="none" fo:font-weight="normal" officeooo:rsid="065c5a76" fo:background-color="#ffffff" loext:char-shading-value="0" style:font-size-asian="11pt" style:font-weight-asian="bold" style:font-size-complex="11pt" style:font-weight-complex="bold"/>
    </style:style>
    <style:style style:name="T227" style:family="text">
      <style:text-properties fo:color="#000000" style:font-name="arial" fo:font-size="11pt" fo:language="fr" fo:country="CA" style:text-underline-style="none" fo:font-weight="normal" officeooo:rsid="065d32e1" fo:background-color="#ffffff" loext:char-shading-value="0" style:font-size-asian="11pt" style:font-weight-asian="bold" style:font-size-complex="11pt" style:font-weight-complex="bold"/>
    </style:style>
    <style:style style:name="T228" style:family="text">
      <style:text-properties fo:color="#000000" style:font-name="arial" fo:font-size="11pt" fo:language="fr" fo:country="CA" style:text-underline-style="none" fo:font-weight="normal" officeooo:rsid="0663853a" fo:background-color="#ffffff" loext:char-shading-value="0" style:font-size-asian="11pt" style:font-weight-asian="bold" style:font-size-complex="11pt" style:font-weight-complex="bold"/>
    </style:style>
    <style:style style:name="T229" style:family="text">
      <style:text-properties fo:color="#000000" style:font-name="arial" fo:font-size="11pt" fo:language="fr" fo:country="CA" style:text-underline-style="none" fo:font-weight="normal" officeooo:rsid="0666b702" fo:background-color="#ffffff" loext:char-shading-value="0" style:font-size-asian="11pt" style:font-weight-asian="bold" style:font-size-complex="11pt" style:font-weight-complex="bold"/>
    </style:style>
    <style:style style:name="T230" style:family="text">
      <style:text-properties fo:color="#000000" style:font-name="arial" fo:font-size="11pt" fo:language="fr" fo:country="CA" style:text-underline-style="none" fo:font-weight="normal" officeooo:rsid="066720a3" fo:background-color="#ffffff" loext:char-shading-value="0" style:font-size-asian="11pt" style:font-weight-asian="bold" style:font-size-complex="11pt" style:font-weight-complex="bold"/>
    </style:style>
    <style:style style:name="T231" style:family="text">
      <style:text-properties fo:color="#000000" style:font-name="arial" fo:font-size="11pt" fo:language="fr" fo:country="CA" style:text-underline-style="none" fo:font-weight="normal" fo:background-color="#ffffff" loext:char-shading-value="0" style:font-size-asian="11pt" style:font-weight-asian="normal" style:font-size-complex="11pt" style:font-weight-complex="normal"/>
    </style:style>
    <style:style style:name="T232" style:family="text">
      <style:text-properties fo:color="#000000" style:font-name="arial" fo:font-size="11pt" fo:language="fr" fo:country="CA" style:text-underline-style="none" fo:font-weight="normal" officeooo:rsid="068da18e" fo:background-color="#ffffff" loext:char-shading-value="0" style:font-size-asian="11pt" style:font-weight-asian="normal" style:font-size-complex="11pt" style:font-weight-complex="normal"/>
    </style:style>
    <style:style style:name="T233" style:family="text">
      <style:text-properties fo:color="#000000" style:font-name="arial" fo:font-size="11pt" fo:language="fr" fo:country="CA" style:text-underline-style="none" fo:font-weight="normal" officeooo:rsid="068ee8b7" fo:background-color="#ffffff" loext:char-shading-value="0" style:font-size-asian="11pt" style:font-weight-asian="normal" style:font-size-complex="11pt" style:font-weight-complex="normal"/>
    </style:style>
    <style:style style:name="T234" style:family="text">
      <style:text-properties fo:color="#000000" style:font-name="arial" fo:font-size="11pt" fo:language="fr" fo:country="CA" style:text-underline-style="none" fo:font-weight="normal" officeooo:rsid="069004ab" fo:background-color="#ffffff" loext:char-shading-value="0" style:font-size-asian="11pt" style:font-weight-asian="normal" style:font-size-complex="11pt" style:font-weight-complex="normal"/>
    </style:style>
    <style:style style:name="T235" style:family="text">
      <style:text-properties fo:color="#000000" style:font-name="arial" fo:font-size="11pt" fo:language="fr" fo:country="CA" style:text-underline-style="none" fo:font-weight="normal" officeooo:rsid="0691180c" fo:background-color="#ffffff" loext:char-shading-value="0" style:font-size-asian="11pt" style:font-weight-asian="normal" style:font-size-complex="11pt" style:font-weight-complex="normal"/>
    </style:style>
    <style:style style:name="T236" style:family="text">
      <style:text-properties fo:color="#000000" style:font-name="arial" fo:font-size="11pt" fo:language="fr" fo:country="CA" style:text-underline-style="none" fo:font-weight="normal" officeooo:rsid="06938e74" fo:background-color="#ffffff" loext:char-shading-value="0" style:font-size-asian="11pt" style:font-weight-asian="normal" style:font-size-complex="11pt" style:font-weight-complex="normal"/>
    </style:style>
    <style:style style:name="T237" style:family="text">
      <style:text-properties fo:color="#000000" style:font-name="arial" fo:font-size="11pt" fo:language="fr" fo:country="CA" style:text-underline-style="none" fo:font-weight="normal" officeooo:rsid="0693bc6d" fo:background-color="#ffffff" loext:char-shading-value="0" style:font-size-asian="11pt" style:font-weight-asian="normal" style:font-size-complex="11pt" style:font-weight-complex="normal"/>
    </style:style>
    <style:style style:name="T238" style:family="text">
      <style:text-properties fo:color="#000000" style:font-name="arial" fo:font-size="11pt" fo:language="fr" fo:country="CA" style:text-underline-style="none" fo:font-weight="normal" officeooo:rsid="06945c57" fo:background-color="#ffffff" loext:char-shading-value="0" style:font-size-asian="11pt" style:font-weight-asian="normal" style:font-size-complex="11pt" style:font-weight-complex="normal"/>
    </style:style>
    <style:style style:name="T239" style:family="text">
      <style:text-properties fo:color="#000000" style:font-name="arial" fo:font-size="11pt" fo:language="fr" fo:country="CA" style:text-underline-style="none" fo:font-weight="normal" officeooo:rsid="0695409f" fo:background-color="#ffffff" loext:char-shading-value="0" style:font-size-asian="11pt" style:font-weight-asian="normal" style:font-size-complex="11pt" style:font-weight-complex="normal"/>
    </style:style>
    <style:style style:name="T240" style:family="text">
      <style:text-properties fo:color="#000000" style:font-name="arial" fo:font-size="11pt" fo:language="fr" fo:country="CA" style:text-underline-style="none" fo:font-weight="normal" officeooo:rsid="0696a371" fo:background-color="#ffffff" loext:char-shading-value="0" style:font-size-asian="11pt" style:font-weight-asian="normal" style:font-size-complex="11pt" style:font-weight-complex="normal"/>
    </style:style>
    <style:style style:name="T241" style:family="text">
      <style:text-properties fo:color="#000000" style:font-name="arial" fo:font-size="11pt" fo:language="fr" fo:country="CA" style:text-underline-style="none" fo:font-weight="normal" officeooo:rsid="0699606d" fo:background-color="#ffffff" loext:char-shading-value="0" style:font-size-asian="11pt" style:font-weight-asian="normal" style:font-size-complex="11pt" style:font-weight-complex="normal"/>
    </style:style>
    <style:style style:name="T242" style:family="text">
      <style:text-properties fo:color="#000000" style:font-name="arial" fo:font-size="11pt" fo:language="fr" fo:country="CA" style:text-underline-style="none" fo:font-weight="normal" officeooo:rsid="06999693" fo:background-color="#ffffff" loext:char-shading-value="0" style:font-size-asian="11pt" style:font-weight-asian="normal" style:font-size-complex="11pt" style:font-weight-complex="normal"/>
    </style:style>
    <style:style style:name="T243" style:family="text">
      <style:text-properties fo:color="#000000" style:font-name="arial" fo:font-size="11pt" fo:language="fr" fo:country="CA" style:text-underline-style="none" fo:font-weight="normal" officeooo:rsid="069af120" fo:background-color="#ffffff" loext:char-shading-value="0" style:font-size-asian="11pt" style:font-weight-asian="normal" style:font-size-complex="11pt" style:font-weight-complex="normal"/>
    </style:style>
    <style:style style:name="T244" style:family="text">
      <style:text-properties fo:color="#000000" style:font-name="arial" fo:font-size="11pt" fo:language="fr" fo:country="CA" style:text-underline-style="none" fo:font-weight="normal" officeooo:rsid="06a3bdd6" fo:background-color="#ffffff" loext:char-shading-value="0" style:font-size-asian="11pt" style:font-weight-asian="normal" style:font-size-complex="11pt" style:font-weight-complex="normal"/>
    </style:style>
    <style:style style:name="T245" style:family="text">
      <style:text-properties fo:color="#000000" style:font-name="arial" fo:font-size="11pt" fo:language="fr" fo:country="CA" style:text-underline-style="none" fo:font-weight="normal" officeooo:rsid="06a409b4" fo:background-color="#ffffff" loext:char-shading-value="0" style:font-size-asian="11pt" style:font-weight-asian="normal" style:font-size-complex="11pt" style:font-weight-complex="normal"/>
    </style:style>
    <style:style style:name="T246" style:family="text">
      <style:text-properties fo:color="#000000" style:font-name="arial" fo:font-size="11pt" fo:language="fr" fo:country="CA" style:text-underline-style="none" fo:font-weight="normal" officeooo:rsid="06a514e6" fo:background-color="#ffffff" loext:char-shading-value="0" style:font-size-asian="11pt" style:font-weight-asian="normal" style:font-size-complex="11pt" style:font-weight-complex="normal"/>
    </style:style>
    <style:style style:name="T247" style:family="text">
      <style:text-properties fo:color="#000000" style:font-name="arial" fo:font-size="11pt" fo:language="fr" fo:country="CA" style:text-underline-style="none" fo:font-weight="normal" officeooo:rsid="06a5382c" fo:background-color="#ffffff" loext:char-shading-value="0" style:font-size-asian="11pt" style:font-weight-asian="normal" style:font-size-complex="11pt" style:font-weight-complex="normal"/>
    </style:style>
    <style:style style:name="T248" style:family="text">
      <style:text-properties fo:color="#000000" style:font-name="arial" fo:font-size="11pt" fo:language="fr" fo:country="CA" style:text-underline-style="none" fo:font-weight="normal" officeooo:rsid="06a593ba" fo:background-color="#ffffff" loext:char-shading-value="0" style:font-size-asian="11pt" style:font-weight-asian="normal" style:font-size-complex="11pt" style:font-weight-complex="normal"/>
    </style:style>
    <style:style style:name="T249" style:family="text">
      <style:text-properties fo:color="#000000" style:font-name="arial" fo:font-size="11pt" fo:language="fr" fo:country="CA" style:text-underline-style="none" fo:font-weight="normal" officeooo:rsid="06a7784d" fo:background-color="#ffffff" loext:char-shading-value="0" style:font-size-asian="11pt" style:font-weight-asian="normal" style:font-size-complex="11pt" style:font-weight-complex="normal"/>
    </style:style>
    <style:style style:name="T250" style:family="text">
      <style:text-properties fo:color="#000000" style:font-name="arial" fo:font-size="11pt" fo:language="fr" fo:country="CA" style:text-underline-style="none" fo:font-weight="normal" officeooo:rsid="06a95ed0" fo:background-color="#ffffff" loext:char-shading-value="0" style:font-size-asian="11pt" style:font-weight-asian="normal" style:font-size-complex="11pt" style:font-weight-complex="normal"/>
    </style:style>
    <style:style style:name="T251" style:family="text">
      <style:text-properties fo:color="#000000" style:font-name="arial" fo:font-size="11pt" fo:language="fr" fo:country="CA" style:text-underline-style="none" fo:font-weight="normal" officeooo:rsid="068b9011" fo:background-color="#ffffff" loext:char-shading-value="0" style:font-size-asian="11pt" style:font-weight-asian="normal" style:font-size-complex="11pt" style:font-weight-complex="normal"/>
    </style:style>
    <style:style style:name="T252" style:family="text">
      <style:text-properties fo:color="#000000" style:font-name="arial" fo:font-size="11pt" fo:language="fr" fo:country="CA" style:text-underline-style="none" fo:font-weight="normal" officeooo:rsid="06b668ee" fo:background-color="#ffffff" loext:char-shading-value="0" style:font-size-asian="11pt" style:font-weight-asian="normal" style:font-size-complex="11pt" style:font-weight-complex="normal"/>
    </style:style>
    <style:style style:name="T253" style:family="text">
      <style:text-properties fo:color="#000000" style:font-name="arial" fo:font-size="11pt" fo:language="fr" fo:country="CA" style:text-underline-style="none" fo:font-weight="normal" officeooo:rsid="06b973df" fo:background-color="#ffffff" loext:char-shading-value="0" style:font-size-asian="11pt" style:font-weight-asian="normal" style:font-size-complex="11pt" style:font-weight-complex="normal"/>
    </style:style>
    <style:style style:name="T254" style:family="text">
      <style:text-properties fo:color="#000000" style:font-name="arial" fo:font-size="11pt" fo:language="fr" fo:country="CA" style:text-underline-style="none" fo:font-weight="normal" officeooo:rsid="06bb3229" fo:background-color="#ffffff" loext:char-shading-value="0" style:font-size-asian="11pt" style:font-weight-asian="normal" style:font-size-complex="11pt" style:font-weight-complex="normal"/>
    </style:style>
    <style:style style:name="T255" style:family="text">
      <style:text-properties fo:color="#000000" style:font-name="arial" fo:font-size="11pt" fo:language="fr" fo:country="CA" style:text-underline-style="none" fo:font-weight="normal" officeooo:rsid="06bc2699" fo:background-color="#ffffff" loext:char-shading-value="0" style:font-size-asian="11pt" style:font-weight-asian="normal" style:font-size-complex="11pt" style:font-weight-complex="normal"/>
    </style:style>
    <style:style style:name="T256" style:family="text">
      <style:text-properties fo:color="#000000" style:font-name="arial" fo:font-size="11pt" fo:language="fr" fo:country="CA" style:text-underline-style="none" fo:font-weight="normal" officeooo:rsid="06bc8f92" fo:background-color="#ffffff" loext:char-shading-value="0" style:font-size-asian="11pt" style:font-weight-asian="normal" style:font-size-complex="11pt" style:font-weight-complex="normal"/>
    </style:style>
    <style:style style:name="T257" style:family="text">
      <style:text-properties fo:color="#000000" style:font-name="arial" fo:font-size="11pt" fo:language="fr" fo:country="CA" style:text-underline-style="none" fo:font-weight="normal" officeooo:rsid="06b7868b" fo:background-color="#ffffff" loext:char-shading-value="0" style:font-size-asian="11pt" style:font-weight-asian="normal" style:font-size-complex="11pt" style:font-weight-complex="normal"/>
    </style:style>
    <style:style style:name="T258" style:family="text">
      <style:text-properties fo:color="#000000" style:font-name="arial" fo:font-size="11pt" fo:language="fr" fo:country="CA" style:text-underline-style="none" fo:font-weight="normal" officeooo:rsid="06bfe550" fo:background-color="#ffffff" loext:char-shading-value="0" style:font-size-asian="11pt" style:font-weight-asian="normal" style:font-size-complex="11pt" style:font-weight-complex="normal"/>
    </style:style>
    <style:style style:name="T259" style:family="text">
      <style:text-properties fo:color="#000000" style:font-name="arial" fo:font-size="11pt" fo:language="fr" fo:country="CA" style:text-underline-style="none" fo:font-weight="normal" officeooo:rsid="06c14322" fo:background-color="#ffffff" loext:char-shading-value="0" style:font-size-asian="11pt" style:font-weight-asian="normal" style:font-size-complex="11pt" style:font-weight-complex="normal"/>
    </style:style>
    <style:style style:name="T260" style:family="text">
      <style:text-properties fo:color="#000000" style:font-name="arial" fo:font-size="11pt" fo:language="fr" fo:country="CA" style:text-underline-style="none" fo:font-weight="normal" officeooo:rsid="06da87a9" fo:background-color="#ffffff" loext:char-shading-value="0" style:font-size-asian="11pt" style:font-weight-asian="normal" style:font-size-complex="11pt" style:font-weight-complex="normal"/>
    </style:style>
    <style:style style:name="T261" style:family="text">
      <style:text-properties fo:color="#000000" style:font-name="arial" fo:font-size="11pt" fo:language="fr" fo:country="CA" style:text-underline-style="none" fo:font-weight="normal" officeooo:rsid="06dae8e1" fo:background-color="#ffffff" loext:char-shading-value="0" style:font-size-asian="11pt" style:font-weight-asian="normal" style:font-size-complex="11pt" style:font-weight-complex="normal"/>
    </style:style>
    <style:style style:name="T262" style:family="text">
      <style:text-properties fo:color="#000000" style:font-name="arial" fo:font-size="11pt" fo:language="fr" fo:country="CA" style:text-underline-style="none" fo:font-weight="normal" officeooo:rsid="06dbe3e1" fo:background-color="#ffffff" loext:char-shading-value="0" style:font-size-asian="11pt" style:font-weight-asian="normal" style:font-size-complex="11pt" style:font-weight-complex="normal"/>
    </style:style>
    <style:style style:name="T263" style:family="text">
      <style:text-properties fo:color="#000000" style:font-name="arial" fo:font-size="11pt" fo:language="fr" fo:country="CA" style:text-underline-style="none" fo:font-weight="normal" officeooo:rsid="06e74fc7" fo:background-color="#ffffff" loext:char-shading-value="0" style:font-size-asian="11pt" style:font-weight-asian="normal" style:font-size-complex="11pt" style:font-weight-complex="normal"/>
    </style:style>
    <style:style style:name="T264" style:family="text">
      <style:text-properties fo:color="#000000" style:font-name="arial" fo:font-size="11pt" fo:language="fr" fo:country="CA" style:text-underline-style="none" fo:font-weight="normal" officeooo:rsid="06e83d0a" fo:background-color="#ffffff" loext:char-shading-value="0" style:font-size-asian="11pt" style:font-weight-asian="normal" style:font-size-complex="11pt" style:font-weight-complex="normal"/>
    </style:style>
    <style:style style:name="T265" style:family="text">
      <style:text-properties fo:color="#000000" style:font-name="arial" fo:font-size="11pt" fo:language="fr" fo:country="CA" style:text-underline-style="none" fo:font-weight="normal" officeooo:rsid="069887b7" fo:background-color="#ffffff" loext:char-shading-value="0" style:font-size-asian="11pt" style:font-weight-asian="normal" style:font-size-complex="11pt" style:font-weight-complex="normal"/>
    </style:style>
    <style:style style:name="T266" style:family="text">
      <style:text-properties fo:color="#000000" style:font-name="arial" fo:font-size="11pt" fo:language="fr" fo:country="CA" style:text-underline-style="none" fo:font-weight="normal" officeooo:rsid="06f04bce" fo:background-color="#ffffff" loext:char-shading-value="0" style:font-size-asian="11pt" style:font-weight-asian="normal" style:font-size-complex="11pt" style:font-weight-complex="normal"/>
    </style:style>
    <style:style style:name="T267" style:family="text">
      <style:text-properties fo:color="#000000" style:font-name="arial" fo:font-size="11pt" fo:language="fr" fo:country="CA" style:text-underline-style="none" fo:font-weight="normal" officeooo:rsid="06f1042c" fo:background-color="#ffffff" loext:char-shading-value="0" style:font-size-asian="11pt" style:font-weight-asian="normal" style:font-size-complex="11pt" style:font-weight-complex="normal"/>
    </style:style>
    <style:style style:name="T268" style:family="text">
      <style:text-properties fo:color="#000000" style:font-name="arial" fo:font-size="11pt" fo:language="fr" fo:country="CA" style:text-underline-style="none" fo:font-weight="normal" officeooo:rsid="06f15a05" fo:background-color="#ffffff" loext:char-shading-value="0" style:font-size-asian="11pt" style:font-weight-asian="normal" style:font-size-complex="11pt" style:font-weight-complex="normal"/>
    </style:style>
    <style:style style:name="T269" style:family="text">
      <style:text-properties fo:color="#000000" style:font-name="arial" fo:font-size="11pt" fo:language="fr" fo:country="CA" style:text-underline-style="none" fo:font-weight="normal" officeooo:rsid="06f29481" fo:background-color="#ffffff" loext:char-shading-value="0" style:font-size-asian="11pt" style:font-weight-asian="normal" style:font-size-complex="11pt" style:font-weight-complex="normal"/>
    </style:style>
    <style:style style:name="T270" style:family="text">
      <style:text-properties fo:color="#000000" style:font-name="arial" fo:font-size="11pt" fo:language="fr" fo:country="CA" style:text-underline-style="none" fo:font-weight="normal" officeooo:rsid="06f3f9d1" fo:background-color="#ffffff" loext:char-shading-value="0" style:font-size-asian="11pt" style:font-weight-asian="normal" style:font-size-complex="11pt" style:font-weight-complex="normal"/>
    </style:style>
    <style:style style:name="T271" style:family="text">
      <style:text-properties fo:color="#000000" style:font-name="arial" fo:font-size="11pt" fo:language="fr" fo:country="CA" style:text-underline-style="none" fo:font-weight="normal" officeooo:rsid="06f880b2" fo:background-color="#ffffff" loext:char-shading-value="0" style:font-size-asian="11pt" style:font-weight-asian="normal" style:font-size-complex="11pt" style:font-weight-complex="normal"/>
    </style:style>
    <style:style style:name="T272" style:family="text">
      <style:text-properties fo:color="#000000" style:font-name="arial" fo:font-size="11pt" fo:language="fr" fo:country="CA" style:text-underline-style="none" fo:font-weight="normal" officeooo:rsid="06fa8cf5" fo:background-color="#ffffff" loext:char-shading-value="0" style:font-size-asian="11pt" style:font-weight-asian="normal" style:font-size-complex="11pt" style:font-weight-complex="normal"/>
    </style:style>
    <style:style style:name="T273" style:family="text">
      <style:text-properties fo:color="#000000" style:font-name="arial" fo:font-size="11pt" fo:language="fr" fo:country="CA" style:text-underline-style="none" fo:font-weight="normal" officeooo:rsid="06fb4cec" fo:background-color="#ffffff" loext:char-shading-value="0" style:font-size-asian="11pt" style:font-weight-asian="normal" style:font-size-complex="11pt" style:font-weight-complex="normal"/>
    </style:style>
    <style:style style:name="T274" style:family="text">
      <style:text-properties fo:color="#000000" style:font-name="arial" fo:font-size="11pt" fo:language="fr" fo:country="CA" style:text-underline-style="none" fo:font-weight="normal" officeooo:rsid="06ff2a40" fo:background-color="#ffffff" loext:char-shading-value="0" style:font-size-asian="11pt" style:font-weight-asian="normal" style:font-size-complex="11pt" style:font-weight-complex="normal"/>
    </style:style>
    <style:style style:name="T275" style:family="text">
      <style:text-properties fo:color="#000000" style:font-name="arial" fo:font-size="11pt" fo:language="fr" fo:country="CA" style:text-underline-style="none" fo:font-weight="normal" officeooo:rsid="0704fcb4" fo:background-color="#ffffff" loext:char-shading-value="0" style:font-size-asian="11pt" style:font-weight-asian="normal" style:font-size-complex="11pt" style:font-weight-complex="normal"/>
    </style:style>
    <style:style style:name="T276" style:family="text">
      <style:text-properties fo:color="#000000" style:font-name="arial" fo:font-size="11pt" fo:language="fr" fo:country="CA" style:text-underline-style="none" fo:font-weight="normal" officeooo:rsid="0717df5d" fo:background-color="#ffffff" loext:char-shading-value="0" style:font-size-asian="11pt" style:font-weight-asian="normal" style:font-size-complex="11pt" style:font-weight-complex="normal"/>
    </style:style>
    <style:style style:name="T277" style:family="text">
      <style:text-properties fo:color="#000000" style:font-name="arial" fo:font-size="11pt" fo:language="fr" fo:country="CA" style:text-underline-style="none" fo:font-weight="normal" officeooo:rsid="071930bc" fo:background-color="#ffffff" loext:char-shading-value="0" style:font-size-asian="11pt" style:font-weight-asian="normal" style:font-size-complex="11pt" style:font-weight-complex="normal"/>
    </style:style>
    <style:style style:name="T278" style:family="text">
      <style:text-properties fo:color="#000000" style:font-name="arial" fo:font-size="11pt" fo:language="fr" fo:country="CA" style:text-underline-style="none" fo:font-weight="normal" officeooo:rsid="0719d71d" fo:background-color="#ffffff" loext:char-shading-value="0" style:font-size-asian="11pt" style:font-weight-asian="normal" style:font-size-complex="11pt" style:font-weight-complex="normal"/>
    </style:style>
    <style:style style:name="T279" style:family="text">
      <style:text-properties fo:color="#000000" style:font-name="arial" fo:font-size="11pt" fo:language="fr" fo:country="CA" style:text-underline-style="none" fo:font-weight="normal" officeooo:rsid="071b4525" fo:background-color="#ffffff" loext:char-shading-value="0" style:font-size-asian="11pt" style:font-weight-asian="normal" style:font-size-complex="11pt" style:font-weight-complex="normal"/>
    </style:style>
    <style:style style:name="T280" style:family="text">
      <style:text-properties fo:color="#000000" style:font-name="arial" fo:font-size="11pt" fo:language="fr" fo:country="CA" style:text-underline-style="none" fo:font-weight="normal" officeooo:rsid="071798f5" fo:background-color="#ffffff" loext:char-shading-value="0" style:font-size-asian="11pt" style:font-weight-asian="normal" style:font-size-complex="11pt" style:font-weight-complex="normal"/>
    </style:style>
    <style:style style:name="T281" style:family="text">
      <style:text-properties fo:color="#000000" style:font-name="arial" fo:font-size="11pt" fo:language="fr" fo:country="CA" style:text-underline-style="none" fo:font-weight="normal" officeooo:rsid="073c9077" fo:background-color="#ffffff" loext:char-shading-value="0" style:font-size-asian="11pt" style:font-weight-asian="normal" style:font-size-complex="11pt" style:font-weight-complex="normal"/>
    </style:style>
    <style:style style:name="T282" style:family="text">
      <style:text-properties fo:color="#000000" style:font-name="arial" fo:font-size="11pt" fo:language="fr" fo:country="CA" style:text-underline-style="none" fo:font-weight="normal" officeooo:rsid="073ddced" fo:background-color="#ffffff" loext:char-shading-value="0" style:font-size-asian="11pt" style:font-weight-asian="normal" style:font-size-complex="11pt" style:font-weight-complex="normal"/>
    </style:style>
    <style:style style:name="T283" style:family="text">
      <style:text-properties fo:color="#000000" style:font-name="arial" fo:font-size="11pt" fo:language="fr" fo:country="CA" style:text-underline-style="none" fo:font-weight="normal" officeooo:rsid="073ed58e" fo:background-color="#ffffff" loext:char-shading-value="0" style:font-size-asian="11pt" style:font-weight-asian="normal" style:font-size-complex="11pt" style:font-weight-complex="normal"/>
    </style:style>
    <style:style style:name="T284" style:family="text">
      <style:text-properties fo:color="#000000" style:font-name="arial" fo:font-size="11pt" fo:language="fr" fo:country="CA" style:text-underline-style="none" fo:font-weight="normal" officeooo:rsid="0757d5f2" fo:background-color="#ffffff" loext:char-shading-value="0" style:font-size-asian="11pt" style:font-weight-asian="normal" style:font-size-complex="11pt" style:font-weight-complex="normal"/>
    </style:style>
    <style:style style:name="T285" style:family="text">
      <style:text-properties fo:color="#000000" style:font-name="arial" fo:font-size="11pt" fo:language="fr" fo:country="CA" style:text-underline-style="none" fo:font-weight="normal" officeooo:rsid="075b4398" fo:background-color="#ffffff" loext:char-shading-value="0" style:font-size-asian="11pt" style:font-weight-asian="normal" style:font-size-complex="11pt" style:font-weight-complex="normal"/>
    </style:style>
    <style:style style:name="T286" style:family="text">
      <style:text-properties fo:color="#000000" style:font-name="arial" fo:font-size="11pt" fo:language="fr" fo:country="CA" style:text-underline-style="none" fo:font-weight="bold" officeooo:rsid="05ed1641" fo:background-color="#ffffff" loext:char-shading-value="0" style:font-size-asian="11pt" style:font-weight-asian="bold" style:font-size-complex="11pt" style:font-weight-complex="bold"/>
    </style:style>
    <style:style style:name="T287" style:family="text">
      <style:text-properties fo:color="#000000" style:font-name="arial" fo:font-size="11pt" fo:language="fr" fo:country="CA" style:text-underline-style="none" fo:font-weight="bold" officeooo:rsid="064d314a" fo:background-color="#ffffff" loext:char-shading-value="0" style:font-size-asian="11pt" style:font-weight-asian="bold" style:font-size-complex="11pt" style:font-weight-complex="bold"/>
    </style:style>
    <style:style style:name="T288" style:family="text">
      <style:text-properties fo:color="#000000" style:font-name="arial" fo:font-size="11pt" fo:language="fr" fo:country="CA" style:text-underline-style="none" fo:font-weight="bold" officeooo:rsid="064bdd86" fo:background-color="#ffffff" loext:char-shading-value="0" style:font-size-asian="11pt" style:font-weight-asian="bold" style:font-size-complex="11pt" style:font-weight-complex="bold"/>
    </style:style>
    <style:style style:name="T289" style:family="text">
      <style:text-properties fo:color="#000000" style:font-name="arial" fo:font-size="11pt" fo:language="fr" fo:country="CA" style:text-underline-style="none" fo:font-weight="bold" officeooo:rsid="0656ce5c" fo:background-color="#ffffff" loext:char-shading-value="0" style:font-size-asian="11pt" style:font-weight-asian="bold" style:font-size-complex="11pt" style:font-weight-complex="bold"/>
    </style:style>
    <style:style style:name="T290" style:family="text">
      <style:text-properties fo:color="#000000" style:font-name="arial" fo:font-size="11pt" fo:language="fr" fo:country="CA" style:text-underline-style="none" fo:font-weight="bold" officeooo:rsid="065d32e1" fo:background-color="#ffffff" loext:char-shading-value="0" style:font-size-asian="11pt" style:font-weight-asian="bold" style:font-size-complex="11pt" style:font-weight-complex="bold"/>
    </style:style>
    <style:style style:name="T291" style:family="text">
      <style:text-properties fo:color="#000000" style:font-name="arial" fo:font-size="11pt" fo:language="fr" fo:country="CA" style:text-underline-style="none" fo:font-weight="bold" officeooo:rsid="0654a697" fo:background-color="#ffffff" loext:char-shading-value="0" style:font-size-asian="11pt" style:font-weight-asian="bold" style:font-size-complex="11pt" style:font-weight-complex="bold"/>
    </style:style>
    <style:style style:name="T292" style:family="text">
      <style:text-properties fo:color="#000000" style:font-name="arial" fo:font-size="11pt" fo:language="fr" fo:country="CA" style:text-underline-style="none" fo:font-weight="bold" officeooo:rsid="065b91bd" fo:background-color="#ffffff" loext:char-shading-value="0" style:font-size-asian="11pt" style:font-weight-asian="bold" style:font-size-complex="11pt" style:font-weight-complex="bold"/>
    </style:style>
    <style:style style:name="T293" style:family="text">
      <style:text-properties fo:color="#000000" style:font-name="arial" fo:font-size="11pt" fo:language="fr" fo:country="CA" style:text-underline-style="none" fo:font-weight="bold" officeooo:rsid="06524246" fo:background-color="#ffffff" loext:char-shading-value="0" style:font-size-asian="11pt" style:font-weight-asian="bold" style:font-size-complex="11pt" style:font-weight-complex="bold"/>
    </style:style>
    <style:style style:name="T294" style:family="text">
      <style:text-properties fo:color="#000000" style:font-name="arial" fo:font-size="11pt" fo:language="fr" fo:country="CA" style:text-underline-style="none" fo:font-weight="bold" officeooo:rsid="0687b5d0" fo:background-color="#ffffff" loext:char-shading-value="0" style:font-size-asian="11pt" style:font-weight-asian="bold" style:font-size-complex="11pt" style:font-weight-complex="bold"/>
    </style:style>
    <style:style style:name="T295" style:family="text">
      <style:text-properties fo:color="#000000" style:font-name="arial" fo:font-size="11pt" fo:language="fr" fo:country="CA" style:text-underline-style="none" fo:font-weight="bold" officeooo:rsid="068b37dc" fo:background-color="#ffffff" loext:char-shading-value="0" style:font-size-asian="11pt" style:font-weight-asian="bold" style:font-size-complex="11pt" style:font-weight-complex="bold"/>
    </style:style>
    <style:style style:name="T296" style:family="text">
      <style:text-properties fo:color="#000000" style:font-name="arial" fo:font-size="11pt" fo:language="fr" fo:country="CA" style:text-underline-style="none" fo:font-weight="bold" officeooo:rsid="069887b7" fo:background-color="#ffffff" loext:char-shading-value="0" style:font-size-asian="11pt" style:font-weight-asian="bold" style:font-size-complex="11pt" style:font-weight-complex="bold"/>
    </style:style>
    <style:style style:name="T297" style:family="text">
      <style:text-properties fo:color="#000000" style:font-name="arial" fo:font-size="11pt" fo:language="fr" fo:country="CA" style:text-underline-style="none" fo:font-weight="bold" officeooo:rsid="06cd58fd" fo:background-color="#ffffff" loext:char-shading-value="0" style:font-size-asian="11pt" style:font-weight-asian="bold" style:font-size-complex="11pt" style:font-weight-complex="bold"/>
    </style:style>
    <style:style style:name="T298" style:family="text">
      <style:text-properties fo:color="#000000" style:font-name="arial" fo:font-size="11pt" fo:language="fr" fo:country="CA" style:text-underline-style="none" fo:background-color="#ffffff" loext:char-shading-value="0" style:font-size-asian="11pt" style:font-size-complex="11pt"/>
    </style:style>
    <style:style style:name="T299" style:family="text">
      <style:text-properties fo:color="#000000" style:font-name="arial" fo:font-size="11pt" fo:language="fr" fo:country="CA" style:text-underline-style="none" officeooo:rsid="068b9011" fo:background-color="#ffffff" loext:char-shading-value="0" style:font-size-asian="11pt" style:font-size-complex="11pt"/>
    </style:style>
    <style:style style:name="T300" style:family="text">
      <style:text-properties fo:color="#000000" style:font-name="arial" fo:font-size="11pt" fo:language="fr" fo:country="CA" style:text-underline-style="solid" style:text-underline-width="auto" style:text-underline-color="font-color" fo:font-weight="normal" fo:background-color="#ffffff" loext:char-shading-value="0" style:font-size-asian="11pt" style:font-size-complex="11pt"/>
    </style:style>
    <style:style style:name="T301" style:family="text">
      <style:text-properties fo:color="#000000" style:font-name="arial" fo:font-size="11pt" fo:language="fr" fo:country="CA" style:text-underline-style="solid" style:text-underline-width="auto" style:text-underline-color="font-color" fo:font-weight="normal" officeooo:rsid="0594bc3f" fo:background-color="#ffffff" loext:char-shading-value="0" style:font-size-asian="11pt" style:font-size-complex="11pt"/>
    </style:style>
    <style:style style:name="T302" style:family="text">
      <style:text-properties fo:color="#000000" style:font-name="arial" fo:font-size="11pt" fo:language="fr" fo:country="CA" style:text-underline-style="solid" style:text-underline-width="auto" style:text-underline-color="font-color" fo:font-weight="normal" officeooo:rsid="0614f47f" fo:background-color="#ffffff" loext:char-shading-value="0" style:font-size-asian="11pt" style:font-size-complex="11pt"/>
    </style:style>
    <style:style style:name="T303" style:family="text">
      <style:text-properties fo:color="#000000" style:font-name="arial" fo:font-size="11pt" fo:language="fr" fo:country="CA" style:text-underline-style="solid" style:text-underline-width="auto" style:text-underline-color="font-color" fo:font-weight="normal" officeooo:rsid="05ed1641" fo:background-color="#ffffff" loext:char-shading-value="0" style:font-size-asian="11pt" style:font-size-complex="11pt"/>
    </style:style>
    <style:style style:name="T304" style:family="text">
      <style:text-properties fo:color="#000000" style:font-name="arial" fo:font-size="11pt" fo:language="fr" fo:country="CA" style:text-underline-style="solid" style:text-underline-width="auto" style:text-underline-color="font-color" fo:font-weight="normal" officeooo:rsid="0629bc23" fo:background-color="#ffffff" loext:char-shading-value="0" style:font-size-asian="11pt" style:font-size-complex="11pt"/>
    </style:style>
    <style:style style:name="T305" style:family="text">
      <style:text-properties fo:color="#000000" style:font-name="arial" fo:font-size="11pt" fo:language="fr" fo:country="CA" style:text-underline-style="solid" style:text-underline-width="auto" style:text-underline-color="font-color" fo:font-weight="normal" officeooo:rsid="062c0517" fo:background-color="#ffffff" loext:char-shading-value="0" style:font-size-asian="11pt" style:font-size-complex="11pt"/>
    </style:style>
    <style:style style:name="T306" style:family="text">
      <style:text-properties fo:color="#000000" style:font-name="arial" fo:font-size="11pt" fo:language="fr" fo:country="CA" style:text-underline-style="solid" style:text-underline-width="auto" style:text-underline-color="font-color" fo:font-weight="normal" officeooo:rsid="06fd2f82" fo:background-color="#ffffff" loext:char-shading-value="0" style:font-size-asian="11pt" style:font-weight-asian="normal" style:font-size-complex="11pt" style:font-weight-complex="normal"/>
    </style:style>
    <style:style style:name="T307" style:family="text">
      <style:text-properties fo:color="#000000" style:font-name="arial" fo:font-size="11pt" fo:language="fr" fo:country="CA" style:text-underline-style="solid" style:text-underline-width="auto" style:text-underline-color="font-color" fo:font-weight="normal" officeooo:rsid="074e8382" fo:background-color="#ffffff" loext:char-shading-value="0" style:font-size-asian="11pt" style:font-weight-asian="normal" style:font-size-complex="11pt" style:font-weight-complex="normal"/>
    </style:style>
    <style:style style:name="T308" style:family="text">
      <style:text-properties fo:color="#000000" style:font-name="arial" fo:font-size="11pt" fo:language="fr" fo:country="CA" fo:background-color="#ffffff" loext:char-shading-value="0" style:font-size-asian="11pt" style:font-size-complex="11pt"/>
    </style:style>
    <style:style style:name="T309" style:family="text">
      <style:text-properties fo:color="#000000" style:font-name="arial" fo:font-size="11pt" fo:language="fr" fo:country="CA" officeooo:rsid="0614f47f" fo:background-color="#ffffff" loext:char-shading-value="0" style:font-size-asian="11pt" style:font-size-complex="11pt"/>
    </style:style>
    <style:style style:name="T310" style:family="text">
      <style:text-properties fo:color="#000000" style:font-name="arial" fo:font-size="11pt" fo:language="fr" fo:country="CA" officeooo:rsid="07383c47" fo:background-color="#ffffff" loext:char-shading-value="0" style:font-size-asian="11pt" style:font-size-complex="11pt"/>
    </style:style>
    <style:style style:name="T311" style:family="text">
      <style:text-properties fo:color="#000000" style:font-name="arial" fo:font-size="11pt" fo:language="fr" fo:country="CA" fo:font-style="italic" style:text-underline-style="none" fo:font-weight="normal" officeooo:rsid="064de825" fo:background-color="#ffffff" loext:char-shading-value="0" style:font-size-asian="11pt" style:font-style-asian="italic" style:font-weight-asian="bold" style:font-size-complex="11pt" style:font-style-complex="italic" style:font-weight-complex="bold"/>
    </style:style>
    <style:style style:name="T312" style:family="text">
      <style:text-properties fo:color="#000000" style:font-name="arial" fo:font-size="11pt" fo:language="fr" fo:country="CA" fo:font-style="italic" style:text-underline-style="none" fo:font-weight="normal" officeooo:rsid="06524246" fo:background-color="#ffffff" loext:char-shading-value="0" style:font-size-asian="11pt" style:font-style-asian="italic" style:font-weight-asian="bold" style:font-size-complex="11pt" style:font-style-complex="italic" style:font-weight-complex="bold"/>
    </style:style>
    <style:style style:name="T313" style:family="text">
      <style:text-properties fo:color="#000000" style:font-name="arial" fo:font-size="11pt" fo:language="fr" fo:country="CA" fo:font-style="italic" style:text-underline-style="none" fo:font-weight="normal" officeooo:rsid="0649a896" fo:background-color="#ffffff" loext:char-shading-value="0" style:font-size-asian="11pt" style:font-style-asian="italic" style:font-size-complex="11pt" style:font-style-complex="italic"/>
    </style:style>
    <style:style style:name="T314" style:family="text">
      <style:text-properties fo:color="#000000" style:font-name="arial" fo:font-size="11pt" fo:language="fr" fo:country="CA" fo:font-style="normal" style:text-underline-style="none" fo:font-weight="normal" fo:background-color="#ffffff" loext:char-shading-value="0" style:font-size-asian="11pt" style:font-style-asian="normal" style:font-size-complex="11pt" style:font-style-complex="normal"/>
    </style:style>
    <style:style style:name="T315" style:family="text">
      <style:text-properties fo:color="#000000" style:font-name="arial" fo:font-size="11pt" fo:language="fr" fo:country="CA" fo:font-style="normal" style:text-underline-style="none" fo:font-weight="normal" officeooo:rsid="066e9cd3" fo:background-color="#ffffff" loext:char-shading-value="0" style:font-size-asian="11pt" style:font-style-asian="normal" style:font-size-complex="11pt" style:font-style-complex="normal"/>
    </style:style>
    <style:style style:name="T316" style:family="text">
      <style:text-properties fo:color="#000000" style:font-name="arial" fo:font-size="11pt" fo:language="fr" fo:country="CA" fo:font-style="normal" style:text-underline-style="none" fo:font-weight="normal" officeooo:rsid="06791988" fo:background-color="#ffffff" loext:char-shading-value="0" style:font-size-asian="11pt" style:font-style-asian="normal" style:font-size-complex="11pt" style:font-style-complex="normal"/>
    </style:style>
    <style:style style:name="T317" style:family="text">
      <style:text-properties fo:color="#000000" style:font-name="arial" fo:font-size="11pt" fo:language="fr" fo:country="CA" fo:font-style="normal" style:text-underline-style="none" fo:font-weight="normal" officeooo:rsid="067aae88" fo:background-color="#ffffff" loext:char-shading-value="0" style:font-size-asian="11pt" style:font-style-asian="normal" style:font-size-complex="11pt" style:font-style-complex="normal"/>
    </style:style>
    <style:style style:name="T318" style:family="text">
      <style:text-properties fo:color="#000000" style:font-name="arial" fo:font-size="11pt" fo:language="fr" fo:country="CA" fo:font-style="normal" style:text-underline-style="none" fo:font-weight="normal" officeooo:rsid="067af3a1" fo:background-color="#ffffff" loext:char-shading-value="0" style:font-size-asian="11pt" style:font-style-asian="normal" style:font-size-complex="11pt" style:font-style-complex="normal"/>
    </style:style>
    <style:style style:name="T319" style:family="text">
      <style:text-properties fo:color="#000000" style:font-name="arial" fo:font-size="11pt" fo:language="fr" fo:country="CA" fo:font-weight="bold" fo:background-color="#ffffff" loext:char-shading-value="0" style:font-size-asian="11pt" style:font-weight-asian="bold" style:font-size-complex="11pt" style:font-weight-complex="bold"/>
    </style:style>
    <style:style style:name="T320" style:family="text">
      <style:text-properties fo:color="#000000" style:font-name="arial" fo:font-size="11pt" fo:language="fr" fo:country="CA" fo:font-weight="bold" officeooo:rsid="06ff2a40" fo:background-color="#ffffff" loext:char-shading-value="0" style:font-size-asian="11pt" style:font-weight-asian="bold" style:font-size-complex="11pt" style:font-weight-complex="bold"/>
    </style:style>
    <style:style style:name="T321" style:family="text">
      <style:text-properties fo:color="#000000" style:text-underline-style="none" fo:font-weight="normal" fo:background-color="#ffffff" loext:char-shading-value="0"/>
    </style:style>
    <style:style style:name="T322" style:family="text">
      <style:text-properties fo:color="#000000" style:text-underline-style="none" fo:font-weight="normal" officeooo:rsid="01f8f133" fo:background-color="#ffffff" loext:char-shading-value="0"/>
    </style:style>
    <style:style style:name="T323" style:family="text">
      <style:text-properties fo:color="#000000" style:text-underline-style="none" fo:font-weight="normal" officeooo:rsid="01fc8d9b" fo:background-color="#ffffff" loext:char-shading-value="0"/>
    </style:style>
    <style:style style:name="T324" style:family="text">
      <style:text-properties fo:color="#000000" style:text-underline-style="none" fo:font-weight="normal" officeooo:rsid="02307718" fo:background-color="#ffffff" loext:char-shading-value="0"/>
    </style:style>
    <style:style style:name="T325" style:family="text">
      <style:text-properties fo:color="#000000" style:text-underline-style="none" fo:font-weight="normal" officeooo:rsid="0254f50d" fo:background-color="#ffffff" loext:char-shading-value="0"/>
    </style:style>
    <style:style style:name="T326" style:family="text">
      <style:text-properties fo:color="#000000" style:text-underline-style="none" fo:font-weight="normal" officeooo:rsid="0256765b" fo:background-color="#ffffff" loext:char-shading-value="0"/>
    </style:style>
    <style:style style:name="T327" style:family="text">
      <style:text-properties fo:color="#000000" style:text-underline-style="none" fo:font-weight="normal" officeooo:rsid="02567756" fo:background-color="#ffffff" loext:char-shading-value="0"/>
    </style:style>
    <style:style style:name="T328" style:family="text">
      <style:text-properties fo:color="#000000" style:text-underline-style="none" fo:font-weight="normal" officeooo:rsid="0258017e" fo:background-color="#ffffff" loext:char-shading-value="0"/>
    </style:style>
    <style:style style:name="T329" style:family="text">
      <style:text-properties fo:color="#000000" style:text-underline-style="none" fo:font-weight="normal" officeooo:rsid="02568c00" fo:background-color="#ffffff" loext:char-shading-value="0"/>
    </style:style>
    <style:style style:name="T330" style:family="text">
      <style:text-properties fo:color="#000000" style:text-underline-style="none" fo:font-weight="normal" officeooo:rsid="0258e6b7" fo:background-color="#ffffff" loext:char-shading-value="0"/>
    </style:style>
    <style:style style:name="T331" style:family="text">
      <style:text-properties fo:color="#000000" style:text-underline-style="none" fo:font-weight="normal" officeooo:rsid="02575e8e" fo:background-color="#ffffff" loext:char-shading-value="0"/>
    </style:style>
    <style:style style:name="T332" style:family="text">
      <style:text-properties fo:color="#000000" style:text-underline-style="none" fo:font-weight="normal" officeooo:rsid="0263faf8" fo:background-color="#ffffff" loext:char-shading-value="0"/>
    </style:style>
    <style:style style:name="T333" style:family="text">
      <style:text-properties fo:color="#000000" style:text-underline-style="none" fo:font-weight="normal" officeooo:rsid="026558c5" fo:background-color="#ffffff" loext:char-shading-value="0"/>
    </style:style>
    <style:style style:name="T334" style:family="text">
      <style:text-properties fo:color="#000000" style:text-underline-style="none" fo:font-weight="normal" officeooo:rsid="0262675a" fo:background-color="#ffffff" loext:char-shading-value="0"/>
    </style:style>
    <style:style style:name="T335" style:family="text">
      <style:text-properties fo:color="#000000" style:text-underline-style="none" fo:font-weight="normal" officeooo:rsid="0285c2bf" fo:background-color="#ffffff" loext:char-shading-value="0"/>
    </style:style>
    <style:style style:name="T336" style:family="text">
      <style:text-properties fo:color="#000000" style:text-underline-style="none" fo:font-weight="normal" officeooo:rsid="0285730f" fo:background-color="#ffffff" loext:char-shading-value="0"/>
    </style:style>
    <style:style style:name="T337" style:family="text">
      <style:text-properties fo:color="#000000" style:text-underline-style="none" fo:font-weight="normal" officeooo:rsid="02873215" fo:background-color="#ffffff" loext:char-shading-value="0"/>
    </style:style>
    <style:style style:name="T338" style:family="text">
      <style:text-properties fo:color="#000000" style:text-underline-style="none" fo:font-weight="normal" officeooo:rsid="0288dd32" fo:background-color="#ffffff" loext:char-shading-value="0"/>
    </style:style>
    <style:style style:name="T339" style:family="text">
      <style:text-properties fo:color="#000000" style:text-underline-style="none" fo:font-weight="normal" officeooo:rsid="0287f98e" fo:background-color="#ffffff" loext:char-shading-value="0"/>
    </style:style>
    <style:style style:name="T340" style:family="text">
      <style:text-properties fo:color="#000000" style:text-underline-style="none" fo:font-weight="normal" officeooo:rsid="028b881d" fo:background-color="#ffffff" loext:char-shading-value="0"/>
    </style:style>
    <style:style style:name="T341" style:family="text">
      <style:text-properties fo:color="#000000" style:text-underline-style="none" fo:font-weight="normal" officeooo:rsid="028c9ebd" fo:background-color="#ffffff" loext:char-shading-value="0"/>
    </style:style>
    <style:style style:name="T342" style:family="text">
      <style:text-properties fo:color="#000000" style:text-underline-style="none" fo:font-weight="normal" officeooo:rsid="028e6940" fo:background-color="#ffffff" loext:char-shading-value="0"/>
    </style:style>
    <style:style style:name="T343" style:family="text">
      <style:text-properties fo:color="#000000" style:text-underline-style="none" fo:font-weight="normal" officeooo:rsid="028fb4de" fo:background-color="#ffffff" loext:char-shading-value="0"/>
    </style:style>
    <style:style style:name="T344" style:family="text">
      <style:text-properties fo:color="#000000" style:text-underline-style="none" fo:font-weight="normal" officeooo:rsid="0293ad9e" fo:background-color="#ffffff" loext:char-shading-value="0"/>
    </style:style>
    <style:style style:name="T345" style:family="text">
      <style:text-properties officeooo:rsid="003dd9e9"/>
    </style:style>
    <style:style style:name="T346" style:family="text">
      <style:text-properties officeooo:rsid="00b23897"/>
    </style:style>
    <style:style style:name="T347" style:family="text">
      <style:text-properties officeooo:rsid="00b3d2d6"/>
    </style:style>
    <style:style style:name="T348" style:family="text">
      <style:text-properties officeooo:rsid="00b4c23e"/>
    </style:style>
    <style:style style:name="T349" style:family="text">
      <style:text-properties officeooo:rsid="00b60c71"/>
    </style:style>
    <style:style style:name="T350" style:family="text">
      <style:text-properties officeooo:rsid="00b6d476"/>
    </style:style>
    <style:style style:name="T351" style:family="text">
      <style:text-properties officeooo:rsid="00b82aa9"/>
    </style:style>
    <style:style style:name="T352" style:family="text">
      <style:text-properties officeooo:rsid="00b9deb6"/>
    </style:style>
    <style:style style:name="T353" style:family="text">
      <style:text-properties officeooo:rsid="00bb7de0"/>
    </style:style>
    <style:style style:name="T354" style:family="text">
      <style:text-properties officeooo:rsid="00bc8aff"/>
    </style:style>
    <style:style style:name="T355" style:family="text">
      <style:text-properties officeooo:rsid="00bdd536"/>
    </style:style>
    <style:style style:name="T356" style:family="text">
      <style:text-properties officeooo:rsid="00be259e"/>
    </style:style>
    <style:style style:name="T357" style:family="text">
      <style:text-properties officeooo:rsid="00bf1268"/>
    </style:style>
    <style:style style:name="T358" style:family="text">
      <style:text-properties officeooo:rsid="00bf1fd5"/>
    </style:style>
    <style:style style:name="T359" style:family="text">
      <style:text-properties officeooo:rsid="00bff0d6"/>
    </style:style>
    <style:style style:name="T360" style:family="text">
      <style:text-properties officeooo:rsid="00c22786"/>
    </style:style>
    <style:style style:name="T361" style:family="text">
      <style:text-properties officeooo:rsid="00c2bdbf"/>
    </style:style>
    <style:style style:name="T362" style:family="text">
      <style:text-properties officeooo:rsid="00c42dc4"/>
    </style:style>
    <style:style style:name="T363" style:family="text">
      <style:text-properties officeooo:rsid="00c6ba61"/>
    </style:style>
    <style:style style:name="T364" style:family="text">
      <style:text-properties officeooo:rsid="00c70d76"/>
    </style:style>
    <style:style style:name="T365" style:family="text">
      <style:text-properties officeooo:rsid="00c9f0bb"/>
    </style:style>
    <style:style style:name="T366" style:family="text">
      <style:text-properties officeooo:rsid="00cbe7a7"/>
    </style:style>
    <style:style style:name="T367" style:family="text">
      <style:text-properties officeooo:rsid="00d406bf"/>
    </style:style>
    <style:style style:name="T368" style:family="text">
      <style:text-properties officeooo:rsid="00d61bcd"/>
    </style:style>
    <style:style style:name="T369" style:family="text">
      <style:text-properties officeooo:rsid="00dae0fc"/>
    </style:style>
    <style:style style:name="T370" style:family="text">
      <style:text-properties officeooo:rsid="00de2b8a"/>
    </style:style>
    <style:style style:name="T371" style:family="text">
      <style:text-properties officeooo:rsid="00e94940"/>
    </style:style>
    <style:style style:name="T372" style:family="text">
      <style:text-properties officeooo:rsid="00f09d0a"/>
    </style:style>
    <style:style style:name="T373" style:family="text">
      <style:text-properties officeooo:rsid="00f2944f"/>
    </style:style>
    <style:style style:name="T374" style:family="text">
      <style:text-properties officeooo:rsid="00f35acb"/>
    </style:style>
    <style:style style:name="T375" style:family="text">
      <style:text-properties officeooo:rsid="00f46582"/>
    </style:style>
    <style:style style:name="T376" style:family="text">
      <style:text-properties officeooo:rsid="00f5e2d3"/>
    </style:style>
    <style:style style:name="T377" style:family="text">
      <style:text-properties officeooo:rsid="00f6f441"/>
    </style:style>
    <style:style style:name="T378" style:family="text">
      <style:text-properties officeooo:rsid="00f7d003"/>
    </style:style>
    <style:style style:name="T379" style:family="text">
      <style:text-properties officeooo:rsid="00f92fee"/>
    </style:style>
    <style:style style:name="T380" style:family="text">
      <style:text-properties officeooo:rsid="00fbddc9"/>
    </style:style>
    <style:style style:name="T381" style:family="text">
      <style:text-properties officeooo:rsid="01047e07"/>
    </style:style>
    <style:style style:name="T382" style:family="text">
      <style:text-properties officeooo:rsid="01069b06"/>
    </style:style>
    <style:style style:name="T383" style:family="text">
      <style:text-properties officeooo:rsid="010ff794"/>
    </style:style>
    <style:style style:name="T384" style:family="text">
      <style:text-properties officeooo:rsid="0111793f"/>
    </style:style>
    <style:style style:name="T385" style:family="text">
      <style:text-properties officeooo:rsid="011278e7"/>
    </style:style>
    <style:style style:name="T386" style:family="text">
      <style:text-properties officeooo:rsid="011462e2"/>
    </style:style>
    <style:style style:name="T387" style:family="text">
      <style:text-properties officeooo:rsid="01166800"/>
    </style:style>
    <style:style style:name="T388" style:family="text">
      <style:text-properties officeooo:rsid="0116e305"/>
    </style:style>
    <style:style style:name="T389" style:family="text">
      <style:text-properties officeooo:rsid="011798f7"/>
    </style:style>
    <style:style style:name="T390" style:family="text">
      <style:text-properties officeooo:rsid="011896e1"/>
    </style:style>
    <style:style style:name="T391" style:family="text">
      <style:text-properties officeooo:rsid="0118d1fc"/>
    </style:style>
    <style:style style:name="T392" style:family="text">
      <style:text-properties officeooo:rsid="011b1f4d"/>
    </style:style>
    <style:style style:name="T393" style:family="text">
      <style:text-properties officeooo:rsid="011c31a9"/>
    </style:style>
    <style:style style:name="T394" style:family="text">
      <style:text-properties officeooo:rsid="011c9ac3"/>
    </style:style>
    <style:style style:name="T395" style:family="text">
      <style:text-properties officeooo:rsid="011f4feb"/>
    </style:style>
    <style:style style:name="T396" style:family="text">
      <style:text-properties officeooo:rsid="01232fed"/>
    </style:style>
    <style:style style:name="T397" style:family="text">
      <style:text-properties officeooo:rsid="0124c674"/>
    </style:style>
    <style:style style:name="T398" style:family="text">
      <style:text-properties officeooo:rsid="01261d55"/>
    </style:style>
    <style:style style:name="T399" style:family="text">
      <style:text-properties officeooo:rsid="01263b27"/>
    </style:style>
    <style:style style:name="T400" style:family="text">
      <style:text-properties fo:color="#dcdcaa" style:text-underline-style="none" fo:background-color="#1e1e1e" loext:char-shading-value="0"/>
    </style:style>
    <style:style style:name="T401" style:family="text">
      <style:text-properties fo:color="#dcdcaa" style:text-underline-style="none" officeooo:rsid="021efeac" fo:background-color="#1e1e1e" loext:char-shading-value="0"/>
    </style:style>
    <style:style style:name="T402" style:family="text">
      <style:text-properties fo:color="#dcdcaa" fo:font-weight="normal" fo:background-color="#1e1e1e" loext:char-shading-value="0"/>
    </style:style>
    <style:style style:name="T403" style:family="text">
      <style:text-properties officeooo:rsid="012a5041"/>
    </style:style>
    <style:style style:name="T404" style:family="text">
      <style:text-properties officeooo:rsid="013a93d0"/>
    </style:style>
    <style:style style:name="T405" style:family="text">
      <style:text-properties officeooo:rsid="013f9a4a"/>
    </style:style>
    <style:style style:name="T406" style:family="text">
      <style:text-properties officeooo:rsid="0142c4d2"/>
    </style:style>
    <style:style style:name="T407" style:family="text">
      <style:text-properties officeooo:rsid="01453a32"/>
    </style:style>
    <style:style style:name="T408" style:family="text">
      <style:text-properties officeooo:rsid="014ea375"/>
    </style:style>
    <style:style style:name="T409" style:family="text">
      <style:text-properties officeooo:rsid="0150fddd"/>
    </style:style>
    <style:style style:name="T410" style:family="text">
      <style:text-properties officeooo:rsid="0152332b"/>
    </style:style>
    <style:style style:name="T411" style:family="text">
      <style:text-properties officeooo:rsid="0155c965"/>
    </style:style>
    <style:style style:name="T412" style:family="text">
      <style:text-properties officeooo:rsid="0157bc9e"/>
    </style:style>
    <style:style style:name="T413" style:family="text">
      <style:text-properties officeooo:rsid="01581e1f"/>
    </style:style>
    <style:style style:name="T414" style:family="text">
      <style:text-properties officeooo:rsid="015b74e4"/>
    </style:style>
    <style:style style:name="T415" style:family="text">
      <style:text-properties officeooo:rsid="015d0d88"/>
    </style:style>
    <style:style style:name="T416" style:family="text">
      <style:text-properties officeooo:rsid="015ec7e7"/>
    </style:style>
    <style:style style:name="T417" style:family="text">
      <style:text-properties officeooo:rsid="0162baef"/>
    </style:style>
    <style:style style:name="T418" style:family="text">
      <style:text-properties officeooo:rsid="0164adc7"/>
    </style:style>
    <style:style style:name="T419" style:family="text">
      <style:text-properties officeooo:rsid="0164cc4e"/>
    </style:style>
    <style:style style:name="T420" style:family="text">
      <style:text-properties officeooo:rsid="0165c724"/>
    </style:style>
    <style:style style:name="T421" style:family="text">
      <style:text-properties officeooo:rsid="016741f0"/>
    </style:style>
    <style:style style:name="T422" style:family="text">
      <style:text-properties officeooo:rsid="0168c469"/>
    </style:style>
    <style:style style:name="T423" style:family="text">
      <style:text-properties officeooo:rsid="016b2ff0"/>
    </style:style>
    <style:style style:name="T424" style:family="text">
      <style:text-properties officeooo:rsid="016b37b1"/>
    </style:style>
    <style:style style:name="T425" style:family="text">
      <style:text-properties officeooo:rsid="016f13d9"/>
    </style:style>
    <style:style style:name="T426" style:family="text">
      <style:text-properties officeooo:rsid="01700d89"/>
    </style:style>
    <style:style style:name="T427" style:family="text">
      <style:text-properties officeooo:rsid="01724b55"/>
    </style:style>
    <style:style style:name="T428" style:family="text">
      <style:text-properties officeooo:rsid="0172e125"/>
    </style:style>
    <style:style style:name="T429" style:family="text">
      <style:text-properties officeooo:rsid="01732cbd"/>
    </style:style>
    <style:style style:name="T430" style:family="text">
      <style:text-properties officeooo:rsid="0176c27b"/>
    </style:style>
    <style:style style:name="T431" style:family="text">
      <style:text-properties officeooo:rsid="017ac025"/>
    </style:style>
    <style:style style:name="T432" style:family="text">
      <style:text-properties officeooo:rsid="017aeb6e"/>
    </style:style>
    <style:style style:name="T433" style:family="text">
      <style:text-properties officeooo:rsid="018151f2"/>
    </style:style>
    <style:style style:name="T434" style:family="text">
      <style:text-properties officeooo:rsid="01829b65"/>
    </style:style>
    <style:style style:name="T435" style:family="text">
      <style:text-properties officeooo:rsid="0184c9a3"/>
    </style:style>
    <style:style style:name="T436" style:family="text">
      <style:text-properties officeooo:rsid="01852f16"/>
    </style:style>
    <style:style style:name="T437" style:family="text">
      <style:text-properties officeooo:rsid="01893bdd"/>
    </style:style>
    <style:style style:name="T438" style:family="text">
      <style:text-properties officeooo:rsid="018f7cd9"/>
    </style:style>
    <style:style style:name="T439" style:family="text">
      <style:text-properties officeooo:rsid="0194592f"/>
    </style:style>
    <style:style style:name="T440" style:family="text">
      <style:text-properties officeooo:rsid="0195b875"/>
    </style:style>
    <style:style style:name="T441" style:family="text">
      <style:text-properties fo:font-weight="bold" style:font-weight-asian="bold" style:font-weight-complex="bold"/>
    </style:style>
    <style:style style:name="T442" style:family="text">
      <style:text-properties officeooo:rsid="0198c2a0"/>
    </style:style>
    <style:style style:name="T443" style:family="text">
      <style:text-properties fo:background-color="transparent" loext:char-shading-value="0"/>
    </style:style>
    <style:style style:name="T444" style:family="text">
      <style:text-properties officeooo:rsid="01c95c1f" fo:background-color="transparent" loext:char-shading-value="0"/>
    </style:style>
    <style:style style:name="T445" style:family="text">
      <style:text-properties officeooo:rsid="01a5e28c"/>
    </style:style>
    <style:style style:name="T446" style:family="text">
      <style:text-properties officeooo:rsid="01aa2764"/>
    </style:style>
    <style:style style:name="T447" style:family="text">
      <style:text-properties officeooo:rsid="01aa75b7"/>
    </style:style>
    <style:style style:name="T448" style:family="text">
      <style:text-properties officeooo:rsid="01ac4429"/>
    </style:style>
    <style:style style:name="T449" style:family="text">
      <style:text-properties officeooo:rsid="01ad2bb5"/>
    </style:style>
    <style:style style:name="T450" style:family="text">
      <style:text-properties officeooo:rsid="01af2534"/>
    </style:style>
    <style:style style:name="T451" style:family="text">
      <style:text-properties officeooo:rsid="01b7c088"/>
    </style:style>
    <style:style style:name="T452" style:family="text">
      <style:text-properties officeooo:rsid="01bc06d7"/>
    </style:style>
    <style:style style:name="T453" style:family="text">
      <style:text-properties officeooo:rsid="01bec185"/>
    </style:style>
    <style:style style:name="T454" style:family="text">
      <style:text-properties officeooo:rsid="01c507b7"/>
    </style:style>
    <style:style style:name="T455" style:family="text">
      <style:text-properties officeooo:rsid="01c56b58"/>
    </style:style>
    <style:style style:name="T456" style:family="text">
      <style:text-properties officeooo:rsid="01c65b27"/>
    </style:style>
    <style:style style:name="T457" style:family="text">
      <style:text-properties officeooo:rsid="01c7d8eb"/>
    </style:style>
    <style:style style:name="T458" style:family="text">
      <style:text-properties style:text-underline-style="none"/>
    </style:style>
    <style:style style:name="T459" style:family="text">
      <style:text-properties style:text-underline-style="none" officeooo:rsid="01f63477"/>
    </style:style>
    <style:style style:name="T460" style:family="text">
      <style:text-properties style:text-underline-style="none" officeooo:rsid="01f83ae4"/>
    </style:style>
    <style:style style:name="T461" style:family="text">
      <style:text-properties style:text-underline-style="none" officeooo:rsid="01fda2f7"/>
    </style:style>
    <style:style style:name="T462" style:family="text">
      <style:text-properties style:text-underline-style="none" officeooo:rsid="01fee0fa"/>
    </style:style>
    <style:style style:name="T463" style:family="text">
      <style:text-properties style:text-underline-style="none" officeooo:rsid="02068c12"/>
    </style:style>
    <style:style style:name="T464" style:family="text">
      <style:text-properties style:text-underline-style="none" officeooo:rsid="02098e22"/>
    </style:style>
    <style:style style:name="T465" style:family="text">
      <style:text-properties style:text-underline-style="none" officeooo:rsid="020a72b2"/>
    </style:style>
    <style:style style:name="T466" style:family="text">
      <style:text-properties style:text-underline-style="none" officeooo:rsid="02118a38"/>
    </style:style>
    <style:style style:name="T467" style:family="text">
      <style:text-properties style:text-underline-style="none" officeooo:rsid="0212e6ec"/>
    </style:style>
    <style:style style:name="T468" style:family="text">
      <style:text-properties style:text-underline-style="none" officeooo:rsid="02143de0"/>
    </style:style>
    <style:style style:name="T469" style:family="text">
      <style:text-properties style:text-underline-style="none" officeooo:rsid="02181954"/>
    </style:style>
    <style:style style:name="T470" style:family="text">
      <style:text-properties style:text-underline-style="none" officeooo:rsid="0219ef02"/>
    </style:style>
    <style:style style:name="T471" style:family="text">
      <style:text-properties style:text-underline-style="none" officeooo:rsid="021efeac"/>
    </style:style>
    <style:style style:name="T472" style:family="text">
      <style:text-properties style:text-underline-style="none" officeooo:rsid="021d2546"/>
    </style:style>
    <style:style style:name="T473" style:family="text">
      <style:text-properties style:text-underline-style="none" officeooo:rsid="02203667"/>
    </style:style>
    <style:style style:name="T474" style:family="text">
      <style:text-properties style:text-underline-style="none" officeooo:rsid="024ced1f"/>
    </style:style>
    <style:style style:name="T475" style:family="text">
      <style:text-properties style:text-underline-style="none" officeooo:rsid="024d7106"/>
    </style:style>
    <style:style style:name="T476" style:family="text">
      <style:text-properties style:text-underline-style="none" fo:font-weight="normal" officeooo:rsid="01f8af23" fo:background-color="#ffffff" loext:char-shading-value="0"/>
    </style:style>
    <style:style style:name="T477" style:family="text">
      <style:text-properties style:text-underline-style="none" fo:font-weight="normal" officeooo:rsid="01f8f133" fo:background-color="#ffffff" loext:char-shading-value="0"/>
    </style:style>
    <style:style style:name="T478" style:family="text">
      <style:text-properties style:text-underline-style="none" fo:font-weight="normal" officeooo:rsid="01fae500" fo:background-color="#ffffff" loext:char-shading-value="0"/>
    </style:style>
    <style:style style:name="T479" style:family="text">
      <style:text-properties style:text-underline-style="none" officeooo:rsid="053375ea"/>
    </style:style>
    <style:style style:name="T480" style:family="text">
      <style:text-properties style:text-underline-style="none" officeooo:rsid="0539eb8a"/>
    </style:style>
    <style:style style:name="T481" style:family="text">
      <style:text-properties style:text-underline-style="none" officeooo:rsid="053ea0b5"/>
    </style:style>
    <style:style style:name="T482" style:family="text">
      <style:text-properties style:text-underline-style="none" officeooo:rsid="05423d6f"/>
    </style:style>
    <style:style style:name="T483" style:family="text">
      <style:text-properties style:text-underline-style="none" officeooo:rsid="05440255"/>
    </style:style>
    <style:style style:name="T484" style:family="text">
      <style:text-properties style:text-underline-style="none" officeooo:rsid="054789c0"/>
    </style:style>
    <style:style style:name="T485" style:family="text">
      <style:text-properties style:text-underline-style="none" style:font-weight-asian="normal" style:font-weight-complex="normal"/>
    </style:style>
    <style:style style:name="T486" style:family="text">
      <style:text-properties style:text-underline-style="none" officeooo:rsid="0700fd91" style:font-weight-asian="normal" style:font-weight-complex="normal"/>
    </style:style>
    <style:style style:name="T487" style:family="text">
      <style:text-properties style:text-underline-style="none" officeooo:rsid="0703ec82" style:font-weight-asian="normal" style:font-weight-complex="normal"/>
    </style:style>
    <style:style style:name="T488" style:family="text">
      <style:text-properties style:text-underline-style="none" officeooo:rsid="07074dcf" style:font-weight-asian="normal" style:font-weight-complex="normal"/>
    </style:style>
    <style:style style:name="T489" style:family="text">
      <style:text-properties style:text-underline-style="none" officeooo:rsid="0708ca25" style:font-weight-asian="normal" style:font-weight-complex="normal"/>
    </style:style>
    <style:style style:name="T490" style:family="text">
      <style:text-properties style:text-underline-style="none" officeooo:rsid="0765e097"/>
    </style:style>
    <style:style style:name="T491" style:family="text">
      <style:text-properties style:text-underline-style="none" officeooo:rsid="0766d650"/>
    </style:style>
    <style:style style:name="T492" style:family="text">
      <style:text-properties style:text-underline-style="none" officeooo:rsid="07685622"/>
    </style:style>
    <style:style style:name="T493" style:family="text">
      <style:text-properties fo:color="#d4d4d4" style:text-underline-style="none" fo:background-color="#1e1e1e" loext:char-shading-value="0"/>
    </style:style>
    <style:style style:name="T494" style:family="text">
      <style:text-properties fo:color="#ce9178" style:text-underline-style="none" fo:background-color="#1e1e1e" loext:char-shading-value="0"/>
    </style:style>
    <style:style style:name="T495" style:family="text">
      <style:text-properties fo:color="#ce9178" fo:background-color="#1e1e1e" loext:char-shading-value="0"/>
    </style:style>
    <style:style style:name="T496" style:family="text">
      <style:text-properties fo:font-style="italic" style:text-underline-style="none" officeooo:rsid="02203667" style:font-style-asian="italic" style:font-style-complex="italic"/>
    </style:style>
    <style:style style:name="T497" style:family="text">
      <style:text-properties officeooo:rsid="02268ca8"/>
    </style:style>
    <style:style style:name="T498" style:family="text">
      <style:text-properties officeooo:rsid="0226b871"/>
    </style:style>
    <style:style style:name="T499" style:family="text">
      <style:text-properties officeooo:rsid="02068c12"/>
    </style:style>
    <style:style style:name="T500" style:family="text">
      <style:text-properties officeooo:rsid="022cc204"/>
    </style:style>
    <style:style style:name="T501" style:family="text">
      <style:text-properties officeooo:rsid="022eaf34"/>
    </style:style>
    <style:style style:name="T502" style:family="text">
      <style:text-properties officeooo:rsid="0235600e"/>
    </style:style>
    <style:style style:name="T503" style:family="text">
      <style:text-properties officeooo:rsid="023c067f"/>
    </style:style>
    <style:style style:name="T504" style:family="text">
      <style:text-properties officeooo:rsid="023dc7af"/>
    </style:style>
    <style:style style:name="T505" style:family="text">
      <style:text-properties officeooo:rsid="023fa973"/>
    </style:style>
    <style:style style:name="T506" style:family="text">
      <style:text-properties officeooo:rsid="024ced1f"/>
    </style:style>
    <style:style style:name="T507" style:family="text">
      <style:text-properties officeooo:rsid="024d7106"/>
    </style:style>
    <style:style style:name="T508" style:family="text">
      <style:text-properties officeooo:rsid="025012f7"/>
    </style:style>
    <style:style style:name="T509" style:family="text">
      <style:text-properties officeooo:rsid="02506d4c"/>
    </style:style>
    <style:style style:name="T510" style:family="text">
      <style:text-properties fo:color="#00a933" officeooo:rsid="025216d1"/>
    </style:style>
    <style:style style:name="T511" style:family="text">
      <style:text-properties fo:color="#00a933" officeooo:rsid="02539a0f"/>
    </style:style>
    <style:style style:name="T512" style:family="text">
      <style:text-properties officeooo:rsid="0254dcba"/>
    </style:style>
    <style:style style:name="T513" style:family="text">
      <style:text-properties officeooo:rsid="025a83fe"/>
    </style:style>
    <style:style style:name="T514" style:family="text">
      <style:text-properties officeooo:rsid="026791c4"/>
    </style:style>
    <style:style style:name="T515" style:family="text">
      <style:text-properties officeooo:rsid="026aae98"/>
    </style:style>
    <style:style style:name="T516" style:family="text">
      <style:text-properties officeooo:rsid="026d0193"/>
    </style:style>
    <style:style style:name="T517" style:family="text">
      <style:text-properties officeooo:rsid="0272d1db"/>
    </style:style>
    <style:style style:name="T518" style:family="text">
      <style:text-properties officeooo:rsid="0272d921"/>
    </style:style>
    <style:style style:name="T519" style:family="text">
      <style:text-properties officeooo:rsid="0277c782"/>
    </style:style>
    <style:style style:name="T520" style:family="text">
      <style:text-properties officeooo:rsid="0279b460"/>
    </style:style>
    <style:style style:name="T521" style:family="text">
      <style:text-properties officeooo:rsid="027d94a4"/>
    </style:style>
    <style:style style:name="T522" style:family="text">
      <style:text-properties fo:color="#ff0000" officeooo:rsid="027d94a4"/>
    </style:style>
    <style:style style:name="T523" style:family="text">
      <style:text-properties officeooo:rsid="02811d7c"/>
    </style:style>
    <style:style style:name="T524" style:family="text">
      <style:text-properties officeooo:rsid="02823aab"/>
    </style:style>
    <style:style style:name="T525" style:family="text">
      <style:text-properties officeooo:rsid="0286b5b4"/>
    </style:style>
    <style:style style:name="T526" style:family="text">
      <style:text-properties officeooo:rsid="029c554e"/>
    </style:style>
    <style:style style:name="T527" style:family="text">
      <style:text-properties officeooo:rsid="02d68872"/>
    </style:style>
    <style:style style:name="T528" style:family="text">
      <style:text-properties style:text-underline-style="solid" style:text-underline-width="auto" style:text-underline-color="font-color"/>
    </style:style>
    <style:style style:name="T529" style:family="text">
      <style:text-properties style:text-underline-style="solid" style:text-underline-width="auto" style:text-underline-color="font-color" officeooo:rsid="02db40e9"/>
    </style:style>
    <style:style style:name="T530" style:family="text">
      <style:text-properties style:text-underline-style="solid" style:text-underline-width="auto" style:text-underline-color="font-color" fo:font-weight="normal" officeooo:rsid="01f83ae4" fo:background-color="#ffffff" loext:char-shading-value="0"/>
    </style:style>
    <style:style style:name="T531" style:family="text">
      <style:text-properties style:text-underline-style="solid" style:text-underline-width="auto" style:text-underline-color="font-color" fo:font-weight="normal" officeooo:rsid="01f8af23" fo:background-color="#ffffff" loext:char-shading-value="0"/>
    </style:style>
    <style:style style:name="T532" style:family="text">
      <style:text-properties style:language-asian="zxx" style:country-asian="none" style:language-complex="zxx" style:country-complex="none"/>
    </style:style>
    <style:style style:name="T533" style:family="text">
      <style:text-properties officeooo:rsid="003b19b4" style:language-asian="zxx" style:country-asian="none" style:language-complex="zxx" style:country-complex="none"/>
    </style:style>
    <style:style style:name="T534" style:family="text">
      <style:text-properties officeooo:rsid="003b74f7" style:language-asian="zxx" style:country-asian="none" style:language-complex="zxx" style:country-complex="none"/>
    </style:style>
    <style:style style:name="T535" style:family="text">
      <style:text-properties officeooo:rsid="001b4bbb" style:language-asian="zxx" style:country-asian="none" style:language-complex="zxx" style:country-complex="none"/>
    </style:style>
    <style:style style:name="T536" style:family="text">
      <style:text-properties officeooo:rsid="003dd9e9" style:language-asian="zxx" style:country-asian="none" style:language-complex="zxx" style:country-complex="none"/>
    </style:style>
    <style:style style:name="T537" style:family="text">
      <style:text-properties officeooo:rsid="005716ce" style:language-asian="zxx" style:country-asian="none" style:language-complex="zxx" style:country-complex="none"/>
    </style:style>
    <style:style style:name="T538" style:family="text">
      <style:text-properties officeooo:rsid="003f007c" style:language-asian="zxx" style:country-asian="none" style:language-complex="zxx" style:country-complex="none"/>
    </style:style>
    <style:style style:name="T539" style:family="text">
      <style:text-properties officeooo:rsid="0040ca04" style:language-asian="zxx" style:country-asian="none" style:language-complex="zxx" style:country-complex="none"/>
    </style:style>
    <style:style style:name="T540" style:family="text">
      <style:text-properties officeooo:rsid="001b615e" style:language-asian="zxx" style:country-asian="none" style:language-complex="zxx" style:country-complex="none"/>
    </style:style>
    <style:style style:name="T541" style:family="text">
      <style:text-properties officeooo:rsid="00e16e29" style:language-asian="zxx" style:country-asian="none" style:language-complex="zxx" style:country-complex="none"/>
    </style:style>
    <style:style style:name="T542" style:family="text">
      <style:text-properties officeooo:rsid="00e2ad60" style:language-asian="zxx" style:country-asian="none" style:language-complex="zxx" style:country-complex="none"/>
    </style:style>
    <style:style style:name="T543" style:family="text">
      <style:text-properties officeooo:rsid="00e3c852" style:language-asian="zxx" style:country-asian="none" style:language-complex="zxx" style:country-complex="none"/>
    </style:style>
    <style:style style:name="T544" style:family="text">
      <style:text-properties officeooo:rsid="00e46fce" style:language-asian="zxx" style:country-asian="none" style:language-complex="zxx" style:country-complex="none"/>
    </style:style>
    <style:style style:name="T545" style:family="text">
      <style:text-properties officeooo:rsid="00e4bfa0" style:language-asian="zxx" style:country-asian="none" style:language-complex="zxx" style:country-complex="none"/>
    </style:style>
    <style:style style:name="T546" style:family="text">
      <style:text-properties officeooo:rsid="00e5ade9" style:language-asian="zxx" style:country-asian="none" style:language-complex="zxx" style:country-complex="none"/>
    </style:style>
    <style:style style:name="T547" style:family="text">
      <style:text-properties officeooo:rsid="00ee1dd5" style:language-asian="zxx" style:country-asian="none" style:language-complex="zxx" style:country-complex="none"/>
    </style:style>
    <style:style style:name="T548" style:family="text">
      <style:text-properties officeooo:rsid="00eeb788" style:language-asian="zxx" style:country-asian="none" style:language-complex="zxx" style:country-complex="none"/>
    </style:style>
    <style:style style:name="T549" style:family="text">
      <style:text-properties officeooo:rsid="01012e76" style:language-asian="zxx" style:country-asian="none" style:language-complex="zxx" style:country-complex="none"/>
    </style:style>
    <style:style style:name="T550" style:family="text">
      <style:text-properties officeooo:rsid="0101bac6" style:language-asian="zxx" style:country-asian="none" style:language-complex="zxx" style:country-complex="none"/>
    </style:style>
    <style:style style:name="T551" style:family="text">
      <style:text-properties officeooo:rsid="01026e5a" style:language-asian="zxx" style:country-asian="none" style:language-complex="zxx" style:country-complex="none"/>
    </style:style>
    <style:style style:name="T552" style:family="text">
      <style:text-properties officeooo:rsid="01047e07" style:language-asian="zxx" style:country-asian="none" style:language-complex="zxx" style:country-complex="none"/>
    </style:style>
    <style:style style:name="T553" style:family="text">
      <style:text-properties officeooo:rsid="01076ca1" style:language-asian="zxx" style:country-asian="none" style:language-complex="zxx" style:country-complex="none"/>
    </style:style>
    <style:style style:name="T554" style:family="text">
      <style:text-properties officeooo:rsid="0109ed23" style:language-asian="zxx" style:country-asian="none" style:language-complex="zxx" style:country-complex="none"/>
    </style:style>
    <style:style style:name="T555" style:family="text">
      <style:text-properties officeooo:rsid="012787e3" style:language-asian="zxx" style:country-asian="none" style:language-complex="zxx" style:country-complex="none"/>
    </style:style>
    <style:style style:name="T556" style:family="text">
      <style:text-properties officeooo:rsid="012d19ac" style:language-asian="zxx" style:country-asian="none" style:language-complex="zxx" style:country-complex="none"/>
    </style:style>
    <style:style style:name="T557" style:family="text">
      <style:text-properties officeooo:rsid="01453a32" style:language-asian="zxx" style:country-asian="none" style:language-complex="zxx" style:country-complex="none"/>
    </style:style>
    <style:style style:name="T558" style:family="text">
      <style:text-properties officeooo:rsid="0145e84c" style:language-asian="zxx" style:country-asian="none" style:language-complex="zxx" style:country-complex="none"/>
    </style:style>
    <style:style style:name="T559" style:family="text">
      <style:text-properties officeooo:rsid="0146379d" style:language-asian="zxx" style:country-asian="none" style:language-complex="zxx" style:country-complex="none"/>
    </style:style>
    <style:style style:name="T560" style:family="text">
      <style:text-properties officeooo:rsid="0165c724" style:language-asian="zxx" style:country-asian="none" style:language-complex="zxx" style:country-complex="none"/>
    </style:style>
    <style:style style:name="T561" style:family="text">
      <style:text-properties officeooo:rsid="014d1a6b" style:language-asian="zxx" style:country-asian="none" style:language-complex="zxx" style:country-complex="none"/>
    </style:style>
    <style:style style:name="T562" style:family="text">
      <style:text-properties officeooo:rsid="016e0a8b" style:language-asian="zxx" style:country-asian="none" style:language-complex="zxx" style:country-complex="none"/>
    </style:style>
    <style:style style:name="T563" style:family="text">
      <style:text-properties style:font-name="arial" fo:font-size="11pt" fo:language="fr" fo:country="CA" style:font-size-asian="11pt" style:font-size-complex="11pt"/>
    </style:style>
    <style:style style:name="T564" style:family="text">
      <style:text-properties style:font-name="arial" fo:font-size="11pt" fo:language="fr" fo:country="CA" style:text-underline-style="none" fo:font-weight="normal" fo:background-color="#ffffff" loext:char-shading-value="0" style:font-size-asian="11pt" style:font-size-complex="11pt"/>
    </style:style>
    <style:style style:name="T565" style:family="text">
      <style:text-properties style:font-name="arial" fo:font-size="11pt" fo:language="fr" fo:country="CA" style:text-underline-style="none" fo:font-weight="normal" officeooo:rsid="059295f9" fo:background-color="#ffffff" loext:char-shading-value="0" style:font-size-asian="11pt" style:font-size-complex="11pt"/>
    </style:style>
    <style:style style:name="T566" style:family="text">
      <style:text-properties style:font-name="arial" fo:font-size="11pt" fo:language="fr" fo:country="CA" style:text-underline-style="none" fo:font-weight="normal" officeooo:rsid="059d7bed" fo:background-color="#ffffff" loext:char-shading-value="0" style:font-size-asian="11pt" style:font-size-complex="11pt"/>
    </style:style>
    <style:style style:name="T567" style:family="text">
      <style:text-properties style:font-name="arial" fo:font-size="11pt" fo:language="fr" fo:country="CA" style:text-underline-style="none" fo:font-weight="normal" officeooo:rsid="059e8348" fo:background-color="#ffffff" loext:char-shading-value="0" style:font-size-asian="11pt" style:font-size-complex="11pt"/>
    </style:style>
    <style:style style:name="T568" style:family="text">
      <style:text-properties style:font-name="arial" fo:font-size="11pt" fo:language="fr" fo:country="CA" style:text-underline-style="none" fo:font-weight="normal" officeooo:rsid="059de195" fo:background-color="#ffffff" loext:char-shading-value="0" style:font-size-asian="11pt" style:font-size-complex="11pt"/>
    </style:style>
    <style:style style:name="T569" style:family="text">
      <style:text-properties style:font-name="arial" fo:font-size="11pt" fo:language="fr" fo:country="CA" style:text-underline-style="none" fo:font-weight="normal" officeooo:rsid="05a14082" fo:background-color="#ffffff" loext:char-shading-value="0" style:font-size-asian="11pt" style:font-size-complex="11pt"/>
    </style:style>
    <style:style style:name="T570" style:family="text">
      <style:text-properties style:font-name="arial" fo:font-size="11pt" fo:language="fr" fo:country="CA" style:text-underline-style="none" fo:font-weight="normal" officeooo:rsid="05849e34" fo:background-color="#ffffff" loext:char-shading-value="0" style:font-size-asian="11pt" style:font-size-complex="11pt"/>
    </style:style>
    <style:style style:name="T571" style:family="text">
      <style:text-properties style:font-name="arial" fo:font-size="11pt" fo:language="fr" fo:country="CA" style:text-underline-style="none" fo:font-weight="normal" officeooo:rsid="057eb730" fo:background-color="#ffffff" loext:char-shading-value="0" style:font-size-asian="11pt" style:font-size-complex="11pt"/>
    </style:style>
    <style:style style:name="T572" style:family="text">
      <style:text-properties officeooo:rsid="04f589a8"/>
    </style:style>
    <style:style style:name="T573" style:family="text">
      <style:text-properties officeooo:rsid="04f6a09c"/>
    </style:style>
    <style:style style:name="T574" style:family="text">
      <style:text-properties officeooo:rsid="04f7dc1d"/>
    </style:style>
    <style:style style:name="T575" style:family="text">
      <style:text-properties officeooo:rsid="04f910cc"/>
    </style:style>
    <style:style style:name="T576" style:family="text">
      <style:text-properties officeooo:rsid="0500767e"/>
    </style:style>
    <style:style style:name="T577" style:family="text">
      <style:text-properties officeooo:rsid="0502c8ed"/>
    </style:style>
    <style:style style:name="T578" style:family="text">
      <style:text-properties officeooo:rsid="0502cc08"/>
    </style:style>
    <style:style style:name="T579" style:family="text">
      <style:text-properties officeooo:rsid="050bacde"/>
    </style:style>
    <style:style style:name="T580" style:family="text">
      <style:text-properties officeooo:rsid="05159d5b"/>
    </style:style>
    <style:style style:name="T581" style:family="text">
      <style:text-properties officeooo:rsid="052229b5"/>
    </style:style>
    <style:style style:name="T582" style:family="text">
      <style:text-properties officeooo:rsid="05241e57"/>
    </style:style>
    <style:style style:name="T583" style:family="text">
      <style:text-properties officeooo:rsid="05262213"/>
    </style:style>
    <style:style style:name="T584" style:family="text">
      <style:text-properties officeooo:rsid="05281fc1"/>
    </style:style>
    <style:style style:name="T585" style:family="text">
      <style:text-properties officeooo:rsid="05286d3f"/>
    </style:style>
    <style:style style:name="T586" style:family="text">
      <style:text-properties officeooo:rsid="0530828f"/>
    </style:style>
    <style:style style:name="T587" style:family="text">
      <style:text-properties officeooo:rsid="05535ed8"/>
    </style:style>
    <style:style style:name="T588" style:family="text">
      <style:text-properties officeooo:rsid="0559fc31"/>
    </style:style>
    <style:style style:name="T589" style:family="text">
      <style:text-properties fo:color="#c9211e" style:font-name="arial" fo:font-size="11pt" fo:language="fr" fo:country="CA" style:text-underline-style="none" fo:font-weight="normal" fo:background-color="#ffffff" loext:char-shading-value="0" style:font-size-asian="11pt" style:font-size-complex="11pt"/>
    </style:style>
    <style:style style:name="T590" style:family="text">
      <style:text-properties fo:color="#c9211e" style:font-name="arial" fo:font-size="11pt" fo:language="fr" fo:country="CA" style:text-underline-style="none" fo:font-weight="normal" officeooo:rsid="07506d15" fo:background-color="#ffffff" loext:char-shading-value="0" style:font-size-asian="11pt" style:font-weight-asian="normal" style:font-size-complex="11pt" style:font-weight-complex="normal"/>
    </style:style>
    <style:style style:name="T591" style:family="text">
      <style:text-properties fo:color="#158466" style:font-name="arial" fo:font-size="11pt" fo:language="fr" fo:country="CA" fo:font-weight="normal" fo:background-color="#ffffff" loext:char-shading-value="0" style:font-size-asian="11pt" style:font-size-complex="11pt"/>
    </style:style>
    <style:style style:name="T592" style:family="text">
      <style:text-properties fo:color="#158466" style:font-name="arial" fo:font-size="11pt" fo:language="fr" fo:country="CA" fo:font-weight="normal" officeooo:rsid="0587bfac" fo:background-color="#ffffff" loext:char-shading-value="0" style:font-size-asian="11pt" style:font-size-complex="11pt"/>
    </style:style>
    <style:style style:name="T593" style:family="text">
      <style:text-properties fo:color="#158466" style:font-name="arial" fo:font-size="11pt" fo:language="fr" fo:country="CA" style:text-underline-style="none" fo:font-weight="normal" fo:background-color="#ffffff" loext:char-shading-value="0" style:font-size-asian="11pt" style:font-size-complex="11pt"/>
    </style:style>
    <style:style style:name="T594" style:family="text">
      <style:text-properties fo:language="fr" fo:country="CA" style:text-underline-style="none" officeooo:rsid="059d7bed" style:font-size-asian="11pt" style:font-size-complex="11pt"/>
    </style:style>
    <style:style style:name="T595" style:family="text">
      <style:text-properties fo:language="fr" fo:country="CA" style:text-underline-style="none" officeooo:rsid="059f1253" style:font-size-asian="11pt" style:font-size-complex="11pt"/>
    </style:style>
    <style:style style:name="T596" style:family="text">
      <style:text-properties fo:language="fr" fo:country="CA" style:text-underline-style="none" officeooo:rsid="05a50ad1" style:font-size-asian="11pt" style:font-size-complex="11pt"/>
    </style:style>
    <style:style style:name="T597" style:family="text">
      <style:text-properties fo:language="fr" fo:country="CA" style:text-underline-style="none" officeooo:rsid="05a89516" style:font-size-asian="11pt" style:font-size-complex="11pt"/>
    </style:style>
    <style:style style:name="T598" style:family="text">
      <style:text-properties style:font-name="Droid Sans Mono" fo:font-size="10.5pt" fo:background-color="#1e1e1e" loext:char-shading-value="0"/>
    </style:style>
    <style:style style:name="T599" style:family="text">
      <style:text-properties officeooo:rsid="05b78624"/>
    </style:style>
    <style:style style:name="T600" style:family="text">
      <style:text-properties officeooo:rsid="05c07a05"/>
    </style:style>
    <style:style style:name="T601" style:family="text">
      <style:text-properties officeooo:rsid="05c424a2"/>
    </style:style>
    <style:style style:name="T602" style:family="text">
      <style:text-properties officeooo:rsid="05ca9946"/>
    </style:style>
    <style:style style:name="T603" style:family="text">
      <style:text-properties officeooo:rsid="05d71a8d"/>
    </style:style>
    <style:style style:name="T604" style:family="text">
      <style:text-properties officeooo:rsid="05d8e9d7"/>
    </style:style>
    <style:style style:name="T605" style:family="text">
      <style:text-properties officeooo:rsid="05da1d62"/>
    </style:style>
    <style:style style:name="T606" style:family="text">
      <style:text-properties officeooo:rsid="05dc3c76"/>
    </style:style>
    <style:style style:name="T607" style:family="text">
      <style:text-properties officeooo:rsid="05dfe1f5"/>
    </style:style>
    <style:style style:name="T608" style:family="text">
      <style:text-properties officeooo:rsid="05f0a366"/>
    </style:style>
    <style:style style:name="T609" style:family="text">
      <style:text-properties officeooo:rsid="06467904"/>
    </style:style>
    <style:style style:name="T610" style:family="text">
      <style:text-properties officeooo:rsid="067da973"/>
    </style:style>
    <style:style style:name="T611" style:family="text">
      <style:text-properties officeooo:rsid="067ea13a"/>
    </style:style>
    <style:style style:name="T612" style:family="text">
      <style:text-properties officeooo:rsid="067fd05a"/>
    </style:style>
    <style:style style:name="T613" style:family="text">
      <style:text-properties officeooo:rsid="0681b564"/>
    </style:style>
    <style:style style:name="T614" style:family="text">
      <style:text-properties officeooo:rsid="068768d0"/>
    </style:style>
    <style:style style:name="T615" style:family="text">
      <style:text-properties officeooo:rsid="06cfb282"/>
    </style:style>
    <style:style style:name="T616" style:family="text">
      <style:text-properties officeooo:rsid="06d142cc"/>
    </style:style>
    <style:style style:name="T617" style:family="text">
      <style:text-properties officeooo:rsid="06d14ff1"/>
    </style:style>
    <style:style style:name="T618" style:family="text">
      <style:text-properties style:font-weight-asian="normal" style:font-weight-complex="normal"/>
    </style:style>
    <style:style style:name="T619" style:family="text">
      <style:text-properties officeooo:rsid="06d4c42e" style:font-weight-asian="normal" style:font-weight-complex="normal"/>
    </style:style>
    <style:style style:name="T620" style:family="text">
      <style:text-properties officeooo:rsid="06d40852" style:font-weight-asian="normal" style:font-weight-complex="normal"/>
    </style:style>
    <style:style style:name="T621" style:family="text">
      <style:text-properties officeooo:rsid="071f1a31" style:font-weight-asian="normal" style:font-weight-complex="normal"/>
    </style:style>
    <style:style style:name="T622" style:family="text">
      <style:text-properties officeooo:rsid="0722350f" style:font-weight-asian="normal" style:font-weight-complex="normal"/>
    </style:style>
    <style:style style:name="T623" style:family="text">
      <style:text-properties officeooo:rsid="07231255" style:font-weight-asian="normal" style:font-weight-complex="normal"/>
    </style:style>
    <style:style style:name="T624" style:family="text">
      <style:text-properties officeooo:rsid="07403210" style:font-weight-asian="normal" style:font-weight-complex="normal"/>
    </style:style>
    <style:style style:name="T625" style:family="text">
      <style:text-properties officeooo:rsid="0741c0a1" style:font-weight-asian="normal" style:font-weight-complex="normal"/>
    </style:style>
    <style:style style:name="T626" style:family="text">
      <style:text-properties officeooo:rsid="0713c201" style:font-weight-asian="normal" style:font-weight-complex="normal"/>
    </style:style>
    <style:style style:name="T627" style:family="text">
      <style:text-properties officeooo:rsid="0714c998" style:font-weight-asian="normal" style:font-weight-complex="normal"/>
    </style:style>
    <style:style style:name="T628" style:family="text">
      <style:text-properties officeooo:rsid="0714e282" style:font-weight-asian="normal" style:font-weight-complex="normal"/>
    </style:style>
    <style:style style:name="T629" style:family="text">
      <style:text-properties officeooo:rsid="07435417" style:font-weight-asian="normal" style:font-weight-complex="normal"/>
    </style:style>
    <style:style style:name="T630" style:family="text">
      <style:text-properties officeooo:rsid="07526067" style:font-weight-asian="normal" style:font-weight-complex="normal"/>
    </style:style>
    <style:style style:name="T631" style:family="text">
      <style:text-properties officeooo:rsid="075bb87a" style:font-weight-asian="normal" style:font-weight-complex="normal"/>
    </style:style>
    <style:style style:name="T632" style:family="text">
      <style:text-properties officeooo:rsid="070b8750"/>
    </style:style>
    <style:style style:name="T633" style:family="text">
      <style:text-properties officeooo:rsid="070cf5a1"/>
    </style:style>
    <style:style style:name="T634" style:family="text">
      <style:text-properties officeooo:rsid="070ec3a0"/>
    </style:style>
    <style:style style:name="T635" style:family="text">
      <style:text-properties officeooo:rsid="070f05b5"/>
    </style:style>
    <style:style style:name="T636" style:family="text">
      <style:text-properties officeooo:rsid="070f3461"/>
    </style:style>
    <style:style style:name="T637" style:family="text">
      <style:text-properties officeooo:rsid="07137d63"/>
    </style:style>
    <style:style style:name="T638" style:family="text">
      <style:text-properties officeooo:rsid="0719f99e"/>
    </style:style>
    <style:style style:name="T639" style:family="text">
      <style:text-properties officeooo:rsid="072b2418"/>
    </style:style>
    <style:style style:name="T640" style:family="text">
      <style:text-properties officeooo:rsid="072b918e"/>
    </style:style>
    <style:style style:name="T641" style:family="text">
      <style:text-properties style:text-line-through-style="solid" style:text-line-through-type="single"/>
    </style:style>
    <style:style style:name="T642" style:family="text">
      <style:text-properties officeooo:rsid="0772eed5"/>
    </style:style>
    <style:style style:name="T643" style:family="text">
      <style:text-properties officeooo:rsid="07732803"/>
    </style:style>
    <style:style style:name="T644" style:family="text">
      <style:text-properties officeooo:rsid="077383d4"/>
    </style:style>
    <style:style style:name="T645" style:family="text">
      <style:text-properties officeooo:rsid="07777bd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6"><text:span text:style-name="T6">T</text:span><text:span text:style-name="T1">âches </text:span><text:span text:style-name="T2">principales </text:span><text:span text:style-name="T1">qui se dégagent:</text:span></text:p>
      <text:p text:style-name="P457"/>
      <text:list xml:id="list2668965251" text:style-name="L1">
        <text:list-item>
          <text:p text:style-name="P512"><text:span text:style-name="T535">Remonter les informations sur totalnum depuis l’endroit où ces informations sont récupérées : les wrappers i2b2 ontology_query.GetOntologyChildren(). Cela implique de rajouter des informations dans les modèles existants pour accueillir les informations sur c_totalnum. Je pense que dans les couches au dessus il faudra faire appel à des fonctions d’encryption homomorphiques pour protéger la confidentialité de c_totalnum </text:span><text:span text:style-name="T536">et ne pas </text:span><text:span text:style-name="T537">divulguer le</text:span><text:span text:style-name="T536"> lien avec </text:span><text:span text:style-name="T537">le node </text:span><text:span text:style-name="T536">qui a renvoyé une certaine valeur. </text:span></text:p>
          <text:list>
            <text:list-item>
              <text:p text:style-name="P520">On s’inspire de update_concept_totalnum pour créer un service i2b2 qui nous permettra d’updater c_totalnum pour à la fois les modifiers et les concepts. La difficulté est de savoir comment nous interagirons avec ce service. Pour l’appeler nous pourrions créer un bouton accessible dans glowing qui l’appelerait sur tous les nœuds i2b2. <text:span text:style-name="T9">Alternativement ce service pourrait être appelé à chaque fois qu’une observation, un modifier ou un concept est ajouté, retiré ou updaté de la DB.</text:span></text:p>
            </text:list-item>
            <text:list-item>
              <text:p text:style-name="P521">Une autre solution serait de créer à la main des requêtes postgreSQL qui updateraient c_totalnum pour les modifers et les concepts à la main. J’ai déjà créé celle qui permet d’updater la c_totalnum pour les modifiers. La difficulté est de savoir où intégrer ces requêtes dans le code medco. <text:span text:style-name="T10">Ces requêtes pourraient être appelées pour être executées à chaque installation de la DB, et à chaque modification des observations et concepts/modfiers existant.</text:span><text:span text:style-name="T345"> </text:span></text:p>
            </text:list-item>
          </text:list>
        </text:list-item>
        <text:list-item>
          <text:p text:style-name="P522"/>
          <text:list>
            <text:list-item>
              <text:p text:style-name="P513"><text:span text:style-name="T536"><text:s/></text:span><text:span text:style-name="T538">Est-ce qu'il faudrait également mettre en jeu la differential privacy </text:span><text:span text:style-name="T539">et ajouter une valeur pour obfusquer le compte des patients correspondant à un concept/modifier?</text:span><text:span text:style-name="T535"> </text:span><text:span text:style-name="T540">Les couches encore au dessus auront pour action d’aggréger les résultats avant de l’envoyer au client web. Il faudra sûrement modifier le modèle json renvoyé au client web pour accueillir c_totalnum.</text:span></text:p>
            </text:list-item>
            <text:list-item>
              <text:p text:style-name="P513"><text:span text:style-name="T533">J'ai modifié </text:span><text:span text:style-name="T534">connector/wrappers/</text:span><text:span text:style-name="T533">i2b2/ontology_query.getOntologyChildren pour ajouter l'information du totalnum dans la metadata interface des parsed concepts/modifiers. </text:span><text:span text:style-name="T534">Cette requête remonte dans connector/server/handlers/medco_node.</text:span><text:span text:style-name="T11">MedCoNodeExploreSearchConceptHandler. </text:span></text:p>
            </text:list-item>
            <text:list-item>
              <text:p text:style-name="P513"><text:span text:style-name="T13">Pour l'instant il semble que le nombre quand on le met dans metadata est directement envoyé au browser et pas aggrégé </text:span><text:span text:style-name="T14">par medco_node. </text:span><text:span text:style-name="T15">Cela veut dire qu'il n'y a pas d'obfuscation, </text:span><text:span text:style-name="T16">de shuffling entre les nodes,</text:span><text:span text:style-name="T15"> d'encryption homomorphique, </text:span><text:span text:style-name="T17">d'aggregation. </text:span></text:p>
            </text:list-item>
            <text:list-item>
              <text:p text:style-name="P513"><text:span text:style-name="T17">En fait on dirait que la requête pour connaître les enfants d'un concept/modifer est envoyé à un seul medco-node. Il faudrait trouver un moyen de demander aux multiples nodes le totalnum pour un concept. </text:span><text:span text:style-name="T18">À mon avis il va falloir envoy</text:span><text:span text:style-name="T19">er</text:span><text:span text:style-name="T18"> une demande au serveur central qui lui même demandera aux différents nodes leur totalnum encrypté </text:span><text:span text:style-name="T20">(et obfusqué?)</text:span><text:span text:style-name="T21">. </text:span><text:span text:style-name="T22">Ces valeurs sont ensuite aggrégées. </text:span><text:span text:style-name="T23">Ensuite il faut faire un keyswitching pour encrypter le résultat de la sum avec la clé publique du client. </text:span></text:p>
            </text:list-item>
            <text:list-item>
              <text:p text:style-name="P515"><text:span text:style-name="T12">En regardant les count queries on remarque </text:span><text:span text:style-name="T24">que </text:span><text:span text:style-name="T12">les queries sont envoyées à chaque node par le client web. </text:span><text:span text:style-name="T25">Il faudrait faire la même chose pour la requête demandant au menu les enfants. </text:span><text:span text:style-name="T26">On pourrait </text:span><text:span text:style-name="T27">utiliser la requête qui est renvoyée le plus vite pour afficher les noms des enfants et ensuite quand on renvoie toutes les réponses on pourrait aggréger les résultats dans le browser, </text:span><text:span text:style-name="T28">on pourrait avoir une petite animation qui montre que la réponse est en train de charger </text:span><text:span text:style-name="T29">avant que l'on connaisse le résultat de l'aggregation. </text:span></text:p>
            </text:list-item>
            <text:list-item>
              <text:p text:style-name="P513"><text:span text:style-name="T30">Il faudrait parallèment aux multiples requêtes impliquant de lancer un shuffling lancer une requête au node principale afin d'obtenir simplement le nom des différents concepts </text:span><text:span text:style-name="T31">afin de l'afficher plus vite </text:span><text:span text:style-name="T32">que</text:span><text:span text:style-name="T31"> le totalnum aggregé. </text:span><text:span text:style-name="T33">L</text:span><text:span text:style-name="T31">ancer un shuffling peut allonger fortement le délai d'attente du client pour la réponse </text:span><text:span text:style-name="T34">et il faudra donc que cette information soit affichée </text:span><text:span text:style-name="T35">après </text:span><text:span text:style-name="T36">l'affichage des</text:span><text:span text:style-name="T34"> nom</text:span><text:span text:style-name="T36">s </text:span><text:span text:style-name="T34">des concepts/modifiers. </text:span><text:span text:style-name="T37">Il faudra du coup que cette requête </text:span><text:span text:style-name="T38">pour obtenir le nom des concepts, envoyée </text:span><text:span text:style-name="T37">au noeud principale, ne révèle pas le totalnum du noeud principal afin de ne pas laisser la possibilité au client de connaître le totalnum d'un noeud en particulier, </text:span><text:span text:style-name="T39">il faut donc à ce moment l</text:span><text:span text:style-name="T40">à</text:span><text:span text:style-name="T39"> ne pas divulguer le totalnum dans la réponse</text:span><text:span text:style-name="T37">.</text:span><text:span text:style-name="T30"> </text:span><text:span text:style-name="T41">Il faut donc créer un service </text:span><text:soft-page-break/><text:span text:style-name="T41">qui permette de shuffler les différentes valeures de totalnum entre les nodes. Pour cela on peut s'inspirer </text:span></text:p>
              <text:list>
                <text:list-item>
                  <text:p text:style-name="P513"><text:span text:style-name="T41">de la count query shufflée <text:s text:c="43"/>http://localhost/local-3nodes/medco-</text:span><text:span text:style-name="T42">0</text:span><text:span text:style-name="T41">/node/explore/query?sync=true</text:span></text:p>
                </text:list-item>
                <text:list-item>
                  <text:p text:style-name="P511"><text:span text:style-name="T99">de la query qui permet d'obtenir les noms des différents concepts </text:span><text:a xlink:type="simple" xlink:href="http://localhost/local-3nodes/medco-0/node/explore/search/concept" text:style-name="Internet_20_link" text:visited-style-name="Visited_20_Internet_20_Link"><text:span text:style-name="T563">http://localhost/local-3nodes/medco-0/node/explore/search/concept</text:span></text:a></text:p>
                </text:list-item>
              </text:list>
            </text:list-item>
            <text:list-item>
              <text:p text:style-name="P516"><text:span text:style-name="T41">U</text:span><text:span text:style-name="T12">ne idée pourrait être de garder encryptée avec la cothority key </text:span><text:span text:style-name="T43">la valeur </text:span><text:span text:style-name="T12">totalnum pour chaque node. </text:span><text:span text:style-name="T44">Si on utilise totalnum d'une part, </text:span><text:span text:style-name="T45">et</text:span><text:span text:style-name="T44"> la cou</text:span><text:span text:style-name="T46">n</text:span><text:span text:style-name="T44">t per site shuffled query d'autre part cela veut dire que l'on aura fondamentalement deux services qui font quasi la même chose.</text:span></text:p>
            </text:list-item>
            <text:list-item>
              <text:p text:style-name="P517"><text:span text:style-name="T44">D'</text:span><text:span text:style-name="T12">ailleurs est-ce qu'il faut faire une global count query ou count query per site shuffled? Est-ce que la global count query consiste à faire une aggregation entre les différents sites et ensuite à renvoyer ce résultat au client? </text:span><text:span text:style-name="T47">Il semble que quand il y a n noeuds la réponse de la global count query consiste en 3 réponses. </text:span><text:span text:style-name="T48">Est-ce qu'une fois décryptée </text:span><text:span text:style-name="T49">­</text:span><text:span text:style-name="T48">cette réponse est la même pour les 3 réponses à la POST request.</text:span></text:p>
            </text:list-item>
            <text:list-item>
              <text:p text:style-name="P518"><text:span text:style-name="T48">J</text:span><text:span text:style-name="T12">ules me dit que je devrais essayer d'utiliser les services pré-existants pour faire le count. Je pourrais checker si c'est une solution réaliste pour obtenir le nombre de patient correspondant à un certain nom. </text:span><text:span text:style-name="T50">Par conséquent je n'aurais besoin de modifier seulement que le front-end pour qu'il envoie les requêtes appropriées.</text:span></text:p>
            </text:list-item>
            <text:list-item>
              <text:p text:style-name="P513"><text:span text:style-name="T50">J</text:span><text:span text:style-name="T51">e vais essayer de déterminer les différences entre les query types. Je peux faire cela en regardant le code qui gère la sortie des query </text:span><text:span text:style-name="T52">dans Angular. Il faut que je détermine la différence entre la global count query et la distributed shuffled count query. </text:span><text:span text:style-name="T53">Si je ne peux pas faire de count query sur le parent il faudra faire des query de façon bottom up. </text:span><text:span text:style-name="T54">On peut utiliser QueryService dans src/app/services/query.service.ts pour lancer des explore query. </text:span><text:span text:style-name="T55">Tu peux importer le QueryService dans le composant qui t'intéresse c'est à dire la </text:span><text:span text:style-name="T56">gbSidePanel</text:span><text:span text:style-name="T55"> </text:span><text:span text:style-name="T57">(NavbarService). </text:span><text:span text:style-name="T58">Tester de voir ce que ça fait de changer le composant qui en dépend pour voir si c'est bien cela qu'il faut modifier. </text:span><text:span text:style-name="T59">Gb-side-panel </text:span><text:span text:style-name="T60">semble être le composant? <text:s/></text:span><text:span text:style-name="T61">ExploreSearchService semble être intéressant. </text:span><text:span text:style-name="T62">Ce service a sa fonction exploreSearch qui est appelée dans <text:s/>TreeNodeService.</text:span><text:span text:style-name="T63">loadChildrenNodes.</text:span></text:p>
            </text:list-item>
            <text:list-item>
              <text:p text:style-name="P513"><text:span text:style-name="T64">Ma question immédiate est comment envoyer plusieurs queries en même temps sans annuler les requêtes en cours est-ce que le QueryService </text:span><text:span text:style-name="T49">est capable </text:span><text:span text:style-name="T64">de faire cela? </text:span><text:span text:style-name="T65">Apparement constraint-mapping.service.ts créé les pannel de recherche. </text:span><text:span text:style-name="T66">ExecQuery.</text:span><text:span text:style-name="T67">subscribe</text:span><text:span text:style-name="T66"> pour obtenir le resultat. </text:span><text:span text:style-name="T68">Il faudra créer un nouveau service exclusivement pour la side bar </text:span><text:span text:style-name="T69">car sinon </text:span><text:span text:style-name="T70">il risque d'y avoir des conflits entre la side bar et la recherche central, </text:span><text:span text:style-name="T71">il faudra aussi créer un nouveau constraintService. </text:span><text:span text:style-name="T72">Les résultats sont indéfinis. </text:span><text:span text:style-name="T73">A mon avis j'ai oublié d'insérer une information dans la query. </text:span><text:span text:style-name="T74">Pour l'instant j'ai une constraint</text:span></text:p>
            </text:list-item>
            <text:list-item>
              <text:p text:style-name="P519"><text:span text:style-name="T74">M</text:span><text:span text:style-name="T75">on plan: Réussir à faire des count queries pour les leafs nodes. Une fois que j'arriverai à faire ça je peux m'amuser à lancer lancer des queries pour tout les sous arbres <text:s/>d'un parent où alors trouver un moyen de faire des count queries pour les parents à l'aide d'un changement du back end. </text:span><text:span text:style-name="T76">Ensuite il faudra adapter le front pour faire la même chose pour les modifiers.</text:span></text:p>
            </text:list-item>
          </text:list>
        </text:list-item>
        <text:list-item>
          <text:p text:style-name="P523"><text:span text:style-name="T2">Le client web doit simplement récupérer c_totalnum et l’afficher à côté du nom de l’ontologie. </text:span><text:span text:style-name="T3">Cette tâche implique de se plonger dans le client web angular et repérer l’endroit où récupérer cette information, ainsi que repérer où </text:span><text:span text:style-name="T4">inclure cette information dans le code html.</text:span></text:p>
        </text:list-item>
        <text:list-item>
          <text:p text:style-name="P524">Il faut demander à Nicolas quelle tâche l’occupe car il semble qu’il travaille sur l’affichage des modifiers dans le menu de sélection de<text:span text:style-name="T5">s concepts de </text:span>l’ontologie. </text:p>
        </text:list-item>
        <text:list-item>
          <text:p text:style-name="P525">Il faut comprendre comment nous allons calculer la valeur de c_totalnum dans la table metadata. Allons nous le faire à la main avec Postgres ou est-ce que l’on fera appel au service i2b2 intitulé « update_concept_totalnum? <text:span text:style-name="T7">Le service ne permet pas de calculer totalnum pour les modifiers. </text:span><text:span text:style-name="T8">Deux solutions se présentent :</text:span></text:p>
          <text:list>
            <text:list-header>
              <text:p text:style-name="P526"/>
            </text:list-header>
          </text:list>
        </text:list-item>
        <text:list-item>
          <text:p text:style-name="P514"><text:span text:style-name="T77">Semaine du 6 novembre 2020: </text:span><text:span text:style-name="T76">C</text:span><text:span text:style-name="T78">HANGEMENT de plan: </text:span><text:span text:style-name="T77">Utilisation de Totalnum. Écriture d'une query itérative qui travaille de manière du bas vers le haut. </text:span><text:span text:style-name="T79">Cette query récupère pour les modifiers enfants les patients auxquel ces modifiers sont associées. À chauque </text:span><text:soft-page-break/><text:span text:style-name="T79">étape l'union des patients des enfants modifiers est amenée au niveau des parents concepts et modifiers. Pendant la même itération le totalnum des parents est updaté comme étant la taille de l'emsemble contenant l'union des patients associés aux enfants modifiers et des patients directement liés au parent. </text:span><text:span text:style-name="T80">J'ai créer un script python qui génère ce script psql en fonction de paramètres </text:span></text:p>
        </text:list-item>
        <text:list-item>
          <text:p text:style-name="P527">Mardi 8 Novembre: J'ai fini <text:span text:style-name="T346">le script python générant </text:span>ma query SQL itérative permettant d'updater totalnum. <text:span text:style-name="T346">Ce fichier se nomme generateUpdateTotalnumScript.py</text:span>. <text:span text:style-name="T346">Je l'ai testé avec quatre cas différents (voir le fichier python). </text:span><text:span text:style-name="T347">La prochaine étape est de s'attaquer au code. Il faut que le front broadcast la query getontology children à tous les noeuds medco. </text:span><text:span text:style-name="T348">Dans un premier temps il faut que totalnum soit renvoyé en clair </text:span><text:span text:style-name="T349">au front. </text:span><text:span text:style-name="T350">Cela nous donnera une baseline pour le temps de calcul de la version chiffrée des aggregations. Dans un second temps on chiffrera on the fly totalnum. </text:span><text:span text:style-name="T351">Une troisième option pourrait être de chiffrer totalnum au loading des données. </text:span><text:span text:style-name="T352">Cela impliquerait qu'il faudrait updater cette valeur à chaque changement dans la clé de cohorte </text:span><text:span text:style-name="T354">(cela peut arriver quand un serveur est down, qu'un serveur arriver..)</text:span><text:span text:style-name="T352">, </text:span><text:span text:style-name="T353">ça peut être un peu compliqué. </text:span><text:span text:style-name="T355">Dans tous les cas il faut regarder comment on fait la global count que</text:span><text:span text:style-name="T356">ry.</text:span></text:p>
        </text:list-item>
      </text:list>
      <text:p text:style-name="P436"/>
      <text:p text:style-name="P437">Le code peut ressembler en gros à ça <text:span text:style-name="T359">sur le front end</text:span>:</text:p>
      <text:p text:style-name="P437"/>
      <text:p text:style-name="P437"><text:span text:style-name="T357">S</text:span>end query to all 3 nodes. <text:span text:style-name="T362">Il faut trouver le moyen de récupérer toutes les addresses des nodes.</text:span> <text:span text:style-name="T358">Aggregate results.</text:span></text:p>
      <text:p text:style-name="P437"/>
      <text:p text:style-name="P438">Sur le back end:</text:p>
      <text:p text:style-name="P438"/>
      <text:p text:style-name="P438">renvoyer totalnum (d'abord en clair), <text:span text:style-name="T360">il faut simplement ajouter cette information quelque part</text:span>. Puis ensuite <text:span text:style-name="T361">trouver un moyen de faire la même chose avec la protection d'unlynx.</text:span></text:p>
      <text:p text:style-name="P438"/>
      <text:p text:style-name="P439">11 novembre: <text:span text:style-name="T363">A</text:span>ggrégation en clair faite dans le tree-node service. La modification impliquait d'utiliser un forkjoin pour attendre le résultat des trois requêtes htttp faites aux différents noeuds medco. <text:span text:style-name="T363">Modification de getOntologyChildren pour vérifier que le user est authorisé à faire des global count queries. On pourrait checker si un utilisateur est capable de faire des global count query en clair pour éviter de faire trop de requêtes chiffrées. </text:span><text:span text:style-name="T364">Prochaines étapes: ajouter la user public key aux paramètres reçus par medco. Faire en sorte que le client web envoie cette clé publique.</text:span></text:p>
      <text:p text:style-name="P439"/>
      <text:p text:style-name="P440">16 novembre: <text:span text:style-name="T365">Sur medco-connector: </text:span>Création d'une query id <text:span text:style-name="T365">à partir du nom de concept, de la date..</text:span></text:p>
      <text:p text:style-name="P441">Appel à AggregateAndKeySwitch pour chaque concept.</text:p>
      <text:p text:style-name="P441">Sur le front: Envoie de la public-key au backend. </text:p>
      <text:p text:style-name="P441"/>
      <text:p text:style-name="P489"><text:span text:style-name="T81">17 novembre: </text:span>Hier j'étais en train de débugguer le code go que j'ai produit. L'idée de ce code c'était de lancer une aggrégation pour chaque enfant d'un concept parent dont on cherche les enfants. Je ne recevais pas la réponse finale pour les requêtes d'aggregation que je faisais pour chaque enfant d'un modifier. Ce matin j'ai compris le problème. Je ne lançais pas mes requêtes en parallèle du coup je créais une sorte de deadlock que je vais résoudre en lançant des goroutines <text:span text:style-name="T366">pour chaque aggrégation lancée pour un concept. </text:span><text:span text:style-name="T367">En principe cela lance #medco_node * </text:span><text:span text:style-name="T368">(#medco_node -1) </text:span><text:span text:style-name="T367"><text:s/>* #concept enfants requêtes.</text:span></text:p>
      <text:p text:style-name="P489"/>
      <text:p text:style-name="P458"/>
      <text:p text:style-name="P459">Utilisation de wait group et de goroutine pour créer un système parallèle. Pour chaque concept je lance une aggregation et key switch dans une goroutine. Le waitgroup permet d'attendre le résultat de chaque <text:span text:style-name="T369">aggregation.</text:span></text:p>
      <text:p text:style-name="P460">Maintenant il faut vérifier que les résultats sont justes. <text:span text:style-name="T370">Est-ce qu'on reçoit la bonne valeur? Normalement je ne devrais rien voir dans le browser car à priori les résultats sont encryptés.</text:span></text:p>
      <text:p text:style-name="P461"/>
      <text:p text:style-name="P461">TODO:</text:p>
      <text:p text:style-name="P461">_ <text:span text:style-name="T376">C</text:span><text:span text:style-name="T375">réer un utilisateur avec les droits suffisants pour pouvoir requêter sur global count.</text:span></text:p>
      <text:p text:style-name="P461"><text:soft-page-break/>_ <text:span text:style-name="T372">Benchmarker </text:span><text:span text:style-name="T373">aggregation de la colonne totalnum encryptée, aggrégation en clair, explore count query </text:span><text:span text:style-name="T374">et comparer. </text:span><text:span text:style-name="T377">Pour benchmarker tu pourras créer une branche ou tu aggréges en clair </text:span><text:span text:style-name="T378">totalnum, </text:span><text:span text:style-name="T379">une en mode chiffrée et ensuite tu peux simplement comparer le temps d'execution d'une explore count query.</text:span></text:p>
      <text:p text:style-name="P461">_ <text:span text:style-name="T380">utiliser la command line pour tester.</text:span></text:p>
      <text:p text:style-name="P461">_ Une fois que j'aurai fait ça. Il faudra que je m'occupe de décrypter le résultat dans le client web. Ensuite j'évaluerai l'efficience de ce processus. Si le processus est trop long je pourrais découpler l'aggregation des subject counts des concepts enfants de la recherche des noms des concepts enfants. J'aurais alors <text:span text:style-name="T371">#medco_nodes</text:span> requêtes http qui lanceraient le processus d'aggregation et une autre requête http qui s'occuperait exclusivement d'aller chercher le nom des concepts enfants.</text:p>
      <text:p text:style-name="P490"><text:span text:style-name="T541">_ Envoy</text:span><text:span text:style-name="T542">er</text:span><text:span text:style-name="T541">s les </text:span><text:span text:style-name="T542">subject counts </text:span><text:span text:style-name="T541">en clair pour les utilisateurs avec </text:span><text:span text:style-name="T543">des</text:span><text:span text:style-name="T541"> droits suffisants. </text:span><text:span text:style-name="T544">Cela réduit très fortement le nombre de requêtes </text:span><text:span text:style-name="T545">HTTP </text:span><text:span text:style-name="T544">nécessaires </text:span><text:span text:style-name="T546">et le temps de chargement. </text:span><text:span text:style-name="T547">Dans ce cas il faut que le client web puisse faire la distinction entre une query </text:span><text:span text:style-name="T548">chiffrée et non </text:span><text:span text:style-name="T547">chiffrée.</text:span></text:p>
      <text:p text:style-name="P462"/>
      <text:p text:style-name="P490"/>
      <text:p text:style-name="P491"><text:span text:style-name="T546">I</text:span><text:span text:style-name="T532">f there are still bugs try creating a new sync.WaitGroup pointer.</text:span></text:p>
      <text:p text:style-name="P463"/>
      <text:p text:style-name="P464">Vendredi 22 novembre et lundi 23 novembre:</text:p>
      <text:p text:style-name="P464"/>
      <text:p text:style-name="P464">Problèmes d'utilisations sortis de nulle part pour faire des search count explore queries.</text:p>
      <text:p text:style-name="P464">Lundi je me décide à rebase ma branche sur la version la plus récente de dev. Je supprime les images dockers: problème je ne vois plus la bonne ontologie dans le front. Malgré le fait qu'elle semble être présente dans PgAdmin. J'ai essayé de reload l'ontologie mais cela a détruit la DB.</text:p>
      <text:p text:style-name="P464"/>
      <text:p text:style-name="P464">Mardi 24 novembre: Réunion de 3h avec le data science lab. </text:p>
      <text:p text:style-name="P492"><text:span text:style-name="T532">Pour résoudre le problème je crois avoir </text:span><text:span text:style-name="T549">appliqué </text:span><text:span text:style-name="T532">les </text:span><text:span text:style-name="T549">instructions </text:span><text:span text:style-name="T532">suivantes. Supprimer l'image docker. Sudo make build. Sudo make up. Sudo make load_test_data. </text:span><text:span text:style-name="T550">Je peux à nouveau faire des global count queries. </text:span><text:span text:style-name="T551">Malheureusement le backend ne me renvoie toujours pas le résultat de l'aggregation pour une question de droit surement TODO confirmer.</text:span></text:p>
      <text:p text:style-name="P465"/>
      <text:p text:style-name="P466">Mercredi <text:span text:style-name="T382">25 novembre</text:span>:</text:p>
      <text:p text:style-name="P466">Parfois l'aggrégation marche parfois d'autres pas. <text:span text:style-name="T381">Toutes les requêtes semblent être envoyées, mais certaines requêtes provoquent un timeout Quand on lance AggregateAndKeySwitch</text:span>. <text:s/>Est-ce que je lance trop de requêtes à la fois?</text:p>
      <text:p text:style-name="P493"><text:span text:style-name="T552">Je vais essayer de wait que toutes les requêtes soient envoyées pour les concepts </text:span><text:span text:style-name="T553">avant de gérer les modifiers enfants. </text:span><text:span text:style-name="T554">J'ai donc remis wg.Wait à l'intérieur de </text:span><text:span text:style-name="T11">aggregateSearchResultSubjectCounts.</text:span></text:p>
      <text:p text:style-name="P442"/>
      <text:p text:style-name="P443">Now for the details :</text:p>
      <text:p text:style-name="P467">You could <text:span text:style-name="T383">prevent doing additional queries for users who are not authorized to see the non obfuscated value of an explore query. </text:span><text:span text:style-name="T386">Done :)</text:span></text:p>
      <text:p text:style-name="P468">You can display a loading icon for queries that have not yet completed and hide the global loading icon once the concept names are displayed. <text:span text:style-name="T384">Apparently this is more complex than expected </text:span><text:span text:style-name="T385">with angular.</text:span></text:p>
      <text:p text:style-name="P469">J'ai encore des bugs parfois pour finir <text:span text:style-name="T389">dans </text:span>l'aggrégation... <text:span text:style-name="T390">Ça n'arrive pas à chaque fois. Mais parfois c</text:span><text:span text:style-name="T387">ertains concepts attendent indéfiniment une réponse. </text:span><text:span text:style-name="T391">Plusieurs solutions:</text:span></text:p>
      <text:p text:style-name="P469"><text:span text:style-name="T391">_U</text:span><text:span text:style-name="T388">n timeout </text:span><text:span text:style-name="T391">par query de concept </text:span><text:span text:style-name="T388">assez cours </text:span><text:span text:style-name="T391">et peut être renvoyé une demande lorsque la requête n'aboutit pas.</text:span></text:p>
      <text:p text:style-name="P469"><text:span text:style-name="T388">_</text:span><text:span text:style-name="T391">U</text:span><text:span text:style-name="T388">n timeout </text:span><text:span text:style-name="T391">par query de concept </text:span><text:span text:style-name="T388">assez cours <text:s/></text:span><text:span text:style-name="T391">et </text:span><text:span text:style-name="T388">renvoyer tout de même les subjects counts calculés. </text:span><text:span text:style-name="T392">Tu peux envoyer une indication comme quoi un subject count n'a pas pu être calculé.</text:span></text:p>
      <text:p text:style-name="P467"/>
      <text:p text:style-name="P470">Jeudi 26 novembre:</text:p>
      <text:p text:style-name="P470">J'ai encore plusieurs choses à faire:</text:p>
      <text:p text:style-name="P470">_ Créer une query dans la ligne de commande qui permette de lancer la totalnum aggregation. </text:p>
      <text:p text:style-name="P470">_ Afficher quelque chose de joli dans l'interface qui notifie l'utilisateur du fait que les subject counts sont en train de charger.</text:p>
      <text:p text:style-name="P470"><text:soft-page-break/>_ Résoudre ce bug des queries sans réponses: <text:span text:style-name="T395">il faut grouper toutes les queries pour tous les concepts en une query.</text:span></text:p>
      <text:p text:style-name="P470">_ <text:span text:style-name="T393">Updater totalnum correctement </text:span><text:span text:style-name="T394">en local et vérifier que le global count correspond entre l'explore query et ce qui est affiché dans le side menu.</text:span></text:p>
      <text:p text:style-name="P471">Ok So what I actually did: </text:p>
      <text:p text:style-name="P471">_ <text:s/><text:span text:style-name="T399">Refactored</text:span> the medco backend <text:span text:style-name="T396">to do aggregation of concepts totalnums in one request instead of n requests for n concepts. </text:span><text:span text:style-name="T397">I need to change the model </text:span><text:span text:style-name="T398">of the returned value by http request </text:span><text:span text:style-name="T397">to add timers in the response. </text:span><text:span text:style-name="T399">I'll need to change the model of expected response in the front end too (remove timers in each concept too).</text:span></text:p>
      <text:p text:style-name="P471"/>
      <text:p text:style-name="P472">Vendredi <text:span text:style-name="T403">27</text:span>:</text:p>
      <text:p text:style-name="P494"><text:span text:style-name="T555">Bug du refactor sur le grouped aggregation. Le problème c'est que</text:span><text:span text:style-name="T98"> </text:span><text:span text:style-name="T11">ExecuteTotalnumsAggregation</text:span><text:span text:style-name="T402"> </text:span><text:span text:style-name="T555">reçoit des array vides de valeurs encryptées.</text:span></text:p>
      <text:p text:style-name="P472"/>
      <text:p text:style-name="P495"><text:span text:style-name="T555">L</text:span><text:span text:style-name="T532">undi 30 novembre:</text:span></text:p>
      <text:p text:style-name="P473">Aujourd'hui je vais m'occuper de retourner le subject count aggrégé dans la CLI.</text:p>
      <text:p text:style-name="P496"><text:span text:style-name="T556">Je vais pour cela modifier </text:span><text:span text:style-name="T83">ExecuteClientSearchModifier ExecuteClientSearc</text:span><text:span text:style-name="T84">hConcept qui sont appelés dans cmd/medco-client/main.go</text:span></text:p>
      <text:p text:style-name="P497"><text:span text:style-name="T84">C</text:span><text:span text:style-name="T83">es fonctions sont définies dans connector/client/explore/client.go.</text:span></text:p>
      <text:p text:style-name="P444">Si c'est comme dans le front. Il va falloir que je fasse plusieurs choses:</text:p>
      <text:p text:style-name="P444">_ envoyer la public key du client et la query ID au serveur.</text:p>
      <text:p text:style-name="P444">_ envoyer une query à chaque noeud pas seulement au noeud principal.</text:p>
      <text:p text:style-name="P498"><text:span text:style-name="T83">_ </text:span><text:span text:style-name="T85">déchiffrer, </text:span><text:span text:style-name="T83">pour chaque concept reçu, le subject count aggrégé</text:span><text:span text:style-name="T85">.</text:span></text:p>
      <text:p text:style-name="P444"/>
      <text:p text:style-name="P474">Mardi 1er décembre:</text:p>
      <text:p text:style-name="P474">J'essaie de refactorer le code CLI pour les concepts pour le réutiliser pour les modifiers.</text:p>
      <text:p text:style-name="P475">Ensuite je pourrai créer des tests unitaires, documenter mon code, trouver un endroit où placer mon code postregresql <text:span text:style-name="T404">et enfin merge une pull request.</text:span></text:p>
      <text:p text:style-name="P474">Jules m'a donné de bonnes idées pour écrire ma thèse: Je pourrai écrire des pages de pre-requisites sur medco et i2b2. Maintenant que j'ai presque fini ma première tâche je vais pouvoir tracer un premier brouillon du plan de ma thèse.</text:p>
      <text:p text:style-name="P476">Fin de journée: J'ai refacto <text:s/>un maximum mais j'ai des bugs apparement.</text:p>
      <text:p text:style-name="P477">Idée pour écriture de thèse:</text:p>
      <text:p text:style-name="P477">I) PSQL: comment compter efficacement le nombre de sujets associés à un concept médical précisement et de façon bottom up efficace.</text:p>
      <text:p text:style-name="P477">II) Front end: <text:span text:style-name="T405">detail approach and your solution</text:span></text:p>
      <text:p text:style-name="P478">III) changes to back end: <text:span text:style-name="T406">a) how you do it in clear b)how do you use unlynx for the encrypted version</text:span></text:p>
      <text:p text:style-name="P477">IV) benchmarking: aggregating encrypted totalnum VERSUS aggregating in clear VERSUS explore query count</text:p>
      <text:p text:style-name="P477"/>
      <text:p text:style-name="P479">Mercredi 2 décembre:</text:p>
      <text:p text:style-name="P479">J'ai trouvé le bug dans le code c'était dû à une goroutine qui <text:span text:style-name="T407">était créée comme une closure. La dernière valeure de la variable d'itération était utilisée au lieu de la valeur au moment où la closure était déclarée.</text:span></text:p>
      <text:p text:style-name="P499"><text:span text:style-name="T557">Après avoir testé le bon fonctionnement de la CLI je vais pouvoir retrouver la code qui faisait l'aggregation des subject counts en clair. Créer une branche à partir de cela. Faire quelques benchmarks. Les benchmarks pourraient consister en des tests où je mesure le temps total de chargement des enfants d'un concept.</text:span><text:span text:style-name="T558"> Je pourrai faire cela pour des parents avec différents nombre d'enfants. </text:span><text:span text:style-name="T559">Je pourrais faire cela pour les explore query, la version encryptée et la version en clair.</text:span></text:p>
      <text:p text:style-name="P480"/>
      <text:p text:style-name="P500"><text:span text:style-name="T559">J</text:span><text:span text:style-name="T532">eudi 3 décembre: </text:span></text:p>
      <text:p text:style-name="P481">Le modifier numéro de e2etest ne renvoie pas ses subject counts? Pourquoi? </text:p>
      <text:p text:style-name="P482">On dirait que le commit "Fix goroutine bug in CLI that occured when searching for modifier and concepts" mais que celui d'après fout tout en l'air.</text:p>
      <text:p text:style-name="P482"><text:soft-page-break/>Dans ce commit cassé j'introduis le fait que l'on calcul l'aggregation seulement sur les search element qui ont un subject count defini.</text:p>
      <text:p text:style-name="P483">Plusieurs possibilités: </text:p>
      <text:p text:style-name="P483">_ je regarde la mauvaise DB</text:p>
      <text:p text:style-name="P483">_ i2b2 ne renvoie pas cette information</text:p>
      <text:p text:style-name="P483"/>
      <text:p text:style-name="P484">Vendredi 4 décembre:</text:p>
      <text:p text:style-name="P484">Je n'ai pas trouvé la source exact du bug <text:span text:style-name="T419">qui casse le front je sais que ça arrive après le </text:span>commit foireux <text:span text:style-name="T419">sur le backend</text:span>. Pour me changer les idées je vais essayer d'écrire les tests unitaires pour les concepts.</text:p>
      <text:p text:style-name="P484"/>
      <text:p text:style-name="P485">Problème avec le front:</text:p>
      <text:p text:style-name="P485">La main page ne se load pas. <text:span text:style-name="T411">Il faut rebase sur dev on dirait. Car maintenant il faut envoyer un paramètre nommé option </text:span><text:span text:style-name="T412">dans la requête pour obtenir les enfants d'un </text:span><text:span text:style-name="T413">concept/modifier.</text:span></text:p>
      <text:p text:style-name="P486">J'ai maintenant deux branches sur le front:</text:p>
      <text:p text:style-name="P486">* <text:s/>totalnumAggregation: branche d'archivage sans rebas<text:span text:style-name="T414">age. </text:span><text:span text:style-name="T415">Cette branche contient l'aggregation en clair des totalnum que tu vas pouvoir utiliser pour faire des </text:span><text:span text:style-name="T416">benchmarks.</text:span></text:p>
      <text:p text:style-name="P486">* totalnumRebaseBranch: <text:span text:style-name="T417">Contient la version actuelle. </text:span><text:span text:style-name="T418">J'ai mergé les commit qui sont de mon fait ensemble</text:span></text:p>
      <text:p text:style-name="P484"/>
      <text:p text:style-name="P501"><text:span text:style-name="T560">Des</text:span><text:span text:style-name="T561"> problèmes arrivent régulièrement sur la CLI: </text:span></text:p>
      <text:p text:style-name="P487">_ problème d'authentication : <text:span text:style-name="T409">Apparement c'est un problème qui peut être réglé en faisant un pull de master? Nicolas en parlait sur slack. </text:span><text:span text:style-name="T410">Fais un rebase!</text:span></text:p>
      <text:p text:style-name="P510">#[34mmedco-connector-srv0_1 <text:s/>|#[0m #[36mINFO#[0m[0128] Token validation successful with provider: https://medco-demo.epfl.ch/auth/realms/master/protocol/openid-connect/certs </text:p>
      <text:p text:style-name="P510">#[34mmedco-connector-srv0_1 <text:s/>|#[0m #[33mWARN#[0m[0128] More than one OIDC provider matches <text:s text:c="9"/></text:p>
      <text:p text:style-name="P510">#[34mmedco-connector-srv0_1 <text:s/>|#[0m #[33mWARN#[0m[0128] authentication failed (invalid claim): iss not satisfied </text:p>
      <text:p text:style-name="P510"/>
      <text:p text:style-name="P334">J'ai réglé ce problème en faisant un rebase</text:p>
      <text:p text:style-name="P334"/>
      <text:p text:style-name="P334"/>
      <text:p text:style-name="P335">_ Problème de context deadline exceeded: Est-ce que les requêtes sont envoyé<text:span text:style-name="T408">e</text:span>s à tous les noeuds medco <text:span text:style-name="T408">par la CLI?</text:span></text:p>
      <text:p text:style-name="P335"/>
      <text:p text:style-name="P335">_ <text:span text:style-name="T419">Problème </text:span><text:span text:style-name="T420">des subject counts absents pour les modifiers: C'est dû au fait que getModifierChildren ne remonte pas les informations des comptes pour les modifiers. La solution est pour les modifier de lancer une requête sql </text:span><text:span text:style-name="T421">pour récupérer les totalnums des modifiers </text:span><text:span text:style-name="T422">après que la liste des modifiers enfants a été récupéré avec getModifierChildren.</text:span></text:p>
      <text:p text:style-name="P336">Plusieurs difficultés: Comment spécifier quelle table utiliser? <text:span text:style-name="T423">Comment créer un prepared statement pour une liste de valeurs </text:span><text:span text:style-name="T424">(select ... where c_fullname in ($1)).</text:span></text:p>
      <text:p text:style-name="P337">Est-ce que je pourrais fetch toutes les informations à l'aide d'un message i2b2 plutôt?</text:p>
      <text:p text:style-name="P1"><text:a xlink:type="simple" xlink:href="https://community.i2b2.org/wiki/display/ServerellsMessagingHome/get_name_info" text:style-name="Internet_20_link" text:visited-style-name="Visited_20_Internet_20_Link"><text:span text:style-name="T563">https://community.i2b2.org/wiki/display/ServerellsMessagingHome/get_name_info</text:span></text:a></text:p>
      <text:p text:style-name="P338">semble faire l'affaire. La question c'est savoir si ça va me renvoyer la valeur totalnum?</text:p>
      <text:p text:style-name="P338"/>
      <text:p text:style-name="P339"><text:span text:style-name="T562">BTW: tu pourrais utiliser quelque chose d'analogue à </text:span><text:span text:style-name="T82">GenerateLoadingDataScript </text:span><text:span text:style-name="T86">pour générer le script pour remplir totalnum</text:span></text:p>
      <text:p text:style-name="P2"/>
      <text:p text:style-name="P340"><text:span text:style-name="T86">P</text:span><text:span text:style-name="T87">rends exemple sur ontology_query </text:span><text:span text:style-name="T82">GetOntologyModifierChildren</text:span></text:p>
      <text:p text:style-name="P3"><text:s/>et </text:p>
      <text:p text:style-name="P3">OntReqGetModifierChildrenMessageBody(..</text:p>
      <text:p text:style-name="P3"/>
      <text:p text:style-name="P3">pour créer une requête xml</text:p>
      <text:p text:style-name="P3"/>
      <text:p text:style-name="P3"/>
      <text:p text:style-name="P4">Lundi 7 décembre :</text:p>
      <text:p text:style-name="P4"><text:soft-page-break/>rebase du code du front end. Le front marche à nouveau. </text:p>
      <text:p text:style-name="P4"/>
      <text:p text:style-name="P341"><text:span text:style-name="T425">Mais maintenant j</text:span>e suis en train de regarder comment je vais m'y prendre pour effectuer une query SQL dans le code GO. J'essaie de m'inspirer du code de Nicolas. Il y a juste un point bloquant. Quand on veut select il faut spécifier le schéma spécifique auquel on veut accéder. <text:span text:style-name="T425">Est-ce qu’il y a un moyen générique de récupérer le nom du schéma auquel on veut accéder et dans lequel le modifier dont on veut connaître le totalnum se situe? Peut être il y a moyen de trouver cette information directement dans l’information sur le modifier qui nous est retourné? Sinon peut être que i2b2 propose un message pour obtenir cette information? </text:span><text:span text:style-name="T426">J’ai demandé à Nicolas ce qu’il en pensait.</text:span></text:p>
      <text:p text:style-name="P341"/>
      <text:p text:style-name="P342">Pour l’instant la seule ontology que j’arrive à voir sur le front est medco_ont. <text:span text:style-name="T427">Pourquoi je ne vois pas les autres </text:span><text:span text:style-name="T428">qui sont pourtant visibles dans la DB? </text:span><text:span text:style-name="T429">Si j’arrive à les charger ça pourrait être utile.</text:span></text:p>
      <text:p text:style-name="P342"/>
      <text:p text:style-name="P343">J’ai essayé d’ajouter hiddens=true dans la requêtes get_modifier_children mais ça ne permet pas d’afficher c_totalnum. <text:span text:style-name="T430">Pareil changer l’attribut type de « limited » à « all » n’opère pas les changements que j’espèrais voir.</text:span></text:p>
      <text:p text:style-name="P344">Je vais essayer d’utiliser le message get_name_info pour récupérer le totalnum </text:p>
      <text:p text:style-name="P5"/>
      <text:p text:style-name="P5">Jules me dit qu’on peut utiliser table access pour récupérer l’information de la table associé à un chemin i2b2. <text:span text:style-name="T431">Maintenant il ne me reste plus qu’à trouver un moyen de récupérer le bon schéma à utiliser pour </text:span><text:span text:style-name="T432">récupérer le bon schema dans lequel fouiller.</text:span></text:p>
      <text:p text:style-name="P5"/>
      <text:p text:style-name="P5">J'ai une idée de solution de hacker bien sale. Quand je veux chercher les informations d'un modifier. Je pourrais lister l'ensemble des schemas de la DB et pour chaque schema checker sa table table_access pour voir si le chemin du concept y est inclu, si c'est le cas je renvoie le nom de ce schema.</text:p>
      <text:p text:style-name="P5"/>
      <text:p text:style-name="P6">Mardi 8 décembre :</text:p>
      <text:p text:style-name="P345"><text:span text:style-name="T88">Aujourd’hui j’ai créé cette </text:span><text:span text:style-name="T89">suite de</text:span><text:span text:style-name="T88"> query qui récupère la table name et le schema name à partir simplement du nom du head modifier, </text:span><text:span text:style-name="T89">et qui récupère aussi le nom du modifier </text:span><text:span text:style-name="T90">et son compte</text:span><text:span text:style-name="T88">. J’ai encore des choses à debugguer </text:span><text:span text:style-name="T91">pour que ça marche mais ça a bien avancé.</text:span></text:p>
      <text:p text:style-name="P7">L’idée est de lister les schema i2b2 contenant une table se nommant table access. Table access permet de faire un mapping depuis le path d’un modifier ou concept i2b2 jusqu’à la <text:span text:style-name="T433">table le contenant. </text:span><text:span text:style-name="T435">Comme il peut y avoir plusieurs schema et table access <text:s/></text:span><text:span text:style-name="T436">j</text:span><text:span text:style-name="T434">e fais donc une deuxième recherche pour voir si la table access contient </text:span><text:span text:style-name="T436">des modifier tels que les modifiers issus de la recherche issue d’i2b2.</text:span></text:p>
      <text:p text:style-name="P8">Une fois que je suis certain du table name et du schema je peux enfin chercher parmi les modifiers pour récupérer leur totalnum.</text:p>
      <text:p text:style-name="P8">Une idée pourrait être de rendre générique la recherche du schema name et table name contenant un certain path. Ça pourrait être réutilisé <text:span text:style-name="T437">plus tard.</text:span></text:p>
      <text:p text:style-name="P8"/>
      <text:p text:style-name="P9">Mercredi 9 décembre :</text:p>
      <text:p text:style-name="P9">Fix de bugs : J’ai changé ? En $i dans les prepared queries.</text:p>
      <text:p text:style-name="P10">ConvertPathToI2B2Format ajoute un slash en trop au début du path.</text:p>
      <text:p text:style-name="P11">Je mettais trop de paramètres dans certaines queries.</text:p>
      <text:p text:style-name="P11">Et encore un bug que je dois corriger par rapport au full path renvoyé par i2b2 qui ne correspond pas au format dans table access et dans medco_ont.e2etest :</text:p>
      <text:p text:style-name="P11"/>
      <text:p text:style-name="P11">\SPHN\DeathStatus-status\death\</text:p>
      <text:p text:style-name="P11">ne correspond pas à :</text:p>
      <text:p text:style-name="P11">\SPHNv2020.1\DeathStatus\</text:p>
      <text:p text:style-name="P11"/>
      <text:p text:style-name="P11">Il faut que tu cherches <text:span text:style-name="T438">dans table_access</text:span> <text:span text:style-name="T438">en utilisant le </text:span>m_applied_path que tu reçois dans le code go! <text:span text:style-name="T438">Ensuite tu pourras chercher dans la bonne table d’ontologie en utilisant le c_fullname du modifier.</text:span></text:p>
      <text:p text:style-name="P12"><text:soft-page-break/>Ensuite j’ai aussi fix un bug de syntaxe de SQL parce que je mettais un OR trop tôt dans un WHERE <text:span text:style-name="T439">à la création de la query.</text:span></text:p>
      <text:p text:style-name="P13">On dirait que ça fonctionne à peu près maintenant il faut comprendre pourquoi l’information n’est pas renvoyé dans le front?</text:p>
      <text:p text:style-name="P14"/>
      <text:p text:style-name="P14">Jeudi 10 décembre :</text:p>
      <text:p text:style-name="P14">J’ai ajouté des closes aux queries après avoir scanné tout leur contenu <text:span text:style-name="T440">que je fais dans des defer.</text:span></text:p>
      <text:p text:style-name="P15">Maintenant il faut que je m’occupe des tests de la CLI. Je devrais faire des tests unitaires pour le backend et peut être pour le front aussi?</text:p>
      <text:p text:style-name="P16"><text:span text:style-name="T441">Pour les tests du CLI</text:span> </text:p>
      <text:p text:style-name="P346"><text:span text:style-name="T92">I</text:span><text:span text:style-name="T93">l faut que j’arrive </text:span><text:span text:style-name="T94">à populer les </text:span><text:span text:style-name="T92">totalnums </text:span><text:span text:style-name="T95">avant le test</text:span><text:span text:style-name="T92"> si je veux tester que leur valeur est correctement aggrégé. </text:span><text:span text:style-name="T96">Je pourrais faire ça sur la table E2ETEST.</text:span><text:span text:style-name="T97"> </text:span></text:p>
      <text:p text:style-name="P16"/>
      <text:p text:style-name="P17">J’ai des tables qui manquent pour le root folder :</text:p>
      <text:p text:style-name="P18"><text:span text:style-name="T442"><text:tab/>_ </text:span><text:span text:style-name="T443">/E2ETEST/e2etest/concept_container</text:span></text:p>
      <text:p text:style-name="P44">La raison est que l’attribut c_visualattributes de E2ETEST dans table access était set à la valeur CH qui fait cet élément était caché quand quelqu’un cherchait les enfants roots.</text:p>
      <text:p text:style-name="P44"/>
      <text:p text:style-name="P17">J’ai des tables en trop mais pour ça je pourrais simplement changer le test pour vérifier que chaque ligne expected est contenu dans l’output.</text:p>
      <text:p text:style-name="P19">Un changement que j’ai fait dans les tests de la CLI :</text:p>
      <text:p text:style-name="P17">Transform test1 so it checks if every of the expected content is contained within the result (there are still some problems: we should remove trailing spaces at the beginning and end of lines</text:p>
      <text:p text:style-name="P20"/>
      <text:p text:style-name="P21">TODO</text:p>
      <text:p text:style-name="P21">_ <text:span text:style-name="T451">Proposer à Jean Louis d’avoir un bouton qui lance le script d’update de totalnum dans le front end.</text:span></text:p>
      <text:p text:style-name="P22">_ Intégrer le script d’update de totalnum <text:span text:style-name="T445">au script de loading de Joaõ </text:span></text:p>
      <text:p text:style-name="P23">_ Dans mon script laisser l’option que totalnum compte <text:span text:style-name="T448">soit </text:span>le nombre <text:span text:style-name="T447">de patient ou d’observation liées à un modifier.</text:span></text:p>
      <text:p text:style-name="P23">_ <text:span text:style-name="T449">Benchmarker</text:span></text:p>
      <text:p text:style-name="P23">_ <text:span text:style-name="T449">fix les units tests </text:span><text:span text:style-name="T450">et en créer pour vérifier l’exactitude des counts</text:span></text:p>
      <text:p text:style-name="P23">_ <text:span text:style-name="T449">vérifier que mes changements n’a rien cassé au code des autres (lancer les tests existants pour vérifier cela).</text:span></text:p>
      <text:p text:style-name="P24">_ Faire une présentation <text:span text:style-name="T446">pour le 11 janvier à priori</text:span>:</text:p>
      <text:p text:style-name="P24">Décrivant comment ce travail s’intégre à ma thèse. Décrire pour des personnes qui ne connaissent rien à medco.</text:p>
      <text:p text:style-name="P25"/>
      <text:p text:style-name="P45">Vendredi 11 décembre :</text:p>
      <text:p text:style-name="P26">on dirait que explore/search/concept n’est pas content quand queryID vient à manquer pourtant cette valeur devrait être optionel <text:span text:style-name="T452">pour concept-info et modifier-info</text:span></text:p>
      <text:p text:style-name="P27">C’était dû à une condition qui envoyait qui remplissait quand même le paramètre subjectCountQueryInfo même si on lui envoyait des string vide<text:span text:style-name="T453">s pour la queryID et la userPublicKey.</text:span></text:p>
      <text:p text:style-name="P27"/>
      <text:p text:style-name="P28">Benchmarking :</text:p>
      <text:p text:style-name="P29"/>
      <text:p text:style-name="P46">Branches avec la version encryptée :</text:p>
      <text:p text:style-name="P29">onlyEncryptedTotalnumRebased pour le front</text:p>
      <text:p text:style-name="P29">simonDevNew <text:span text:style-name="T454">pour le backend</text:span></text:p>
      <text:p text:style-name="P29"/>
      <text:p text:style-name="P47">Version en clair</text:p>
      <text:p text:style-name="P30"><text:span text:style-name="T455">Pour le back end <text:s/></text:span><text:span text:style-name="T456">il suffit de </text:span><text:span text:style-name="T457">return directement dans </text:span><text:span text:style-name="T443">aggregateGroupedSearchResultSubjectCounts.</text:span></text:p>
      <text:p text:style-name="P31"><text:span text:style-name="T443">Pour le front le mieux serait de partir de la version actuelle </text:span><text:span text:style-name="T444">et la simplifier.</text:span></text:p>
      <text:p text:style-name="P32"/>
      <text:p text:style-name="P48">Semaine du 14 décembre :</text:p>
      <text:p text:style-name="P93"><text:soft-page-break/>J’ai aidé Jules a fix un bug dans I2B2 lié à <text:span text:style-name="T500">la table i2b2hive crclookup </text:span><text:s/>qui étaient mal remplies dans la DB i2b2 online <text:span text:style-name="T582">et qui empêchait jules de faire des query avec i2b2.</text:span> <text:span text:style-name="T582">On a remonté le bug à partir de la stack trace java</text:span></text:p>
      <text:p text:style-name="P48"/>
      <text:p text:style-name="P33"><text:span text:style-name="T458">J’ai fini le pipeline pour faire du benchmarking facilement. </text:span><text:span text:style-name="T459">Tout ça est sur une branche benchmarking qui contient la version du benchmarking en clair et la version du benchmarking en version encryptée.</text:span></text:p>
      <text:p text:style-name="P34"><text:span text:style-name="T458">Le benchmarking est lancé depuis un script bash qui doit être lancé en parallèle des serveurs medco. </text:span><text:span text:style-name="T460">Ce script lance un nombre arbitraires de recherches d’enfants. Chaque recherche créé une ligne décrivant le temps que cette recherche a pris. Une fois toutes les recherches finies le script bash, lance un script python qui va lancer des directives pandas pour créer un boxplot de ces résultats.</text:span></text:p>
      <text:p text:style-name="P325"><text:span text:style-name="T530">T</text:span><text:span text:style-name="T531">ODO :</text:span><text:span text:style-name="T476"> Jean-Louis me conseille de faire des benchmarks qui permettent de déterminer si </text:span><text:span text:style-name="T477">les performances </text:span><text:span text:style-name="T478">suivent un comportement</text:span><text:span text:style-name="T477"> linéaires ou pas en fonction du nombre d’enfants d’un concept.</text:span></text:p>
      <text:p text:style-name="P94"/>
      <text:p text:style-name="P347"><text:span text:style-name="T322">J</text:span><text:span text:style-name="T321">ean-Louis me suggère des changements pour le script postgreSQL. Il faut des options qui permettent de déterminer comment le compt</text:span><text:span text:style-name="T323">age des patients associé à un concept médical </text:span><text:span text:style-name="T321">est effectué. </text:span></text:p>
      <text:p text:style-name="P327">TODO :</text:p>
      <text:p text:style-name="P326">Option 1: calculer le nombre total de patients ayant un concept/modifier donné</text:p>
      <text:p text:style-name="P455">Option 2: calculer le nombre total de observations pour un concept/modifier donné</text:p>
      <text:p text:style-name="P95">Préparation réunion Swiss BioRef - MedCo </text:p>
      <text:p text:style-name="P95"/>
      <text:p text:style-name="P96"/>
      <text:p text:style-name="P35"><text:span text:style-name="T458">J’ai aussi un peu regardé comment faire les tests unitaires. </text:span><text:span text:style-name="T461">Le problème c’est que pour l’instant les tests unitaires go sur la récupération des enfants est cassé. </text:span><text:span text:style-name="T462">C’est possible que mes modifications qui demandent à tout les nœuds medco des informations pour le totalnum soient la cause du problème. Dans les tests unitaires il semble que seulement un nœud medco parmis tous est précisé dans la configuration des tests sur les modifiers et concepts (au début du fichier de test).</text:span></text:p>
      <text:p text:style-name="P97"/>
      <text:p text:style-name="P49">L<text:span text:style-name="T499">undi 4 janvier :</text:span></text:p>
      <text:p text:style-name="P36"><text:span text:style-name="T463">J</text:span><text:span text:style-name="T458">e vais essayer de voir pourquoi les tests ne passent plus dans query_test.go</text:span></text:p>
      <text:p text:style-name="P37"><text:span text:style-name="T458">Il y a des « null pointer dereference » aux endroits où je close la connexion de la DB </text:span><text:span text:style-name="T464">incluse dans </text:span><text:span text:style-name="T465">sql.</text:span><text:span text:style-name="T464">Rows*</text:span><text:span text:style-name="T458">.</text:span></text:p>
      <text:p text:style-name="P98"/>
      <text:p text:style-name="P38"><text:span text:style-name="T470">Problème ceci renvoie une 404 : </text:span><text:span text:style-name="T400">GetOntologyModifiers</text:span><text:span text:style-name="T493">(</text:span><text:span text:style-name="T494">"/E2ETEST/e2etest/1/"</text:span><text:span text:style-name="T493">)</text:span></text:p>
      <text:p text:style-name="P39"><text:span text:style-name="T472">Le problème semble être que l’instance de test ne peut pas accèder au port 5432 </text:span><text:span text:style-name="T471">afin de récupérer les totalnum dans </text:span><text:span text:style-name="T401">populateModifierTotalnum</text:span></text:p>
      <text:p text:style-name="P99"/>
      <text:p text:style-name="P40"><text:span text:style-name="T458">En effet dans cette fonction on essaie d’accèder à la table table_access </text:span><text:span text:style-name="T473">pour récupérer les la table contenant </text:span><text:span text:style-name="T496">E2ETEST/...</text:span></text:p>
      <text:p text:style-name="P98"/>
      <text:p text:style-name="P98"/>
      <text:p text:style-name="P98"/>
      <text:p text:style-name="P50">Pour la présentation:</text:p>
      <text:p text:style-name="P41"><text:span text:style-name="T458">Définir les objectifs du stage et de ma thèse </text:span><text:span text:style-name="T466">(Usable privacy). </text:span><text:span text:style-name="T467">Mon objectif est d’étendre l’outil existant MedCo.</text:span></text:p>
      <text:p text:style-name="P42"><text:span text:style-name="T458">Présenter la première tâche. </text:span><text:span text:style-name="T468">Les challenges, ce que j’ai fait : backend, frontend, </text:span><text:span text:style-name="T469">pgsql,</text:span><text:span text:style-name="T468"> benchmarking, unit tests.</text:span></text:p>
      <text:p text:style-name="P100"/>
      <text:p text:style-name="P98"/>
      <text:p text:style-name="P98"/>
      <text:p text:style-name="P51">Mardi 5 Janvier :</text:p>
      <text:p text:style-name="P101">J’ai fix les tests dans query_test.go tous passent sauf ceux qui s’attendent à un certain contenu dans l’attribut metadata de E2ETEST. <text:span text:style-name="T502">Il y avait des problèmes de nil pointer quand j’essayais de </text:span><text:soft-page-break/><text:span text:style-name="T502">fermer la connection et aussi des problèmes de connexion à la DB réglé en appelant des fonctions récupérées d’autres tests <text:s/>initialisant la connexion à la DB.</text:span></text:p>
      <text:p text:style-name="P101"/>
      <text:p text:style-name="P102">Il faut que je vérifie que tous les tests qui passaient précédement <text:span text:style-name="T497">dans d’autres fichiers </text:span>passent encore.</text:p>
      <text:p text:style-name="P102"/>
      <text:p text:style-name="P103">Il faut que je créé des tests sur totalnum, <text:span text:style-name="T498">pour cela il faut que préalablement je modifie le loading de E2ETEST pour que le champs totalnum contienne quelque chose. </text:span></text:p>
      <text:p text:style-name="P104">Avant de faire tout ça <text:span text:style-name="T501">j’ai fait</text:span> un petit rebase histoire de faire ça proprement.</text:p>
      <text:p text:style-name="P105">Je me suis donc occupé de mettre des valeurs dans le champs totalnum des modifiers et concepts dans le loader 80-e2etest-data.sh</text:p>
      <text:p text:style-name="P348"><text:span text:style-name="T321">Il ne reste plus qu’à vérifier que les valeurs sont correct</text:span><text:span text:style-name="T324">e</text:span><text:span text:style-name="T321">s dans les tests unitraires.</text:span></text:p>
      <text:p text:style-name="P106"/>
      <text:p text:style-name="P104"/>
      <text:p text:style-name="P52">Mercredi 6 janvier :</text:p>
      <text:p text:style-name="P107">Je suis en train de créer des tests qui portent sur les valeurs aggrégées de totalnum.</text:p>
      <text:p text:style-name="P108">Il n’y a qu’un seul </text:p>
      <text:p text:style-name="P109">On dirait qu’il n’y en a qu’un seul. Je pourrais m’inspirer du <text:span text:style-name="T503">code de </text:span><text:span text:style-name="T504">test de </text:span><text:span text:style-name="T503">Nicolas </text:span><text:span text:style-name="T504">pour </text:span><text:span text:style-name="T505">les tests sur </text:span><text:span text:style-name="T504">les courbes de survie. </text:span><text:span text:style-name="T505">Peut être qu’il configure le tout pour qu’il y ait plusieurs nœuds medco?</text:span></text:p>
      <text:p text:style-name="P110">Maintenant je suis bloqué sur les queries du type</text:p>
      <text:p text:style-name="P328">"enc::1 OR enc::2 AND enc::3"</text:p>
      <text:p text:style-name="P110">Il faut que tu comprennes comment ça marche afin de débuguer ces trucs. Tu pourrais demander à Nicolas de t’expliquer ça te ferait aller plus vite.</text:p>
      <text:p text:style-name="P111"/>
      <text:p text:style-name="P111">Le problème semble être que ma db est corrompue par les multiples fois où 80-e2etest-data.sh a été executé.</text:p>
      <text:p text:style-name="P112">Il faudrait remettre la DB à neuf.</text:p>
      <text:p text:style-name="P329"/>
      <text:p text:style-name="P113"/>
      <text:p text:style-name="P53">Jeudi 7 Janvier :</text:p>
      <text:p text:style-name="P114">Le problème de la DB corrompu du fait que j’ai effacé des choses en trop dans medco_ont.table_access.</text:p>
      <text:p text:style-name="P115">Il faut que je détermine quel élément est manquant.</text:p>
      <text:p text:style-name="P116">J’ai update mon script. Ça semble marcher mieux maintenant.</text:p>
      <text:p text:style-name="P43"><text:span text:style-name="T474">Tout fonctionne </text:span><text:span text:style-name="T475">maintenant </text:span><text:span text:style-name="T474">jusque </text:span><text:span text:style-name="T495">"Testing survival analysis features..."</text:span></text:p>
      <text:p text:style-name="P117"><text:span text:style-name="T506">C’est </text:span><text:span text:style-name="T507">probablement </text:span><text:span text:style-name="T506">encore des problèmes de DB corrompue.</text:span></text:p>
      <text:p text:style-name="P117"/>
      <text:p text:style-name="P118">Résumé pour la réunion :</text:p>
      <text:p text:style-name="P118">J’avais plusieurs problèmes :</text:p>
      <text:p text:style-name="P118">_ <text:span text:style-name="T508">dans les tests unitaires golang </text:span>DB initialisation de la connexion à la DB avant les tests. <text:span text:style-name="T511">Résolu</text:span></text:p>
      <text:p text:style-name="P119">_ corruption de la DB pour les tests dans test_cli_preloading.sh. <text:span text:style-name="T509">J’ai fix une grande partie des tests en créant un script qui reload la DB correctement pour les E2Etest.</text:span></text:p>
      <text:p text:style-name="P119"><text:s/>Il ne me reste plus qu’à faire passer les tests sur la survival analysis et les query avec les timing features <text:span text:style-name="T510">Les tests de preloading fonctionnent!</text:span></text:p>
      <text:p text:style-name="P331"/>
      <text:p text:style-name="P120">Pour changer d’air je vais m’occuper des <text:span text:style-name="T512">options pour la </text:span>quer<text:span text:style-name="T512">y </text:span>PSQL</text:p>
      <text:p text:style-name="P349"><text:span text:style-name="T325">Il y a plusieurs questions qu’il faut se poser. Comment on relie un concept ou un modifier à une observation ailleurs que dans la DB de Jules. Q</text:span><text:span text:style-name="T326">uand on popule la colonne totalnum </text:span><text:span text:style-name="T327">avec le script PSQL</text:span><text:span text:style-name="T326"> à partir de</text:span><text:span text:style-name="T325"> la DB de Jules on utilise le </text:span><text:span text:style-name="T328">fait que </text:span><text:span text:style-name="T325"><text:s/></text:span><text:span text:style-name="T328">ontology.c_</text:span><text:span text:style-name="T325">b</text:span><text:span text:style-name="T328">asecode = observation.{modifier_cd, concept_cd}</text:span><text:span text:style-name="T325">. Est-ce qu’on retrouve </text:span><text:span text:style-name="T329">cette information</text:span><text:span text:style-name="T325"> dans d’autres données. </text:span><text:span text:style-name="T330">Cette information est-elle remplie </text:span><text:span text:style-name="T325">en général? </text:span><text:span text:style-name="T331">Sinon que prendre?</text:span></text:p>
      <text:p text:style-name="P121"/>
      <text:p text:style-name="P349">Option 1: calculer le nombre total de patients ayant un concept/modifier donné</text:p>
      <text:p text:style-name="P349"/>
      <text:p text:style-name="P350"><text:span text:style-name="T513">Ça</text:span> c’est fait.</text:p>
      <text:section text:style-name="Sect1" text:name="act-928a8b40-4e77-11eb-ba70-d57dbc4f07f0">
        <text:p text:style-name="P488"/>
      </text:section>
      <text:p text:style-name="P445"/>
      <text:p text:style-name="P445"><text:soft-page-break/>Option 2: calculer le nombre total d’observations pour un concept/modifier donné</text:p>
      <text:p text:style-name="P121"/>
      <text:p text:style-name="P351"><text:span text:style-name="T331">P</text:span><text:span text:style-name="T321">our cela au lieu de collecter les patient_id pour chaque modifier il faut plutot collecter les observation_id.</text:span></text:p>
      <text:p text:style-name="P122">Il semble que la primary key est formée à partir d’un tuple de colonnes. Peut être je peux utiliser pour identifier une ligne. Autrement je peux peut être récupérer l’index d’une ligne dans la DB.</text:p>
      <text:p text:style-name="P352"><text:span text:style-name="T332">Jules me souffle que </text:span><text:span text:style-name="T321">text_search_index</text:span><text:span text:style-name="T332"> pourrait faire l’affaire à vérifier.</text:span></text:p>
      <text:p text:style-name="P122"/>
      <text:p text:style-name="P353"><text:span text:style-name="T333">J’ai</text:span><text:span text:style-name="T334"> cré</text:span><text:span text:style-name="T333">é</text:span><text:span text:style-name="T334"> une transaction qui capture le début et la fin de l’entiéreté des query PGSQL.</text:span></text:p>
      <text:p text:style-name="P122"/>
      <text:p text:style-name="P54">Vendredi 8 janvier :</text:p>
      <text:p text:style-name="P123">D’abord je procède à la vérification à la main des valeurs.</text:p>
      <text:p text:style-name="P124">Je procède à la vérification des totalnums pour les subject counts.</text:p>
      <text:p text:style-name="P124">Après il faudra faire la même chose pour les observations.</text:p>
      <text:p text:style-name="P126">Il semble que le modifier m s’applique à c1,c2,c3 mais comme m, c1,c2,c3 sont au même niveau les patients associés à m ne sont pas comptés dans le totalnum de c1,c2,c3.</text:p>
      <text:p text:style-name="P127">Le problème provient de min_level. <text:span text:style-name="T517">Que se passerait-il si j’itère jusqu’à min_level </text:span><text:span text:style-name="T518">au lieu de min_level+1.</text:span></text:p>
      <text:p text:style-name="P128">Je vais le tester. <text:span text:style-name="T519">J’ai généré le psql script il ne reste plus qu’à l’executer si il n’y pas de bugs ça devrait ê</text:span><text:span text:style-name="T520">tre </text:span><text:span text:style-name="T519">ok. Le problème qui pourrait arriver c’est si une subequery ne retourne rien est-ce que tout va péter?</text:span></text:p>
      <text:p text:style-name="P129">Pour régler le problème il faut que tu update d’abord les patients associés à un parent modifier</text:p>
      <text:p text:style-name="P129">et ensuite tu fais la même pour les parents concept.</text:p>
      <text:p text:style-name="P333">Après que tu as débuggué il faut que tu enlèves le commentaire devant DROP TABLE </text:p>
      <text:p text:style-name="P54"/>
      <text:p text:style-name="P130">Il faudrait <text:s/><text:span text:style-name="T516">ensuite </text:span>que j’écrive un unit test pour mon script PSQL.</text:p>
      <text:p text:style-name="P130">Ce test <text:span text:style-name="T515">écrit en bash </text:span>pourrait se dérouler de la sorte :</text:p>
      <text:p text:style-name="P130">Pour chaque option dans patient ou observation. Tu génères le script avec l’option pour e2etest que tu copies préalablement.</text:p>
      <text:p text:style-name="P130">Tu executes l<text:span text:style-name="T514">e script psql.</text:span></text:p>
      <text:p text:style-name="P131">Tu vérifies que les valeurs sont celles attendues.</text:p>
      <text:p text:style-name="P133">Tu supprimes la table copiée.</text:p>
      <text:p text:style-name="P135">Et c’est buenos </text:p>
      <text:p text:style-name="P167">Ce script s’appele updateTotalnumTest.sh</text:p>
      <text:p text:style-name="P332">FAIT</text:p>
      <text:p text:style-name="P134"/>
      <text:p text:style-name="P136">Problème dans test_preloading <text:s/><text:span text:style-name="T521">on dirait que </text:span><text:span text:style-name="T522">j’ai cassé le test 1</text:span><text:span text:style-name="T521"> en fait.</text:span></text:p>
      <text:p text:style-name="P136"/>
      <text:p text:style-name="P137"/>
      <text:p text:style-name="P318">TODO :</text:p>
      <text:p text:style-name="P137"><text:span text:style-name="T525">R</text:span>éparer le test <text:span text:style-name="T523">unitaire </text:span><text:span text:style-name="T524">1 du preload</text:span></text:p>
      <text:p text:style-name="P138"><text:span text:style-name="T525">F</text:span>aire un test pour les observations counts</text:p>
      <text:p text:style-name="P354"><text:span text:style-name="T335">C</text:span><text:span text:style-name="T336">hanger les valeurs loadées pour totalnum dans le script de Joao pour que ça reflète la réalité de e2etest. </text:span><text:span text:style-name="T337">Peut être au lieu de ça je peux invoquer mon </text:span><text:span text:style-name="T338">psql script</text:span><text:span text:style-name="T337"> qui change la valeur de totalnum lui même? </text:span><text:span text:style-name="T339">Il faudrait alors mettre mon </text:span><text:span text:style-name="T338">script</text:span><text:span text:style-name="T339"> dans le build package.</text:span></text:p>
      <text:p text:style-name="P132"/>
      <text:p text:style-name="P132"/>
      <text:p text:style-name="P55">Lundi 11 janvier:</text:p>
      <text:p text:style-name="P139">Aujourd’hui j’ai créé un script bash qui permet de loader des faux concepts dans e2etest.</text:p>
      <text:p text:style-name="P355"><text:span text:style-name="T340">Ces concepts ont </text:span><text:span text:style-name="T341">eux même</text:span><text:span text:style-name="T340"> 5, 10, </text:span><text:span text:style-name="T342">15 </text:span><text:span text:style-name="T340">…, 50 enfants qui sont eux même des concepts.</text:span></text:p>
      <text:p text:style-name="P356"><text:span text:style-name="T321">Ensuite j’ai modifié le script qui faisait les benchmarks en bash pour qu’il fasse des benchmarks sur ces données loadées. Pour chaque concept parents parmis les concepts avec 5, 10, …, 50 enfants </text:span><text:span text:style-name="T343">je réalise un benchmark.</text:span></text:p>
      <text:p text:style-name="P141">J’ai ensuite créé un script python qui me permet de créer une regression line avec un interval de confiance.</text:p>
      <text:p text:style-name="P141"/>
      <text:p text:style-name="P357"><text:soft-page-break/><text:span text:style-name="T321">Il faut que je run la pipeline sur la version en clair de l’aggregation des totalnums </text:span><text:span text:style-name="T344">afin d’obtenir une joli regression line pour ce cas la.</text:span></text:p>
      <text:p text:style-name="P140"/>
      <text:p text:style-name="P125"/>
      <text:p text:style-name="P125"/>
      <text:p text:style-name="P56">Mardi 12 janvier :</text:p>
      <text:p text:style-name="P142">Aujourd’hui je vais générer les données <text:span text:style-name="T526">pour version non encryptée afin de générer les graphiques.</text:span></text:p>
      <text:p text:style-name="P142">Il faudrait que je commence à préparer la présentation.</text:p>
      <text:p text:style-name="P142"/>
      <text:p text:style-name="P143">Mon outline des slides pour ma présentation :</text:p>
      <text:p text:style-name="P144"/>
      <text:p text:style-name="P145"><text:span text:style-name="T528">Mercredi 13 janvie</text:span><text:span text:style-name="T529">r</text:span> :</text:p>
      <text:p text:style-name="P146">Faire un google doc avec la planification et les sous taches.</text:p>
      <text:p text:style-name="P147">Je vais essayer de générer le graphique avec le benchmark combiné de la version en clair et la version cryptée.</text:p>
      <text:p text:style-name="P148">Bon c’est fait, mais on ne voit plus les confidence intervals tellement les valeurs sont différentes pour la version en clair et la version encryptée. <text:span text:style-name="T527">Aussi il faut rajouter les labels!</text:span></text:p>
      <text:p text:style-name="P148"/>
      <text:p text:style-name="P57">Jeudi 14 janvier :</text:p>
      <text:p text:style-name="P149">Plusieurs choses à faire. Il faut rajouter les labels au graphique.</text:p>
      <text:p text:style-name="P150">Il faut générer les graphiques pour clear et encrypted.</text:p>
      <text:p text:style-name="P152"/>
      <text:p text:style-name="P152">J’ai aidé Jules à déployé MedCo sur des serveurs distants.</text:p>
      <text:p text:style-name="P150"/>
      <text:p text:style-name="P151">J’ai fini à 21h la présentation...</text:p>
      <text:p text:style-name="P153"/>
      <text:p text:style-name="P153"/>
      <text:p text:style-name="P153"/>
      <text:p text:style-name="P58">Lundi 18 janvier:</text:p>
      <text:p text:style-name="P155">Résumé de la semaine dernière :</text:p>
      <text:p text:style-name="P154">préparation Presentatio<text:span text:style-name="T573">n.</text:span></text:p>
      <text:p text:style-name="P154">Deploiement MedCo avec <text:span text:style-name="T572">Jules.</text:span></text:p>
      <text:p text:style-name="P154"><text:span text:style-name="T574">Production d’un </text:span>Benchmark en <text:span text:style-name="T575">comparant la version en </text:span>clair <text:span text:style-name="T575">et </text:span>chiffré.</text:p>
      <text:p text:style-name="P154"/>
      <text:p text:style-name="P156">A faire cette semaine réparer le test de la CLI qui est cassé.</text:p>
      <text:p text:style-name="P156">Créer un test automatique de ton script d’update de c_totalnum pour le compte des patients </text:p>
      <text:p text:style-name="P156">et des observations.</text:p>
      <text:p text:style-name="P157">Commencer à travailler sur la prochaine fonctionalité.</text:p>
      <text:p text:style-name="P154"/>
      <text:p text:style-name="P158">On dirait que j’ai réussi à réparer <text:span text:style-name="T576">le test 1. </text:span><text:span text:style-name="T577">Maintenant parce que j’ai changé les concepts death status </text:span><text:span text:style-name="T578">et ses enfants en diabète les tests sur les survival curves sont cassés.</text:span></text:p>
      <text:p text:style-name="P158"/>
      <text:p text:style-name="P158">UPDATE medco_ont.e2etest</text:p>
      <text:p text:style-name="P158"><text:tab/>SET c_name = 'Death Status' -- 'Diabetes'</text:p>
      <text:p text:style-name="P158"><text:tab/>WHERE c_fullname = '\SPHNv2020.1\DeathStatus\';</text:p>
      <text:p text:style-name="P158"><text:tab/></text:p>
      <text:p text:style-name="P158"><text:tab/></text:p>
      <text:p text:style-name="P158">UPDATE medco_ont.e2etest</text:p>
      <text:p text:style-name="P158"><text:tab/>SET c_name = 'Unknown' -- 'Type I'</text:p>
      <text:p text:style-name="P158"><text:tab/>WHERE c_fullname = '\DeathStatus-status\unknown\';</text:p>
      <text:p text:style-name="P158"/>
      <text:p text:style-name="P158">UPDATE medco_ont.e2etest</text:p>
      <text:p text:style-name="P158"><text:tab/>SET c_name = 'Value of the death status' -- 'Diabetes type'</text:p>
      <text:p text:style-name="P158"><text:tab/>WHERE c_fullname = '\DeathStatus-status\';</text:p>
      <text:p text:style-name="P158"/>
      <text:p text:style-name="P158">UPDATE medco_ont.e2etest</text:p>
      <text:p text:style-name="P158"><text:soft-page-break/><text:tab/>SET c_name = 'Death' -- 'Type II'</text:p>
      <text:p text:style-name="P158"><text:tab/>WHERE c_fullname = '\DeathStatus-status\death\';</text:p>
      <text:p text:style-name="P158"/>
      <text:p text:style-name="P158"/>
      <text:p text:style-name="P158"/>
      <text:p text:style-name="P158"/>
      <text:p text:style-name="P159">Ce serait pas mal de mettre des valeurs qui ont du sens dans le loader pour </text:p>
      <text:p text:style-name="P330">/E2ETEST/e2etest/1/ concept 30</text:p>
      <text:p text:style-name="P502">/E2ETEST/e2etest/2/ concept 60</text:p>
      <text:p text:style-name="P502">/E2ETEST/e2etest/3/ concept 90</text:p>
      <text:p text:style-name="P159"/>
      <text:p text:style-name="P160">Il faut pour cela changer le loader et également changer les valeurs attendues dans les tests.</text:p>
      <text:p text:style-name="P160"/>
      <text:p text:style-name="P161">Le test 5 du preloading foire. Je sais pas pourquoi.</text:p>
      <text:p text:style-name="P161"/>
      <text:p text:style-name="P59">Mardi 19 janvier :</text:p>
      <text:p text:style-name="P162">Nicolas m’a aidé à trouver le problème pour le test 5 des survival curves.</text:p>
      <text:p text:style-name="P163">Apparement le problème provient de medcoconnectorsrv{1,2,3} qui ont chacun dans leur table</text:p>
      <text:p text:style-name="P163">query_tools.explore_query_results des lignes incorrects pour SurvivalE2ETest.</text:p>
      <text:p text:style-name="P164">En effet pour SurvivalE2ETest clear_result_set comporte des valeurs allant au-delà du million.</text:p>
      <text:p text:style-name="P164">Il faut trouver un moyen de loader les bonnes données.</text:p>
      <text:p text:style-name="P164">Apparement les scripts pour faire ça sont dans build/package/medco/sql.</text:p>
      <text:p text:style-name="P164"/>
      <text:p text:style-name="P165">Le script sql qui load les données pour <text:s/><text:span text:style-name="T579">SurvivalE2ETest </text:span>est le script medco/sql/25-load_test_cohort.sh.</text:p>
      <text:p text:style-name="P165"/>
      <text:p text:style-name="P166">Tous les tests passent à nouveau <text:span text:style-name="T580">dans preload.</text:span></text:p>
      <text:p text:style-name="P166"/>
      <text:p text:style-name="P358"><text:span text:style-name="T115">J’ai a</text:span><text:span text:style-name="T116">id</text:span><text:span text:style-name="T115">é </text:span><text:span text:style-name="T116">Jules pour loader ses données </text:span><text:span text:style-name="T115">sur acad et medco.chuv.ch </text:span><text:span text:style-name="T120">en créant un script permettant de faire cela.</text:span></text:p>
      <text:p text:style-name="P168"/>
      <text:p text:style-name="P359"><text:span text:style-name="T115">J</text:span><text:span text:style-name="T114">e vais essayer de faire un test automatique </text:span><text:span text:style-name="T117">pour pouvoir tester l’update de c_totalnum quand on se base sur les observation_fact ids au lieu du patient id.</text:span></text:p>
      <text:p text:style-name="P360"><text:span text:style-name="T114">Pour cela je reprends mon test automatique se basant sur les patient_id </text:span><text:span text:style-name="T118">et je rajoute une boucle</text:span></text:p>
      <text:p text:style-name="P169">for pour tester le cas des observations.</text:p>
      <text:p text:style-name="P361"><text:span text:style-name="T114">Pour l’instant je vérifie à quelles valeurs il faut s’attendre à la main. </text:span><text:span text:style-name="T119">Je ferai ça demain :)</text:span></text:p>
      <text:p text:style-name="P170"/>
      <text:p text:style-name="P362"><text:span text:style-name="T117">T</text:span><text:span text:style-name="T114">u peux utiliser ce script pour chercher les infos</text:span></text:p>
      <text:p text:style-name="P171"/>
      <text:p text:style-name="P171">SELECT text_search_index, concept_cd, modifier_cd</text:p>
      <text:p text:style-name="P171"><text:tab/>FROM i2b2demodata_i2b2.observation_fact</text:p>
      <text:p text:style-name="P171"><text:tab/>WHERE concept_cd LIKE '%ENC_ID:%' OR modifier_cd LIKE '%END_ID%' order by concept_cd, modifier_cd, text_search_index;</text:p>
      <text:p text:style-name="P171"/>
      <text:p text:style-name="P172">Tu as aussi créé un script deleteMeTotalnum.sh qui te renvoie ça comme valeurs</text:p>
      <text:p text:style-name="P172">Trimmed result: c_fullname|c_totalnum</text:p>
      <text:p text:style-name="P172">---------------------------</text:p>
      <text:p text:style-name="P172">\e2etest\|10</text:p>
      <text:p text:style-name="P172">\e2etest\1\|13</text:p>
      <text:p text:style-name="P172">\e2etest\2\|12</text:p>
      <text:p text:style-name="P172">\e2etest\3\|12</text:p>
      <text:p text:style-name="P172">\modifiers\|10</text:p>
      <text:p text:style-name="P172">\modifiers\1\|2</text:p>
      <text:p text:style-name="P172">\modifiers\2\|2</text:p>
      <text:p text:style-name="P172">\modifiers\3\|2</text:p>
      <text:p text:style-name="P172">8rows</text:p>
      <text:p text:style-name="P172">DROP TABLE</text:p>
      <text:p text:style-name="P172"><text:soft-page-break/></text:p>
      <text:p text:style-name="P60">Mercredi 20 janvier :</text:p>
      <text:p text:style-name="P176">Rappel d’un truc pour lequel j’avais aidé Jules. L’aider à déterminer quels étaient les ports ouvert sur un serveur distant.</text:p>
      <text:p text:style-name="P172"/>
      <text:p text:style-name="P172"/>
      <text:p text:style-name="P363"><text:span text:style-name="T120">J’ai utilisé cette query pour vérifier que l’origine des text_search_index n’est pas </text:span><text:span text:style-name="T121">totalement </text:span><text:span text:style-name="T120">illogique</text:span></text:p>
      <text:p text:style-name="P175"/>
      <text:p text:style-name="P174"><text:span text:style-name="T581">ce qu’il faut y modifier </text:span><text:span text:style-name="T583">pour déterminer tous les identifiers qui sont relié au concept ou modifier x </text:span><text:span text:style-name="T581">c’est </text:span>cid.c_fullname like <text:span text:style-name="T583">x. </text:span><text:span text:style-name="T584">Cette query determine les possibles origines d’un text_search_id qui est mentioné dans la table concept_to_id reliant un text_search_id à un concept. </text:span><text:span text:style-name="T585">La deuxième colonne mentionne les possibles origines d’un text_search_id.</text:span></text:p>
      <text:p text:style-name="P175"/>
      <text:p text:style-name="P173">select cid.c_fullname , ont.c_fullname, identifier, concept_cd, modifier_cd <text:s/>from medco_ont.concept_to_id cid, i2b2demodata_i2b2.observation_fact o, medco_ont.e2etest ont</text:p>
      <text:p text:style-name="P173">where cid.c_fullname like '%modifiers\2%' escape '|' and text_search_index = identifier </text:p>
      <text:p text:style-name="P173"><text:tab/>and (c_basecode = modifier_cd or c_basecode = concept_cd)</text:p>
      <text:p text:style-name="P173">order by identifier</text:p>
      <text:p text:style-name="P176"/>
      <text:p text:style-name="P177">OK j’ai fini d’écrire le test automatique pour updateTotalnum quand on update c_totalnum en se basant sur le nombre d’observations.</text:p>
      <text:p text:style-name="P177"/>
      <text:p text:style-name="P178">Je vais maintenant m’attaquer à ma présentation. </text:p>
      <text:p text:style-name="P179"/>
      <text:p text:style-name="P179">Pour demain :</text:p>
      <text:p text:style-name="P179">Il faut que tu dises sur la slide sur les benchmark que le tout reste utilisable.</text:p>
      <text:p text:style-name="P180">Tu devrais faire un slide de planning.</text:p>
      <text:p text:style-name="P181">Il faut que tu étayes la partie sur les units tests.</text:p>
      <text:p text:style-name="P180">Il faut que tu fasses une démo filmée de ton travail. <text:span text:style-name="T586">Le mieux serait de faire ça avec les données synthétiques de Jules.</text:span></text:p>
      <text:p text:style-name="P180"/>
      <text:p text:style-name="P61">Jeudi 21 janvier</text:p>
      <text:p text:style-name="P61"><text:span text:style-name="T458">J’ai paufiné la présentation </text:span><text:span text:style-name="T479">pour JP. Je m’amuse à download tous les fichiers csv de l’ontologie synthétique de Jules depuis dsr-acad1.</text:span></text:p>
      <text:p text:style-name="P62"><text:span text:style-name="T479">J</text:span><text:span text:style-name="T458">e vais loader ces données localement et ensuite je pourrai créer ma démo.</text:span></text:p>
      <text:p text:style-name="P63"><text:span text:style-name="T458">Il y a des problèmes pour loader les données. Il faut que tu delete les volumes et containers dockers avant de build le projet à nouveau. </text:span><text:span text:style-name="T480">Une fois que ce sera fait tu pourras load les données.</text:span></text:p>
      <text:p text:style-name="P182"/>
      <text:p text:style-name="P182">Tu as créé une vidéo avec les données sphn de preload. Elle s’appelle videos/test2 </text:p>
      <text:p text:style-name="P182"/>
      <text:p text:style-name="P64">Vendredi 22 janvier :</text:p>
      <text:p text:style-name="P183">J’ai fais un make down suivi d’une suppression de toutes les images docker sur mon pc.</text:p>
      <text:p text:style-name="P184">Maintenant il y a les bonnes contraintes sur les tables en termes de longueur maximum des path des concepts.</text:p>
      <text:p text:style-name="P185">LoadSynthetic.sh s’execute maintenant correctement.</text:p>
      <text:p text:style-name="P185"/>
      <text:p text:style-name="P185"/>
      <text:p text:style-name="P186">Je vais pouvoir executer l’update des totalnum.</text:p>
      <text:p text:style-name="P187">Ça prend une plombe à executer il faut que j’optimise la query.</text:p>
      <text:p text:style-name="P67"><text:span text:style-name="T458">Je pourrais supprimer des élément dans cid au fur et à mesure </text:span><text:span text:style-name="T483">comme je le faisais avant.</text:span></text:p>
      <text:p text:style-name="P188"/>
      <text:p text:style-name="P69"><text:span text:style-name="T483">A</text:span><text:span text:style-name="T458">pparement la table sphn ne contenait pas d’index. </text:span><text:span text:style-name="T484">J’ai créé des index.</text:span></text:p>
      <text:p text:style-name="P70"><text:span text:style-name="T484">M</text:span><text:span text:style-name="T458">ais il en faudrait peut être plus sur les champs liés à la partie située dans l’itération.</text:span></text:p>
      <text:p text:style-name="P189">Jules me suggère de m’inspirer des queries dans update_totalnum de i2b2..</text:p>
      <text:p text:style-name="P190"/>
      <text:p text:style-name="P191"/>
      <text:p text:style-name="P66"><text:soft-page-break/><text:span text:style-name="T458">Aussi comment est-ce que je transmets </text:span><text:span text:style-name="T482">les patients d’un concept enfant à un concept parent??</text:span></text:p>
      <text:p text:style-name="P68"><text:span text:style-name="T482">R</text:span><text:span text:style-name="T458">éponse un concept n’a pas de parents.</text:span></text:p>
      <text:p text:style-name="P186"/>
      <text:p text:style-name="P65"><text:span text:style-name="T458">Estimer le temps à allouer </text:span><text:span text:style-name="T481">pour les mini taches du front.</text:span></text:p>
      <text:p text:style-name="P192"/>
      <text:p text:style-name="P71">Lundi 25 janvier :</text:p>
      <text:p text:style-name="P202">Je vais essayer de relancer l’algorithme avec ce nouvel index sur c_facttablecolumn.</text:p>
      <text:p text:style-name="P203"/>
      <text:p text:style-name="P203"/>
      <text:p text:style-name="P202">Je vais essayer d’enlever la commande upper.</text:p>
      <text:p text:style-name="P192"/>
      <text:p text:style-name="P193">Si ça marche pas je regarderai comment i2b2 s’y prend.</text:p>
      <text:p text:style-name="P193"><text:a xlink:type="simple" xlink:href="https://github.com/ARCH-commons/arch-contrib/blob/master/totalnum_postgres/totalnum_loader_postgres.sql" text:style-name="Internet_20_link" text:visited-style-name="Visited_20_Internet_20_Link">https://github.com/ARCH-commons/arch-contrib/blob/master/totalnum_postgres/totalnum_loader_postgres.sql</text:a></text:p>
      <text:p text:style-name="P193"/>
      <text:p text:style-name="P194">Il créent une table sql temporaire avec des keyword spécifiques <text:span text:style-name="T587">pour créer la table seulement temporairement</text:span> à mon avis ça ne speed up pas le truc. </text:p>
      <text:p text:style-name="P194"><text:span text:style-name="T587">Leur table temporaire contient le </text:span>c_fullname, c_basecode <text:span text:style-name="T587">de tous les concepts.</text:span></text:p>
      <text:p text:style-name="P195"/>
      <text:p text:style-name="P196"/>
      <text:p text:style-name="P196">J’ai changé Cohort en Saved Cohorts.</text:p>
      <text:p text:style-name="P196"/>
      <text:p text:style-name="P197">J’ai changé la position de « same instance » pour le mettre au dessus des combinations constraints.</text:p>
      <text:p text:style-name="P198">Semble être la classe que je pourrais copier <text:span text:style-name="T588">dans le cas ou Selected groups occur in the same instance</text:span></text:p>
      <text:p text:style-name="P197">.gb-constraint-container-border-left-1[_ngcontent-kmr-c14]</text:p>
      <text:p text:style-name="P199">J’ai créé une nouvelle classe avec une bordure plus fine inspirée de border-left-1 pour régler ce problème.</text:p>
      <text:p text:style-name="P199"/>
      <text:p text:style-name="P200">Harmonization des fonts.</text:p>
      <text:p text:style-name="P200"/>
      <text:p text:style-name="P201">.input-label-wrapper {</text:p>
      <text:p text:style-name="P201"><text:tab/>margin-bottom: 1em;</text:p>
      <text:p text:style-name="P201"/>
      <text:p text:style-name="P201"><text:tab/>.input-field-label {</text:p>
      <text:p text:style-name="P201"><text:tab/> <text:s text:c="3"/>display: block;</text:p>
      <text:p text:style-name="P201"><text:tab/>}</text:p>
      <text:p text:style-name="P200">}</text:p>
      <text:p text:style-name="P200"/>
      <text:p text:style-name="P204">Mardi 26 janvier :</text:p>
      <text:p text:style-name="P205">Changements qui peuvent potentiellement speedup le script sql :</text:p>
      <text:p text:style-name="P205">Ne pas supprimer les éléments supérieurs à la current height dans la fonction d’update de concept_to_id.</text:p>
      <text:p text:style-name="P205">Ne pas configurer la db pour afficher les raise infos.</text:p>
      <text:p text:style-name="P205"/>
      <text:p text:style-name="P206">Je vais essayer d’enlever isModifier de concept to info qui ne sert à rien si on update les totalnum seulement à la fin.</text:p>
      <text:p text:style-name="P206"/>
      <text:p text:style-name="P207">Jules va me générer une ontologie plus petite.</text:p>
      <text:p text:style-name="P207"/>
      <text:p text:style-name="P208">J’ai fini de créer une interface plus jolie pour les settings de survival curves.</text:p>
      <text:p text:style-name="P209">J’ai bugfixé le problème avec les expandables leafs.</text:p>
      <text:p text:style-name="P209"/>
      <text:p text:style-name="P209"/>
      <text:p text:style-name="P209"/>
      <text:p text:style-name="P209"/>
      <text:p text:style-name="P209"><text:soft-page-break/>COMMIT;</text:p>
      <text:p text:style-name="P209">END $$ LANGUAGE plpgsql;</text:p>
      <text:p text:style-name="P209">psql:updateTotalnum.psql:151: NOTICE: <text:s/>table "concept_to_id" does not exist, skipping</text:p>
      <text:p text:style-name="P209">psql:updateTotalnum.psql:151: INFO: <text:s/>created temporary table concept_to_id and its indexes</text:p>
      <text:p text:style-name="P209">psql:updateTotalnum.psql:151: INFO: <text:s/>Done filling totalnum counting observations or patients directly linked to the modifiers</text:p>
      <text:p text:style-name="P209">psql:updateTotalnum.psql:151: INFO: <text:s/>before for loop</text:p>
      <text:p text:style-name="P209">psql:updateTotalnum.psql:151: INFO: <text:s/>we are at height 12</text:p>
      <text:p text:style-name="P209">psql:updateTotalnum.psql:151: INFO: <text:s/>after insert of loop</text:p>
      <text:p text:style-name="P209">psql:updateTotalnum.psql:151: INFO: <text:s/>we are at height 11</text:p>
      <text:p text:style-name="P209">psql:updateTotalnum.psql:151: INFO: <text:s/>after insert of loop</text:p>
      <text:p text:style-name="P209">psql:updateTotalnum.psql:151: INFO: <text:s/>we are at height 10</text:p>
      <text:p text:style-name="P209">psql:updateTotalnum.psql:151: INFO: <text:s/>after insert of loop</text:p>
      <text:p text:style-name="P209">psql:updateTotalnum.psql:151: INFO: <text:s/>we are at height 9</text:p>
      <text:p text:style-name="P209">psql:updateTotalnum.psql:151: INFO: <text:s/>after insert of loop</text:p>
      <text:p text:style-name="P209">psql:updateTotalnum.psql:151: INFO: <text:s/>we are at height 8</text:p>
      <text:p text:style-name="P209">psql:updateTotalnum.psql:151: INFO: <text:s/>after insert of loop</text:p>
      <text:p text:style-name="P209">psql:updateTotalnum.psql:151: INFO: <text:s/>we are at height 7</text:p>
      <text:p text:style-name="P209">psql:updateTotalnum.psql:151: INFO: <text:s/>after insert of loop</text:p>
      <text:p text:style-name="P209">psql:updateTotalnum.psql:151: INFO: <text:s/>we are at height 6</text:p>
      <text:p text:style-name="P209">psql:updateTotalnum.psql:151: INFO: <text:s/>after insert of loop</text:p>
      <text:p text:style-name="P209">psql:updateTotalnum.psql:151: INFO: <text:s/>we are at height 5</text:p>
      <text:p text:style-name="P209">psql:updateTotalnum.psql:151: INFO: <text:s/>after insert of loop</text:p>
      <text:p text:style-name="P209">psql:updateTotalnum.psql:151: INFO: <text:s/>we are at height 4</text:p>
      <text:p text:style-name="P209">psql:updateTotalnum.psql:151: INFO: <text:s/>after insert of loop</text:p>
      <text:p text:style-name="P209">psql:updateTotalnum.psql:151: INFO: <text:s/>we are at height 3</text:p>
      <text:p text:style-name="P209">psql:updateTotalnum.psql:151: INFO: <text:s/>after insert of loop</text:p>
      <text:p text:style-name="P209">psql:updateTotalnum.psql:151: INFO: <text:s/>we are at height 2</text:p>
      <text:p text:style-name="P209">psql:updateTotalnum.psql:151: INFO: <text:s/>after insert of loop</text:p>
      <text:p text:style-name="P209">psql:updateTotalnum.psql:151: INFO: <text:s/>we are at height 1</text:p>
      <text:p text:style-name="P209">psql:updateTotalnum.psql:151: INFO: <text:s/>after insert of loop</text:p>
      <text:p text:style-name="P209">psql:updateTotalnum.psql:151: ERROR: <text:s/>query has no destination for result data</text:p>
      <text:p text:style-name="P209">HINT: <text:s/>If you want to discard the results of a SELECT, use PERFORM instead.</text:p>
      <text:p text:style-name="P209">CONTEXT: <text:s/>PL/pgSQL function inline_code_block line 55 at SQL statement</text:p>
      <text:p text:style-name="P208"/>
      <text:p text:style-name="P72">mercredi 27 janvier :</text:p>
      <text:p text:style-name="P364"><text:span text:style-name="T126">Aujourd’hui j’ai loadé et updaté le totalnum pour une ontologie de taille réduite que Jules m’a préparé. </text:span><text:span text:style-name="T123">Pour cela j’ai du </text:span><text:span text:style-name="T127">résoudre</text:span><text:span text:style-name="T123"> les problème que j’avais hier </text:span><text:span text:style-name="T127">avec le PSQL.</text:span></text:p>
      <text:p text:style-name="P365"><text:span text:style-name="T122">Apparement maintenant les concepts peuvent avoir des concepts parents. </text:span><text:span text:style-name="T123">Ce qu’il reste </text:span><text:span text:style-name="T122">à faire sur ce script </text:span><text:span text:style-name="T124">SQL,</text:span><text:span text:style-name="T122"> </text:span><text:span text:style-name="T128">c</text:span><text:span text:style-name="T124">’est donc de gérer le cas o</text:span><text:span text:style-name="T125">ù</text:span><text:span text:style-name="T124"> des concepts ont des parents.</text:span></text:p>
      <text:p text:style-name="P367"><text:span text:style-name="T124">J’</text:span><text:span text:style-name="T131">ai bugfixé un problème que j’avais dans mon code golang qui gérait mal le cas où quelques enfants d’un concept ou modifier avaient un totalnum </text:span><text:span text:style-name="T130">indéfini</text:span><text:span text:style-name="T131"> </text:span><text:span text:style-name="T129">mais pas d’autres.</text:span></text:p>
      <text:p text:style-name="P366"><text:span text:style-name="T124">J’</text:span><text:span text:style-name="T114">ai ajouté un petit test unitaire que je pourrais ajouter aux tests automatiques en tête du fichier générateur du script SQL.</text:span></text:p>
      <text:p text:style-name="P210">Apparement Mickael est en vacances du coup je n’ai pas pu merge mon code pour les hotfix.</text:p>
      <text:p text:style-name="P210"/>
      <text:p text:style-name="P212"/>
      <text:p text:style-name="P211"/>
      <text:p text:style-name="P211"/>
      <text:p text:style-name="P211"/>
      <text:p text:style-name="P211"/>
      <text:p text:style-name="P211"/>
      <text:p text:style-name="P73">Jeudi 28 janvier :</text:p>
      <text:p text:style-name="P376"><text:span text:style-name="T300">TOD</text:span><text:span text:style-name="T301">O</text:span></text:p>
      <text:p text:style-name="P214"/>
      <text:p text:style-name="P215">Question hubaux :</text:p>
      <text:p text:style-name="P369"><text:span text:style-name="T132">P</text:span><text:span text:style-name="T114">réparer un code review. </text:span></text:p>
      <text:p text:style-name="P216"><text:soft-page-break/>Composantes de recherche?</text:p>
      <text:p text:style-name="P368"><text:span text:style-name="T114">Benchmarks unités bien visibles. </text:span><text:span text:style-name="T133">Axe x et y combien de test sur quel machine. </text:span><text:span text:style-name="T134">Reseaux </text:span></text:p>
      <text:p text:style-name="P74"/>
      <text:p text:style-name="P76">Same instance</text:p>
      <text:p text:style-name="P370"><text:span text:style-name="T591">Mettre juste au dessus le truc </text:span><text:span text:style-name="T592">de chaque groupe</text:span></text:p>
      <text:p text:style-name="P217"/>
      <text:p text:style-name="P75">Settings survival curve : </text:p>
      <text:p text:style-name="P218"/>
      <text:p text:style-name="P377">Look and feel time granularity même fleche verte que dans Start event.</text:p>
      <text:p text:style-name="P378">Tout sur une même colonne. </text:p>
      <text:p text:style-name="P380">Texte de la même couleur dans les input que dans les composants angular. Même bordure, padding.</text:p>
      <text:p text:style-name="P380"/>
      <text:p text:style-name="P386"><text:span text:style-name="T564">Start event </text:span><text:span text:style-name="T570">et end event</text:span><text:span text:style-name="T564"> longueur plus longue. </text:span></text:p>
      <text:p text:style-name="P382">_ Même espace entre le label et l’input que entre start event.</text:p>
      <text:p text:style-name="P379">Bordure grise transparente pour les input.</text:p>
      <text:p text:style-name="P384"><text:span text:style-name="T564">_ Faire </text:span><text:span text:style-name="T565">en sorte </text:span><text:span text:style-name="T564">que la différence de taille significative entre les éléments dans Explore et Analysis ne soit plus choquante.</text:span></text:p>
      <text:p text:style-name="P219"/>
      <text:p text:style-name="P381">_Harmoniser la font size pour les saved cohort pour que ce soit la même que dans l’ontologie.</text:p>
      <text:p text:style-name="P385"><text:span text:style-name="T566">_ </text:span><text:span text:style-name="T567">F</text:span><text:span text:style-name="T568">aire en sorte que le start event et le end event soit le même </text:span><text:span text:style-name="T569">que inclusion et exclusion criteria </text:span><text:span text:style-name="T135">Problème on ne voit pas forcément le nom du concept..</text:span></text:p>
      <text:p text:style-name="P383"><text:span text:style-name="T594">_ </text:span><text:span text:style-name="T595">Agrandir la longueur du drop treat group independently : </text:span><text:span text:style-name="T596">TODO Trouver comment ajouter un margin avec la grid avec </text:span><text:span text:style-name="T597">le fluid layout</text:span><text:span text:style-name="T596"> </text:span><text:span text:style-name="T598">ui-fluid </text:span></text:p>
      <text:p text:style-name="P220">Pour l’instant j’ai fait une tentative foireuse dans gb-selection.component.html</text:p>
      <text:p text:style-name="P221">Une fois que tu auras compris tu pourras mettre un lien vers la documentation dans le code.</text:p>
      <text:p text:style-name="P221"/>
      <text:p text:style-name="P222">Mardi <text:span text:style-name="T599">2</text:span> fevrier. </text:p>
      <text:p text:style-name="P388"><text:span text:style-name="T136">J’ai créé une PR avec les </text:span><text:span text:style-name="T137">hotfixs</text:span><text:span text:style-name="T136">.</text:span></text:p>
      <text:p text:style-name="P222"/>
      <text:p text:style-name="P222"/>
      <text:p text:style-name="P223">Mercredi <text:span text:style-name="T599">3</text:span> fevrier</text:p>
      <text:p text:style-name="P389"><text:span text:style-name="T589">Il y a quelques trucs bizarres à vérifier dans la DB avant de filmer la démo</text:span><text:span text:style-name="T114"> : </text:span><text:span text:style-name="T593">pourquoi dans FophProcedure on a 846 à la fois pour A101-code et pour A175-procedure_rank?</text:span></text:p>
      <text:p text:style-name="P387"><text:span text:style-name="T564">D</text:span><text:span text:style-name="T571">ans CivilStatus le compte des différents enfants (married, divorced…) donne un total de 675 alors qu’on a 558 qui s’affiche dans le concept parent. Il y a tant d’éléments dans l’intersection des patients? </text:span></text:p>
      <text:p text:style-name="P213"/>
      <text:p text:style-name="P223"/>
      <text:p text:style-name="P223">SELECT count(distinct patient_num)</text:p>
      <text:p text:style-name="P223"><text:tab/>FROM medco_ont.sphn, i2b2demodata_i2b2.observation_fact</text:p>
      <text:p text:style-name="P223"><text:tab/>where </text:p>
      <text:p text:style-name="P223"><text:tab/>(</text:p>
      <text:p text:style-name="P223"><text:tab/><text:tab/>c_fullname = '\A175-FophProcedure-procedure_rank\supplementary\'</text:p>
      <text:p text:style-name="P223"><text:tab/> <text:s text:c="3"/>or c_fullname = '\A175-FophProcedure-procedure_rank\principal\'</text:p>
      <text:p text:style-name="P223"><text:tab/>)</text:p>
      <text:p text:style-name="P223"><text:tab/><text:tab/>and </text:p>
      <text:p text:style-name="P223"><text:tab/>(c_basecode = modifier_cd or c_basecode = concept_cd)</text:p>
      <text:p text:style-name="P223">--renvoie 175 pour supplementary. 175 * 3 = 525 comme dans la GUI.</text:p>
      <text:p text:style-name="P223">-- pour supplementary or principal on obtient la même chose que dans la GUI également</text:p>
      <text:p text:style-name="P223"/>
      <text:p text:style-name="P223">select count(distinct patient_num)</text:p>
      <text:p text:style-name="P223">FROM medco_ont.sphn, i2b2demodata_i2b2.observation_fact</text:p>
      <text:p text:style-name="P223"><text:tab/>where</text:p>
      <text:p text:style-name="P223"><text:tab/>c_fullname like '\A132-CivilStatus-status\%' escape '|'</text:p>
      <text:p text:style-name="P223"><text:tab/>and </text:p>
      <text:p text:style-name="P223"><text:tab/>(c_basecode = modifier_cd or c_basecode = concept_cd)</text:p>
      <text:p text:style-name="P223"><text:soft-page-break/></text:p>
      <text:p text:style-name="P224">Apparement il y a une erreur quand tu ferme<text:span text:style-name="T600">s</text:span> un treenode.. </text:p>
      <text:p text:style-name="P224"/>
      <text:p text:style-name="P225">Truc bizarre dans TumorStage :</text:p>
      <text:p text:style-name="P225">dans A101-code/III/IIIC on a 375 patients</text:p>
      <text:p text:style-name="P225">mais dans <text:s/>A101-code/III seulement 186. On dirait que la récursion n’a pas fonctionné.</text:p>
      <text:p text:style-name="P226">On devrait obtenir 558 <text:span text:style-name="T601">comme quand on run cette query :</text:span></text:p>
      <text:p text:style-name="P226"/>
      <text:p text:style-name="P226">select 3 * count(distinct patient_num)</text:p>
      <text:p text:style-name="P226">FROM medco_ont.sphn, i2b2demodata_i2b2.observation_fact</text:p>
      <text:p text:style-name="P226"><text:tab/>where</text:p>
      <text:p text:style-name="P226"><text:tab/>c_fullname like '%III\%' escape '|'</text:p>
      <text:p text:style-name="P226"><text:tab/>and </text:p>
      <text:p text:style-name="P226"><text:tab/>(c_basecode = modifier_cd or c_basecode = concept_cd)</text:p>
      <text:p text:style-name="P226"/>
      <text:p text:style-name="P226"/>
      <text:p text:style-name="P227">Pourtant quand je fais </text:p>
      <text:p text:style-name="P227">SELECT 3 * count (distinct identifier) --, c_fullname, c_hlevel</text:p>
      <text:p text:style-name="P227"><text:tab/>FROM medco_ont.concept_to_id </text:p>
      <text:p text:style-name="P227"><text:tab/>where c_fullname like '%III\' escape '|' </text:p>
      <text:p text:style-name="P227">ça me renvoie 558.</text:p>
      <text:p text:style-name="P227">C’est au moment où update totalnum qu’il y a un problème semble-t-il? Non c_totalnum est correct dans toutes les db locales..</text:p>
      <text:p text:style-name="P228">Il y a un problème au moment de l’aggregation dans unlynx?</text:p>
      <text:p text:style-name="P229">IV semble incorrecte également.</text:p>
      <text:p text:style-name="P230">On dirait que la valeur de IV est la valeur aggrégée des deux autres nodes.</text:p>
      <text:p text:style-name="P231">Peut être que la longueur <text:s/>des vecteurs n’est pas la même pour tous les serveurs. Ce qui voudrait dire qu’il y a une incohérrence de valeurs entre les D<text:span text:style-name="T602">B.</text:span></text:p>
      <text:p text:style-name="P225"/>
      <text:p text:style-name="P77">Jeudi 4 février.</text:p>
      <text:p text:style-name="P390"><text:span text:style-name="T138">J’ai réussi à résoudre ce bug. Il arrivait quand certains enfants modifiers avaient un totalnum non spécifié. </text:span><text:span text:style-name="T139">C’était un bug dans mon code golang. </text:span><text:span text:style-name="T138">Je ne faisais pas de tests à la sortie des requêtes sql pour <text:s/></text:span><text:span text:style-name="T140">matcher les modifiers sql avec les modifiers sortant <text:s/>des requêtes i2b2 précédentes à partir du fullname. </text:span><text:span text:style-name="T141">Du coup le subject count était égal à n’importequoi.</text:span></text:p>
      <text:p text:style-name="P234"/>
      <text:p text:style-name="P391"><text:span text:style-name="T141">D</text:span><text:span text:style-name="T114">emain il faudra que je résolve le bug 500 qui arrive lorsqu’on ferme un dossier après l’avoir préalablement chargé.</text:span></text:p>
      <text:p text:style-name="P225"/>
      <text:p text:style-name="P232">Je vais m’occuper de faire la vidéo pour la démo.</text:p>
      <text:p text:style-name="P232"/>
      <text:p text:style-name="P233">Je vais maintenant élaguer la présentation de demain.</text:p>
      <text:p text:style-name="P225"/>
      <text:p text:style-name="P78">Vendredi 5 février :</text:p>
      <text:p text:style-name="P235">Il y avait un bug génant sur le front end quand on fermait un treenode <text:span text:style-name="T603">qu’on avait </text:span>auparavant déjà ouvert. <text:span text:style-name="T604">Le front faisait des appels à l’api du back end pour récupérer des informations déjà chargées. </text:span><text:span text:style-name="T605">J’ai réglé ce problème.</text:span></text:p>
      <text:p text:style-name="P236">J’<text:span text:style-name="T606">ai refait une vidéo avec ce bug réglé.</text:span></text:p>
      <text:p text:style-name="P392"><text:span text:style-name="T142">On dirait que les explore queries ne marchent </text:span><text:span text:style-name="T143">plus</text:span><text:span text:style-name="T142">?</text:span></text:p>
      <text:p text:style-name="P237"/>
      <text:p text:style-name="P237"/>
      <text:p text:style-name="P237"/>
      <text:p text:style-name="P237"/>
      <text:p text:style-name="P237"/>
      <text:p text:style-name="P237"/>
      <text:p text:style-name="P237"/>
      <text:p text:style-name="P237"/>
      <text:p text:style-name="P237"/>
      <text:p text:style-name="P79"><text:soft-page-break/>Lundi 8 février :</text:p>
      <text:p text:style-name="P238">J’ai fix le bug des explore queries qui ne marchent plus <text:span text:style-name="T607">en faisant un rebase.</text:span></text:p>
      <text:p text:style-name="P239">Je vais maintenant réfléchir à comment implémenter ma prochaine tâche.</text:p>
      <text:p text:style-name="P239"/>
      <text:p text:style-name="P447">Je pense que pour rester simple je peux dans un premier temps me concentrer sur simplement : </text:p>
      <text:p text:style-name="P447"/>
      <text:list xml:id="list1083009476" text:style-name="L2">
        <text:list-item>
          <text:p text:style-name="P530"><text:span text:style-name="T167">L</text:span><text:span text:style-name="T162">’affichage de la distribution sans transformations, log ni calculs annexes. </text:span><text:span text:style-name="T168">Pour l’instant j’ai des données synthètiques qui sont de toute manière les mêmes sur les différents serveurs. </text:span></text:p>
        </text:list-item>
        <text:list-item>
          <text:p text:style-name="P531"><text:span text:style-name="T162">D</text:span><text:span text:style-name="T114">es intervalles de taille fixe </text:span><text:span text:style-name="T163">ou donné par l’utilisateur.</text:span></text:p>
        </text:list-item>
        <text:list-item>
          <text:p text:style-name="P532"><text:span text:style-name="T114">Un minimum et un maximum </text:span><text:span text:style-name="T164">des valeurs prises en compte </text:span><text:span text:style-name="T165">qui soit </text:span><text:span text:style-name="T114">hardcodé dans l’interface. </text:span><text:span text:style-name="T166">Dans une version future on pourrait utiliser des SMC pour déterminer ce minimum et ce maximum </text:span><text:span text:style-name="T186">ou quels sont les intervalles à prendre en compte.</text:span></text:p>
        </text:list-item>
      </text:list>
      <text:p text:style-name="P245"><text:s/></text:p>
      <text:p text:style-name="P245"/>
      <text:p text:style-name="P403"><text:span text:style-name="T309">T</text:span><text:span text:style-name="T308">ODO :</text:span></text:p>
      <text:list xml:id="list2580753378" text:style-name="L3">
        <text:list-item>
          <text:p text:style-name="P533"><text:span text:style-name="T179">D</text:span><text:span text:style-name="T180">éterminer quelle bibliothèque JS je vais utiliser pour faire des plots.</text:span></text:p>
        </text:list-item>
        <text:list-item>
          <text:p text:style-name="P533"><text:span text:style-name="T180">D</text:span><text:span text:style-name="T179">éterminer </text:span><text:span text:style-name="T181">comment je vais récupérer </text:span><text:span text:style-name="T182">le nombre de concepts rentrant dans chaque intervalle.</text:span><text:span text:style-name="T181"> Est-ce possible en passant par i2b2? </text:span><text:span text:style-name="T183">Comment prendre en compte le fait que l’on fait cela pour une cohorte donnée?</text:span></text:p>
        </text:list-item>
        <text:list-item>
          <text:p text:style-name="P534"><text:span text:style-name="T187">Chaque serveur effectue </text:span><text:span text:style-name="T188">la répartition des valeurs </text:span><text:span text:style-name="T189">du concept dans les différents intervalles</text:span><text:span text:style-name="T188"> </text:span><text:span text:style-name="T187">localement </text:span><text:span text:style-name="T189">(</text:span><text:span text:style-name="T188">dans un premier temps</text:span><text:span text:style-name="T189">)</text:span><text:span text:style-name="T188">. </text:span><text:span text:style-name="T190">Fait-on ceci à l’aide de requêtes i2b2 ou à l’aide de requêtes SQL? Est-il possible de grouper toutes les requêtes SQL ou i2b2 en une seule requête?</text:span></text:p>
        </text:list-item>
      </text:list>
      <text:p text:style-name="P446"/>
      <text:p text:style-name="P448"/>
      <text:p text:style-name="P503"><text:span text:style-name="T100">Comment déterminer localement le nombre de patients correspondant à un intervalle </text:span><text:span text:style-name="T101">et une certaine cohorte?</text:span></text:p>
      <text:p text:style-name="P505"><text:span text:style-name="T288">Q</text:span><text:span text:style-name="T289">u’est-ce qu’une cohorte?</text:span><text:span text:style-name="T191"> </text:span><text:span text:style-name="T192">C’est une </text:span><text:span text:style-name="T193">liste de patient_num</text:span><text:span text:style-name="T192"> stockée dans la db </text:span><text:span text:style-name="T287">medco</text:span><text:span text:style-name="T219">. </text:span></text:p>
      <text:p text:style-name="P450"/>
      <text:p text:style-name="P505"><text:span text:style-name="T220">Si tu tapes CohortName dans</text:span><text:span text:style-name="T311"> connector/server/handlers/survival_analysis.go</text:span><text:span text:style-name="T220"> </text:span><text:span text:style-name="T221">tu peux voir où cette information est utilisée. </text:span><text:span text:style-name="T224">On peut</text:span><text:span text:style-name="T222"> utiliser </text:span><text:span text:style-name="T312">querytoolsserver.GetPatientList</text:span><text:span text:style-name="T222"> pour </text:span><text:span text:style-name="T293">récupérer les patient_num</text:span><text:span text:style-name="T222"> associés à une cohorte </text:span><text:span text:style-name="T225">à partir de la cohort_name</text:span><text:span text:style-name="T222">. </text:span></text:p>
      <text:p text:style-name="P451"/>
      <text:p text:style-name="P506"><text:span text:style-name="T223">Pour chaque intervalle tu peux créer une </text:span><text:span text:style-name="T291">explore </text:span><text:span text:style-name="T292">query</text:span><text:span text:style-name="T225"> qui déterminera la liste des patient_num </text:span><text:span text:style-name="T226">associés à un certain intervalle. </text:span></text:p>
      <text:p text:style-name="P506"><text:span text:style-name="T227">Pour </text:span><text:span text:style-name="T229">toutes les</text:span><text:span text:style-name="T227"> </text:span><text:span text:style-name="T228">liste</text:span><text:span text:style-name="T229">s</text:span><text:span text:style-name="T228"> de patients de chaque </text:span><text:span text:style-name="T227">intervalle tu peux ensuite réaliser </text:span><text:span text:style-name="T290">l’intersection</text:span><text:span text:style-name="T227"> des patients dans cet intervalle et des patients dans la cohorte. </text:span><text:span text:style-name="T230">La cardinalité de chaque patient list te donne le résultat local.</text:span></text:p>
      <text:p text:style-name="P504"><text:span text:style-name="T194">Regarde </text:span><text:span text:style-name="T313">connector/server/explore/explore_query_logic.go </text:span><text:span text:style-name="T315">pour plus d’informations.</text:span></text:p>
      <text:p text:style-name="P507"><text:span text:style-name="T315">C</text:span><text:span text:style-name="T314">omment construire une range query avec les i2b2 psm? </text:span><text:span text:style-name="T318">Je vais essayer de trouver comment on fait ça dans medco : il y a deux endroits où je peux probablement trouver cette information les survival curves et les range queries.</text:span></text:p>
      <text:p text:style-name="P452"/>
      <text:p text:style-name="P508"><text:span text:style-name="T314">Tu pourrais alternativement créer une query SQL mais </text:span><text:span text:style-name="T316">c’est sujet aux changement d’architectures d’i2b2 dans le futur. Et du coup ce n’est pas forcément perenne. </text:span><text:span text:style-name="T317">L’avantage c’est que tu peux tout grouper dans une seule query. </text:span></text:p>
      <text:p text:style-name="P453"/>
      <text:p text:style-name="P509"><text:span text:style-name="T317">S</text:span><text:span text:style-name="T314">olution</text:span></text:p>
      <text:p text:style-name="P452"/>
      <text:p text:style-name="P454">Encrypted aggregation</text:p>
      <text:p text:style-name="P449"/>
      <text:p text:style-name="P248">Une fois cette répartition connue on pourra effectuer le compte du nombre des différents concepts</text:p>
      <text:p text:style-name="P399"><text:span text:style-name="T169">Chacun des serveurs </text:span><text:span text:style-name="T170">suite à l’aggregation locale aura en mémoire une information </text:span><text:span text:style-name="T169">de la sorte </text:span><text:span text:style-name="T170">en mémoire</text:span><text:span text:style-name="T169">:</text:span></text:p>
      <text:p text:style-name="P240"/>
      <text:p text:style-name="P240">{</text:p>
      <text:p text:style-name="P240"><text:tab/>[x1, x2] : encSum1,</text:p>
      <text:p text:style-name="P240"><text:soft-page-break/><text:tab/>[x3, x4] : encSum2,</text:p>
      <text:p text:style-name="P240"><text:tab/>[x4, x5] : encSum3</text:p>
      <text:p text:style-name="P240">}</text:p>
      <text:p text:style-name="P247"/>
      <text:p text:style-name="P240"/>
      <text:p text:style-name="P246">Quand dans <text:span text:style-name="T609">un</text:span> intervalle zéro patients sont comptabilisé, on chiffre tout de même cette valeur.</text:p>
      <text:p text:style-name="P322"/>
      <text:p text:style-name="P400"><text:span text:style-name="T303">V</text:span><text:span text:style-name="T304">ersion alternative : SMC pour déterminer </text:span><text:span text:style-name="T305">quels sont les intervalles à prendre en compte.</text:span></text:p>
      <text:p text:style-name="P249"/>
      <text:p text:style-name="P401"><text:span text:style-name="T171">Supposons que nous nous avons pré</text:span><text:span text:style-name="T114">déterminé </text:span><text:span text:style-name="T171">la longueur des intervalles. I</text:span><text:span text:style-name="T114">l faut tout de même arriver d’une manière ou d’une autre </text:span><text:span text:style-name="T173">à un consensus </text:span><text:span text:style-name="T172">sur la liste des intervalles à utiliser. </text:span><text:span text:style-name="T174">Les serveurs pourraient utiliser une SMC pour arriver à un tel résultat. </text:span></text:p>
      <text:p text:style-name="P323"/>
      <text:p text:style-name="P402"><text:span text:style-name="T286">Le modèle adversariale</text:span><text:span text:style-name="T175"> </text:span><text:span text:style-name="T176">ce sont des </text:span><text:span text:style-name="T178">opérateurs</text:span><text:span text:style-name="T176"> malhônnetes qui peuvent se </text:span><text:span text:style-name="T178">mettre d’accord </text:span><text:span text:style-name="T176"><text:s/>pour </text:span><text:span text:style-name="T178">de</text:span><text:span text:style-name="T176">viner le </text:span><text:span text:style-name="T178">nombre de patients dans tel ou tel intervalle d’un autre hopital</text:span><text:span text:style-name="T175">. En l’occurence un hopital H1 pourrait avoir envie de déduire le nombre de patients </text:span><text:span text:style-name="T177">présents </text:span><text:span text:style-name="T175">dans l’intervalle </text:span><text:span text:style-name="T177">[x1,x2] d’un hopital H2.</text:span></text:p>
      <text:p text:style-name="P241">Si l’hopital H2 ne renvoie aucune information pour [x1, x2], alors H1 peut déduire qu’il n’y a aucun patient <text:span text:style-name="T608">rentrant </text:span>dans l’intervalle [x1, x2] à l’hopital H1.</text:p>
      <text:p text:style-name="P241"/>
      <text:p text:style-name="P242">Il faudrait pouvoir utiliser une secure multiparty computation permettant d’aggréger la liste des intervalles de tous les hopitaux. Cette liste serait ensuite utilisée dans une opération suivante servant à aggréger le nombre de patients de chacuns des intervalles.</text:p>
      <text:p text:style-name="P242"/>
      <text:p text:style-name="P393"><text:span text:style-name="T144">Prenons le cas suivant de modèle adversariale. «</text:span><text:span text:style-name="T147">N</text:span><text:span text:style-name="T144">» </text:span><text:span text:style-name="T150">noeuds</text:span><text:span text:style-name="T144"> </text:span><text:span text:style-name="T148">sont</text:span><text:span text:style-name="T144"> présents dans le réseau Medco. « </text:span><text:span text:style-name="T150">K »</text:span><text:span text:style-name="T144"> </text:span><text:span text:style-name="T150">noeuds</text:span><text:span text:style-name="T144"> coopérent dans le but de découvrir si des patients sont présents </text:span><text:span text:style-name="T145">dans les intervalles des « </text:span><text:span text:style-name="T151">N-K »</text:span><text:span text:style-name="T145"> autres hopitaux </text:span><text:span text:style-name="T149">(</text:span><text:span text:style-name="T145">qui sont supposés honnêtes </text:span><text:span text:style-name="T146">mais curieux</text:span><text:span text:style-name="T149">).</text:span></text:p>
      <text:p text:style-name="P395"><text:span text:style-name="T154">Définissons S1 <text:s/>comme l’ensemble </text:span><text:span text:style-name="T155">des </text:span><text:span text:style-name="T154">ensemble</text:span><text:span text:style-name="T155">s</text:span><text:span text:style-name="T154"> d’intervalles de patients du groupe de nœuds malhonnêtes. </text:span></text:p>
      <text:p text:style-name="P243"/>
      <text:p text:style-name="P394"><text:span text:style-name="T154">Il faudrait idéalement trouver une secure multiparty computation qui ne permette pas aux </text:span><text:span text:style-name="T153">« </text:span><text:span text:style-name="T152">K »</text:span><text:span text:style-name="T153"> hopitaux malhonnêtes, </text:span><text:span text:style-name="T154">de découvrir plus d’information que le fait qu’un intervalle n’appartenant pas à </text:span><text:span text:style-name="T156">un des ensemble de S1 <text:s/>fait parti du groupe des « </text:span><text:span text:style-name="T157">N-K » </text:span><text:span text:style-name="T156">hopitaux dits honnêtes. </text:span><text:span text:style-name="T158">Cette secure multiparty computation permettrait d’avoir une sorte de « N-K »-anonymity.</text:span></text:p>
      <text:p text:style-name="P244"/>
      <text:p text:style-name="P396"><text:span text:style-name="T184">Est-ce que je peux</text:span><text:span text:style-name="T114"> utiliser le deterministic tagging pour assigner un tag à chaque interval </text:span><text:span text:style-name="T159">[xn, xn+1]? </text:span><text:span text:style-name="T185">Les intervalles seraient alors renvoyés à l’utilisateur qui les renverraient au serveur pour <text:s/></text:span></text:p>
      <text:p text:style-name="P397"><text:span text:style-name="T160">Un serveur k comparera son tag « Tn » avec le tag de tous les autres serveurs. </text:span><text:span text:style-name="T161">Est-ce que ça marcherait?</text:span></text:p>
      <text:p text:style-name="P250"/>
      <text:p text:style-name="P251"/>
      <text:p text:style-name="P398"><text:span text:style-name="T302">M</text:span><text:span text:style-name="T300">ardi 9 févr</text:span><text:span text:style-name="T114">ier :</text:span></text:p>
      <text:p text:style-name="P252">Ce serait pas mal d’enregistrer une nouvelle vidéo démontrant que les explore queries renvoient le même résultat que les subject count queries.</text:p>
      <text:p text:style-name="P252"/>
      <text:p text:style-name="P80">Mercredi 10 février</text:p>
      <text:p text:style-name="P253">Aujourd’hui j’ai créé une ébauche du code nécessaire à la récupération des patients liés à un intervalle dans le fichier reference_intervals.go. <text:span text:style-name="T610">L’idée c’est comme dans le </text:span><text:span text:style-name="T611">code du </text:span><text:span text:style-name="T610">serveur des survival curves de medco de lancer en parallèle des </text:span><text:span text:style-name="T612">requêtes</text:span><text:span text:style-name="T610"> i2b2. </text:span><text:span text:style-name="T612">Ces requêtes</text:span><text:span text:style-name="T610"> </text:span><text:span text:style-name="T612">i2b2 récupèrent </text:span><text:span text:style-name="T610">la liste des patients </text:span><text:span text:style-name="T612">apparaissant dans des observations pour le concept. </text:span><text:span text:style-name="T613">Chaque requête est encapsulée dans une goroutine qui est lancé en parallèle. Chaque goroutine s’occupe de calculer l’intersection entre les patients présents dans la cohorte et la liste des patients retournée par la query i2b2. La différence avec les survival curves c’est qu’on utilise l’opérateur between pour se concentrer sur un intervalle spécifique dans chaque goroutine </text:span></text:p>
      <text:p text:style-name="P253"/>
      <text:p text:style-name="P253"/>
      <text:p text:style-name="P253"/>
      <text:p text:style-name="P254"><text:soft-page-break/></text:p>
      <text:p text:style-name="P254"/>
      <text:p text:style-name="P254"/>
      <text:p text:style-name="P254">So far I have taken a look at how I would design the solution. As you know the first solution will be a simplified version. <text:span text:style-name="T614">I assumed some things about the solutions. </text:span></text:p>
      <text:p text:style-name="P254"/>
      <text:p text:style-name="P418"><text:span text:style-name="T198">The length of the buckets of the intervals of reference will be specified by the user. </text:span><text:span text:style-name="T199">This will enable us to do some benchmarks </text:span><text:span text:style-name="T200">of the code</text:span><text:span text:style-name="T199"> based on the size of the buckets. </text:span><text:span text:style-name="T201">And the minimum and maximum value of the concepts on which we build the interval of reference are </text:span><text:span text:style-name="T202">shared between servers</text:span><text:span text:style-name="T201"> without any usage of multiparty computations.</text:span></text:p>
      <text:p text:style-name="P420"><text:span text:style-name="T201">A</text:span><text:span text:style-name="T114">lso I assumed the numerical values of each medical concept are distributed similarly.</text:span></text:p>
      <text:p text:style-name="P255"/>
      <text:p text:style-name="P255"><text:s/></text:p>
      <text:p text:style-name="P404"><text:span text:style-name="T102">O</text:span><text:span text:style-name="T100">n the front end :</text:span></text:p>
      <text:p text:style-name="P371"><text:span text:style-name="T100">Construction of the cohort </text:span><text:span text:style-name="T103">using the explore query menu. What is a cohort? A population.</text:span></text:p>
      <text:p text:style-name="P419"><text:span text:style-name="T114">The user selects a cohort name which will define the population on which we build the interval of reference.</text:span><text:span text:style-name="T205"> </text:span><text:span text:style-name="T203">Then the user orders the construction of an interval of reference. </text:span><text:span text:style-name="T204">A query is sent to each medco backend server.</text:span></text:p>
      <text:p text:style-name="P255"/>
      <text:p text:style-name="P405"><text:span text:style-name="T102">O</text:span><text:span text:style-name="T100">n the backend.</text:span></text:p>
      <text:p text:style-name="P256"/>
      <text:p text:style-name="P412"><text:span text:style-name="T294">T</text:span><text:span text:style-name="T295">he first phase</text:span><text:span text:style-name="T196"> will share t</text:span><text:span text:style-name="T195">he minimum and maximum local value of the concept </text:span><text:span text:style-name="T197">we are interested to build interval of reference upon. The minimum and maximum of </text:span><text:span text:style-name="T195">every server will be shared in clear to every other server. </text:span><text:span text:style-name="T197">If k patients exist that are associated to this minimum and maximum value the minimum and maximum will be protected by k-anonymity.</text:span></text:p>
      <text:p text:style-name="P257"/>
      <text:p text:style-name="P413"><text:span text:style-name="T299">T</text:span><text:span text:style-name="T298">he second phase </text:span><text:span text:style-name="T231">will consist of building the interval</text:span><text:span text:style-name="T232">s</text:span><text:span text:style-name="T231"> of reference locally. </text:span><text:span text:style-name="T233">From what I have explored so far </text:span><text:span text:style-name="T235">I think</text:span><text:span text:style-name="T233"> I will reuse the logic of the code of some other feature we built. </text:span><text:span text:style-name="T234">That is survival curves that are present in medco.</text:span></text:p>
      <text:p text:style-name="P415"><text:span text:style-name="T234">T</text:span><text:span text:style-name="T231">he idea is to launch in parallel multiple i2b2 queries. That is one </text:span><text:span text:style-name="T237">i2b2 </text:span><text:span text:style-name="T231">request per bucket that will ask about the list of patients associated </text:span><text:span text:style-name="T236">to the bucket </text:span><text:span text:style-name="T237">using a i2b2 range constraint</text:span><text:span text:style-name="T236">. </text:span><text:span text:style-name="T237">Each request will be encapsulated in a routine. Following this request the routine will compute the intersection between the patients retrieved from the previous request and the list of patients present in the cohort. </text:span><text:span text:style-name="T240">This cohort is the population on which we are interested to build the intervals of reference upon. </text:span><text:span text:style-name="T238">The cohort is retrieved using the cohort name </text:span><text:span text:style-name="T250">in the medco database which is separated from the i2b2 database on each local server</text:span><text:span text:style-name="T238">. </text:span></text:p>
      <text:p text:style-name="P416"><text:span text:style-name="T239">O</text:span><text:span text:style-name="T231">nce this is done we can compute the number of patients per bucket.</text:span></text:p>
      <text:p text:style-name="P278"/>
      <text:p text:style-name="P416"><text:span text:style-name="T298">The third phase </text:span><text:span text:style-name="T231">is the phase where we encrypt each bucket patient count </text:span><text:span text:style-name="T241">and perform an aggregation of the </text:span><text:span text:style-name="T242">patient </text:span><text:span text:style-name="T241">counts. </text:span><text:span text:style-name="T242">We can do this simply by calling a function from the Unlynx cryptographic library. We wait for each routine from the previous phase to finish and send a vector </text:span><text:span text:style-name="T243">of the clear counts to this cryptographic library. </text:span><text:span text:style-name="T244">This cryptographic </text:span><text:span text:style-name="T245">library </text:span><text:span text:style-name="T244">does a point to point addition of each of the vectors entry.</text:span></text:p>
      <text:p text:style-name="P417"><text:span text:style-name="T231">At the end of the cryptographic function’s execution </text:span><text:span text:style-name="T246">each server is in possession of a vector with cyphered entries. </text:span><text:span text:style-name="T247">The entries are cyphered with the collective key </text:span><text:span text:style-name="T248">of the client.</text:span></text:p>
      <text:p text:style-name="P422"><text:span text:style-name="T248">Every server sends back the value to the client which then decypher </text:span><text:span text:style-name="T249">the counts of each</text:span><text:span text:style-name="T248"> bucket </text:span><text:span text:style-name="T249">before visualising this count.</text:span></text:p>
      <text:p text:style-name="P280"/>
      <text:p text:style-name="P423"><text:span text:style-name="T251">D</text:span><text:span text:style-name="T231">emander à Nicolas est-ce qu’au final il a utilisé des requêtes i2b2 ou plutôt des requêtes sql </text:span><text:span text:style-name="T252">pour obtenir les différents points de la courbe.</text:span></text:p>
      <text:p text:style-name="P281"/>
      <text:p text:style-name="P424"><text:span text:style-name="T252">P</text:span><text:span text:style-name="T257">our la requête sql. L’idée de la requête sql serait de récupérer l’ensemble des patient </text:span><text:span text:style-name="T253">correspondant à un concept. </text:span><text:span text:style-name="T254">Ensuite le code golang pourrait </text:span><text:span text:style-name="T256">réaliser</text:span><text:span text:style-name="T254"> l’intersection avec les patients </text:span><text:span text:style-name="T255">présents </text:span><text:span text:style-name="T254">dans la cohorte </text:span><text:span text:style-name="T259">commes dans les survival curves.</text:span></text:p>
      <text:p text:style-name="P425"><text:span text:style-name="T254">A</text:span><text:span text:style-name="T231">près l’intersection effectuée </text:span><text:span text:style-name="T258">le code golang pourrait </text:span><text:span text:style-name="T259">ensuite </text:span><text:span text:style-name="T258">s’occuper </text:span><text:span text:style-name="T259">de répartir dans les différentes bornes de l’intervalle.</text:span></text:p>
      <text:p text:style-name="P282"/>
      <text:p text:style-name="P283"><text:soft-page-break/>Un slide par composant et comment je vais le faire.</text:p>
      <text:p text:style-name="P257"/>
      <text:p text:style-name="P421"><text:span text:style-name="T197">O</text:span><text:span text:style-name="T114">n each site apply kolmogorov smirnov test </text:span><text:span text:style-name="T207">to verify normality. If normality cannot be attained transform the distribution but warn the user that a specific site data was not made available</text:span></text:p>
      <text:p text:style-name="P259"/>
      <text:p text:style-name="P260">JS basic stat function jStat</text:p>
      <text:p text:style-name="P426"><text:span text:style-name="T114">nlopt nonlinear opti</text:span><text:span text:style-name="T206">m</text:span><text:span text:style-name="T114">ization library.</text:span></text:p>
      <text:p text:style-name="P260"/>
      <text:p text:style-name="P81">Vendredi 12 février :</text:p>
      <text:p text:style-name="P270"/>
      <text:p text:style-name="P270">Aujourd’hui j’ai fini une première ébauche du serveur pour les reference intervals.</text:p>
      <text:p text:style-name="P427"><text:span text:style-name="T208">Il y a encore </text:span><text:span text:style-name="T210">des</text:span><text:span text:style-name="T208"> choses qui manquent </text:span><text:span text:style-name="T210">dans le backend </text:span><text:span text:style-name="T211">mais que je pourrai faire plus tard.</text:span></text:p>
      <text:list xml:id="list210150581" text:style-name="L4">
        <text:list-item>
          <text:p text:style-name="P528">Vérifier que l’utilisateur a le droit d’executer un tel service.</text:p>
        </text:list-item>
        <text:list-item>
          <text:p text:style-name="P535"><text:span text:style-name="T114">Convertir les unités pour un même concept. </text:span><text:span text:style-name="T209">Il faudrait que l’utilisateur puisse sélectionner l’unité qui sera utilisée dans la visualisation de la distribution.</text:span></text:p>
        </text:list-item>
        <text:list-item>
          <text:p text:style-name="P529">Sauvegarder les informations sur la query de l’intervalle de référence.</text:p>
        </text:list-item>
      </text:list>
      <text:p text:style-name="P261"/>
      <text:p text:style-name="P82"><text:span text:style-name="T617">Reflexion sur le</text:span> design du front-end.</text:p>
      <text:p text:style-name="P263">* Il y aurait un nouvel onglet reference interval.</text:p>
      <text:p text:style-name="P263"/>
      <text:p text:style-name="P263">Quand on clique dessus on tomberait sur une interface de formulaire similaire à celle de survival analysis :</text:p>
      <text:p text:style-name="P263"/>
      <text:p text:style-name="P263">Concept or modifier :</text:p>
      <text:p text:style-name="P263"><text:tab/>drop zone</text:p>
      <text:p text:style-name="P263"/>
      <text:p text:style-name="P428"><text:span text:style-name="T212">Unit : (input grisé quand aucun concept n’a été </text:span><text:span text:style-name="T213">sélectionné</text:span><text:span text:style-name="T212">)</text:span></text:p>
      <text:p text:style-name="P263"><text:tab/><text:span text:style-name="T615">D</text:span>ropdown des unités disponibles pour le concept ou modifier.</text:p>
      <text:p text:style-name="P263"><text:tab/><text:span text:style-name="T615">L’information des différentes unités disponibles </text:span><text:span text:style-name="T616">pour un concept </text:span><text:span text:style-name="T615">est récupérée quand un <text:tab/>concept est droppé.</text:span></text:p>
      <text:p text:style-name="P263"/>
      <text:p text:style-name="P265">Bouton run query</text:p>
      <text:p text:style-name="P263"/>
      <text:p text:style-name="P267"/>
      <text:p text:style-name="P429"><text:span text:style-name="T214">Comme pour les survival curves le résultat est </text:span><text:span text:style-name="T215">affiché et inséré</text:span><text:span text:style-name="T214"> dans un nouvel onglet.</text:span></text:p>
      <text:p text:style-name="P263"/>
      <text:p text:style-name="P262"/>
      <text:p text:style-name="P271">Question pour Nicolas.</text:p>
      <text:p text:style-name="P271">Pourquoi le serveur des analyses de survie est séparé du medco connector?</text:p>
      <text:p text:style-name="P271"/>
      <text:p text:style-name="P271"/>
      <text:p text:style-name="P84">Lundi 15 février:</text:p>
      <text:p text:style-name="P84"/>
      <text:p text:style-name="P85">Création d’un petit résumé pour le PV de Jules.</text:p>
      <text:p text:style-name="P272"/>
      <text:p text:style-name="P272">Description of the algorithm </text:p>
      <text:p text:style-name="P272"/>
      <text:p text:style-name="P430"><text:span text:style-name="T294">T</text:span><text:span text:style-name="T295">he first phase</text:span><text:span text:style-name="T196"> </text:span><text:span text:style-name="T197">The minimum and maximum </text:span><text:span text:style-name="T216">value of the concept</text:span><text:span text:style-name="T197"> of </text:span><text:span text:style-name="T195">every server </text:span><text:span text:style-name="T217">is shared</text:span><text:span text:style-name="T195"> in clear to every other server.</text:span><text:span text:style-name="T197"> </text:span></text:p>
      <text:p text:style-name="P258"/>
      <text:p text:style-name="P414"><text:span text:style-name="T299">T</text:span><text:span text:style-name="T298">he second phase </text:span><text:span text:style-name="T231">will consist of building the</text:span><text:span text:style-name="T270"> histograms</text:span><text:span text:style-name="T231"> locally. </text:span><text:span text:style-name="T234"><text:s/></text:span></text:p>
      <text:p text:style-name="P431"><text:span text:style-name="T263">One SQL request will fetch the list of observations and patients linked to the concept of interest. </text:span><text:span text:style-name="T237">Following this request the </text:span><text:span text:style-name="T264">backend</text:span><text:span text:style-name="T237"> will compute the intersection between the patients retrieved from the previous request and the list of patients present in the cohort.</text:span><text:span text:style-name="T240"> </text:span><text:span text:style-name="T271">This cohort is </text:span><text:span text:style-name="T272">built</text:span><text:span text:style-name="T271"> </text:span><text:span text:style-name="T272">previous to all steps</text:span><text:span text:style-name="T271"> by </text:span><text:span text:style-name="T272">the investigator</text:span><text:span text:style-name="T271">.</text:span><text:span text:style-name="T238"> </text:span><text:span text:style-name="T239">O</text:span><text:span text:style-name="T265">nce this is done we can compute the number of patients per bucket </text:span><text:span text:style-name="T260">in </text:span><text:span text:style-name="T261">Go</text:span><text:span text:style-name="T262">l</text:span><text:span text:style-name="T260">ang.</text:span></text:p>
      <text:p text:style-name="P284"/>
      <text:p text:style-name="P279"><text:soft-page-break/></text:p>
      <text:p text:style-name="P430"><text:span text:style-name="T296">The third phase </text:span><text:span text:style-name="T265">is the phase where we encrypt each bucket count </text:span><text:span text:style-name="T241">and perform an aggregation of the </text:span><text:span text:style-name="T242">patient </text:span><text:span text:style-name="T241">counts </text:span><text:span text:style-name="T273">(Using the Unlynx library)</text:span><text:span text:style-name="T241">. </text:span><text:span text:style-name="T248">Every server sends back the value to the </text:span><text:span text:style-name="T266">web </text:span><text:span text:style-name="T248">client which then decypher</text:span><text:span text:style-name="T269">s</text:span><text:span text:style-name="T248"> </text:span><text:span text:style-name="T249">the counts of each</text:span><text:span text:style-name="T248"> bucket </text:span><text:span text:style-name="T249">before </text:span><text:span text:style-name="T267">building the </text:span><text:span text:style-name="T268">visualisation</text:span><text:span text:style-name="T267"> of the histogram.</text:span></text:p>
      <text:p text:style-name="P285"/>
      <text:p text:style-name="P285"/>
      <text:p text:style-name="P285"/>
      <text:p text:style-name="P285"/>
      <text:p text:style-name="P286"/>
      <text:p text:style-name="P434"><text:span text:style-name="T307">Prépartion du m</text:span><text:span text:style-name="T306">eeting </text:span><text:span text:style-name="T307">de </text:span><text:span text:style-name="T306">demain :</text:span></text:p>
      <text:p text:style-name="P287"/>
      <text:p text:style-name="P406"><text:span text:style-name="T320">Première étape </text:span><text:span text:style-name="T105">montrer ma solution pour le backend </text:span><text:span text:style-name="T106">sous</text:span><text:span text:style-name="T105"> forme de code.</text:span></text:p>
      <text:p text:style-name="P88"/>
      <text:p text:style-name="P373"><text:span text:style-name="T104">La logique du code se situe dans la méthode </text:span><text:span text:style-name="T319">execute </text:span><text:span text:style-name="T104">:</text:span></text:p>
      <text:p text:style-name="P407"><text:span text:style-name="T104">I</text:span><text:span text:style-name="T109">)</text:span></text:p>
      <text:p text:style-name="P374"><text:span text:style-name="T104">Dans un premier temps on prépare les arguments de la requête SQ</text:span><text:span text:style-name="T107">L. On récupère les patients ids de la cohorte sélectionnée. On récupère le basecode des modifiers et concept. Ceci se fait à l’aide de requête i2b2. </text:span><text:span text:style-name="T108">C’est du code que Nicolas avait créé.</text:span></text:p>
      <text:p text:style-name="P288"/>
      <text:p text:style-name="P408"><text:span text:style-name="T108">I</text:span><text:span text:style-name="T104">I)</text:span></text:p>
      <text:p text:style-name="P375"><text:span text:style-name="T104">Dans un deuxième temps on appelle la fonction </text:span><text:span text:style-name="T319">RetrieveObservations</text:span><text:span text:style-name="T104">. Cette méthode lance une requête SQL qui nous retourne </text:span><text:span text:style-name="T110">l’ensemble </text:span><text:span text:style-name="T111">des observations présents dans la cohorte qui sont de type numérique et correspondent aux modifier code et concept code donné en paramètres. </text:span></text:p>
      <text:p text:style-name="P314">Décrire la requête.</text:p>
      <text:p text:style-name="P372"><text:span text:style-name="T308">On parse ensuite les valeurs numériques </text:span><text:span text:style-name="T310">et on retourne l’ensemble de ces résultats.</text:span></text:p>
      <text:p text:style-name="P289"/>
      <text:p text:style-name="P409"><text:span text:style-name="T308">III)</text:span><text:span text:style-name="T298"> Classification des observations pour les grouper dans les intervalles :</text:span></text:p>
      <text:p text:style-name="P433"><text:span text:style-name="T281">Pour chaque intervalle je compte dans une goroutine le nombre d’observations correspondant à l’intervalle parmi </text:span><text:span text:style-name="T282">les observations trouvées</text:span><text:span text:style-name="T281"> dans la requête SQL </text:span><text:span text:style-name="T282">précédente. </text:span><text:span text:style-name="T283">Dans la même goroutine je chiffre ce compte.</text:span></text:p>
      <text:p text:style-name="P291"/>
      <text:p text:style-name="P410"><text:span text:style-name="T112">I</text:span><text:span text:style-name="T104">V) </text:span><text:span text:style-name="T231"><text:s/>Aggrégation avec aggregate and key switch values des comptes des différentes intervalles.</text:span></text:p>
      <text:p text:style-name="P290"/>
      <text:p text:style-name="P292"/>
      <text:p text:style-name="P293"/>
      <text:p text:style-name="P294">TODO :</text:p>
      <text:list xml:id="list476696455" text:style-name="L5">
        <text:list-item>
          <text:p text:style-name="P536"><text:span text:style-name="T274">I</text:span><text:span text:style-name="T276">l faut encore que je crée les handlers de http request qui récupéreront les </text:span><text:span text:style-name="T275">requêtes https du web client.</text:span></text:p>
        </text:list-item>
        <text:list-item>
          <text:p text:style-name="P536"><text:span text:style-name="T275">I</text:span><text:span text:style-name="T280">l faut que je prenne en compte l’unité choisie par l’utilisateur dans le front end </text:span><text:span text:style-name="T277">pour l’affichage de</text:span><text:span text:style-name="T278">s valeurs de</text:span><text:span text:style-name="T277"> la distribution. </text:span><text:span text:style-name="T279">Il faut donc que je rajoute une étape de conversion des unités à ma requête SQL actuelle. </text:span><text:span text:style-name="T590">Présent dans metadataXML</text:span></text:p>
        </text:list-item>
        <text:list-item>
          <text:p text:style-name="P537"><text:span text:style-name="T279">S</text:span><text:span text:style-name="T231">auvegarder les requêtes effectuées pour pouvoir les reproduire.</text:span></text:p>
        </text:list-item>
        <text:list-item>
          <text:p text:style-name="P538">Tests Distribution statistique </text:p>
        </text:list-item>
      </text:list>
      <text:p text:style-name="P295"/>
      <text:p text:style-name="P86"><text:span text:style-name="T441">Seconde étape :</text:span><text:span text:style-name="T485"> montrer </text:span><text:span text:style-name="T486">à quoi je veux que mon front end ressemble </text:span><text:span text:style-name="T487">et quelles étapes de communications </text:span><text:span text:style-name="T486">e</text:span><text:span text:style-name="T488">xistent entre </text:span><text:span text:style-name="T489">le front end et le backend.</text:span></text:p>
      <text:p text:style-name="P296"/>
      <text:p text:style-name="P83"><text:span text:style-name="T617">Reflexion sur le</text:span> design du front-end.</text:p>
      <text:p text:style-name="P264"><text:span text:style-name="T633">I</text:span>l y aurait un nouvel onglet <text:span text:style-name="T632">pour l</text:span><text:span text:style-name="T638">e setup de la procédure.</text:span></text:p>
      <text:p text:style-name="P264"/>
      <text:p text:style-name="P264">Quand on clique dessus on tomberait sur une interface de formulaire similaire à celle de <text:span text:style-name="T634">la création de </text:span>survival analysis :</text:p>
      <text:p text:style-name="P264"/>
      <text:p text:style-name="P264"/>
      <text:p text:style-name="P264"/>
      <text:p text:style-name="P264"/>
      <text:p text:style-name="P264"/>
      <text:p text:style-name="P264"><text:soft-page-break/></text:p>
      <text:p text:style-name="P320">Slide</text:p>
      <text:p text:style-name="P264"/>
      <text:p text:style-name="P313">Concept or modifier :</text:p>
      <text:p text:style-name="P264"><text:tab/>drop zone</text:p>
      <text:p text:style-name="P264"/>
      <text:p text:style-name="P432"><text:span text:style-name="T297">Unit</text:span><text:span text:style-name="T212"> : (input grisé quand aucun concept n’a été </text:span><text:span text:style-name="T213">sélectionné. </text:span><text:span text:style-name="T218">On pourrait avoir un tooltip qui indique pourquoi la dropdown est grisée</text:span><text:span text:style-name="T212">)</text:span></text:p>
      <text:p text:style-name="P264"><text:tab/><text:span text:style-name="T615">D</text:span>ropdown des unités disponibles pour le concept ou modifier.</text:p>
      <text:p text:style-name="P264"><text:tab/><text:span text:style-name="T615">L’information des différentes unités disponibles </text:span><text:span text:style-name="T616">pour un concept </text:span><text:span text:style-name="T615">est récupérée quand un <text:tab/>concept est droppé </text:span><text:span text:style-name="T637">à l’aide d’une requête asynchrone lancée depuis javascript.</text:span></text:p>
      <text:p text:style-name="P264"><text:tab/><text:span text:style-name="T639">Dans cette même requête il faudrait vérifier que le concept est bien un concept de type <text:tab/>numérique. </text:span><text:span text:style-name="T640">Si ce n’est pas le cas il faudra envoyer cette information à l’utilisateur.</text:span></text:p>
      <text:p text:style-name="P264"/>
      <text:p text:style-name="P266"><text:span text:style-name="T441">Bouton run query</text:span> <text:span text:style-name="T635">(grisé tant que la liste des unités disponibles n’a pas été récupérée</text:span><text:span text:style-name="T636">).</text:span></text:p>
      <text:p text:style-name="P268"/>
      <text:p text:style-name="P321"/>
      <text:p text:style-name="P319"><text:span text:style-name="T621">S</text:span><text:span text:style-name="T618">lide suivant</text:span></text:p>
      <text:p text:style-name="P324"/>
      <text:p text:style-name="P273"><text:span text:style-name="T621">I</text:span><text:span text:style-name="T618">l y a 1 </text:span><text:span text:style-name="T624">premier </text:span><text:span text:style-name="T618">aller-retour pour récupérer les unitées liées à un concept. </text:span><text:span text:style-name="T622">Il faudrait que le client </text:span><text:span text:style-name="T623">web </text:span><text:span text:style-name="T622"><text:s/></text:span><text:span text:style-name="T623">envoie </text:span><text:span text:style-name="T622">à chaque nœud medco cette requête pour obtenir les unités liées à un concept. </text:span><text:span text:style-name="T623">Le client web medco afficherait seulement dans le dropdown les unités disponibles sur tous les serveurs medco.</text:span></text:p>
      <text:p text:style-name="P297"/>
      <text:p text:style-name="P274"><text:span text:style-name="T623">I</text:span><text:span text:style-name="T618">l y a ensuite un deuxième aller retour </text:span><text:span text:style-name="T629">q</text:span><text:span text:style-name="T626">uand le bouton run query est cliqué une requête est envoyée à tous les nœuds medco qui s’occupent de localement aggréger construire un histogramme. </text:span><text:span text:style-name="T627">L’aggregation homomorphique est ensuite effectuée </text:span><text:span text:style-name="T625">et le résultat aggrégé</text:span><text:span text:style-name="T627"> est </text:span><text:span text:style-name="T628">renvoyé au browser </text:span><text:span text:style-name="T625">par chaque serveur.</text:span></text:p>
      <text:p text:style-name="P269"/>
      <text:p text:style-name="P275"><text:span text:style-name="T624">Une fois que le front reçoit ces résultats </text:span><text:span text:style-name="T621">le résultat est </text:span><text:span text:style-name="T619">inséré</text:span><text:span text:style-name="T620"> dans un nouvel onglet </text:span><text:span text:style-name="T621">et visualisé à l’aide d’une librairie javascript (laquelle?).</text:span></text:p>
      <text:p text:style-name="P298"/>
      <text:p text:style-name="P299"/>
      <text:p text:style-name="P87"><text:span text:style-name="T621">T</text:span><text:span text:style-name="T618">ODO</text:span></text:p>
      <text:p text:style-name="P89"/>
      <text:p text:style-name="P277"><text:span text:style-name="T618">Pouvoir sélectionner </text:span><text:span text:style-name="T631">plusieurs concepts. Quand il y a plusieurs concepts il faudra visualiser les graphiques l’un à côté de l’autre.</text:span></text:p>
      <text:p text:style-name="P299"/>
      <text:p text:style-name="P276"><text:span text:style-name="T621">A</text:span><text:span text:style-name="T618">u lieu de visualisation changer en explore statistics. </text:span><text:span text:style-name="T630">Et mettre entre explore et analysis.</text:span></text:p>
      <text:p text:style-name="P300">Il faudrait pouvoir sélectionner plusieurs cohortes.</text:p>
      <text:p text:style-name="P300"/>
      <text:p text:style-name="P301">Il faut pouvoir changer le nombre d’intervalles.</text:p>
      <text:p text:style-name="P301"/>
      <text:p text:style-name="P302">Il faudrait pouvoir sélectionner des concepts non numériques pour faire un count breakdown.</text:p>
      <text:p text:style-name="P302"/>
      <text:p text:style-name="P435"><text:span text:style-name="T284">Mettre </text:span><text:span text:style-name="T285">la sql query</text:span><text:span text:style-name="T284"> <text:s/>dans une stored procedure. </text:span></text:p>
      <text:p text:style-name="P303"/>
      <text:p text:style-name="P411"><text:span text:style-name="T113">M</text:span><text:span text:style-name="T104">ardi 16 février</text:span></text:p>
      <text:p text:style-name="P304">Aujourd’hui j’ai créé une maquette après discussion avec l’équipe. Cette maquette décrit à quoi ressemblera le front end.</text:p>
      <text:p text:style-name="P304"/>
      <text:p text:style-name="P305">Je vais m’attaquer au front end. J’aimerai bien pouvoir finir le front-end au niveau des settings. Ce serait bien d’avoir quelque chose qui envoie la requête aux trois nœuds du backend.</text:p>
      <text:p text:style-name="P305"/>
      <text:p text:style-name="P306">Il faut que je créé un nouvel onglet qui me fasse accéder à gb-reference-intervals </text:p>
      <text:p text:style-name="P306"/>
      <text:p text:style-name="P306"/>
      <text:p text:style-name="P90"><text:soft-page-break/>Mercredi 17 février</text:p>
      <text:p text:style-name="P307">Aujourd’hui je vais compléter la partie settings du front.</text:p>
      <text:p text:style-name="P307">Je vais créer un bouton qui envoie la requête au backend.</text:p>
      <text:p text:style-name="P307">Il va falloir que je nettoie le service associé au formulaire.</text:p>
      <text:p text:style-name="P307"/>
      <text:p text:style-name="P91">Jeudi 18 février</text:p>
      <text:p text:style-name="P308">Hier j’ai créé une sorte de super classe que je pourrai utiliser dans survival analysis. </text:p>
      <text:p text:style-name="P309">Aujourd’hui j’ai enfin ce qu’il faut pour commencer à travailler sur le fait de lancer la query.</text:p>
      <text:p text:style-name="P92"><text:span text:style-name="T458">Je vais devoir créer un endpoint sur le backend. </text:span><text:span text:style-name="T490">Il faut que je crée un point d’entré</text:span><text:span text:style-name="T491">e</text:span><text:span text:style-name="T490"> avec </text:span><text:span text:style-name="T491">s</text:span><text:span text:style-name="T490">wagger dans le medco connector. </text:span><text:span text:style-name="T492">Quand j’aurai fait ça je lierai ce point d’entrée avec le code golang du serveur.</text:span></text:p>
      <text:p text:style-name="P310">Quand j’aurais fait ça je pourrai lancer des queries avec le front end.</text:p>
      <text:p text:style-name="P311">You could send the minimum and maximum value of each concept to the user?</text:p>
      <text:p text:style-name="P311"/>
      <text:p text:style-name="P312">Dans un premier temps il faut que je puisse sélectionner les cohortes et <text:span text:style-name="T641">arriver à choper un concept.</text:span></text:p>
      <text:p text:style-name="P539"/>
      <text:p text:style-name="P315">Vendredi 19 février</text:p>
      <text:p text:style-name="P316">Affichage de l’ontologie : c’est bon.</text:p>
      <text:p text:style-name="P316">Maintenant il faut que je trouve un moyen de récupérer le nom de la cohorte sélectionnée.</text:p>
      <text:p text:style-name="P316"/>
      <text:p text:style-name="P317">Il faudrait que tu refactor ton code dans reference_intervals.go.</text:p>
      <text:p text:style-name="P317">Il y a plein de méthodes que tu peux mettre en commun avec les survival curves au lieu de bêtement copier coller ton code.</text:p>
      <text:p text:style-name="P317"/>
      <text:p text:style-name="P550">Lundi 22 février</text:p>
      <text:p text:style-name="P541">Aujourd’hui je vais essayer de faire en sorte que la communication se fasse entre le front end et le back end.</text:p>
      <text:p text:style-name="P541"/>
      <text:p text:style-name="P542">J’ai un bug :</text:p>
      <text:p text:style-name="P542"><text:tab/>user is not authorized to request the endpoint with authorization medco-explore-statistics</text:p>
      <text:p text:style-name="P542"/>
      <text:p text:style-name="P545">J’ai pas le droit de sauver des cohortes :’( <text:span text:style-name="T644">Il faut que je voie avec Nicolas comment régler ça.</text:span></text:p>
      <text:p text:style-name="P542"/>
      <text:p text:style-name="P547">Il faut que je lie le end point du backend au « serveur » :</text:p>
      <text:p text:style-name="P548">J’ai copié collé le handle de survival analysis et je l’ai mis dans</text:p>
      <text:p text:style-name="P546">/home/localadmin/go/src/medco/connector/server/handlers/explore_statistics.go</text:p>
      <text:p text:style-name="P549">Il faut l’updater pour en faire quelque chose d’utile.</text:p>
      <text:p text:style-name="P542"/>
      <text:p text:style-name="P543">TODO : Add authorization!! <text:span text:style-name="T642">In the backend you have to check the user is authorized to do a global count request.</text:span></text:p>
      <text:p text:style-name="P544">In the front-end you could grey out the run query button if the user is not authorized to launch the request. Also you could add a tooltip stating this missing authorization on the button. <text:span text:style-name="T643">Alternatively you could display some tex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1:27:02.040001294</meta:creation-date>
    <dc:date>2021-02-22T18:02:02.816555846</dc:date>
    <meta:editing-duration>P10DT23H8M30S</meta:editing-duration>
    <meta:editing-cycles>1623</meta:editing-cycles>
    <meta:generator>LibreOffice/6.4.6.2$Linux_X86_64 LibreOffice_project/40$Build-2</meta:generator>
    <meta:document-statistic meta:table-count="0" meta:image-count="0" meta:object-count="0" meta:page-count="25" meta:paragraph-count="667" meta:word-count="11293" meta:character-count="70137" meta:non-whitespace-character-count="59290"/>
  </office:meta>
</office:document-meta>
</file>